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imbusRoman1" svg:font-family="NimbusRoman"/>
    <style:font-face style:name="NimbusRomanRegular1" svg:font-family="NimbusRomanRegular"/>
    <style:font-face style:name="OpenSymbol1" svg:font-family="OpenSymbol"/>
    <style:font-face style:name="Times New Roman1" svg:font-family="'Times New Roman'"/>
    <style:font-face style:name="TimesNewRoman1" svg:font-family="TimesNewRoman"/>
    <style:font-face style:name="DejaVu Sans1" svg:font-family="'DejaVu Sans'" style:font-pitch="variable"/>
    <style:font-face style:name="Liberation Serif1" svg:font-family="'Liberation Serif'" style:font-pitch="variable"/>
    <style:font-face style:name="NimbusRoman" svg:font-family="NimbusRoman" style:font-pitch="variable"/>
    <style:font-face style:name="NimbusRomanRegular" svg:font-family="NimbusRomanRegular" style:font-pitch="variable"/>
    <style:font-face style:name="OpenSymbol" svg:font-family="OpenSymbol" style:font-pitch="variable"/>
    <style:font-face style:name="Times New Roman" svg:font-family="'Times New Roman'"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86cm" svg:stroke-color="#b22222" draw:stroke-linejoin="round" svg:stroke-linecap="square" draw:fill="none" fo:padding-top="0.043cm" fo:padding-bottom="0.043cm" fo:padding-left="0.043cm" fo:padding-right="0.043cm"/>
    </style:style>
    <style:style style:name="gr2" style:family="graphic" style:parent-style-name="standard">
      <style:graphic-properties draw:stroke="solid" svg:stroke-width="0.033cm" svg:stroke-color="#b22222" draw:stroke-linejoin="round" svg:stroke-linecap="butt" draw:fill="solid" draw:fill-color="#b22222" fo:padding-top="0.016cm" fo:padding-bottom="0.016cm" fo:padding-left="0.016cm" fo:padding-right="0.016cm"/>
    </style:style>
    <style:style style:name="gr3" style:family="graphic" style:parent-style-name="standard">
      <style:graphic-properties draw:stroke="solid" svg:stroke-width="0.086cm" svg:stroke-color="#008000" draw:stroke-linejoin="round" svg:stroke-linecap="square" draw:fill="none" fo:padding-top="0.043cm" fo:padding-bottom="0.043cm" fo:padding-left="0.043cm" fo:padding-right="0.043cm"/>
    </style:style>
    <style:style style:name="gr4" style:family="graphic" style:parent-style-name="standard">
      <style:graphic-properties draw:stroke="none" draw:fill="solid" draw:fill-color="#008000"/>
    </style:style>
    <style:style style:name="gr5" style:family="graphic" style:parent-style-name="standard">
      <style:graphic-properties draw:stroke="solid" svg:stroke-width="0.033cm" svg:stroke-color="#008000" draw:stroke-linejoin="round" svg:stroke-linecap="butt" draw:fill="none" fo:padding-top="0.016cm" fo:padding-bottom="0.016cm" fo:padding-left="0.016cm" fo:padding-right="0.016cm"/>
    </style:style>
    <style:style style:name="gr6" style:family="graphic" style:parent-style-name="standard">
      <style:graphic-properties draw:stroke="solid" svg:stroke-width="0.086cm" svg:stroke-color="#0000ff" draw:stroke-linejoin="round" svg:stroke-linecap="square" draw:fill="none" fo:padding-top="0.043cm" fo:padding-bottom="0.043cm" fo:padding-left="0.043cm" fo:padding-right="0.043cm"/>
    </style:style>
    <style:style style:name="gr7" style:family="graphic" style:parent-style-name="standard">
      <style:graphic-properties draw:stroke="solid" svg:stroke-width="0.033cm" svg:stroke-color="#0000ff" draw:stroke-linejoin="round" svg:stroke-linecap="butt" draw:fill="solid" draw:fill-color="#0000ff" fo:padding-top="0.016cm" fo:padding-bottom="0.016cm" fo:padding-left="0.016cm" fo:padding-right="0.016cm"/>
    </style:style>
    <style:style style:name="gr8" style:family="graphic" style:parent-style-name="standard">
      <style:graphic-properties draw:stroke="none" draw:fill="none" draw:textarea-horizontal-align="left" draw:textarea-vertical-align="top" draw:auto-grow-height="true" draw:auto-grow-width="true" fo:min-height="1.174cm" fo:min-width="1.057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636cm" fo:min-width="0.634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564cm" fo:min-width="0.563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397cm" fo:min-width="18.341cm" fo:padding-top="0cm" fo:padding-bottom="0cm" fo:padding-left="0cm" fo:padding-right="0cm"/>
      <style:paragraph-properties style:writing-mode="lr-tb"/>
    </style:style>
    <style:style style:name="gr13" style:family="graphic" style:parent-style-name="standard">
      <style:graphic-properties draw:stroke="none" draw:fill="solid" draw:fill-color="#000000"/>
    </style:style>
    <style:style style:name="gr1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15"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paragraph-properties style:writing-mode="lr-tb"/>
    </style:style>
    <style:style style:name="gr18" style:family="graphic" style:parent-style-name="standard">
      <style:graphic-properties draw:stroke="solid" svg:stroke-width="0.088cm" svg:stroke-color="#b22222" draw:stroke-linejoin="round" svg:stroke-linecap="square" draw:fill="none" fo:padding-top="0.044cm" fo:padding-bottom="0.044cm" fo:padding-left="0.044cm" fo:padding-right="0.044cm"/>
    </style:style>
    <style:style style:name="gr19" style:family="graphic" style:parent-style-name="standard">
      <style:graphic-properties draw:stroke="solid" svg:stroke-width="0.035cm" svg:stroke-color="#b22222" svg:stroke-opacity="70%" draw:stroke-linejoin="round" svg:stroke-linecap="butt" draw:fill="solid" draw:fill-color="#b22222" draw:opacity="70%" fo:padding-top="0.017cm" fo:padding-bottom="0.017cm" fo:padding-left="0.017cm" fo:padding-right="0.017cm"/>
    </style:style>
    <style:style style:name="gr20" style:family="graphic" style:parent-style-name="standard">
      <style:graphic-properties draw:stroke="solid" svg:stroke-width="0.088cm" svg:stroke-color="#008000" draw:stroke-linejoin="round" svg:stroke-linecap="square" draw:fill="none" fo:padding-top="0.044cm" fo:padding-bottom="0.044cm" fo:padding-left="0.044cm" fo:padding-right="0.044cm"/>
    </style:style>
    <style:style style:name="gr21" style:family="graphic" style:parent-style-name="standard">
      <style:graphic-properties draw:stroke="solid" svg:stroke-width="0.035cm" svg:stroke-color="#008000" svg:stroke-opacity="70%" draw:stroke-linejoin="round" svg:stroke-linecap="butt" draw:fill="solid" draw:fill-color="#008000" draw:opacity="70%" fo:padding-top="0.017cm" fo:padding-bottom="0.017cm" fo:padding-left="0.017cm" fo:padding-right="0.017cm"/>
    </style:style>
    <style:style style:name="gr22" style:family="graphic" style:parent-style-name="standard">
      <style:graphic-properties draw:stroke="none" draw:fill="solid" draw:fill-color="#008000" draw:opacity="70%"/>
    </style:style>
    <style:style style:name="gr23" style:family="graphic" style:parent-style-name="standard">
      <style:graphic-properties draw:stroke="solid" svg:stroke-width="0.035cm" svg:stroke-color="#008000" svg:stroke-opacity="70%" draw:stroke-linejoin="round" svg:stroke-linecap="butt" draw:fill="none" fo:padding-top="0.017cm" fo:padding-bottom="0.017cm" fo:padding-left="0.017cm" fo:padding-right="0.017cm"/>
    </style:style>
    <style:style style:name="gr24" style:family="graphic" style:parent-style-name="standard">
      <style:graphic-properties draw:stroke="solid" svg:stroke-width="0.088cm" svg:stroke-color="#0000ff" draw:stroke-linejoin="round" svg:stroke-linecap="square" draw:fill="none" fo:padding-top="0.044cm" fo:padding-bottom="0.044cm" fo:padding-left="0.044cm" fo:padding-right="0.044cm"/>
    </style:style>
    <style:style style:name="gr25" style:family="graphic" style:parent-style-name="standard">
      <style:graphic-properties draw:stroke="solid" svg:stroke-width="0.035cm" svg:stroke-color="#0000ff" svg:stroke-opacity="70%" draw:stroke-linejoin="round" svg:stroke-linecap="butt" draw:fill="solid" draw:fill-color="#0000ff" draw:opacity="70%" fo:padding-top="0.017cm" fo:padding-bottom="0.017cm" fo:padding-left="0.017cm" fo:padding-right="0.017cm"/>
    </style:style>
    <style:style style:name="gr26"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27" style:family="graphic" style:parent-style-name="standard">
      <style:graphic-properties draw:stroke="none" draw:fill="none" draw:textarea-horizontal-align="left" draw:textarea-vertical-align="top" draw:auto-grow-height="true" draw:auto-grow-width="true" fo:min-height="0.916cm" fo:min-width="0.916cm" fo:padding-top="0cm" fo:padding-bottom="0cm" fo:padding-left="0cm" fo:padding-right="0cm"/>
      <style:paragraph-properties style:writing-mode="lr-tb"/>
    </style:style>
    <style:style style:name="gr28" style:family="graphic" style:parent-style-name="standard">
      <style:graphic-properties draw:stroke="none" draw:fill="solid" draw:fill-color="#0000ff" draw:opacity="70%"/>
    </style:style>
    <style:style style:name="gr29" style:family="graphic" style:parent-style-name="standard">
      <style:graphic-properties draw:stroke="solid" svg:stroke-width="0.035cm" svg:stroke-color="#0000ff" svg:stroke-opacity="70%" draw:stroke-linejoin="round" svg:stroke-linecap="butt" draw:fill="none" fo:padding-top="0.017cm" fo:padding-bottom="0.017cm" fo:padding-left="0.017cm" fo:padding-right="0.017cm"/>
    </style:style>
    <style:style style:name="gr30" style:family="graphic" style:parent-style-name="standard">
      <style:graphic-properties draw:stroke="solid" svg:stroke-width="0.088cm" svg:stroke-color="#004c4c" draw:stroke-linejoin="round" svg:stroke-linecap="square" draw:fill="none" fo:padding-top="0.044cm" fo:padding-bottom="0.044cm" fo:padding-left="0.044cm" fo:padding-right="0.044cm"/>
    </style:style>
    <style:style style:name="gr31" style:family="graphic" style:parent-style-name="standard">
      <style:graphic-properties draw:stroke="solid" svg:stroke-width="0.035cm" svg:stroke-color="#004c4c" svg:stroke-opacity="70%" draw:stroke-linejoin="round" svg:stroke-linecap="butt" draw:fill="solid" draw:fill-color="#004c4c" draw:opacity="70%" fo:padding-top="0.017cm" fo:padding-bottom="0.017cm" fo:padding-left="0.017cm" fo:padding-right="0.017cm"/>
    </style:style>
    <style:style style:name="gr32" style:family="graphic" style:parent-style-name="standard">
      <style:graphic-properties draw:stroke="none" draw:fill="solid" draw:fill-color="#004c4c" draw:opacity="70%"/>
    </style:style>
    <style:style style:name="gr33" style:family="graphic" style:parent-style-name="standard">
      <style:graphic-properties draw:stroke="solid" svg:stroke-width="0.035cm" svg:stroke-color="#004c4c" svg:stroke-opacity="70%" draw:stroke-linejoin="round" svg:stroke-linecap="butt" draw:fill="none" fo:padding-top="0.017cm" fo:padding-bottom="0.017cm" fo:padding-left="0.017cm" fo:padding-right="0.017cm"/>
    </style:style>
    <style:style style:name="P1" style:family="paragraph">
      <loext:graphic-properties draw:fill="none"/>
    </style:style>
    <style:style style:name="P2" style:family="paragraph">
      <loext:graphic-properties draw:fill="solid" draw:fill-color="#b22222"/>
    </style:style>
    <style:style style:name="P3" style:family="paragraph">
      <loext:graphic-properties draw:fill="solid" draw:fill-color="#008000"/>
    </style:style>
    <style:style style:name="P4" style:family="paragraph">
      <loext:graphic-properties draw:fill="solid" draw:fill-color="#0000ff"/>
    </style:style>
    <style:style style:name="P5" style:family="paragraph">
      <style:paragraph-properties fo:text-align="start" style:writing-mode="lr-tb"/>
      <style:text-properties fo:font-size="36pt" style:font-size-asian="36pt" style:font-size-complex="36pt"/>
    </style:style>
    <style:style style:name="P6" style:family="paragraph">
      <loext:graphic-properties draw:fill="none"/>
      <style:paragraph-properties style:writing-mode="lr-tb"/>
      <style:text-properties style:font-name="Times New Roman2" fo:font-size="36pt" style:font-size-asian="36pt" style:font-size-complex="36pt"/>
    </style:style>
    <style:style style:name="P7" style:family="paragraph">
      <style:paragraph-properties fo:text-align="start" style:writing-mode="lr-tb"/>
      <style:text-properties fo:font-size="24pt" style:font-size-asian="24pt" style:font-size-complex="24pt"/>
    </style:style>
    <style:style style:name="P8" style:family="paragraph">
      <loext:graphic-properties draw:fill="none"/>
      <style:paragraph-properties fo:text-align="start" style:writing-mode="lr-tb"/>
      <style:text-properties fo:font-size="24pt" fo:font-style="italic" style:font-size-asian="24pt" style:font-size-complex="24pt"/>
    </style:style>
    <style:style style:name="P9" style:family="paragraph">
      <style:paragraph-properties fo:text-align="start" style:writing-mode="lr-tb"/>
      <style:text-properties fo:font-size="20pt" style:font-size-asian="20pt" style:font-size-complex="20pt"/>
    </style:style>
    <style:style style:name="P10" style:family="paragraph">
      <loext:graphic-properties draw:fill="none"/>
      <style:paragraph-properties style:writing-mode="lr-tb"/>
      <style:text-properties fo:font-size="20pt" style:font-size-asian="20pt" style:font-size-complex="20pt"/>
    </style:style>
    <style:style style:name="P11" style:family="paragraph">
      <style:paragraph-properties fo:text-align="start" style:writing-mode="lr-tb"/>
      <style:text-properties fo:font-size="22pt" style:font-size-asian="22pt" style:font-size-complex="22pt"/>
    </style:style>
    <style:style style:name="P12" style:family="paragraph">
      <loext:graphic-properties draw:fill="none"/>
      <style:paragraph-properties style:writing-mode="lr-tb"/>
      <style:text-properties fo:font-size="22pt" fo:font-style="italic" style:font-size-asian="22pt" style:font-style-asian="italic" style:font-size-complex="22pt" style:font-style-complex="italic"/>
    </style:style>
    <style:style style:name="P13" style:family="paragraph">
      <style:paragraph-properties fo:text-align="start" style:writing-mode="lr-tb"/>
    </style:style>
    <style:style style:name="P14" style:family="paragraph">
      <loext:graphic-properties draw:fill="none"/>
      <style:paragraph-properties fo:text-align="start" style:writing-mode="lr-tb"/>
      <style:text-properties fo:font-size="32pt" style:font-size-asian="32pt" style:font-size-complex="32pt"/>
    </style:style>
    <style:style style:name="P15" style:family="paragraph">
      <loext:graphic-properties draw:fill="solid" draw:fill-color="#000000"/>
    </style:style>
    <style:style style:name="P16" style:family="paragraph">
      <loext:graphic-properties draw:fill="none"/>
      <style:text-properties fo:font-size="20pt" style:font-size-asian="20pt" style:font-size-complex="20pt"/>
    </style:style>
    <style:style style:name="P17" style:family="paragraph">
      <loext:graphic-properties draw:fill="none"/>
      <style:text-properties fo:font-size="24pt" style:font-size-asian="24pt" style:font-size-complex="24pt"/>
    </style:style>
    <style:style style:name="P18" style:family="paragraph">
      <loext:graphic-properties draw:fill="none"/>
      <style:text-properties fo:font-size="22pt" style:font-size-asian="22pt" style:font-size-complex="22pt"/>
    </style:style>
    <style:style style:name="P19" style:family="paragraph">
      <loext:graphic-properties draw:fill="solid" draw:fill-color="#b22222" draw:opacity="70%"/>
    </style:style>
    <style:style style:name="P20" style:family="paragraph">
      <loext:graphic-properties draw:fill="solid" draw:fill-color="#008000" draw:opacity="70%"/>
    </style:style>
    <style:style style:name="P21" style:family="paragraph">
      <loext:graphic-properties draw:fill="solid" draw:fill-color="#0000ff" draw:opacity="70%"/>
    </style:style>
    <style:style style:name="P22" style:family="paragraph">
      <loext:graphic-properties draw:fill="none"/>
      <style:text-properties fo:font-size="26pt" style:font-size-asian="26pt" style:font-size-complex="26pt"/>
    </style:style>
    <style:style style:name="P23" style:family="paragraph">
      <loext:graphic-properties draw:fill="solid" draw:fill-color="#004c4c" draw:opacity="70%"/>
    </style:style>
    <style:style style:name="T1" style:family="text">
      <style:text-properties fo:color="#000000" style:font-name="Times New Roman2" fo:font-size="36pt" style:font-size-asian="36pt" style:font-name-complex="NimbusRomanRegular1" style:font-size-complex="36pt"/>
    </style:style>
    <style:style style:name="T2" style:family="text">
      <style:text-properties fo:color="#000000" style:font-name="NimbusRoman1" fo:font-size="24pt" fo:font-style="italic" style:font-size-asian="24pt" style:font-name-complex="NimbusRoman1" style:font-size-complex="24pt"/>
    </style:style>
    <style:style style:name="T3" style:family="text">
      <style:text-properties fo:color="#000000" style:font-name="OpenSymbol1" fo:font-size="20pt" style:font-size-asian="20pt" style:font-name-complex="OpenSymbol1" style:font-size-complex="20pt"/>
    </style:style>
    <style:style style:name="T4" style:family="text">
      <style:text-properties fo:color="#000000" style:font-name="NimbusRoman1" fo:font-size="22pt" fo:font-style="italic" style:font-size-asian="22pt" style:font-style-asian="italic" style:font-name-complex="NimbusRoman1" style:font-size-complex="22pt" style:font-style-complex="italic"/>
    </style:style>
    <style:style style:name="T5" style:family="text">
      <style:text-properties fo:color="#000000" style:font-name="Times New Roman1" fo:font-size="32pt" style:font-size-asian="32pt" style:font-name-complex="Times New Roman1" style:font-size-complex="32pt"/>
    </style:style>
    <style:style style:name="T6" style:family="text">
      <style:text-properties fo:color="#000000" style:font-name="TimesNewRoman1" fo:font-size="20pt" style:font-size-asian="20pt" style:font-name-complex="TimesNewRoman1" style:font-size-complex="20pt"/>
    </style:style>
    <style:style style:name="T7" style:family="text">
      <style:text-properties fo:color="#000000" style:font-name="TimesNewRoman1" fo:font-size="24pt" style:font-size-asian="24pt" style:font-name-complex="TimesNewRoman1" style:font-size-complex="24pt"/>
    </style:style>
    <style:style style:name="T8" style:family="text">
      <style:text-properties fo:color="#000000" style:font-name="TimesNewRoman1" fo:font-size="22pt" style:font-size-asian="22pt" style:font-name-complex="TimesNewRoman1" style:font-size-complex="22pt"/>
    </style:style>
    <style:style style:name="T9" style:family="text">
      <style:text-properties fo:color="#000000" style:font-name="TimesNewRoman1" fo:font-size="26pt" style:font-size-asian="26pt" style:font-name-complex="TimesNewRoman1"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1.691cm" svg:height="0cm" svg:x="27.799cm" svg:y="5.629cm" svg:viewBox="0 0 1692 0" draw:points="0,0 845,0 1692,0">
          <text:p/>
        </draw:polyline>
        <draw:path draw:style-name="gr2" draw:text-style-name="P2" draw:layer="layout" svg:width="0.107cm" svg:height="0.108cm" svg:x="28.592cm" svg:y="5.576cm" svg:viewBox="0 0 108 109" svg:d="M53 109c14 0 30-8 41-18 9-10 14-23 14-37s-5-28-14-39c-11-10-27-15-41-15-13 0-27 5-38 15-9 11-15 25-15 39s6 27 15 37c11 10 25 18 38 18z">
          <text:p/>
        </draw:path>
        <draw:polyline draw:style-name="gr3" draw:text-style-name="P1" draw:layer="layout" svg:width="1.693cm" svg:height="0cm" svg:x="32.861cm" svg:y="5.529cm" svg:viewBox="0 0 1694 0" draw:points="0,0 848,0 1694,0">
          <text:p/>
        </draw:polyline>
        <draw:path draw:style-name="gr4" draw:text-style-name="P3" draw:layer="layout" svg:width="0.109cm" svg:height="0.108cm" svg:x="33.655cm" svg:y="5.476cm" svg:viewBox="0 0 110 109" svg:d="M54 109c15 0 27-7 39-18 9-10 17-23 17-37s-8-28-17-38c-12-11-24-16-39-16-14 0-29 5-37 16-11 10-17 24-17 38s6 27 17 37c8 11 23 18 37 18z">
          <text:p/>
        </draw:path>
        <draw:path draw:style-name="gr5" draw:text-style-name="P1" draw:layer="layout" svg:width="0.109cm" svg:height="0.108cm" svg:x="33.655cm" svg:y="5.476cm" svg:viewBox="0 0 110 109" svg:d="M54 109c15 0 27-7 39-18 9-10 17-23 17-37s-8-28-17-38c-12-11-24-16-39-16-14 0-29 5-37 16-11 10-17 24-17 38s6 27 17 37c8 11 23 18 37 18z">
          <text:p/>
        </draw:path>
        <draw:polyline draw:style-name="gr6" draw:text-style-name="P1" draw:layer="layout" svg:width="1.693cm" svg:height="0cm" svg:x="38.119cm" svg:y="5.529cm" svg:viewBox="0 0 1694 0" draw:points="0,0 846,0 1694,0">
          <text:p/>
        </draw:polyline>
        <draw:path draw:style-name="gr7" draw:text-style-name="P4" draw:layer="layout" svg:width="0.107cm" svg:height="0.108cm" svg:x="38.913cm" svg:y="5.476cm" svg:viewBox="0 0 108 109" svg:d="M55 109c15 0 27-7 38-18 9-10 15-23 15-37s-6-28-15-38c-11-11-23-16-38-16s-29 5-40 16c-9 10-15 24-15 38s6 27 15 37c11 11 25 18 40 18z">
          <text:p/>
        </draw:path>
        <draw:frame draw:style-name="gr8" draw:text-style-name="P6" draw:layer="layout" svg:width="1.2cm" svg:height="1.406cm" svg:x="29.674cm" svg:y="4.924cm">
          <draw:text-box>
            <text:p text:style-name="P5"><text:span text:style-name="T1">W</text:span></text:p>
          </draw:text-box>
        </draw:frame>
        <draw:frame draw:style-name="gr9" draw:text-style-name="P8" draw:layer="layout" svg:width="0.634cm" svg:height="0.848cm" svg:x="30.581cm" svg:y="5.781cm">
          <draw:text-box>
            <text:p text:style-name="P7"><text:span text:style-name="T2">a</text:span></text:p>
          </draw:text-box>
        </draw:frame>
        <draw:frame draw:style-name="gr10" draw:text-style-name="P10" draw:layer="layout" svg:width="0.563cm" svg:height="0.644cm" svg:x="30.849cm" svg:y="4.702cm">
          <draw:text-box>
            <text:p text:style-name="P9"><text:span text:style-name="T3">(</text:span></text:p>
          </draw:text-box>
        </draw:frame>
        <draw:frame draw:style-name="gr11" draw:text-style-name="P12" draw:layer="layout" svg:width="0.563cm" svg:height="0.776cm" svg:x="31.087cm" svg:y="4.666cm">
          <draw:text-box>
            <text:p text:style-name="P11"><text:span text:style-name="T4">l</text:span></text:p>
          </draw:text-box>
        </draw:frame>
        <draw:frame draw:style-name="gr10" draw:text-style-name="P10" draw:layer="layout" svg:width="0.563cm" svg:height="0.644cm" svg:x="31.348cm" svg:y="4.802cm">
          <draw:text-box>
            <text:p text:style-name="P9"><text:span text:style-name="T3">)</text:span></text:p>
          </draw:text-box>
        </draw:frame>
        <draw:frame draw:style-name="gr12" draw:text-style-name="P14" draw:layer="layout" svg:width="18.341cm" svg:height="1.397cm" svg:x="7.945cm" svg:y="5.188cm">
          <draw:text-box>
            <text:p text:style-name="P13"><text:span text:style-name="T5">(a) ROME </text:span><text:span text:style-name="T5">performance on </text:span><text:span text:style-name="T5">Mamba-2.8b</text:span></text:p>
          </draw:text-box>
        </draw:frame>
        <draw:frame draw:style-name="gr12" draw:text-style-name="P14" draw:layer="layout" svg:width="18.341cm" svg:height="1.397cm" svg:x="13.145cm" svg:y="17.839cm">
          <draw:text-box>
            <text:p text:style-name="P13"><text:span text:style-name="T5">(b) ROME performance on Pythia-2.8b</text:span></text:p>
          </draw:text-box>
        </draw:frame>
        <draw:polygon draw:style-name="gr13" draw:text-style-name="P15" draw:layer="layout" svg:width="0cm" svg:height="0.123cm" svg:x="1.946cm" svg:y="14.433cm" svg:viewBox="0 0 0 124" draw:points="0,0 0,124">
          <text:p/>
        </draw:polygon>
        <draw:line draw:style-name="gr14" draw:text-style-name="P1" draw:layer="layout" svg:x1="1.946cm" svg:y1="14.433cm" svg:x2="1.946cm" svg:y2="14.557cm">
          <text:p/>
        </draw:line>
        <draw:polygon draw:style-name="gr13" draw:text-style-name="P15" draw:layer="layout" svg:width="0cm" svg:height="0.123cm" svg:x="2.252cm" svg:y="14.433cm" svg:viewBox="0 0 0 124" draw:points="0,0 0,124">
          <text:p/>
        </draw:polygon>
        <draw:line draw:style-name="gr14" draw:text-style-name="P1" draw:layer="layout" svg:x1="2.252cm" svg:y1="14.433cm" svg:x2="2.252cm" svg:y2="14.557cm">
          <text:p/>
        </draw:line>
        <draw:polygon draw:style-name="gr13" draw:text-style-name="P15" draw:layer="layout" svg:width="0cm" svg:height="0.123cm" svg:x="2.558cm" svg:y="14.433cm" svg:viewBox="0 0 0 124" draw:points="0,0 0,124">
          <text:p/>
        </draw:polygon>
        <draw:line draw:style-name="gr14" draw:text-style-name="P1" draw:layer="layout" svg:x1="2.558cm" svg:y1="14.433cm" svg:x2="2.558cm" svg:y2="14.557cm">
          <text:p/>
        </draw:line>
        <draw:polygon draw:style-name="gr13" draw:text-style-name="P15" draw:layer="layout" svg:width="0cm" svg:height="0.123cm" svg:x="2.864cm" svg:y="14.433cm" svg:viewBox="0 0 0 124" draw:points="0,0 0,124">
          <text:p/>
        </draw:polygon>
        <draw:line draw:style-name="gr14" draw:text-style-name="P1" draw:layer="layout" svg:x1="2.864cm" svg:y1="14.433cm" svg:x2="2.864cm" svg:y2="14.557cm">
          <text:p/>
        </draw:line>
        <draw:frame draw:style-name="gr15" draw:text-style-name="P16" draw:layer="layout" svg:width="0.705cm" svg:height="0.784cm" svg:x="1.77cm" svg:y="14.542cm">
          <draw:text-box>
            <text:p text:style-name="P13"><text:span text:style-name="T6">1</text:span></text:p>
          </draw:text-box>
        </draw:frame>
        <draw:polygon draw:style-name="gr13" draw:text-style-name="P15" draw:layer="layout" svg:width="0cm" svg:height="0.123cm" svg:x="3.17cm" svg:y="14.433cm" svg:viewBox="0 0 0 124" draw:points="0,0 0,124">
          <text:p/>
        </draw:polygon>
        <draw:line draw:style-name="gr14" draw:text-style-name="P1" draw:layer="layout" svg:x1="3.17cm" svg:y1="14.433cm" svg:x2="3.17cm" svg:y2="14.557cm">
          <text:p/>
        </draw:line>
        <draw:polygon draw:style-name="gr13" draw:text-style-name="P15" draw:layer="layout" svg:width="0cm" svg:height="0.123cm" svg:x="3.475cm" svg:y="14.433cm" svg:viewBox="0 0 0 124" draw:points="0,0 0,124">
          <text:p/>
        </draw:polygon>
        <draw:line draw:style-name="gr14" draw:text-style-name="P1" draw:layer="layout" svg:x1="3.475cm" svg:y1="14.433cm" svg:x2="3.475cm" svg:y2="14.557cm">
          <text:p/>
        </draw:line>
        <draw:polygon draw:style-name="gr13" draw:text-style-name="P15" draw:layer="layout" svg:width="0cm" svg:height="0.123cm" svg:x="3.781cm" svg:y="14.433cm" svg:viewBox="0 0 0 124" draw:points="0,0 0,124">
          <text:p/>
        </draw:polygon>
        <draw:line draw:style-name="gr14" draw:text-style-name="P1" draw:layer="layout" svg:x1="3.781cm" svg:y1="14.433cm" svg:x2="3.781cm" svg:y2="14.557cm">
          <text:p/>
        </draw:line>
        <draw:polygon draw:style-name="gr13" draw:text-style-name="P15" draw:layer="layout" svg:width="0cm" svg:height="0.123cm" svg:x="4.087cm" svg:y="14.433cm" svg:viewBox="0 0 0 124" draw:points="0,0 0,124">
          <text:p/>
        </draw:polygon>
        <draw:line draw:style-name="gr14" draw:text-style-name="P1" draw:layer="layout" svg:x1="4.087cm" svg:y1="14.433cm" svg:x2="4.087cm" svg:y2="14.557cm">
          <text:p/>
        </draw:line>
        <draw:polygon draw:style-name="gr13" draw:text-style-name="P15" draw:layer="layout" svg:width="0cm" svg:height="0.123cm" svg:x="4.393cm" svg:y="14.433cm" svg:viewBox="0 0 0 124" draw:points="0,0 0,124">
          <text:p/>
        </draw:polygon>
        <draw:line draw:style-name="gr14" draw:text-style-name="P1" draw:layer="layout" svg:x1="4.393cm" svg:y1="14.433cm" svg:x2="4.393cm" svg:y2="14.557cm">
          <text:p/>
        </draw:line>
        <draw:polygon draw:style-name="gr13" draw:text-style-name="P15" draw:layer="layout" svg:width="0cm" svg:height="0.123cm" svg:x="4.699cm" svg:y="14.433cm" svg:viewBox="0 0 0 124" draw:points="0,0 0,124">
          <text:p/>
        </draw:polygon>
        <draw:line draw:style-name="gr14" draw:text-style-name="P1" draw:layer="layout" svg:x1="4.699cm" svg:y1="14.433cm" svg:x2="4.699cm" svg:y2="14.557cm">
          <text:p/>
        </draw:line>
        <draw:polygon draw:style-name="gr13" draw:text-style-name="P15" draw:layer="layout" svg:width="0cm" svg:height="0.123cm" svg:x="5.005cm" svg:y="14.433cm" svg:viewBox="0 0 0 124" draw:points="0,0 0,124">
          <text:p/>
        </draw:polygon>
        <draw:line draw:style-name="gr14" draw:text-style-name="P1" draw:layer="layout" svg:x1="5.005cm" svg:y1="14.433cm" svg:x2="5.005cm" svg:y2="14.557cm">
          <text:p/>
        </draw:line>
        <draw:polygon draw:style-name="gr13" draw:text-style-name="P15" draw:layer="layout" svg:width="0cm" svg:height="0.123cm" svg:x="5.311cm" svg:y="14.433cm" svg:viewBox="0 0 0 124" draw:points="0,0 0,124">
          <text:p/>
        </draw:polygon>
        <draw:line draw:style-name="gr14" draw:text-style-name="P1" draw:layer="layout" svg:x1="5.311cm" svg:y1="14.433cm" svg:x2="5.311cm" svg:y2="14.557cm">
          <text:p/>
        </draw:line>
        <draw:polygon draw:style-name="gr13" draw:text-style-name="P15" draw:layer="layout" svg:width="0cm" svg:height="0.123cm" svg:x="5.617cm" svg:y="14.433cm" svg:viewBox="0 0 0 124" draw:points="0,0 0,124">
          <text:p/>
        </draw:polygon>
        <draw:line draw:style-name="gr14" draw:text-style-name="P1" draw:layer="layout" svg:x1="5.617cm" svg:y1="14.433cm" svg:x2="5.617cm" svg:y2="14.557cm">
          <text:p/>
        </draw:line>
        <draw:polygon draw:style-name="gr13" draw:text-style-name="P15" draw:layer="layout" svg:width="0cm" svg:height="0.123cm" svg:x="5.923cm" svg:y="14.433cm" svg:viewBox="0 0 0 124" draw:points="0,0 0,124">
          <text:p/>
        </draw:polygon>
        <draw:line draw:style-name="gr14" draw:text-style-name="P1" draw:layer="layout" svg:x1="5.923cm" svg:y1="14.433cm" svg:x2="5.923cm" svg:y2="14.557cm">
          <text:p/>
        </draw:line>
        <draw:polygon draw:style-name="gr13" draw:text-style-name="P15" draw:layer="layout" svg:width="0cm" svg:height="0.123cm" svg:x="6.229cm" svg:y="14.433cm" svg:viewBox="0 0 0 124" draw:points="0,0 0,124">
          <text:p/>
        </draw:polygon>
        <draw:line draw:style-name="gr14" draw:text-style-name="P1" draw:layer="layout" svg:x1="6.229cm" svg:y1="14.433cm" svg:x2="6.229cm" svg:y2="14.557cm">
          <text:p/>
        </draw:line>
        <draw:polygon draw:style-name="gr13" draw:text-style-name="P15" draw:layer="layout" svg:width="0cm" svg:height="0.123cm" svg:x="6.535cm" svg:y="14.433cm" svg:viewBox="0 0 0 124" draw:points="0,0 0,124">
          <text:p/>
        </draw:polygon>
        <draw:line draw:style-name="gr14" draw:text-style-name="P1" draw:layer="layout" svg:x1="6.535cm" svg:y1="14.433cm" svg:x2="6.535cm" svg:y2="14.557cm">
          <text:p/>
        </draw:line>
        <draw:polygon draw:style-name="gr13" draw:text-style-name="P15" draw:layer="layout" svg:width="0cm" svg:height="0.123cm" svg:x="6.841cm" svg:y="14.433cm" svg:viewBox="0 0 0 124" draw:points="0,0 0,124">
          <text:p/>
        </draw:polygon>
        <draw:line draw:style-name="gr14" draw:text-style-name="P1" draw:layer="layout" svg:x1="6.841cm" svg:y1="14.433cm" svg:x2="6.841cm" svg:y2="14.557cm">
          <text:p/>
        </draw:line>
        <draw:polygon draw:style-name="gr13" draw:text-style-name="P15" draw:layer="layout" svg:width="0cm" svg:height="0.123cm" svg:x="7.147cm" svg:y="14.433cm" svg:viewBox="0 0 0 124" draw:points="0,0 0,124">
          <text:p/>
        </draw:polygon>
        <draw:line draw:style-name="gr14" draw:text-style-name="P1" draw:layer="layout" svg:x1="7.147cm" svg:y1="14.433cm" svg:x2="7.147cm" svg:y2="14.557cm">
          <text:p/>
        </draw:line>
        <draw:polygon draw:style-name="gr13" draw:text-style-name="P15" draw:layer="layout" svg:width="0cm" svg:height="0.123cm" svg:x="7.453cm" svg:y="14.433cm" svg:viewBox="0 0 0 124" draw:points="0,0 0,124">
          <text:p/>
        </draw:polygon>
        <draw:line draw:style-name="gr14" draw:text-style-name="P1" draw:layer="layout" svg:x1="7.453cm" svg:y1="14.433cm" svg:x2="7.453cm" svg:y2="14.557cm">
          <text:p/>
        </draw:line>
        <draw:polygon draw:style-name="gr13" draw:text-style-name="P15" draw:layer="layout" svg:width="0cm" svg:height="0.123cm" svg:x="7.758cm" svg:y="14.433cm" svg:viewBox="0 0 0 124" draw:points="0,0 0,124">
          <text:p/>
        </draw:polygon>
        <draw:line draw:style-name="gr14" draw:text-style-name="P1" draw:layer="layout" svg:x1="7.758cm" svg:y1="14.433cm" svg:x2="7.758cm" svg:y2="14.557cm">
          <text:p/>
        </draw:line>
        <draw:polygon draw:style-name="gr13" draw:text-style-name="P15" draw:layer="layout" svg:width="0cm" svg:height="0.123cm" svg:x="8.064cm" svg:y="14.433cm" svg:viewBox="0 0 0 124" draw:points="0,0 0,124">
          <text:p/>
        </draw:polygon>
        <draw:line draw:style-name="gr14" draw:text-style-name="P1" draw:layer="layout" svg:x1="8.064cm" svg:y1="14.433cm" svg:x2="8.064cm" svg:y2="14.557cm">
          <text:p/>
        </draw:line>
        <draw:polygon draw:style-name="gr13" draw:text-style-name="P15" draw:layer="layout" svg:width="0cm" svg:height="0.123cm" svg:x="8.37cm" svg:y="14.433cm" svg:viewBox="0 0 0 124" draw:points="0,0 0,124">
          <text:p/>
        </draw:polygon>
        <draw:line draw:style-name="gr14" draw:text-style-name="P1" draw:layer="layout" svg:x1="8.37cm" svg:y1="14.433cm" svg:x2="8.37cm" svg:y2="14.557cm">
          <text:p/>
        </draw:line>
        <draw:polygon draw:style-name="gr13" draw:text-style-name="P15" draw:layer="layout" svg:width="0cm" svg:height="0.123cm" svg:x="8.676cm" svg:y="14.433cm" svg:viewBox="0 0 0 124" draw:points="0,0 0,124">
          <text:p/>
        </draw:polygon>
        <draw:line draw:style-name="gr14" draw:text-style-name="P1" draw:layer="layout" svg:x1="8.676cm" svg:y1="14.433cm" svg:x2="8.676cm" svg:y2="14.557cm">
          <text:p/>
        </draw:line>
        <draw:polygon draw:style-name="gr13" draw:text-style-name="P15" draw:layer="layout" svg:width="0cm" svg:height="0.123cm" svg:x="8.982cm" svg:y="14.433cm" svg:viewBox="0 0 0 124" draw:points="0,0 0,124">
          <text:p/>
        </draw:polygon>
        <draw:line draw:style-name="gr14" draw:text-style-name="P1" draw:layer="layout" svg:x1="8.982cm" svg:y1="14.433cm" svg:x2="8.982cm" svg:y2="14.557cm">
          <text:p/>
        </draw:line>
        <draw:polygon draw:style-name="gr13" draw:text-style-name="P15" draw:layer="layout" svg:width="0cm" svg:height="0.123cm" svg:x="9.288cm" svg:y="14.433cm" svg:viewBox="0 0 0 124" draw:points="0,0 0,124">
          <text:p/>
        </draw:polygon>
        <draw:line draw:style-name="gr14" draw:text-style-name="P1" draw:layer="layout" svg:x1="9.288cm" svg:y1="14.433cm" svg:x2="9.288cm" svg:y2="14.557cm">
          <text:p/>
        </draw:line>
        <draw:polygon draw:style-name="gr13" draw:text-style-name="P15" draw:layer="layout" svg:width="0cm" svg:height="0.123cm" svg:x="9.594cm" svg:y="14.433cm" svg:viewBox="0 0 0 124" draw:points="0,0 0,124">
          <text:p/>
        </draw:polygon>
        <draw:line draw:style-name="gr14" draw:text-style-name="P1" draw:layer="layout" svg:x1="9.594cm" svg:y1="14.433cm" svg:x2="9.594cm" svg:y2="14.557cm">
          <text:p/>
        </draw:line>
        <draw:polygon draw:style-name="gr13" draw:text-style-name="P15" draw:layer="layout" svg:width="0cm" svg:height="0.123cm" svg:x="9.9cm" svg:y="14.433cm" svg:viewBox="0 0 0 124" draw:points="0,0 0,124">
          <text:p/>
        </draw:polygon>
        <draw:line draw:style-name="gr14" draw:text-style-name="P1" draw:layer="layout" svg:x1="9.9cm" svg:y1="14.433cm" svg:x2="9.9cm" svg:y2="14.557cm">
          <text:p/>
        </draw:line>
        <draw:polygon draw:style-name="gr13" draw:text-style-name="P15" draw:layer="layout" svg:width="0cm" svg:height="0.123cm" svg:x="10.206cm" svg:y="14.433cm" svg:viewBox="0 0 0 124" draw:points="0,0 0,124">
          <text:p/>
        </draw:polygon>
        <draw:line draw:style-name="gr14" draw:text-style-name="P1" draw:layer="layout" svg:x1="10.206cm" svg:y1="14.433cm" svg:x2="10.206cm" svg:y2="14.557cm">
          <text:p/>
        </draw:line>
        <draw:polygon draw:style-name="gr13" draw:text-style-name="P15" draw:layer="layout" svg:width="0cm" svg:height="0.123cm" svg:x="10.512cm" svg:y="14.433cm" svg:viewBox="0 0 0 124" draw:points="0,0 0,124">
          <text:p/>
        </draw:polygon>
        <draw:line draw:style-name="gr14" draw:text-style-name="P1" draw:layer="layout" svg:x1="10.512cm" svg:y1="14.433cm" svg:x2="10.512cm" svg:y2="14.557cm">
          <text:p/>
        </draw:line>
        <draw:polygon draw:style-name="gr13" draw:text-style-name="P15" draw:layer="layout" svg:width="0cm" svg:height="0.123cm" svg:x="10.818cm" svg:y="14.433cm" svg:viewBox="0 0 0 124" draw:points="0,0 0,124">
          <text:p/>
        </draw:polygon>
        <draw:line draw:style-name="gr14" draw:text-style-name="P1" draw:layer="layout" svg:x1="10.818cm" svg:y1="14.433cm" svg:x2="10.818cm" svg:y2="14.557cm">
          <text:p/>
        </draw:line>
        <draw:polygon draw:style-name="gr13" draw:text-style-name="P15" draw:layer="layout" svg:width="0cm" svg:height="0.123cm" svg:x="11.124cm" svg:y="14.433cm" svg:viewBox="0 0 0 124" draw:points="0,0 0,124">
          <text:p/>
        </draw:polygon>
        <draw:line draw:style-name="gr14" draw:text-style-name="P1" draw:layer="layout" svg:x1="11.124cm" svg:y1="14.433cm" svg:x2="11.124cm" svg:y2="14.557cm">
          <text:p/>
        </draw:line>
        <draw:polygon draw:style-name="gr13" draw:text-style-name="P15" draw:layer="layout" svg:width="0cm" svg:height="0.123cm" svg:x="11.43cm" svg:y="14.433cm" svg:viewBox="0 0 0 124" draw:points="0,0 0,124">
          <text:p/>
        </draw:polygon>
        <draw:line draw:style-name="gr14" draw:text-style-name="P1" draw:layer="layout" svg:x1="11.43cm" svg:y1="14.433cm" svg:x2="11.43cm" svg:y2="14.557cm">
          <text:p/>
        </draw:line>
        <draw:frame draw:style-name="gr15" draw:text-style-name="P16" draw:layer="layout" svg:width="8.359cm" svg:height="0.784cm" svg:x="2.688cm" svg:y="14.542cm">
          <draw:text-box>
            <text:p text:style-name="P13"><text:span text:style-name="T6">7 13 19 25 31 37 43 49 55 61</text:span></text:p>
          </draw:text-box>
        </draw:frame>
        <draw:polygon draw:style-name="gr13" draw:text-style-name="P15" draw:layer="layout" svg:width="0.123cm" svg:height="0cm" svg:x="1.348cm" svg:y="14.433cm" svg:viewBox="0 0 124 0" draw:points="124,0 0,0">
          <text:p/>
        </draw:polygon>
        <draw:line draw:style-name="gr14" draw:text-style-name="P1" draw:layer="layout" svg:x1="1.472cm" svg:y1="14.433cm" svg:x2="1.348cm" svg:y2="14.433cm">
          <text:p/>
        </draw:line>
        <draw:frame draw:style-name="gr16" draw:text-style-name="P17" draw:layer="layout" svg:width="3.605cm" svg:height="0.937cm" svg:x="4.89cm" svg:y="15.296cm">
          <draw:text-box>
            <text:p text:style-name="P13"><text:span text:style-name="T7">Edit Layer</text:span></text:p>
          </draw:text-box>
        </draw:frame>
        <draw:polygon draw:style-name="gr13" draw:text-style-name="P15" draw:layer="layout" svg:width="0.123cm" svg:height="0cm" svg:x="1.348cm" svg:y="13.014cm" svg:viewBox="0 0 124 0" draw:points="124,0 0,0">
          <text:p/>
        </draw:polygon>
        <draw:line draw:style-name="gr14" draw:text-style-name="P1" draw:layer="layout" svg:x1="1.472cm" svg:y1="13.014cm" svg:x2="1.348cm" svg:y2="13.014cm">
          <text:p/>
        </draw:line>
        <draw:frame draw:style-name="gr17" draw:text-style-name="P18" draw:layer="layout" svg:width="0.775cm" svg:height="0.86cm" svg:x="0.837cm" svg:y="14.012cm">
          <draw:text-box>
            <text:p text:style-name="P13"><text:span text:style-name="T8">0</text:span></text:p>
          </draw:text-box>
        </draw:frame>
        <draw:polygon draw:style-name="gr13" draw:text-style-name="P15" draw:layer="layout" svg:width="0.123cm" svg:height="0cm" svg:x="1.348cm" svg:y="11.595cm" svg:viewBox="0 0 124 0" draw:points="124,0 0,0">
          <text:p/>
        </draw:polygon>
        <draw:line draw:style-name="gr14" draw:text-style-name="P1" draw:layer="layout" svg:x1="1.472cm" svg:y1="11.595cm" svg:x2="1.348cm" svg:y2="11.595cm">
          <text:p/>
        </draw:line>
        <draw:frame draw:style-name="gr17" draw:text-style-name="P18" draw:layer="layout" svg:width="0.781cm" svg:height="0.86cm" svg:x="0.449cm" svg:y="12.592cm">
          <draw:text-box>
            <text:p text:style-name="P13"><text:span text:style-name="T8">25</text:span></text:p>
          </draw:text-box>
        </draw:frame>
        <draw:polygon draw:style-name="gr13" draw:text-style-name="P15" draw:layer="layout" svg:width="0.123cm" svg:height="0cm" svg:x="1.348cm" svg:y="10.175cm" svg:viewBox="0 0 124 0" draw:points="124,0 0,0">
          <text:p/>
        </draw:polygon>
        <draw:line draw:style-name="gr14" draw:text-style-name="P1" draw:layer="layout" svg:x1="1.472cm" svg:y1="10.175cm" svg:x2="1.348cm" svg:y2="10.175cm">
          <text:p/>
        </draw:line>
        <draw:frame draw:style-name="gr17" draw:text-style-name="P18" draw:layer="layout" svg:width="0.781cm" svg:height="0.86cm" svg:x="0.449cm" svg:y="11.173cm">
          <draw:text-box>
            <text:p text:style-name="P13"><text:span text:style-name="T8">50</text:span></text:p>
          </draw:text-box>
        </draw:frame>
        <draw:polygon draw:style-name="gr13" draw:text-style-name="P15" draw:layer="layout" svg:width="0.123cm" svg:height="0cm" svg:x="1.348cm" svg:y="8.756cm" svg:viewBox="0 0 124 0" draw:points="124,0 0,0">
          <text:p/>
        </draw:polygon>
        <draw:line draw:style-name="gr14" draw:text-style-name="P1" draw:layer="layout" svg:x1="1.472cm" svg:y1="8.756cm" svg:x2="1.348cm" svg:y2="8.756cm">
          <text:p/>
        </draw:line>
        <draw:frame draw:style-name="gr17" draw:text-style-name="P18" draw:layer="layout" svg:width="0.781cm" svg:height="0.86cm" svg:x="0.449cm" svg:y="9.754cm">
          <draw:text-box>
            <text:p text:style-name="P13"><text:span text:style-name="T8">75</text:span></text:p>
          </draw:text-box>
        </draw:frame>
        <draw:polyline draw:style-name="gr18" draw:text-style-name="P1" draw:layer="layout" svg:width="9.484cm" svg:height="1.394cm" svg:x="1.946cm" svg:y="8.756cm" svg:viewBox="0 0 9485 1395" draw:points="0,6 306,14 612,9 918,11 1224,11 1529,0 1835,3 2141,0 2447,0 2754,0 3060,0 3366,0 3672,0 3978,0 4284,0 4590,0 4896,193 5202,6 5508,0 5813,0 6119,1009 6425,6 6731,3 7037,9 7343,40 7649,159 7955,43 8261,389 8567,221 8873,625 9179,543 9485,1395">
          <text:p/>
        </draw:polyline>
        <draw:path draw:style-name="gr19" draw:text-style-name="P19" draw:layer="layout" svg:width="0.106cm" svg:height="0.106cm" svg:x="1.893cm" svg:y="8.709cm" svg:viewBox="0 0 107 107" svg:d="M53 107c15 0 28-6 38-16s16-23 16-37-6-28-16-38c-10-11-23-16-38-16-14 0-28 5-38 16-10 10-15 24-15 38s5 27 15 37 24 16 38 16z">
          <text:p/>
        </draw:path>
        <draw:path draw:style-name="gr19" draw:text-style-name="P19" draw:layer="layout" svg:width="0.106cm" svg:height="0.106cm" svg:x="2.199cm" svg:y="8.717cm" svg:viewBox="0 0 107 107" svg:d="M53 107c14 0 28-5 38-15s16-24 16-38-6-27-16-37-24-17-38-17-28 7-38 17-15 23-15 37 5 28 15 38 24 15 38 15z">
          <text:p/>
        </draw:path>
        <draw:path draw:style-name="gr19" draw:text-style-name="P19" draw:layer="layout" svg:width="0.106cm" svg:height="0.105cm" svg:x="2.505cm" svg:y="8.712cm" svg:viewBox="0 0 107 106" svg:d="M53 106c14 0 27-5 38-15 10-10 16-23 16-37 0-15-6-28-16-38-11-11-24-16-38-16s-28 5-38 16c-10 10-15 23-15 38 0 14 5 27 15 37s24 15 38 15z">
          <text:p/>
        </draw:path>
        <draw:path draw:style-name="gr19" draw:text-style-name="P19" draw:layer="layout" svg:width="0.106cm" svg:height="0.106cm" svg:x="2.811cm" svg:y="8.714cm" svg:viewBox="0 0 107 107" svg:d="M53 107c14 0 27-5 37-15 11-10 17-24 17-38s-6-27-17-37c-10-11-23-17-37-17s-28 6-38 17c-10 10-15 23-15 37s5 28 15 38 24 15 38 15z">
          <text:p/>
        </draw:path>
        <draw:path draw:style-name="gr19" draw:text-style-name="P19" draw:layer="layout" svg:width="0.105cm" svg:height="0.106cm" svg:x="3.117cm" svg:y="8.714cm" svg:viewBox="0 0 106 107" svg:d="M53 107c14 0 27-5 37-15s16-24 16-38-6-27-16-37c-10-11-23-17-37-17-15 0-28 6-38 17-10 10-15 23-15 37s5 28 15 38 23 15 38 15z">
          <text:p/>
        </draw:path>
        <draw:path draw:style-name="gr19" draw:text-style-name="P19" draw:layer="layout" svg:width="0.105cm" svg:height="0.106cm" svg:x="3.423cm" svg:y="8.703cm" svg:viewBox="0 0 106 107" svg:d="M53 107c14 0 28-6 38-16s15-23 15-37-5-28-15-38-24-16-38-16-27 6-37 16c-11 10-16 24-16 38s5 27 16 37c10 10 23 16 37 16z">
          <text:p/>
        </draw:path>
        <draw:path draw:style-name="gr19" draw:text-style-name="P19" draw:layer="layout" svg:width="0.106cm" svg:height="0.106cm" svg:x="3.728cm" svg:y="8.706cm" svg:viewBox="0 0 107 107" svg:d="M54 107c14 0 28-6 38-16s15-23 15-37-5-28-15-39c-10-10-24-15-38-15s-27 5-38 15c-10 11-16 25-16 39s6 27 16 37c11 10 24 16 38 16z">
          <text:p/>
        </draw:path>
        <draw:path draw:style-name="gr19" draw:text-style-name="P19" draw:layer="layout" svg:width="0.106cm" svg:height="0.106cm" svg:x="4.034cm" svg:y="8.703cm" svg:viewBox="0 0 107 107" svg:d="M54 107c14 0 28-6 38-16s15-23 15-37-5-28-15-38-24-16-38-16-27 6-38 16c-10 10-16 24-16 38s6 27 16 37c11 10 24 16 38 16z">
          <text:p/>
        </draw:path>
        <draw:path draw:style-name="gr19" draw:text-style-name="P19" draw:layer="layout" svg:width="0.106cm" svg:height="0.106cm" svg:x="4.34cm" svg:y="8.703cm" svg:viewBox="0 0 107 107" svg:d="M54 107c14 0 28-6 38-16s15-23 15-37-5-28-15-38-24-16-38-16-28 6-38 16-16 24-16 38 6 27 16 37 24 16 38 16z">
          <text:p/>
        </draw:path>
        <draw:path draw:style-name="gr19" draw:text-style-name="P19" draw:layer="layout" svg:width="0.106cm" svg:height="0.106cm" svg:x="4.646cm" svg:y="8.703cm" svg:viewBox="0 0 107 107" svg:d="M54 107c14 0 28-6 38-16 9-10 15-23 15-37s-6-28-15-38c-10-10-24-16-38-16-15 0-28 6-38 16s-16 24-16 38 6 27 16 37 23 16 38 16z">
          <text:p/>
        </draw:path>
        <draw:path draw:style-name="gr19" draw:text-style-name="P19" draw:layer="layout" svg:width="0.106cm" svg:height="0.106cm" svg:x="4.952cm" svg:y="8.703cm" svg:viewBox="0 0 107 107" svg:d="M54 107c14 0 28-6 38-16 9-10 15-23 15-37s-6-28-15-38c-10-10-24-16-38-16-15 0-28 6-38 16s-16 24-16 38 6 27 16 37 23 16 38 16z">
          <text:p/>
        </draw:path>
        <draw:path draw:style-name="gr19" draw:text-style-name="P19" draw:layer="layout" svg:width="0.106cm" svg:height="0.106cm" svg:x="5.258cm" svg:y="8.703cm" svg:viewBox="0 0 107 107" svg:d="M53 107c15 0 29-6 38-16 10-10 16-23 16-37s-6-28-16-38c-9-10-23-16-38-16-14 0-27 6-37 16s-16 24-16 38 6 27 16 37 23 16 37 16z">
          <text:p/>
        </draw:path>
        <draw:path draw:style-name="gr19" draw:text-style-name="P19" draw:layer="layout" svg:width="0.106cm" svg:height="0.106cm" svg:x="5.564cm" svg:y="8.703cm" svg:viewBox="0 0 107 107" svg:d="M53 107c14 0 28-6 38-16s16-23 16-37-6-28-16-38-24-16-38-16-28 6-37 16c-10 10-16 24-16 38s6 27 16 37c9 10 23 16 37 16z">
          <text:p/>
        </draw:path>
        <draw:path draw:style-name="gr19" draw:text-style-name="P19" draw:layer="layout" svg:width="0.106cm" svg:height="0.106cm" svg:x="5.87cm" svg:y="8.703cm" svg:viewBox="0 0 107 107" svg:d="M53 107c14 0 28-6 38-16s16-23 16-37-6-28-16-38-24-16-38-16-28 6-38 16c-9 10-15 24-15 38s6 27 15 37c10 10 24 16 38 16z">
          <text:p/>
        </draw:path>
        <draw:path draw:style-name="gr19" draw:text-style-name="P19" draw:layer="layout" svg:width="0.106cm" svg:height="0.106cm" svg:x="6.176cm" svg:y="8.703cm" svg:viewBox="0 0 107 107" svg:d="M53 107c14 0 27-6 38-16 10-10 16-23 16-37s-6-28-16-38c-11-10-24-16-38-16s-28 6-38 16-15 24-15 38 5 27 15 37 24 16 38 16z">
          <text:p/>
        </draw:path>
        <draw:path draw:style-name="gr19" draw:text-style-name="P19" draw:layer="layout" svg:width="0.106cm" svg:height="0.106cm" svg:x="6.482cm" svg:y="8.703cm" svg:viewBox="0 0 107 107" svg:d="M53 107c14 0 27-6 37-16 11-10 17-23 17-37s-6-28-17-38c-10-10-23-16-37-16s-28 6-38 16-15 24-15 38 5 27 15 37 24 16 38 16z">
          <text:p/>
        </draw:path>
        <draw:path draw:style-name="gr19" draw:text-style-name="P19" draw:layer="layout" svg:width="0.106cm" svg:height="0.106cm" svg:x="6.788cm" svg:y="8.896cm" svg:viewBox="0 0 107 107" svg:d="M54 107c14 0 27-6 37-16 10-9 16-23 16-37s-6-28-16-38-23-16-37-16-28 6-38 16-16 24-16 38 6 28 16 37c10 10 24 16 38 16z">
          <text:p/>
        </draw:path>
        <draw:path draw:style-name="gr19" draw:text-style-name="P19" draw:layer="layout" svg:width="0.106cm" svg:height="0.106cm" svg:x="7.094cm" svg:y="8.709cm" svg:viewBox="0 0 107 107" svg:d="M54 107c14 0 27-6 37-16s16-23 16-37-6-28-16-38c-10-11-23-16-37-16s-28 5-38 16c-11 10-16 24-16 38s5 27 16 37c10 10 24 16 38 16z">
          <text:p/>
        </draw:path>
        <draw:path draw:style-name="gr19" draw:text-style-name="P19" draw:layer="layout" svg:width="0.105cm" svg:height="0.106cm" svg:x="7.4cm" svg:y="8.703cm" svg:viewBox="0 0 106 107" svg:d="M54 107c14 0 27-6 37-16s15-23 15-37-5-28-15-38-23-16-37-16c-15 0-28 6-39 16-10 10-15 24-15 38s5 27 15 37c11 10 24 16 39 16z">
          <text:p/>
        </draw:path>
        <draw:path draw:style-name="gr19" draw:text-style-name="P19" draw:layer="layout" svg:width="0.105cm" svg:height="0.106cm" svg:x="7.706cm" svg:y="8.703cm" svg:viewBox="0 0 106 107" svg:d="M53 107c14 0 28-6 38-16s15-23 15-37-5-28-15-38-24-16-38-16-28 6-38 16-15 24-15 38 5 27 15 37 24 16 38 16z">
          <text:p/>
        </draw:path>
        <draw:path draw:style-name="gr19" draw:text-style-name="P19" draw:layer="layout" svg:width="0.106cm" svg:height="0.106cm" svg:x="8.011cm" svg:y="9.711cm" svg:viewBox="0 0 107 107" svg:d="M54 107c14 0 28-6 38-16s15-23 15-38c0-14-5-28-15-38s-24-15-38-15-28 5-38 15-16 24-16 38c0 15 6 28 16 38s24 16 38 16z">
          <text:p/>
        </draw:path>
        <draw:path draw:style-name="gr19" draw:text-style-name="P19" draw:layer="layout" svg:width="0.106cm" svg:height="0.106cm" svg:x="8.317cm" svg:y="8.709cm" svg:viewBox="0 0 107 107" svg:d="M54 107c14 0 28-6 38-16s15-23 15-37-5-28-15-38c-10-11-24-16-38-16-15 0-28 5-38 16-10 10-16 24-16 38s6 27 16 37 23 16 38 16z">
          <text:p/>
        </draw:path>
        <draw:path draw:style-name="gr19" draw:text-style-name="P19" draw:layer="layout" svg:width="0.106cm" svg:height="0.106cm" svg:x="8.623cm" svg:y="8.706cm" svg:viewBox="0 0 107 107" svg:d="M53 107c15 0 29-6 39-16s15-23 15-37-5-28-15-39c-10-10-24-15-39-15-14 0-27 5-37 15-10 11-16 25-16 39s6 27 16 37 23 16 37 16z">
          <text:p/>
        </draw:path>
        <draw:path draw:style-name="gr19" draw:text-style-name="P19" draw:layer="layout" svg:width="0.106cm" svg:height="0.105cm" svg:x="8.929cm" svg:y="8.712cm" svg:viewBox="0 0 107 106" svg:d="M53 106c15 0 29-5 39-15s15-23 15-37c0-15-5-28-15-38-10-11-24-16-39-16-14 0-27 5-37 16-10 10-16 23-16 38 0 14 6 27 16 37s23 15 37 15z">
          <text:p/>
        </draw:path>
        <draw:path draw:style-name="gr19" draw:text-style-name="P19" draw:layer="layout" svg:width="0.106cm" svg:height="0.106cm" svg:x="9.235cm" svg:y="8.743cm" svg:viewBox="0 0 107 107" svg:d="M53 107c14 0 29-6 39-16 9-11 15-24 15-38s-6-28-15-38c-10-10-25-15-39-15s-27 5-37 15-16 24-16 38 6 27 16 38c10 10 23 16 37 16z">
          <text:p/>
        </draw:path>
        <draw:path draw:style-name="gr19" draw:text-style-name="P19" draw:layer="layout" svg:width="0.106cm" svg:height="0.106cm" svg:x="9.541cm" svg:y="8.862cm" svg:viewBox="0 0 107 107" svg:d="M53 107c14 0 28-6 38-16s16-24 16-38-6-28-16-37c-10-10-24-16-38-16s-27 6-37 16c-10 9-16 23-16 37s6 28 16 38 23 16 37 16z">
          <text:p/>
        </draw:path>
        <draw:path draw:style-name="gr19" draw:text-style-name="P19" draw:layer="layout" svg:width="0.106cm" svg:height="0.105cm" svg:x="9.847cm" svg:y="8.746cm" svg:viewBox="0 0 107 106" svg:d="M53 106c14 0 27-5 37-15 11-11 17-24 17-38s-6-28-17-38c-10-10-23-15-37-15s-28 5-37 15c-10 10-16 24-16 38s6 27 16 38c9 10 23 15 37 15z">
          <text:p/>
        </draw:path>
        <draw:path draw:style-name="gr19" draw:text-style-name="P19" draw:layer="layout" svg:width="0.106cm" svg:height="0.106cm" svg:x="10.153cm" svg:y="9.092cm" svg:viewBox="0 0 107 107" svg:d="M53 107c14 0 27-6 37-16s17-23 17-37c0-15-7-29-17-39-10-9-23-15-37-15s-28 6-38 15c-9 10-15 24-15 39 0 14 6 27 15 37 10 10 24 16 38 16z">
          <text:p/>
        </draw:path>
        <draw:path draw:style-name="gr19" draw:text-style-name="P19" draw:layer="layout" svg:width="0.106cm" svg:height="0.106cm" svg:x="10.459cm" svg:y="8.924cm" svg:viewBox="0 0 107 107" svg:d="M54 107c14 0 27-5 37-15s16-24 16-38-6-27-16-37c-10-11-23-17-37-17s-28 6-38 17c-11 10-16 23-16 37s5 28 16 38c10 10 24 15 38 15z">
          <text:p/>
        </draw:path>
        <draw:path draw:style-name="gr19" draw:text-style-name="P19" draw:layer="layout" svg:width="0.106cm" svg:height="0.105cm" svg:x="10.765cm" svg:y="9.328cm" svg:viewBox="0 0 107 106" svg:d="M54 106c14 0 27-5 37-15s16-23 16-38c0-14-6-27-16-38-10-10-23-15-37-15s-28 5-38 15c-11 11-16 24-16 38 0 15 5 28 16 38 10 10 24 15 38 15z">
          <text:p/>
        </draw:path>
        <draw:path draw:style-name="gr19" draw:text-style-name="P19" draw:layer="layout" svg:width="0.106cm" svg:height="0.106cm" svg:x="11.071cm" svg:y="9.245cm" svg:viewBox="0 0 107 107" svg:d="M54 107c14 0 27-6 37-15 10-10 16-24 16-38s-6-27-16-37-23-17-37-17-28 7-39 17c-10 10-15 23-15 37s5 28 15 38c11 9 25 15 39 15z">
          <text:p/>
        </draw:path>
        <draw:path draw:style-name="gr19" draw:text-style-name="P19" draw:layer="layout" svg:width="0.106cm" svg:height="0.106cm" svg:x="11.377cm" svg:y="10.097cm" svg:viewBox="0 0 107 107" svg:d="M54 107c14 0 27-6 37-17 10-10 16-23 16-37s-6-28-16-38-23-15-37-15-29 5-39 15-15 24-15 38 5 27 15 37c10 11 25 17 39 17z">
          <text:p/>
        </draw:path>
        <draw:polyline draw:style-name="gr20" draw:text-style-name="P1" draw:layer="layout" svg:width="9.484cm" svg:height="5.564cm" svg:x="1.946cm" svg:y="8.77cm" svg:viewBox="0 0 9485 5565" draw:points="0,0 306,80 612,51 918,145 1224,117 1529,125 1835,46 2141,17 2447,23 2754,12 3060,17 3366,91 3672,273 3978,91 4284,383 4590,2346 4896,4506 5202,3277 5508,1124 5813,434 6119,4608 6425,1721 6731,239 7037,3385 7343,3521 7649,3464 7955,3399 8261,3663 8567,3237 8873,3876 9179,5233 9485,5565">
          <text:p/>
        </draw:polyline>
        <draw:path draw:style-name="gr21" draw:text-style-name="P20" draw:layer="layout" svg:width="0.106cm" svg:height="0.106cm" svg:x="1.893cm" svg:y="8.717cm" svg:viewBox="0 0 107 107" svg:d="M53 107c15 0 28-5 38-15s16-24 16-38-6-27-16-37-23-17-38-17c-14 0-28 7-38 17s-15 23-15 37 5 28 15 38 24 15 38 15z">
          <text:p/>
        </draw:path>
        <draw:path draw:style-name="gr21" draw:text-style-name="P20" draw:layer="layout" svg:width="0.106cm" svg:height="0.106cm" svg:x="2.199cm" svg:y="8.797cm" svg:viewBox="0 0 107 107" svg:d="M53 107c14 0 28-6 38-16s16-23 16-37-6-29-16-39-24-15-38-15-28 5-38 15-15 25-15 39 5 27 15 37 24 16 38 16z">
          <text:p/>
        </draw:path>
        <draw:path draw:style-name="gr21" draw:text-style-name="P20" draw:layer="layout" svg:width="0.106cm" svg:height="0.106cm" svg:x="2.505cm" svg:y="8.768cm" svg:viewBox="0 0 107 107" svg:d="M53 107c14 0 27-5 38-15 10-10 16-24 16-39 0-14-6-27-16-37-11-10-24-16-38-16s-28 6-38 16-15 23-15 37c0 15 5 29 15 39s24 15 38 15z">
          <text:p/>
        </draw:path>
        <draw:path draw:style-name="gr21" draw:text-style-name="P20" draw:layer="layout" svg:width="0.106cm" svg:height="0.106cm" svg:x="2.811cm" svg:y="8.862cm" svg:viewBox="0 0 107 107" svg:d="M53 107c14 0 27-6 37-16 11-10 17-24 17-38s-6-28-17-37c-10-10-23-16-37-16s-28 6-38 16c-10 9-15 23-15 37s5 28 15 38 24 16 38 16z">
          <text:p/>
        </draw:path>
        <draw:path draw:style-name="gr21" draw:text-style-name="P20" draw:layer="layout" svg:width="0.105cm" svg:height="0.105cm" svg:x="3.117cm" svg:y="8.834cm" svg:viewBox="0 0 106 106" svg:d="M53 106c14 0 27-5 37-16 10-10 16-23 16-37s-6-28-16-38-23-15-37-15c-15 0-28 5-38 15s-15 24-15 38 5 27 15 37c10 11 23 16 38 16z">
          <text:p/>
        </draw:path>
        <draw:path draw:style-name="gr22" draw:text-style-name="P20" draw:layer="layout" svg:width="0.105cm" svg:height="0.106cm" svg:x="3.423cm" svg:y="8.842cm" svg:viewBox="0 0 106 107" svg:d="M53 107c14 0 28-6 38-17 10-9 15-23 15-37s-5-27-15-37-24-16-38-16-27 6-37 16c-11 10-16 23-16 37s5 28 16 37c10 11 23 17 37 17z">
          <text:p/>
        </draw:path>
        <draw:path draw:style-name="gr23" draw:text-style-name="P1" draw:layer="layout" svg:width="0.105cm" svg:height="0.106cm" svg:x="3.423cm" svg:y="8.842cm" svg:viewBox="0 0 106 107" svg:d="M53 107c14 0 28-6 38-17 10-9 15-23 15-37s-5-27-15-37-24-16-38-16-27 6-37 16c-11 10-16 23-16 37s5 28 16 37c10 11 23 17 37 17z">
          <text:p/>
        </draw:path>
        <draw:path draw:style-name="gr21" draw:text-style-name="P20" draw:layer="layout" svg:width="0.106cm" svg:height="0.106cm" svg:x="3.728cm" svg:y="8.763cm" svg:viewBox="0 0 107 107" svg:d="M54 107c14 0 28-6 38-16s15-23 15-38c0-14-5-28-15-38s-24-15-38-15-27 5-38 15c-10 10-16 24-16 38 0 15 6 28 16 38 11 10 24 16 38 16z">
          <text:p/>
        </draw:path>
        <draw:path draw:style-name="gr22" draw:text-style-name="P20" draw:layer="layout" svg:width="0.106cm" svg:height="0.106cm" svg:x="4.034cm" svg:y="8.734cm" svg:viewBox="0 0 107 107" svg:d="M54 107c14 0 28-5 38-16 10-10 15-24 15-38s-5-27-15-37-24-16-38-16-27 6-38 16c-10 10-16 23-16 37s6 28 16 38c11 11 24 16 38 16z">
          <text:p/>
        </draw:path>
        <draw:path draw:style-name="gr23" draw:text-style-name="P1" draw:layer="layout" svg:width="0.106cm" svg:height="0.106cm" svg:x="4.034cm" svg:y="8.734cm" svg:viewBox="0 0 107 107" svg:d="M54 107c14 0 28-5 38-16 10-10 15-24 15-38s-5-27-15-37-24-16-38-16-27 6-38 16c-10 10-16 23-16 37s6 28 16 38c11 11 24 16 38 16z">
          <text:p/>
        </draw:path>
        <draw:path draw:style-name="gr21" draw:text-style-name="P20" draw:layer="layout" svg:width="0.106cm" svg:height="0.106cm" svg:x="4.34cm" svg:y="8.74cm" svg:viewBox="0 0 107 107" svg:d="M54 107c14 0 28-6 38-16 10-11 15-24 15-38s-5-28-15-38c-10-9-24-15-38-15s-28 6-38 15c-10 10-16 24-16 38s6 27 16 38c10 10 24 16 38 16z">
          <text:p/>
        </draw:path>
        <draw:path draw:style-name="gr22" draw:text-style-name="P20" draw:layer="layout" svg:width="0.106cm" svg:height="0.105cm" svg:x="4.646cm" svg:y="8.729cm" svg:viewBox="0 0 107 106" svg:d="M54 106c14 0 28-5 38-16 9-10 15-23 15-37s-6-28-15-38c-10-10-24-15-38-15-15 0-28 5-38 15s-16 24-16 38 6 27 16 37c10 11 23 16 38 16z">
          <text:p/>
        </draw:path>
        <draw:path draw:style-name="gr23" draw:text-style-name="P1" draw:layer="layout" svg:width="0.106cm" svg:height="0.105cm" svg:x="4.646cm" svg:y="8.729cm" svg:viewBox="0 0 107 106" svg:d="M54 106c14 0 28-5 38-16 9-10 15-23 15-37s-6-28-15-38c-10-10-24-15-38-15-15 0-28 5-38 15s-16 24-16 38 6 27 16 37c10 11 23 16 38 16z">
          <text:p/>
        </draw:path>
        <draw:path draw:style-name="gr21" draw:text-style-name="P20" draw:layer="layout" svg:width="0.106cm" svg:height="0.106cm" svg:x="4.952cm" svg:y="8.734cm" svg:viewBox="0 0 107 107" svg:d="M54 107c14 0 28-5 38-16 9-10 15-24 15-38s-6-27-15-37c-10-10-24-16-38-16-15 0-28 6-38 16s-16 23-16 37 6 28 16 38c10 11 23 16 38 16z">
          <text:p/>
        </draw:path>
        <draw:path draw:style-name="gr21" draw:text-style-name="P20" draw:layer="layout" svg:width="0.106cm" svg:height="0.106cm" svg:x="5.258cm" svg:y="8.808cm" svg:viewBox="0 0 107 107" svg:d="M53 107c15 0 29-6 38-16 10-9 16-23 16-37s-6-27-16-38c-9-10-23-16-38-16-14 0-27 6-37 16-10 11-16 24-16 38s6 28 16 37c10 10 23 16 37 16z">
          <text:p/>
        </draw:path>
        <draw:path draw:style-name="gr21" draw:text-style-name="P20" draw:layer="layout" svg:width="0.106cm" svg:height="0.106cm" svg:x="5.564cm" svg:y="8.99cm" svg:viewBox="0 0 107 107" svg:d="M53 107c14 0 28-6 38-16s16-23 16-37c0-15-6-29-16-39s-24-15-38-15-28 5-37 15c-10 10-16 24-16 39 0 14 6 27 16 37 9 10 23 16 37 16z">
          <text:p/>
        </draw:path>
        <draw:path draw:style-name="gr21" draw:text-style-name="P20" draw:layer="layout" svg:width="0.106cm" svg:height="0.106cm" svg:x="5.87cm" svg:y="8.808cm" svg:viewBox="0 0 107 107" svg:d="M53 107c14 0 28-6 38-16 10-9 16-23 16-37s-6-27-16-38c-10-10-24-16-38-16s-28 6-38 16c-9 11-15 24-15 38s6 28 15 37c10 10 24 16 38 16z">
          <text:p/>
        </draw:path>
        <draw:path draw:style-name="gr21" draw:text-style-name="P20" draw:layer="layout" svg:width="0.106cm" svg:height="0.106cm" svg:x="6.176cm" svg:y="9.1cm" svg:viewBox="0 0 107 107" svg:d="M53 107c14 0 27-5 38-15 10-10 16-24 16-38 0-15-6-28-16-38-11-10-24-16-38-16s-28 6-38 16-15 23-15 38c0 14 5 28 15 38s24 15 38 15z">
          <text:p/>
        </draw:path>
        <draw:path draw:style-name="gr21" draw:text-style-name="P20" draw:layer="layout" svg:width="0.106cm" svg:height="0.106cm" svg:x="6.482cm" svg:y="11.062cm" svg:viewBox="0 0 107 107" svg:d="M53 107c14 0 27-6 37-16 11-10 17-24 17-38s-6-28-17-38c-10-10-23-15-37-15s-28 5-38 15-15 24-15 38 5 28 15 38 24 16 38 16z">
          <text:p/>
        </draw:path>
        <draw:path draw:style-name="gr21" draw:text-style-name="P20" draw:layer="layout" svg:width="0.106cm" svg:height="0.106cm" svg:x="6.788cm" svg:y="13.222cm" svg:viewBox="0 0 107 107" svg:d="M54 107c14 0 27-6 37-16s16-23 16-37-6-28-16-37c-10-11-23-17-37-17s-28 6-38 17c-10 9-16 23-16 37s6 27 16 37 24 16 38 16z">
          <text:p/>
        </draw:path>
        <draw:path draw:style-name="gr21" draw:text-style-name="P20" draw:layer="layout" svg:width="0.106cm" svg:height="0.106cm" svg:x="7.094cm" svg:y="11.993cm" svg:viewBox="0 0 107 107" svg:d="M54 107c14 0 27-6 37-16 10-11 16-24 16-38s-6-28-16-38c-10-9-23-15-37-15s-28 6-38 15c-11 10-16 24-16 38s5 27 16 38c10 10 24 16 38 16z">
          <text:p/>
        </draw:path>
        <draw:path draw:style-name="gr21" draw:text-style-name="P20" draw:layer="layout" svg:width="0.105cm" svg:height="0.106cm" svg:x="7.4cm" svg:y="9.841cm" svg:viewBox="0 0 106 107" svg:d="M54 107c14 0 27-5 37-15s15-24 15-38-5-28-15-38-23-16-37-16c-15 0-28 6-39 16-10 10-15 24-15 38s5 28 15 38c11 10 24 15 39 15z">
          <text:p/>
        </draw:path>
        <draw:path draw:style-name="gr21" draw:text-style-name="P20" draw:layer="layout" svg:width="0.105cm" svg:height="0.105cm" svg:x="7.706cm" svg:y="9.152cm" svg:viewBox="0 0 106 106" svg:d="M53 106c14 0 28-5 38-16 10-10 15-23 15-38 0-14-5-27-15-37s-24-15-38-15-28 5-38 15-15 23-15 37c0 15 5 28 15 38 10 11 24 16 38 16z">
          <text:p/>
        </draw:path>
        <draw:path draw:style-name="gr21" draw:text-style-name="P20" draw:layer="layout" svg:width="0.106cm" svg:height="0.106cm" svg:x="8.011cm" svg:y="13.324cm" svg:viewBox="0 0 107 107" svg:d="M54 107c14 0 28-6 38-15 10-10 15-24 15-38s-5-27-15-38c-10-10-24-16-38-16s-28 6-38 16c-10 11-16 24-16 38s6 28 16 38c10 9 24 15 38 15z">
          <text:p/>
        </draw:path>
        <draw:path draw:style-name="gr21" draw:text-style-name="P20" draw:layer="layout" svg:width="0.106cm" svg:height="0.106cm" svg:x="8.317cm" svg:y="10.437cm" svg:viewBox="0 0 107 107" svg:d="M54 107c14 0 28-5 38-15s15-25 15-39-5-27-15-37-24-16-38-16c-15 0-28 6-38 16s-16 23-16 37 6 29 16 39 23 15 38 15z">
          <text:p/>
        </draw:path>
        <draw:path draw:style-name="gr21" draw:text-style-name="P20" draw:layer="layout" svg:width="0.106cm" svg:height="0.106cm" svg:x="8.623cm" svg:y="8.956cm" svg:viewBox="0 0 107 107" svg:d="M53 107c15 0 29-6 39-16 10-11 15-24 15-38s-5-28-15-38-24-15-39-15c-14 0-27 5-37 15s-16 24-16 38 6 27 16 38c10 10 23 16 37 16z">
          <text:p/>
        </draw:path>
        <draw:path draw:style-name="gr21" draw:text-style-name="P20" draw:layer="layout" svg:width="0.106cm" svg:height="0.106cm" svg:x="8.929cm" svg:y="12.101cm" svg:viewBox="0 0 107 107" svg:d="M53 107c15 0 29-6 39-16 10-11 15-24 15-38s-5-28-15-38-24-15-39-15c-14 0-27 5-37 15s-16 24-16 38 6 27 16 38c10 10 23 16 37 16z">
          <text:p/>
        </draw:path>
        <draw:path draw:style-name="gr21" draw:text-style-name="P20" draw:layer="layout" svg:width="0.106cm" svg:height="0.106cm" svg:x="9.235cm" svg:y="12.237cm" svg:viewBox="0 0 107 107" svg:d="M53 107c14 0 29-6 39-16 9-10 15-23 15-38 0-14-6-28-15-37-10-10-25-16-39-16s-27 6-37 16c-10 9-16 23-16 37 0 15 6 28 16 38s23 16 37 16z">
          <text:p/>
        </draw:path>
        <draw:path draw:style-name="gr21" draw:text-style-name="P20" draw:layer="layout" svg:width="0.106cm" svg:height="0.106cm" svg:x="9.541cm" svg:y="12.18cm" svg:viewBox="0 0 107 107" svg:d="M53 107c14 0 28-5 38-15s16-24 16-38-6-27-16-37c-10-11-24-17-38-17s-27 6-37 17c-10 10-16 23-16 37s6 28 16 38 23 15 37 15z">
          <text:p/>
        </draw:path>
        <draw:path draw:style-name="gr21" draw:text-style-name="P20" draw:layer="layout" svg:width="0.106cm" svg:height="0.106cm" svg:x="9.847cm" svg:y="12.115cm" svg:viewBox="0 0 107 107" svg:d="M53 107c14 0 27-6 37-16 11-10 17-24 17-38s-6-28-17-37c-10-10-23-16-37-16s-28 6-37 16c-10 9-16 23-16 37s6 28 16 38c9 10 23 16 37 16z">
          <text:p/>
        </draw:path>
        <draw:path draw:style-name="gr21" draw:text-style-name="P20" draw:layer="layout" svg:width="0.106cm" svg:height="0.106cm" svg:x="10.153cm" svg:y="12.379cm" svg:viewBox="0 0 107 107" svg:d="M53 107c14 0 27-6 37-16s17-23 17-37-7-28-17-39c-10-9-23-15-37-15s-28 6-38 15c-9 11-15 25-15 39s6 27 15 37c10 10 24 16 38 16z">
          <text:p/>
        </draw:path>
        <draw:path draw:style-name="gr21" draw:text-style-name="P20" draw:layer="layout" svg:width="0.106cm" svg:height="0.106cm" svg:x="10.459cm" svg:y="11.953cm" svg:viewBox="0 0 107 107" svg:d="M54 107c14 0 27-6 37-15 10-10 16-24 16-38s-6-27-16-38c-10-10-23-16-37-16s-28 6-38 16c-11 11-16 24-16 38s5 28 16 38c10 9 24 15 38 15z">
          <text:p/>
        </draw:path>
        <draw:path draw:style-name="gr21" draw:text-style-name="P20" draw:layer="layout" svg:width="0.106cm" svg:height="0.106cm" svg:x="10.765cm" svg:y="12.592cm" svg:viewBox="0 0 107 107" svg:d="M54 107c14 0 27-6 37-16s16-23 16-37-6-28-16-39c-10-10-23-15-37-15s-28 5-38 15c-11 11-16 25-16 39s5 27 16 37c10 10 24 16 38 16z">
          <text:p/>
        </draw:path>
        <draw:path draw:style-name="gr21" draw:text-style-name="P20" draw:layer="layout" svg:width="0.106cm" svg:height="0.106cm" svg:x="11.071cm" svg:y="13.949cm" svg:viewBox="0 0 107 107" svg:d="M54 107c14 0 27-6 37-16s16-23 16-37-6-28-16-39c-10-10-23-15-37-15s-28 5-39 15c-10 11-15 25-15 39s5 27 15 37c11 10 25 16 39 16z">
          <text:p/>
        </draw:path>
        <draw:path draw:style-name="gr21" draw:text-style-name="P20" draw:layer="layout" svg:width="0.106cm" svg:height="0.106cm" svg:x="11.377cm" svg:y="14.281cm" svg:viewBox="0 0 107 107" svg:d="M54 107c14 0 27-6 37-16s16-23 16-37-6-28-16-38c-10-11-23-16-37-16s-29 5-39 16c-10 10-15 24-15 38s5 27 15 37 25 16 39 16z">
          <text:p/>
        </draw:path>
        <draw:polyline draw:style-name="gr24" draw:text-style-name="P1" draw:layer="layout" svg:width="9.484cm" svg:height="5.569cm" svg:x="1.946cm" svg:y="8.756cm" svg:viewBox="0 0 9485 5570" draw:points="0,3 306,26 612,23 918,65 1224,48 1529,6 1835,3 2141,0 2447,0 2754,0 3060,0 3366,3 3672,0 3978,0 4284,0 4590,176 4896,1293 5202,261 5508,156 5813,23 6119,133 6425,71 6731,31 7037,562 7343,1593 7649,1332 7955,2235 8261,3104 8567,2979 8873,4230 9179,5116 9485,5570">
          <text:p/>
        </draw:polyline>
        <draw:path draw:style-name="gr25" draw:text-style-name="P21" draw:layer="layout" svg:width="0.106cm" svg:height="0.106cm" svg:x="1.893cm" svg:y="8.706cm" svg:viewBox="0 0 107 107" svg:d="M53 107c15 0 28-6 38-16s16-23 16-37-6-28-16-39c-10-10-23-15-38-15-14 0-28 5-38 15-10 11-15 25-15 39s5 27 15 37 24 16 38 16z">
          <text:p/>
        </draw:path>
        <draw:path draw:style-name="gr25" draw:text-style-name="P21" draw:layer="layout" svg:width="0.106cm" svg:height="0.105cm" svg:x="2.199cm" svg:y="8.729cm" svg:viewBox="0 0 107 106" svg:d="M53 106c14 0 28-5 38-16 10-10 16-23 16-37s-6-28-16-38-24-15-38-15-28 5-38 15-15 24-15 38 5 27 15 37c10 11 24 16 38 16z">
          <text:p/>
        </draw:path>
        <draw:path draw:style-name="gr25" draw:text-style-name="P21" draw:layer="layout" svg:width="0.106cm" svg:height="0.106cm" svg:x="2.505cm" svg:y="8.726cm" svg:viewBox="0 0 107 107" svg:d="M53 107c14 0 27-7 38-17 10-10 16-23 16-37s-6-28-16-38c-11-10-24-15-38-15s-28 5-38 15-15 24-15 38 5 27 15 37 24 17 38 17z">
          <text:p/>
        </draw:path>
        <draw:path draw:style-name="gr25" draw:text-style-name="P21" draw:layer="layout" svg:width="0.106cm" svg:height="0.106cm" svg:x="2.811cm" svg:y="8.768cm" svg:viewBox="0 0 107 107" svg:d="M53 107c14 0 27-5 37-15 11-10 17-24 17-39 0-14-6-27-17-37-10-10-23-16-37-16s-28 6-38 16-15 23-15 37c0 15 5 29 15 39s24 15 38 15z">
          <text:p/>
        </draw:path>
        <draw:path draw:style-name="gr25" draw:text-style-name="P21" draw:layer="layout" svg:width="0.105cm" svg:height="0.106cm" svg:x="3.117cm" svg:y="8.751cm" svg:viewBox="0 0 106 107" svg:d="M53 107c14 0 27-5 37-15s16-25 16-39-6-27-16-37-23-16-37-16c-15 0-28 6-38 16s-15 23-15 37 5 29 15 39 23 15 38 15z">
          <text:p/>
        </draw:path>
        <draw:path draw:style-name="gr25" draw:text-style-name="P21" draw:layer="layout" svg:width="0.105cm" svg:height="0.106cm" svg:x="3.423cm" svg:y="8.709cm" svg:viewBox="0 0 106 107" svg:d="M53 107c14 0 28-6 38-16s15-23 15-37-5-28-15-38c-10-11-24-16-38-16s-27 5-37 16c-11 10-16 24-16 38s5 27 16 37c10 10 23 16 37 16z">
          <text:p/>
        </draw:path>
        <draw:path draw:style-name="gr25" draw:text-style-name="P21" draw:layer="layout" svg:width="0.106cm" svg:height="0.106cm" svg:x="3.728cm" svg:y="8.706cm" svg:viewBox="0 0 107 107" svg:d="M54 107c14 0 28-6 38-16s15-23 15-37-5-28-15-39c-10-10-24-15-38-15s-27 5-38 15c-10 11-16 25-16 39s6 27 16 37c11 10 24 16 38 16z">
          <text:p/>
        </draw:path>
        <draw:path draw:style-name="gr25" draw:text-style-name="P21" draw:layer="layout" svg:width="0.106cm" svg:height="0.106cm" svg:x="4.034cm" svg:y="8.703cm" svg:viewBox="0 0 107 107" svg:d="M54 107c14 0 28-6 38-16s15-23 15-37-5-28-15-38-24-16-38-16-27 6-38 16c-10 10-16 24-16 38s6 27 16 37c11 10 24 16 38 16z">
          <text:p/>
        </draw:path>
        <draw:path draw:style-name="gr25" draw:text-style-name="P21" draw:layer="layout" svg:width="0.106cm" svg:height="0.106cm" svg:x="4.34cm" svg:y="8.703cm" svg:viewBox="0 0 107 107" svg:d="M54 107c14 0 28-6 38-16s15-23 15-37-5-28-15-38-24-16-38-16-28 6-38 16-16 24-16 38 6 27 16 37 24 16 38 16z">
          <text:p/>
        </draw:path>
        <draw:path draw:style-name="gr25" draw:text-style-name="P21" draw:layer="layout" svg:width="0.106cm" svg:height="0.106cm" svg:x="4.646cm" svg:y="8.703cm" svg:viewBox="0 0 107 107" svg:d="M54 107c14 0 28-6 38-16 9-10 15-23 15-37s-6-28-15-38c-10-10-24-16-38-16-15 0-28 6-38 16s-16 24-16 38 6 27 16 37 23 16 38 16z">
          <text:p/>
        </draw:path>
        <draw:path draw:style-name="gr25" draw:text-style-name="P21" draw:layer="layout" svg:width="0.106cm" svg:height="0.106cm" svg:x="4.952cm" svg:y="8.703cm" svg:viewBox="0 0 107 107" svg:d="M54 107c14 0 28-6 38-16 9-10 15-23 15-37s-6-28-15-38c-10-10-24-16-38-16-15 0-28 6-38 16s-16 24-16 38 6 27 16 37 23 16 38 16z">
          <text:p/>
        </draw:path>
        <draw:path draw:style-name="gr25" draw:text-style-name="P21" draw:layer="layout" svg:width="0.106cm" svg:height="0.106cm" svg:x="5.258cm" svg:y="8.706cm" svg:viewBox="0 0 107 107" svg:d="M53 107c15 0 29-6 38-16 10-10 16-23 16-37s-6-28-16-39c-9-10-23-15-38-15-14 0-27 5-37 15-10 11-16 25-16 39s6 27 16 37 23 16 37 16z">
          <text:p/>
        </draw:path>
        <draw:path draw:style-name="gr25" draw:text-style-name="P21" draw:layer="layout" svg:width="0.106cm" svg:height="0.106cm" svg:x="5.564cm" svg:y="8.703cm" svg:viewBox="0 0 107 107" svg:d="M53 107c14 0 28-6 38-16s16-23 16-37-6-28-16-38-24-16-38-16-28 6-37 16c-10 10-16 24-16 38s6 27 16 37c9 10 23 16 37 16z">
          <text:p/>
        </draw:path>
        <draw:path draw:style-name="gr25" draw:text-style-name="P21" draw:layer="layout" svg:width="0.106cm" svg:height="0.106cm" svg:x="5.87cm" svg:y="8.703cm" svg:viewBox="0 0 107 107" svg:d="M53 107c14 0 28-6 38-16s16-23 16-37-6-28-16-38-24-16-38-16-28 6-38 16c-9 10-15 24-15 38s6 27 15 37c10 10 24 16 38 16z">
          <text:p/>
        </draw:path>
        <draw:path draw:style-name="gr25" draw:text-style-name="P21" draw:layer="layout" svg:width="0.106cm" svg:height="0.106cm" svg:x="6.176cm" svg:y="8.703cm" svg:viewBox="0 0 107 107" svg:d="M53 107c14 0 27-6 38-16 10-10 16-23 16-37s-6-28-16-38c-11-10-24-16-38-16s-28 6-38 16-15 24-15 38 5 27 15 37 24 16 38 16z">
          <text:p/>
        </draw:path>
        <draw:path draw:style-name="gr25" draw:text-style-name="P21" draw:layer="layout" svg:width="0.106cm" svg:height="0.106cm" svg:x="6.482cm" svg:y="8.879cm" svg:viewBox="0 0 107 107" svg:d="M53 107c14 0 27-6 37-16 11-10 17-23 17-38 0-14-6-28-17-37-10-10-23-16-37-16s-28 6-38 16c-10 9-15 23-15 37 0 15 5 28 15 38s24 16 38 16z">
          <text:p/>
        </draw:path>
        <draw:path draw:style-name="gr25" draw:text-style-name="P21" draw:layer="layout" svg:width="0.106cm" svg:height="0.105cm" svg:x="6.788cm" svg:y="9.995cm" svg:viewBox="0 0 107 106" svg:d="M54 106c14 0 27-5 37-16 10-10 16-23 16-37 0-15-6-28-16-38s-23-15-37-15-28 5-38 15-16 23-16 38c0 14 6 27 16 37 10 11 24 16 38 16z">
          <text:p/>
        </draw:path>
        <draw:path draw:style-name="gr25" draw:text-style-name="P21" draw:layer="layout" svg:width="0.106cm" svg:height="0.106cm" svg:x="7.094cm" svg:y="8.964cm" svg:viewBox="0 0 107 107" svg:d="M54 107c14 0 27-6 37-15 10-10 16-25 16-39s-6-27-16-37-23-16-37-16-28 6-38 16c-11 10-16 23-16 37s5 29 16 39c10 9 24 15 38 15z">
          <text:p/>
        </draw:path>
        <draw:path draw:style-name="gr25" draw:text-style-name="P21" draw:layer="layout" svg:width="0.105cm" svg:height="0.106cm" svg:x="7.4cm" svg:y="8.859cm" svg:viewBox="0 0 106 107" svg:d="M54 107c14 0 27-6 37-15 10-10 15-25 15-39s-5-27-15-37-23-16-37-16c-15 0-28 6-39 16-10 10-15 23-15 37s5 29 15 39c11 9 24 15 39 15z">
          <text:p/>
        </draw:path>
        <draw:path draw:style-name="gr25" draw:text-style-name="P21" draw:layer="layout" svg:width="0.105cm" svg:height="0.106cm" svg:x="7.706cm" svg:y="8.726cm" svg:viewBox="0 0 106 107" svg:d="M53 107c14 0 28-7 38-17s15-23 15-37-5-28-15-38-24-15-38-15-28 5-38 15-15 24-15 38 5 27 15 37 24 17 38 17z">
          <text:p/>
        </draw:path>
        <draw:path draw:style-name="gr25" draw:text-style-name="P21" draw:layer="layout" svg:width="0.106cm" svg:height="0.106cm" svg:x="8.011cm" svg:y="8.836cm" svg:viewBox="0 0 107 107" svg:d="M54 107c14 0 28-5 38-16 10-10 15-24 15-38s-5-27-15-37-24-16-38-16-28 6-38 16-16 23-16 37 6 28 16 38c10 11 24 16 38 16z">
          <text:p/>
        </draw:path>
        <draw:path draw:style-name="gr25" draw:text-style-name="P21" draw:layer="layout" svg:width="0.106cm" svg:height="0.106cm" svg:x="8.317cm" svg:y="8.774cm" svg:viewBox="0 0 107 107" svg:d="M54 107c14 0 28-6 38-16s15-23 15-38c0-14-5-28-15-37-10-10-24-16-38-16-15 0-28 6-38 16-10 9-16 23-16 37 0 15 6 28 16 38s23 16 38 16z">
          <text:p/>
        </draw:path>
        <draw:path draw:style-name="gr25" draw:text-style-name="P21" draw:layer="layout" svg:width="0.106cm" svg:height="0.106cm" svg:x="8.623cm" svg:y="8.734cm" svg:viewBox="0 0 107 107" svg:d="M53 107c15 0 29-5 39-16 10-10 15-24 15-38s-5-27-15-37-24-16-39-16c-14 0-27 6-37 16s-16 23-16 37 6 28 16 38c10 11 23 16 37 16z">
          <text:p/>
        </draw:path>
        <draw:path draw:style-name="gr25" draw:text-style-name="P21" draw:layer="layout" svg:width="0.106cm" svg:height="0.106cm" svg:x="8.929cm" svg:y="9.265cm" svg:viewBox="0 0 107 107" svg:d="M53 107c15 0 29-6 39-16s15-24 15-38-5-27-15-37-24-16-39-16c-14 0-27 6-37 16s-16 23-16 37 6 28 16 38 23 16 37 16z">
          <text:p/>
        </draw:path>
        <draw:path draw:style-name="gr25" draw:text-style-name="P21" draw:layer="layout" svg:width="0.106cm" svg:height="0.105cm" svg:x="9.235cm" svg:y="10.296cm" svg:viewBox="0 0 107 106" svg:d="M53 106c14 0 29-5 39-15 9-10 15-24 15-38s-6-27-15-37c-10-10-25-16-39-16s-27 6-37 16-16 23-16 37 6 28 16 38 23 15 37 15z">
          <text:p/>
        </draw:path>
        <draw:path draw:style-name="gr25" draw:text-style-name="P21" draw:layer="layout" svg:width="0.106cm" svg:height="0.106cm" svg:x="9.541cm" svg:y="10.034cm" svg:viewBox="0 0 107 107" svg:d="M53 107c14 0 28-5 38-15s16-24 16-39c0-14-6-27-16-37s-24-16-38-16-27 6-37 16-16 23-16 37c0 15 6 29 16 39s23 15 37 15z">
          <text:p/>
        </draw:path>
        <draw:path draw:style-name="gr25" draw:text-style-name="P21" draw:layer="layout" svg:width="0.106cm" svg:height="0.106cm" svg:x="9.847cm" svg:y="10.937cm" svg:viewBox="0 0 107 107" svg:d="M53 107c14 0 27-6 37-17 11-10 17-23 17-37s-6-28-17-37c-10-10-23-16-37-16s-28 6-37 16c-10 9-16 23-16 37s6 27 16 37c9 11 23 17 37 17z">
          <text:p/>
        </draw:path>
        <draw:path draw:style-name="gr25" draw:text-style-name="P21" draw:layer="layout" svg:width="0.106cm" svg:height="0.105cm" svg:x="10.153cm" svg:y="11.806cm" svg:viewBox="0 0 107 106" svg:d="M53 106c14 0 27-5 37-15s17-23 17-38-7-28-17-38-23-15-37-15-28 5-38 15c-9 10-15 23-15 38s6 28 15 38c10 10 24 15 38 15z">
          <text:p/>
        </draw:path>
        <draw:path draw:style-name="gr25" draw:text-style-name="P21" draw:layer="layout" svg:width="0.106cm" svg:height="0.106cm" svg:x="10.459cm" svg:y="11.681cm" svg:viewBox="0 0 107 107" svg:d="M54 107c14 0 27-6 37-16 10-11 16-24 16-38s-6-28-16-38-23-15-37-15-28 5-38 15c-11 10-16 24-16 38s5 27 16 38c10 10 24 16 38 16z">
          <text:p/>
        </draw:path>
        <draw:path draw:style-name="gr25" draw:text-style-name="P21" draw:layer="layout" svg:width="0.106cm" svg:height="0.105cm" svg:x="10.765cm" svg:y="12.933cm" svg:viewBox="0 0 107 106" svg:d="M54 106c14 0 27-5 37-16 10-10 16-24 16-38s-6-27-16-37-23-15-37-15-28 5-38 15c-11 10-16 23-16 37s5 28 16 38c10 11 24 16 38 16z">
          <text:p/>
        </draw:path>
        <draw:path draw:style-name="gr25" draw:text-style-name="P21" draw:layer="layout" svg:width="0.106cm" svg:height="0.106cm" svg:x="11.071cm" svg:y="13.818cm" svg:viewBox="0 0 107 107" svg:d="M54 107c14 0 27-6 37-16 10-9 16-23 16-37 0-15-6-28-16-38s-23-16-37-16-28 6-39 16c-10 10-15 23-15 38 0 14 5 28 15 37 11 10 25 16 39 16z">
          <text:p/>
        </draw:path>
        <draw:path draw:style-name="gr25" draw:text-style-name="P21" draw:layer="layout" svg:width="0.106cm" svg:height="0.106cm" svg:x="11.377cm" svg:y="14.272cm" svg:viewBox="0 0 107 107" svg:d="M54 107c14 0 27-5 37-15s16-24 16-38-6-27-16-37c-10-11-23-17-37-17s-29 6-39 17c-10 10-15 23-15 37s5 28 15 38 25 15 39 15z">
          <text:p/>
        </draw:path>
        <draw:line draw:style-name="gr26" draw:text-style-name="P1" draw:layer="layout" svg:x1="1.472cm" svg:y1="14.433cm" svg:x2="1.472cm" svg:y2="8.302cm">
          <text:p/>
        </draw:line>
        <draw:line draw:style-name="gr26" draw:text-style-name="P1" draw:layer="layout" svg:x1="11.904cm" svg:y1="14.433cm" svg:x2="11.904cm" svg:y2="8.302cm">
          <text:p/>
        </draw:line>
        <draw:line draw:style-name="gr26" draw:text-style-name="P1" draw:layer="layout" svg:x1="1.472cm" svg:y1="14.433cm" svg:x2="11.904cm" svg:y2="14.433cm">
          <text:p/>
        </draw:line>
        <draw:line draw:style-name="gr26" draw:text-style-name="P1" draw:layer="layout" svg:x1="1.472cm" svg:y1="8.302cm" svg:x2="11.904cm" svg:y2="8.302cm">
          <text:p/>
        </draw:line>
        <draw:frame draw:style-name="gr17" draw:text-style-name="P18" draw:layer="layout" svg:width="1.17cm" svg:height="0.86cm" svg:x="0.061cm" svg:y="8.335cm">
          <draw:text-box>
            <text:p text:style-name="P13"><text:span text:style-name="T8">100</text:span></text:p>
          </draw:text-box>
        </draw:frame>
        <draw:polygon draw:style-name="gr13" draw:text-style-name="P15" draw:layer="layout" svg:width="0cm" svg:height="0.123cm" svg:x="14.474cm" svg:y="14.433cm" svg:viewBox="0 0 0 124" draw:points="0,0 0,124">
          <text:p/>
        </draw:polygon>
        <draw:line draw:style-name="gr14" draw:text-style-name="P1" draw:layer="layout" svg:x1="14.474cm" svg:y1="14.433cm" svg:x2="14.474cm" svg:y2="14.557cm">
          <text:p/>
        </draw:line>
        <draw:frame draw:style-name="gr27" draw:text-style-name="P22" draw:layer="layout" svg:width="5.023cm" svg:height="1.017cm" svg:x="4.188cm" svg:y="7.273cm">
          <draw:text-box>
            <text:p text:style-name="P13"><text:span text:style-name="T9">Efficacy (ES)</text:span></text:p>
          </draw:text-box>
        </draw:frame>
        <draw:polygon draw:style-name="gr13" draw:text-style-name="P15" draw:layer="layout" svg:width="0cm" svg:height="0.123cm" svg:x="14.78cm" svg:y="14.433cm" svg:viewBox="0 0 0 124" draw:points="0,0 0,124">
          <text:p/>
        </draw:polygon>
        <draw:line draw:style-name="gr14" draw:text-style-name="P1" draw:layer="layout" svg:x1="14.78cm" svg:y1="14.433cm" svg:x2="14.78cm" svg:y2="14.557cm">
          <text:p/>
        </draw:line>
        <draw:polygon draw:style-name="gr13" draw:text-style-name="P15" draw:layer="layout" svg:width="0cm" svg:height="0.123cm" svg:x="15.086cm" svg:y="14.433cm" svg:viewBox="0 0 0 124" draw:points="0,0 0,124">
          <text:p/>
        </draw:polygon>
        <draw:line draw:style-name="gr14" draw:text-style-name="P1" draw:layer="layout" svg:x1="15.086cm" svg:y1="14.433cm" svg:x2="15.086cm" svg:y2="14.557cm">
          <text:p/>
        </draw:line>
        <draw:polygon draw:style-name="gr13" draw:text-style-name="P15" draw:layer="layout" svg:width="0cm" svg:height="0.123cm" svg:x="15.392cm" svg:y="14.433cm" svg:viewBox="0 0 0 124" draw:points="0,0 0,124">
          <text:p/>
        </draw:polygon>
        <draw:line draw:style-name="gr14" draw:text-style-name="P1" draw:layer="layout" svg:x1="15.392cm" svg:y1="14.433cm" svg:x2="15.392cm" svg:y2="14.557cm">
          <text:p/>
        </draw:line>
        <draw:frame draw:style-name="gr15" draw:text-style-name="P16" draw:layer="layout" svg:width="0.705cm" svg:height="0.784cm" svg:x="14.298cm" svg:y="14.542cm">
          <draw:text-box>
            <text:p text:style-name="P13"><text:span text:style-name="T6">1</text:span></text:p>
          </draw:text-box>
        </draw:frame>
        <draw:polygon draw:style-name="gr13" draw:text-style-name="P15" draw:layer="layout" svg:width="0cm" svg:height="0.123cm" svg:x="15.698cm" svg:y="14.433cm" svg:viewBox="0 0 0 124" draw:points="0,0 0,124">
          <text:p/>
        </draw:polygon>
        <draw:line draw:style-name="gr14" draw:text-style-name="P1" draw:layer="layout" svg:x1="15.698cm" svg:y1="14.433cm" svg:x2="15.698cm" svg:y2="14.557cm">
          <text:p/>
        </draw:line>
        <draw:polygon draw:style-name="gr13" draw:text-style-name="P15" draw:layer="layout" svg:width="0cm" svg:height="0.123cm" svg:x="16.004cm" svg:y="14.433cm" svg:viewBox="0 0 0 124" draw:points="0,0 0,124">
          <text:p/>
        </draw:polygon>
        <draw:line draw:style-name="gr14" draw:text-style-name="P1" draw:layer="layout" svg:x1="16.004cm" svg:y1="14.433cm" svg:x2="16.004cm" svg:y2="14.557cm">
          <text:p/>
        </draw:line>
        <draw:polygon draw:style-name="gr13" draw:text-style-name="P15" draw:layer="layout" svg:width="0cm" svg:height="0.123cm" svg:x="16.31cm" svg:y="14.433cm" svg:viewBox="0 0 0 124" draw:points="0,0 0,124">
          <text:p/>
        </draw:polygon>
        <draw:line draw:style-name="gr14" draw:text-style-name="P1" draw:layer="layout" svg:x1="16.31cm" svg:y1="14.433cm" svg:x2="16.31cm" svg:y2="14.557cm">
          <text:p/>
        </draw:line>
        <draw:polygon draw:style-name="gr13" draw:text-style-name="P15" draw:layer="layout" svg:width="0cm" svg:height="0.123cm" svg:x="16.616cm" svg:y="14.433cm" svg:viewBox="0 0 0 124" draw:points="0,0 0,124">
          <text:p/>
        </draw:polygon>
        <draw:line draw:style-name="gr14" draw:text-style-name="P1" draw:layer="layout" svg:x1="16.616cm" svg:y1="14.433cm" svg:x2="16.616cm" svg:y2="14.557cm">
          <text:p/>
        </draw:line>
        <draw:polygon draw:style-name="gr13" draw:text-style-name="P15" draw:layer="layout" svg:width="0cm" svg:height="0.123cm" svg:x="16.922cm" svg:y="14.433cm" svg:viewBox="0 0 0 124" draw:points="0,0 0,124">
          <text:p/>
        </draw:polygon>
        <draw:line draw:style-name="gr14" draw:text-style-name="P1" draw:layer="layout" svg:x1="16.922cm" svg:y1="14.433cm" svg:x2="16.922cm" svg:y2="14.557cm">
          <text:p/>
        </draw:line>
        <draw:polygon draw:style-name="gr13" draw:text-style-name="P15" draw:layer="layout" svg:width="0cm" svg:height="0.123cm" svg:x="17.228cm" svg:y="14.433cm" svg:viewBox="0 0 0 124" draw:points="0,0 0,124">
          <text:p/>
        </draw:polygon>
        <draw:line draw:style-name="gr14" draw:text-style-name="P1" draw:layer="layout" svg:x1="17.228cm" svg:y1="14.433cm" svg:x2="17.228cm" svg:y2="14.557cm">
          <text:p/>
        </draw:line>
        <draw:polygon draw:style-name="gr13" draw:text-style-name="P15" draw:layer="layout" svg:width="0cm" svg:height="0.123cm" svg:x="17.534cm" svg:y="14.433cm" svg:viewBox="0 0 0 124" draw:points="0,0 0,124">
          <text:p/>
        </draw:polygon>
        <draw:line draw:style-name="gr14" draw:text-style-name="P1" draw:layer="layout" svg:x1="17.534cm" svg:y1="14.433cm" svg:x2="17.534cm" svg:y2="14.557cm">
          <text:p/>
        </draw:line>
        <draw:polygon draw:style-name="gr13" draw:text-style-name="P15" draw:layer="layout" svg:width="0cm" svg:height="0.123cm" svg:x="17.84cm" svg:y="14.433cm" svg:viewBox="0 0 0 124" draw:points="0,0 0,124">
          <text:p/>
        </draw:polygon>
        <draw:line draw:style-name="gr14" draw:text-style-name="P1" draw:layer="layout" svg:x1="17.84cm" svg:y1="14.433cm" svg:x2="17.84cm" svg:y2="14.557cm">
          <text:p/>
        </draw:line>
        <draw:polygon draw:style-name="gr13" draw:text-style-name="P15" draw:layer="layout" svg:width="0cm" svg:height="0.123cm" svg:x="18.145cm" svg:y="14.433cm" svg:viewBox="0 0 0 124" draw:points="0,0 0,124">
          <text:p/>
        </draw:polygon>
        <draw:line draw:style-name="gr14" draw:text-style-name="P1" draw:layer="layout" svg:x1="18.145cm" svg:y1="14.433cm" svg:x2="18.145cm" svg:y2="14.557cm">
          <text:p/>
        </draw:line>
        <draw:polygon draw:style-name="gr13" draw:text-style-name="P15" draw:layer="layout" svg:width="0cm" svg:height="0.123cm" svg:x="18.451cm" svg:y="14.433cm" svg:viewBox="0 0 0 124" draw:points="0,0 0,124">
          <text:p/>
        </draw:polygon>
        <draw:line draw:style-name="gr14" draw:text-style-name="P1" draw:layer="layout" svg:x1="18.451cm" svg:y1="14.433cm" svg:x2="18.451cm" svg:y2="14.557cm">
          <text:p/>
        </draw:line>
        <draw:polygon draw:style-name="gr13" draw:text-style-name="P15" draw:layer="layout" svg:width="0cm" svg:height="0.123cm" svg:x="18.757cm" svg:y="14.433cm" svg:viewBox="0 0 0 124" draw:points="0,0 0,124">
          <text:p/>
        </draw:polygon>
        <draw:line draw:style-name="gr14" draw:text-style-name="P1" draw:layer="layout" svg:x1="18.757cm" svg:y1="14.433cm" svg:x2="18.757cm" svg:y2="14.557cm">
          <text:p/>
        </draw:line>
        <draw:polygon draw:style-name="gr13" draw:text-style-name="P15" draw:layer="layout" svg:width="0cm" svg:height="0.123cm" svg:x="19.063cm" svg:y="14.433cm" svg:viewBox="0 0 0 124" draw:points="0,0 0,124">
          <text:p/>
        </draw:polygon>
        <draw:line draw:style-name="gr14" draw:text-style-name="P1" draw:layer="layout" svg:x1="19.063cm" svg:y1="14.433cm" svg:x2="19.063cm" svg:y2="14.557cm">
          <text:p/>
        </draw:line>
        <draw:polygon draw:style-name="gr13" draw:text-style-name="P15" draw:layer="layout" svg:width="0cm" svg:height="0.123cm" svg:x="19.369cm" svg:y="14.433cm" svg:viewBox="0 0 0 124" draw:points="0,0 0,124">
          <text:p/>
        </draw:polygon>
        <draw:line draw:style-name="gr14" draw:text-style-name="P1" draw:layer="layout" svg:x1="19.369cm" svg:y1="14.433cm" svg:x2="19.369cm" svg:y2="14.557cm">
          <text:p/>
        </draw:line>
        <draw:polygon draw:style-name="gr13" draw:text-style-name="P15" draw:layer="layout" svg:width="0cm" svg:height="0.123cm" svg:x="19.675cm" svg:y="14.433cm" svg:viewBox="0 0 0 124" draw:points="0,0 0,124">
          <text:p/>
        </draw:polygon>
        <draw:line draw:style-name="gr14" draw:text-style-name="P1" draw:layer="layout" svg:x1="19.675cm" svg:y1="14.433cm" svg:x2="19.675cm" svg:y2="14.557cm">
          <text:p/>
        </draw:line>
        <draw:polygon draw:style-name="gr13" draw:text-style-name="P15" draw:layer="layout" svg:width="0cm" svg:height="0.123cm" svg:x="19.981cm" svg:y="14.433cm" svg:viewBox="0 0 0 124" draw:points="0,0 0,124">
          <text:p/>
        </draw:polygon>
        <draw:line draw:style-name="gr14" draw:text-style-name="P1" draw:layer="layout" svg:x1="19.981cm" svg:y1="14.433cm" svg:x2="19.981cm" svg:y2="14.557cm">
          <text:p/>
        </draw:line>
        <draw:polygon draw:style-name="gr13" draw:text-style-name="P15" draw:layer="layout" svg:width="0cm" svg:height="0.123cm" svg:x="20.287cm" svg:y="14.433cm" svg:viewBox="0 0 0 124" draw:points="0,0 0,124">
          <text:p/>
        </draw:polygon>
        <draw:line draw:style-name="gr14" draw:text-style-name="P1" draw:layer="layout" svg:x1="20.287cm" svg:y1="14.433cm" svg:x2="20.287cm" svg:y2="14.557cm">
          <text:p/>
        </draw:line>
        <draw:polygon draw:style-name="gr13" draw:text-style-name="P15" draw:layer="layout" svg:width="0cm" svg:height="0.123cm" svg:x="20.593cm" svg:y="14.433cm" svg:viewBox="0 0 0 124" draw:points="0,0 0,124">
          <text:p/>
        </draw:polygon>
        <draw:line draw:style-name="gr14" draw:text-style-name="P1" draw:layer="layout" svg:x1="20.593cm" svg:y1="14.433cm" svg:x2="20.593cm" svg:y2="14.557cm">
          <text:p/>
        </draw:line>
        <draw:polygon draw:style-name="gr13" draw:text-style-name="P15" draw:layer="layout" svg:width="0cm" svg:height="0.123cm" svg:x="20.899cm" svg:y="14.433cm" svg:viewBox="0 0 0 124" draw:points="0,0 0,124">
          <text:p/>
        </draw:polygon>
        <draw:line draw:style-name="gr14" draw:text-style-name="P1" draw:layer="layout" svg:x1="20.899cm" svg:y1="14.433cm" svg:x2="20.899cm" svg:y2="14.557cm">
          <text:p/>
        </draw:line>
        <draw:polygon draw:style-name="gr13" draw:text-style-name="P15" draw:layer="layout" svg:width="0cm" svg:height="0.123cm" svg:x="21.205cm" svg:y="14.433cm" svg:viewBox="0 0 0 124" draw:points="0,0 0,124">
          <text:p/>
        </draw:polygon>
        <draw:line draw:style-name="gr14" draw:text-style-name="P1" draw:layer="layout" svg:x1="21.205cm" svg:y1="14.433cm" svg:x2="21.205cm" svg:y2="14.557cm">
          <text:p/>
        </draw:line>
        <draw:polygon draw:style-name="gr13" draw:text-style-name="P15" draw:layer="layout" svg:width="0cm" svg:height="0.123cm" svg:x="21.511cm" svg:y="14.433cm" svg:viewBox="0 0 0 124" draw:points="0,0 0,124">
          <text:p/>
        </draw:polygon>
        <draw:line draw:style-name="gr14" draw:text-style-name="P1" draw:layer="layout" svg:x1="21.511cm" svg:y1="14.433cm" svg:x2="21.511cm" svg:y2="14.557cm">
          <text:p/>
        </draw:line>
        <draw:polygon draw:style-name="gr13" draw:text-style-name="P15" draw:layer="layout" svg:width="0cm" svg:height="0.123cm" svg:x="21.817cm" svg:y="14.433cm" svg:viewBox="0 0 0 124" draw:points="0,0 0,124">
          <text:p/>
        </draw:polygon>
        <draw:line draw:style-name="gr14" draw:text-style-name="P1" draw:layer="layout" svg:x1="21.817cm" svg:y1="14.433cm" svg:x2="21.817cm" svg:y2="14.557cm">
          <text:p/>
        </draw:line>
        <draw:polygon draw:style-name="gr13" draw:text-style-name="P15" draw:layer="layout" svg:width="0cm" svg:height="0.123cm" svg:x="22.123cm" svg:y="14.433cm" svg:viewBox="0 0 0 124" draw:points="0,0 0,124">
          <text:p/>
        </draw:polygon>
        <draw:line draw:style-name="gr14" draw:text-style-name="P1" draw:layer="layout" svg:x1="22.123cm" svg:y1="14.433cm" svg:x2="22.123cm" svg:y2="14.557cm">
          <text:p/>
        </draw:line>
        <draw:polygon draw:style-name="gr13" draw:text-style-name="P15" draw:layer="layout" svg:width="0cm" svg:height="0.123cm" svg:x="22.428cm" svg:y="14.433cm" svg:viewBox="0 0 0 124" draw:points="0,0 0,124">
          <text:p/>
        </draw:polygon>
        <draw:line draw:style-name="gr14" draw:text-style-name="P1" draw:layer="layout" svg:x1="22.428cm" svg:y1="14.433cm" svg:x2="22.428cm" svg:y2="14.557cm">
          <text:p/>
        </draw:line>
        <draw:polygon draw:style-name="gr13" draw:text-style-name="P15" draw:layer="layout" svg:width="0cm" svg:height="0.123cm" svg:x="22.734cm" svg:y="14.433cm" svg:viewBox="0 0 0 124" draw:points="0,0 0,124">
          <text:p/>
        </draw:polygon>
        <draw:line draw:style-name="gr14" draw:text-style-name="P1" draw:layer="layout" svg:x1="22.734cm" svg:y1="14.433cm" svg:x2="22.734cm" svg:y2="14.557cm">
          <text:p/>
        </draw:line>
        <draw:polygon draw:style-name="gr13" draw:text-style-name="P15" draw:layer="layout" svg:width="0cm" svg:height="0.123cm" svg:x="23.04cm" svg:y="14.433cm" svg:viewBox="0 0 0 124" draw:points="0,0 0,124">
          <text:p/>
        </draw:polygon>
        <draw:line draw:style-name="gr14" draw:text-style-name="P1" draw:layer="layout" svg:x1="23.04cm" svg:y1="14.433cm" svg:x2="23.04cm" svg:y2="14.557cm">
          <text:p/>
        </draw:line>
        <draw:polygon draw:style-name="gr13" draw:text-style-name="P15" draw:layer="layout" svg:width="0cm" svg:height="0.123cm" svg:x="23.346cm" svg:y="14.433cm" svg:viewBox="0 0 0 124" draw:points="0,0 0,124">
          <text:p/>
        </draw:polygon>
        <draw:line draw:style-name="gr14" draw:text-style-name="P1" draw:layer="layout" svg:x1="23.346cm" svg:y1="14.433cm" svg:x2="23.346cm" svg:y2="14.557cm">
          <text:p/>
        </draw:line>
        <draw:polygon draw:style-name="gr13" draw:text-style-name="P15" draw:layer="layout" svg:width="0cm" svg:height="0.123cm" svg:x="23.652cm" svg:y="14.433cm" svg:viewBox="0 0 0 124" draw:points="0,0 0,124">
          <text:p/>
        </draw:polygon>
        <draw:line draw:style-name="gr14" draw:text-style-name="P1" draw:layer="layout" svg:x1="23.652cm" svg:y1="14.433cm" svg:x2="23.652cm" svg:y2="14.557cm">
          <text:p/>
        </draw:line>
        <draw:polygon draw:style-name="gr13" draw:text-style-name="P15" draw:layer="layout" svg:width="0cm" svg:height="0.123cm" svg:x="23.958cm" svg:y="14.433cm" svg:viewBox="0 0 0 124" draw:points="0,0 0,124">
          <text:p/>
        </draw:polygon>
        <draw:line draw:style-name="gr14" draw:text-style-name="P1" draw:layer="layout" svg:x1="23.958cm" svg:y1="14.433cm" svg:x2="23.958cm" svg:y2="14.557cm">
          <text:p/>
        </draw:line>
        <draw:frame draw:style-name="gr15" draw:text-style-name="P16" draw:layer="layout" svg:width="8.359cm" svg:height="0.784cm" svg:x="15.216cm" svg:y="14.542cm">
          <draw:text-box>
            <text:p text:style-name="P13"><text:span text:style-name="T6">7</text:span><text:span text:style-name="T6"> </text:span><text:span text:style-name="T6">1</text:span><text:span text:style-name="T6">3</text:span><text:span text:style-name="T6"> </text:span><text:span text:style-name="T6">1</text:span><text:span text:style-name="T6">9</text:span><text:span text:style-name="T6"> </text:span><text:span text:style-name="T6">2</text:span><text:span text:style-name="T6">5</text:span><text:span text:style-name="T6"> </text:span><text:span text:style-name="T6">3</text:span><text:span text:style-name="T6">1</text:span><text:span text:style-name="T6"> </text:span><text:span text:style-name="T6">3</text:span><text:span text:style-name="T6">7</text:span><text:span text:style-name="T6"> </text:span><text:span text:style-name="T6">4</text:span><text:span text:style-name="T6">3</text:span><text:span text:style-name="T6"> </text:span><text:span text:style-name="T6">4</text:span><text:span text:style-name="T6">9</text:span><text:span text:style-name="T6"> </text:span><text:span text:style-name="T6">5</text:span><text:span text:style-name="T6">5</text:span><text:span text:style-name="T6"> </text:span><text:span text:style-name="T6">6</text:span><text:span text:style-name="T6">1</text:span></text:p>
          </draw:text-box>
        </draw:frame>
        <draw:polygon draw:style-name="gr13" draw:text-style-name="P15" draw:layer="layout" svg:width="0.122cm" svg:height="0cm" svg:x="13.877cm" svg:y="14.433cm" svg:viewBox="0 0 123 0" draw:points="123,0 0,0">
          <text:p/>
        </draw:polygon>
        <draw:line draw:style-name="gr14" draw:text-style-name="P1" draw:layer="layout" svg:x1="14cm" svg:y1="14.433cm" svg:x2="13.877cm" svg:y2="14.433cm">
          <text:p/>
        </draw:line>
        <draw:frame draw:style-name="gr16" draw:text-style-name="P17" draw:layer="layout" svg:width="3.605cm" svg:height="0.937cm" svg:x="17.418cm" svg:y="15.296cm">
          <draw:text-box>
            <text:p text:style-name="P13"><text:span text:style-name="T7">E</text:span><text:span text:style-name="T7">d</text:span><text:span text:style-name="T7">i</text:span><text:span text:style-name="T7">t</text:span><text:span text:style-name="T7"> </text:span><text:span text:style-name="T7">L</text:span><text:span text:style-name="T7">a</text:span><text:span text:style-name="T7">y</text:span><text:span text:style-name="T7">e</text:span><text:span text:style-name="T7">r</text:span></text:p>
          </draw:text-box>
        </draw:frame>
        <draw:polygon draw:style-name="gr13" draw:text-style-name="P15" draw:layer="layout" svg:width="0.122cm" svg:height="0cm" svg:x="13.877cm" svg:y="13.014cm" svg:viewBox="0 0 123 0" draw:points="123,0 0,0">
          <text:p/>
        </draw:polygon>
        <draw:line draw:style-name="gr14" draw:text-style-name="P1" draw:layer="layout" svg:x1="14cm" svg:y1="13.014cm" svg:x2="13.877cm" svg:y2="13.014cm">
          <text:p/>
        </draw:line>
        <draw:frame draw:style-name="gr17" draw:text-style-name="P18" draw:layer="layout" svg:width="0.775cm" svg:height="0.86cm" svg:x="13.366cm" svg:y="14.012cm">
          <draw:text-box>
            <text:p text:style-name="P13"><text:span text:style-name="T8">0</text:span></text:p>
          </draw:text-box>
        </draw:frame>
        <draw:polygon draw:style-name="gr13" draw:text-style-name="P15" draw:layer="layout" svg:width="0.122cm" svg:height="0cm" svg:x="13.877cm" svg:y="11.595cm" svg:viewBox="0 0 123 0" draw:points="123,0 0,0">
          <text:p/>
        </draw:polygon>
        <draw:line draw:style-name="gr14" draw:text-style-name="P1" draw:layer="layout" svg:x1="14cm" svg:y1="11.595cm" svg:x2="13.877cm" svg:y2="11.595cm">
          <text:p/>
        </draw:line>
        <draw:frame draw:style-name="gr17" draw:text-style-name="P18" draw:layer="layout" svg:width="0.781cm" svg:height="0.86cm" svg:x="12.978cm" svg:y="12.592cm">
          <draw:text-box>
            <text:p text:style-name="P13"><text:span text:style-name="T8">25</text:span></text:p>
          </draw:text-box>
        </draw:frame>
        <draw:polygon draw:style-name="gr13" draw:text-style-name="P15" draw:layer="layout" svg:width="0.122cm" svg:height="0cm" svg:x="13.877cm" svg:y="10.175cm" svg:viewBox="0 0 123 0" draw:points="123,0 0,0">
          <text:p/>
        </draw:polygon>
        <draw:line draw:style-name="gr14" draw:text-style-name="P1" draw:layer="layout" svg:x1="14cm" svg:y1="10.175cm" svg:x2="13.877cm" svg:y2="10.175cm">
          <text:p/>
        </draw:line>
        <draw:frame draw:style-name="gr17" draw:text-style-name="P18" draw:layer="layout" svg:width="0.781cm" svg:height="0.86cm" svg:x="12.978cm" svg:y="11.173cm">
          <draw:text-box>
            <text:p text:style-name="P13"><text:span text:style-name="T8">50</text:span></text:p>
          </draw:text-box>
        </draw:frame>
        <draw:polygon draw:style-name="gr13" draw:text-style-name="P15" draw:layer="layout" svg:width="0.122cm" svg:height="0cm" svg:x="13.877cm" svg:y="8.756cm" svg:viewBox="0 0 123 0" draw:points="123,0 0,0">
          <text:p/>
        </draw:polygon>
        <draw:line draw:style-name="gr14" draw:text-style-name="P1" draw:layer="layout" svg:x1="14cm" svg:y1="8.756cm" svg:x2="13.877cm" svg:y2="8.756cm">
          <text:p/>
        </draw:line>
        <draw:frame draw:style-name="gr17" draw:text-style-name="P18" draw:layer="layout" svg:width="0.781cm" svg:height="0.86cm" svg:x="12.978cm" svg:y="9.754cm">
          <draw:text-box>
            <text:p text:style-name="P13"><text:span text:style-name="T8">75</text:span></text:p>
          </draw:text-box>
        </draw:frame>
        <draw:polyline draw:style-name="gr18" draw:text-style-name="P1" draw:layer="layout" svg:width="9.484cm" svg:height="2.367cm" svg:x="14.474cm" svg:y="9.153cm" svg:viewBox="0 0 9485 2368" draw:points="0,1078 306,2104 612,1827 918,1414 1224,960 1530,640 1836,418 2142,620 2448,195 2754,69 3060,17 3366,28 3671,0 3977,83 4283,192 4589,1027 4895,2142 5201,1186 5507,166 5813,151 6119,2368 6425,148 6731,54 7037,375 7343,1521 7649,1766 7954,1239 8260,1768 8566,1169 8872,1722 9179,1329 9485,2104">
          <text:p/>
        </draw:polyline>
        <draw:path draw:style-name="gr19" draw:text-style-name="P19" draw:layer="layout" svg:width="0.106cm" svg:height="0.106cm" svg:x="14.421cm" svg:y="10.178cm" svg:viewBox="0 0 107 107" svg:d="M54 107c14 0 28-6 38-16s15-23 15-37-5-28-15-38-24-16-38-16-28 6-38 16-16 24-16 38 6 27 16 37 24 16 38 16z">
          <text:p/>
        </draw:path>
        <draw:path draw:style-name="gr19" draw:text-style-name="P19" draw:layer="layout" svg:width="0.106cm" svg:height="0.106cm" svg:x="14.727cm" svg:y="11.203cm" svg:viewBox="0 0 107 107" svg:d="M54 107c14 0 28-6 38-16s15-23 15-37c0-15-5-29-15-39s-24-15-38-15c-15 0-28 5-38 15s-16 24-16 39c0 14 6 27 16 37s23 16 38 16z">
          <text:p/>
        </draw:path>
        <draw:path draw:style-name="gr19" draw:text-style-name="P19" draw:layer="layout" svg:width="0.106cm" svg:height="0.105cm" svg:x="15.033cm" svg:y="10.926cm" svg:viewBox="0 0 107 106" svg:d="M54 106c14 0 28-5 38-15s15-23 15-37-5-28-15-38-24-16-38-16c-15 0-28 6-38 16s-16 24-16 38 6 27 16 37 23 15 38 15z">
          <text:p/>
        </draw:path>
        <draw:path draw:style-name="gr19" draw:text-style-name="P19" draw:layer="layout" svg:width="0.106cm" svg:height="0.106cm" svg:x="15.339cm" svg:y="10.514cm" svg:viewBox="0 0 107 107" svg:d="M53 107c15 0 29-6 39-17 9-10 15-23 15-37s-6-28-15-37c-10-10-24-16-39-16-14 0-27 6-37 16-10 9-16 23-16 37s6 27 16 37c10 11 23 17 37 17z">
          <text:p/>
        </draw:path>
        <draw:path draw:style-name="gr19" draw:text-style-name="P19" draw:layer="layout" svg:width="0.106cm" svg:height="0.106cm" svg:x="15.645cm" svg:y="10.06cm" svg:viewBox="0 0 107 107" svg:d="M53 107c14 0 29-6 38-16 10-10 16-23 16-37s-6-29-16-39c-9-10-24-15-38-15s-27 5-37 15-16 25-16 39 6 27 16 37 23 16 37 16z">
          <text:p/>
        </draw:path>
        <draw:path draw:style-name="gr19" draw:text-style-name="P19" draw:layer="layout" svg:width="0.106cm" svg:height="0.106cm" svg:x="15.951cm" svg:y="9.74cm" svg:viewBox="0 0 107 107" svg:d="M53 107c14 0 28-5 38-15s16-24 16-38-6-28-16-38-24-16-38-16-28 6-37 16c-10 10-16 24-16 38s6 28 16 38c9 10 23 15 37 15z">
          <text:p/>
        </draw:path>
        <draw:path draw:style-name="gr19" draw:text-style-name="P19" draw:layer="layout" svg:width="0.106cm" svg:height="0.106cm" svg:x="16.257cm" svg:y="9.518cm" svg:viewBox="0 0 107 107" svg:d="M53 107c14 0 27-6 38-16 10-10 16-23 16-37 0-15-6-29-16-39-11-10-24-15-38-15s-28 5-37 15c-10 10-16 24-16 39 0 14 6 27 16 37 9 10 23 16 37 16z">
          <text:p/>
        </draw:path>
        <draw:path draw:style-name="gr19" draw:text-style-name="P19" draw:layer="layout" svg:width="0.106cm" svg:height="0.106cm" svg:x="16.563cm" svg:y="9.72cm" svg:viewBox="0 0 107 107" svg:d="M53 107c14 0 27-5 37-15 11-10 17-24 17-38 0-15-6-28-17-38-10-10-23-16-37-16s-28 6-38 16c-9 10-15 23-15 38 0 14 6 28 15 38 10 10 24 15 38 15z">
          <text:p/>
        </draw:path>
        <draw:path draw:style-name="gr19" draw:text-style-name="P19" draw:layer="layout" svg:width="0.107cm" svg:height="0.105cm" svg:x="16.869cm" svg:y="9.295cm" svg:viewBox="0 0 108 106" svg:d="M54 106c14 0 27-5 37-15s17-23 17-38c0-14-7-28-17-38s-23-15-37-15-28 5-38 15-16 24-16 38c0 15 6 28 16 38s24 15 38 15z">
          <text:p/>
        </draw:path>
        <draw:path draw:style-name="gr19" draw:text-style-name="P19" draw:layer="layout" svg:width="0.106cm" svg:height="0.105cm" svg:x="17.175cm" svg:y="9.169cm" svg:viewBox="0 0 107 106" svg:d="M54 106c14 0 27-5 37-15s16-24 16-38c0-15-6-28-16-38s-23-15-37-15-28 5-38 15c-11 10-16 23-16 38 0 14 5 28 16 38 10 10 24 15 38 15z">
          <text:p/>
        </draw:path>
        <draw:path draw:style-name="gr19" draw:text-style-name="P19" draw:layer="layout" svg:width="0.106cm" svg:height="0.105cm" svg:x="17.481cm" svg:y="9.118cm" svg:viewBox="0 0 107 106" svg:d="M54 106c14 0 27-5 37-15s16-24 16-38-6-27-16-38c-10-10-23-15-37-15s-28 5-39 15c-10 11-15 24-15 38s5 28 15 38c11 10 25 15 39 15z">
          <text:p/>
        </draw:path>
        <draw:path draw:style-name="gr19" draw:text-style-name="P19" draw:layer="layout" svg:width="0.105cm" svg:height="0.106cm" svg:x="17.787cm" svg:y="9.128cm" svg:viewBox="0 0 106 107" svg:d="M54 107c14 0 27-6 37-16s15-23 15-37-5-28-15-38c-10-11-23-16-37-16s-29 5-39 16c-10 10-15 24-15 38s5 27 15 37 25 16 39 16z">
          <text:p/>
        </draw:path>
        <draw:path draw:style-name="gr19" draw:text-style-name="P19" draw:layer="layout" svg:width="0.105cm" svg:height="0.106cm" svg:x="18.093cm" svg:y="9.1cm" svg:viewBox="0 0 106 107" svg:d="M53 107c15 0 28-5 38-15s15-24 15-38c0-15-5-28-15-38s-23-16-38-16c-14 0-28 6-38 16s-15 23-15 38c0 14 5 28 15 38s24 15 38 15z">
          <text:p/>
        </draw:path>
        <draw:path draw:style-name="gr19" draw:text-style-name="P19" draw:layer="layout" svg:width="0.105cm" svg:height="0.106cm" svg:x="18.399cm" svg:y="9.183cm" svg:viewBox="0 0 106 107" svg:d="M53 107c14 0 28-6 38-16s15-23 15-38c0-14-5-28-15-38s-24-15-38-15c-15 0-28 5-38 15s-15 24-15 38c0 15 5 28 15 38s23 16 38 16z">
          <text:p/>
        </draw:path>
        <draw:path draw:style-name="gr19" draw:text-style-name="P19" draw:layer="layout" svg:width="0.106cm" svg:height="0.106cm" svg:x="18.704cm" svg:y="9.292cm" svg:viewBox="0 0 107 107" svg:d="M53 107c15 0 29-5 39-15s15-24 15-39c0-14-5-27-15-37s-24-16-39-16c-14 0-27 6-37 16s-16 23-16 37c0 15 6 29 16 39s23 15 37 15z">
          <text:p/>
        </draw:path>
        <draw:path draw:style-name="gr19" draw:text-style-name="P19" draw:layer="layout" svg:width="0.106cm" svg:height="0.106cm" svg:x="19.01cm" svg:y="10.127cm" svg:viewBox="0 0 107 107" svg:d="M53 107c15 0 29-6 39-16s15-23 15-38c0-14-5-28-15-38s-24-15-39-15c-14 0-27 5-37 15s-16 24-16 38c0 15 6 28 16 38s23 16 37 16z">
          <text:p/>
        </draw:path>
        <draw:path draw:style-name="gr19" draw:text-style-name="P19" draw:layer="layout" svg:width="0.106cm" svg:height="0.106cm" svg:x="19.316cm" svg:y="11.241cm" svg:viewBox="0 0 107 107" svg:d="M53 107c14 0 29-6 39-16s15-23 15-37-5-28-15-38-25-16-39-16-27 6-37 16-16 24-16 38 6 27 16 37 23 16 37 16z">
          <text:p/>
        </draw:path>
        <draw:path draw:style-name="gr19" draw:text-style-name="P19" draw:layer="layout" svg:width="0.106cm" svg:height="0.106cm" svg:x="19.622cm" svg:y="10.286cm" svg:viewBox="0 0 107 107" svg:d="M53 107c14 0 28-6 39-16 9-10 15-23 15-37s-6-28-15-38c-11-11-25-16-39-16s-27 5-37 16c-10 10-16 24-16 38s6 27 16 37 23 16 37 16z">
          <text:p/>
        </draw:path>
        <draw:path draw:style-name="gr19" draw:text-style-name="P19" draw:layer="layout" svg:width="0.106cm" svg:height="0.106cm" svg:x="19.928cm" svg:y="9.266cm" svg:viewBox="0 0 107 107" svg:d="M53 107c14 0 28-6 37-15 11-11 17-25 17-39s-6-27-17-37c-9-10-23-16-37-16s-27 6-37 16-16 23-16 37 6 28 16 39c10 9 23 15 37 15z">
          <text:p/>
        </draw:path>
        <draw:path draw:style-name="gr19" draw:text-style-name="P19" draw:layer="layout" svg:width="0.106cm" svg:height="0.106cm" svg:x="20.234cm" svg:y="9.251cm" svg:viewBox="0 0 107 107" svg:d="M53 107c14 0 27-7 37-17s17-23 17-37-7-28-17-38-23-15-37-15-27 5-37 15-16 24-16 38 6 27 16 37 23 17 37 17z">
          <text:p/>
        </draw:path>
        <draw:path draw:style-name="gr19" draw:text-style-name="P19" draw:layer="layout" svg:width="0.106cm" svg:height="0.106cm" svg:x="20.54cm" svg:y="11.467cm" svg:viewBox="0 0 107 107" svg:d="M54 107c14 0 27-6 37-17 10-10 16-23 16-37s-6-28-16-38-23-15-37-15-28 5-37 15c-10 10-17 24-17 38s7 27 17 37c9 11 23 17 37 17z">
          <text:p/>
        </draw:path>
        <draw:path draw:style-name="gr19" draw:text-style-name="P19" draw:layer="layout" svg:width="0.106cm" svg:height="0.106cm" svg:x="20.846cm" svg:y="9.248cm" svg:viewBox="0 0 107 107" svg:d="M54 107c14 0 27-7 37-17s16-23 16-37-6-28-16-37c-10-10-23-16-37-16s-28 6-38 16c-10 9-16 23-16 37s6 27 16 37 24 17 38 17z">
          <text:p/>
        </draw:path>
        <draw:path draw:style-name="gr19" draw:text-style-name="P19" draw:layer="layout" svg:width="0.106cm" svg:height="0.106cm" svg:x="21.152cm" svg:y="9.154cm" svg:viewBox="0 0 107 107" svg:d="M54 107c14 0 27-5 37-16 10-10 16-24 16-38s-6-27-16-37-23-16-37-16-28 6-39 16c-10 10-15 23-15 37s5 28 15 38c11 11 25 16 39 16z">
          <text:p/>
        </draw:path>
        <draw:path draw:style-name="gr19" draw:text-style-name="P19" draw:layer="layout" svg:width="0.106cm" svg:height="0.106cm" svg:x="21.458cm" svg:y="9.475cm" svg:viewBox="0 0 107 107" svg:d="M54 107c14 0 27-6 37-16s16-24 16-38-6-27-16-37-23-16-37-16-29 6-39 16-15 23-15 37 5 28 15 38 25 16 39 16z">
          <text:p/>
        </draw:path>
        <draw:path draw:style-name="gr19" draw:text-style-name="P19" draw:layer="layout" svg:width="0.106cm" svg:height="0.106cm" svg:x="21.764cm" svg:y="10.621cm" svg:viewBox="0 0 107 107" svg:d="M54 107c14 0 27-6 37-17 10-10 16-23 16-37s-6-28-16-38-23-15-37-15c-15 0-29 5-39 15s-15 24-15 38 5 27 15 37c10 11 24 17 39 17z">
          <text:p/>
        </draw:path>
        <draw:path draw:style-name="gr19" draw:text-style-name="P19" draw:layer="layout" svg:width="0.105cm" svg:height="0.106cm" svg:x="22.07cm" svg:y="10.865cm" svg:viewBox="0 0 106 107" svg:d="M54 107c14 0 27-6 37-16s15-23 15-38c0-14-5-28-15-38s-23-15-37-15c-15 0-29 5-39 15s-15 24-15 38c0 15 5 28 15 38s24 16 39 16z">
          <text:p/>
        </draw:path>
        <draw:path draw:style-name="gr19" draw:text-style-name="P19" draw:layer="layout" svg:width="0.105cm" svg:height="0.106cm" svg:x="22.376cm" svg:y="10.339cm" svg:viewBox="0 0 106 107" svg:d="M52 107c16 0 29-6 39-15 10-10 15-24 15-39 0-14-5-27-15-37s-23-16-39-16c-14 0-27 6-37 16s-15 23-15 37c0 15 5 29 15 39 10 9 23 15 37 15z">
          <text:p/>
        </draw:path>
        <draw:path draw:style-name="gr19" draw:text-style-name="P19" draw:layer="layout" svg:width="0.105cm" svg:height="0.106cm" svg:x="22.682cm" svg:y="10.867cm" svg:viewBox="0 0 106 107" svg:d="M52 107c14 0 29-6 39-15 10-10 15-24 15-39 0-14-5-27-15-37s-25-16-39-16-27 6-37 16-15 23-15 37c0 15 5 29 15 39 10 9 23 15 37 15z">
          <text:p/>
        </draw:path>
        <draw:path draw:style-name="gr19" draw:text-style-name="P19" draw:layer="layout" svg:width="0.106cm" svg:height="0.106cm" svg:x="22.987cm" svg:y="10.269cm" svg:viewBox="0 0 107 107" svg:d="M53 107c14 0 29-6 39-16s15-23 15-37-5-29-15-39-25-15-39-15-27 5-37 15-16 25-16 39 6 27 16 37 23 16 37 16z">
          <text:p/>
        </draw:path>
        <draw:path draw:style-name="gr19" draw:text-style-name="P19" draw:layer="layout" svg:width="0.106cm" svg:height="0.105cm" svg:x="23.293cm" svg:y="10.821cm" svg:viewBox="0 0 107 106" svg:d="M53 106c14 0 28-5 39-15 10-10 15-23 15-37s-5-28-15-38c-11-10-25-16-39-16s-27 6-37 16-16 24-16 38 6 27 16 37 23 15 37 15z">
          <text:p/>
        </draw:path>
        <draw:path draw:style-name="gr19" draw:text-style-name="P19" draw:layer="layout" svg:width="0.106cm" svg:height="0.106cm" svg:x="23.599cm" svg:y="10.429cm" svg:viewBox="0 0 107 107" svg:d="M53 107c14 0 28-6 38-16 11-10 16-24 16-38s-5-28-16-38c-10-10-24-15-38-15s-27 5-37 15-16 24-16 38 6 28 16 38 23 16 37 16z">
          <text:p/>
        </draw:path>
        <draw:path draw:style-name="gr19" draw:text-style-name="P19" draw:layer="layout" svg:width="0.106cm" svg:height="0.106cm" svg:x="23.905cm" svg:y="11.203cm" svg:viewBox="0 0 107 107" svg:d="M53 107c14 0 28-6 38-16 9-10 16-23 16-37 0-15-7-29-16-39-10-10-24-15-38-15s-27 5-37 15-16 24-16 39c0 14 6 27 16 37s23 16 37 16z">
          <text:p/>
        </draw:path>
        <draw:polyline draw:style-name="gr20" draw:text-style-name="P1" draw:layer="layout" svg:width="9.484cm" svg:height="4.965cm" svg:x="14.474cm" svg:y="9.088cm" svg:viewBox="0 0 9485 4966" draw:points="0,0 306,169 612,168 918,201 1224,128 1530,244 1836,38 2142,106 2448,134 2754,105 3060,127 3366,915 3671,1265 3977,892 4283,1601 4589,3355 4895,4164 5201,3586 5507,2221 5813,1843 6119,4320 6425,2751 6731,1554 7037,4132 7343,4279 7649,4299 7954,4317 8260,4458 8566,4221 8872,4401 9179,4801 9485,4966">
          <text:p/>
        </draw:polyline>
        <draw:path draw:style-name="gr21" draw:text-style-name="P20" draw:layer="layout" svg:width="0.106cm" svg:height="0.106cm" svg:x="14.421cm" svg:y="9.035cm" svg:viewBox="0 0 107 107" svg:d="M54 107c14 0 28-6 38-15 10-10 15-24 15-38s-5-27-15-37-24-17-38-17-28 7-38 17-16 23-16 37 6 28 16 38c10 9 24 15 38 15z">
          <text:p/>
        </draw:path>
        <draw:path draw:style-name="gr21" draw:text-style-name="P20" draw:layer="layout" svg:width="0.106cm" svg:height="0.106cm" svg:x="14.727cm" svg:y="9.204cm" svg:viewBox="0 0 107 107" svg:d="M54 107c14 0 28-6 38-16s15-23 15-37c0-15-5-29-15-39s-24-15-38-15c-15 0-28 5-38 15s-16 24-16 39c0 14 6 27 16 37s23 16 38 16z">
          <text:p/>
        </draw:path>
        <draw:path draw:style-name="gr21" draw:text-style-name="P20" draw:layer="layout" svg:width="0.106cm" svg:height="0.105cm" svg:x="15.033cm" svg:y="9.203cm" svg:viewBox="0 0 107 106" svg:d="M54 106c14 0 28-5 38-15s15-23 15-37c0-15-5-29-15-39s-24-15-38-15c-15 0-28 5-38 15s-16 24-16 39c0 14 6 27 16 37s23 15 38 15z">
          <text:p/>
        </draw:path>
        <draw:path draw:style-name="gr21" draw:text-style-name="P20" draw:layer="layout" svg:width="0.106cm" svg:height="0.105cm" svg:x="15.339cm" svg:y="9.236cm" svg:viewBox="0 0 107 106" svg:d="M53 106c15 0 29-5 39-15 9-10 15-23 15-37 0-15-6-28-15-38-10-11-24-16-39-16-14 0-27 5-37 16-10 10-16 23-16 38 0 14 6 27 16 37s23 15 37 15z">
          <text:p/>
        </draw:path>
        <draw:path draw:style-name="gr21" draw:text-style-name="P20" draw:layer="layout" svg:width="0.106cm" svg:height="0.106cm" svg:x="15.645cm" svg:y="9.163cm" svg:viewBox="0 0 107 107" svg:d="M53 107c14 0 29-6 38-16 10-11 16-24 16-38s-6-28-16-38c-9-10-24-15-38-15s-27 5-37 15-16 24-16 38 6 27 16 38c10 10 23 16 37 16z">
          <text:p/>
        </draw:path>
        <draw:path draw:style-name="gr21" draw:text-style-name="P20" draw:layer="layout" svg:width="0.106cm" svg:height="0.106cm" svg:x="15.951cm" svg:y="9.279cm" svg:viewBox="0 0 107 107" svg:d="M53 107c14 0 28-5 38-15s16-25 16-39-6-27-16-37-24-16-38-16-28 6-37 16c-10 10-16 23-16 37s6 29 16 39c9 10 23 15 37 15z">
          <text:p/>
        </draw:path>
        <draw:path draw:style-name="gr21" draw:text-style-name="P20" draw:layer="layout" svg:width="0.106cm" svg:height="0.106cm" svg:x="16.257cm" svg:y="9.073cm" svg:viewBox="0 0 107 107" svg:d="M53 107c14 0 27-6 38-15 10-10 16-25 16-39s-6-27-16-37c-11-10-24-16-38-16s-28 6-37 16c-10 10-16 23-16 37s6 29 16 39c9 9 23 15 37 15z">
          <text:p/>
        </draw:path>
        <draw:path draw:style-name="gr21" draw:text-style-name="P20" draw:layer="layout" svg:width="0.106cm" svg:height="0.106cm" svg:x="16.563cm" svg:y="9.141cm" svg:viewBox="0 0 107 107" svg:d="M53 107c14 0 27-5 37-15 11-10 17-24 17-38s-6-27-17-37c-10-10-23-17-37-17s-28 7-38 17c-9 10-15 23-15 37s6 28 15 38c10 10 24 15 38 15z">
          <text:p/>
        </draw:path>
        <draw:path draw:style-name="gr21" draw:text-style-name="P20" draw:layer="layout" svg:width="0.107cm" svg:height="0.105cm" svg:x="16.869cm" svg:y="9.169cm" svg:viewBox="0 0 108 106" svg:d="M54 106c14 0 27-5 37-15s17-24 17-38c0-15-7-28-17-38s-23-15-37-15-28 5-38 15-16 23-16 38c0 14 6 28 16 38s24 15 38 15z">
          <text:p/>
        </draw:path>
        <draw:path draw:style-name="gr21" draw:text-style-name="P20" draw:layer="layout" svg:width="0.106cm" svg:height="0.106cm" svg:x="17.175cm" svg:y="9.14cm" svg:viewBox="0 0 107 107" svg:d="M54 107c14 0 27-6 37-15 10-10 16-24 16-38s-6-27-16-37-23-17-37-17-28 7-38 17c-11 10-16 23-16 37s5 28 16 38c10 9 24 15 38 15z">
          <text:p/>
        </draw:path>
        <draw:path draw:style-name="gr21" draw:text-style-name="P20" draw:layer="layout" svg:width="0.106cm" svg:height="0.106cm" svg:x="17.481cm" svg:y="9.162cm" svg:viewBox="0 0 107 107" svg:d="M54 107c14 0 27-6 37-16 10-11 16-24 16-38s-6-28-16-38-23-15-37-15-28 5-39 15c-10 10-15 24-15 38s5 27 15 38c11 10 25 16 39 16z">
          <text:p/>
        </draw:path>
        <draw:path draw:style-name="gr21" draw:text-style-name="P20" draw:layer="layout" svg:width="0.105cm" svg:height="0.106cm" svg:x="17.787cm" svg:y="9.949cm" svg:viewBox="0 0 106 107" svg:d="M54 107c14 0 27-6 37-15 10-10 15-24 15-38s-5-28-15-38-23-16-37-16-29 6-39 16-15 24-15 38 5 28 15 38c10 9 25 15 39 15z">
          <text:p/>
        </draw:path>
        <draw:path draw:style-name="gr21" draw:text-style-name="P20" draw:layer="layout" svg:width="0.105cm" svg:height="0.106cm" svg:x="18.093cm" svg:y="10.299cm" svg:viewBox="0 0 106 107" svg:d="M53 107c15 0 28-6 38-16s15-24 15-38-5-27-15-37-23-16-38-16c-14 0-28 6-38 16s-15 23-15 37 5 28 15 38 24 16 38 16z">
          <text:p/>
        </draw:path>
        <draw:path draw:style-name="gr21" draw:text-style-name="P20" draw:layer="layout" svg:width="0.105cm" svg:height="0.106cm" svg:x="18.399cm" svg:y="9.926cm" svg:viewBox="0 0 106 107" svg:d="M53 107c14 0 28-5 38-15s15-24 15-39c0-14-5-27-15-37s-24-16-38-16c-15 0-28 6-38 16s-15 23-15 37c0 15 5 29 15 39s23 15 38 15z">
          <text:p/>
        </draw:path>
        <draw:path draw:style-name="gr21" draw:text-style-name="P20" draw:layer="layout" svg:width="0.106cm" svg:height="0.106cm" svg:x="18.704cm" svg:y="10.635cm" svg:viewBox="0 0 107 107" svg:d="M53 107c15 0 29-6 39-16 10-11 15-24 15-38s-5-28-15-38c-10-9-24-15-39-15-14 0-27 6-37 15-10 10-16 24-16 38s6 27 16 38c10 10 23 16 37 16z">
          <text:p/>
        </draw:path>
        <draw:path draw:style-name="gr21" draw:text-style-name="P20" draw:layer="layout" svg:width="0.106cm" svg:height="0.105cm" svg:x="19.01cm" svg:y="12.389cm" svg:viewBox="0 0 107 106" svg:d="M53 106c15 0 29-5 39-15s15-23 15-37-5-28-15-38c-10-11-24-16-39-16-14 0-27 5-37 16-10 10-16 24-16 38s6 27 16 37 23 15 37 15z">
          <text:p/>
        </draw:path>
        <draw:path draw:style-name="gr21" draw:text-style-name="P20" draw:layer="layout" svg:width="0.106cm" svg:height="0.106cm" svg:x="19.316cm" svg:y="13.198cm" svg:viewBox="0 0 107 107" svg:d="M53 107c14 0 29-6 39-15 10-10 15-24 15-38 0-15-5-28-15-38s-25-16-39-16-27 6-37 16-16 23-16 38c0 14 6 28 16 38 10 9 23 15 37 15z">
          <text:p/>
        </draw:path>
        <draw:path draw:style-name="gr21" draw:text-style-name="P20" draw:layer="layout" svg:width="0.106cm" svg:height="0.106cm" svg:x="19.622cm" svg:y="12.62cm" svg:viewBox="0 0 107 107" svg:d="M53 107c14 0 28-5 39-16 9-10 15-24 15-38s-6-27-15-37c-11-10-25-16-39-16s-27 6-37 16-16 23-16 37 6 28 16 38c10 11 23 16 37 16z">
          <text:p/>
        </draw:path>
        <draw:path draw:style-name="gr21" draw:text-style-name="P20" draw:layer="layout" svg:width="0.106cm" svg:height="0.106cm" svg:x="19.928cm" svg:y="11.255cm" svg:viewBox="0 0 107 107" svg:d="M53 107c14 0 28-6 37-17 11-10 17-23 17-37s-6-28-17-38c-9-9-23-15-37-15s-27 6-37 15c-10 10-16 24-16 38s6 27 16 37c10 11 23 17 37 17z">
          <text:p/>
        </draw:path>
        <draw:path draw:style-name="gr21" draw:text-style-name="P20" draw:layer="layout" svg:width="0.106cm" svg:height="0.106cm" svg:x="20.234cm" svg:y="10.877cm" svg:viewBox="0 0 107 107" svg:d="M53 107c14 0 27-5 37-15s17-24 17-38c0-15-7-28-17-38s-23-16-37-16-27 6-37 16-16 23-16 38c0 14 6 28 16 38s23 15 37 15z">
          <text:p/>
        </draw:path>
        <draw:path draw:style-name="gr21" draw:text-style-name="P20" draw:layer="layout" svg:width="0.106cm" svg:height="0.106cm" svg:x="20.54cm" svg:y="13.354cm" svg:viewBox="0 0 107 107" svg:d="M54 107c14 0 27-6 37-17 10-10 16-23 16-37s-6-28-16-38-23-15-37-15-28 5-37 15c-10 10-17 24-17 38s7 27 17 37c9 11 23 17 37 17z">
          <text:p/>
        </draw:path>
        <draw:path draw:style-name="gr21" draw:text-style-name="P20" draw:layer="layout" svg:width="0.106cm" svg:height="0.105cm" svg:x="20.846cm" svg:y="11.785cm" svg:viewBox="0 0 107 106" svg:d="M54 106c14 0 27-5 37-15 10-11 16-24 16-38 0-15-6-28-16-38s-23-15-37-15-28 5-38 15-16 23-16 38c0 14 6 27 16 38 10 10 24 15 38 15z">
          <text:p/>
        </draw:path>
        <draw:path draw:style-name="gr21" draw:text-style-name="P20" draw:layer="layout" svg:width="0.106cm" svg:height="0.106cm" svg:x="21.152cm" svg:y="10.588cm" svg:viewBox="0 0 107 107" svg:d="M54 107c14 0 27-6 37-16s16-23 16-37-6-28-16-39c-10-10-23-15-37-15s-28 5-39 15c-10 11-15 25-15 39s5 27 15 37c11 10 25 16 39 16z">
          <text:p/>
        </draw:path>
        <draw:path draw:style-name="gr21" draw:text-style-name="P20" draw:layer="layout" svg:width="0.106cm" svg:height="0.106cm" svg:x="21.458cm" svg:y="13.166cm" svg:viewBox="0 0 107 107" svg:d="M54 107c14 0 27-5 37-15s16-25 16-39-6-27-16-37-23-16-37-16-29 6-39 16-15 23-15 37 5 29 15 39 25 15 39 15z">
          <text:p/>
        </draw:path>
        <draw:path draw:style-name="gr21" draw:text-style-name="P20" draw:layer="layout" svg:width="0.106cm" svg:height="0.106cm" svg:x="21.764cm" svg:y="13.313cm" svg:viewBox="0 0 107 107" svg:d="M54 107c14 0 27-6 37-16s16-23 16-37-6-29-16-39-23-15-37-15c-15 0-29 5-39 15s-15 25-15 39 5 27 15 37 24 16 39 16z">
          <text:p/>
        </draw:path>
        <draw:path draw:style-name="gr21" draw:text-style-name="P20" draw:layer="layout" svg:width="0.105cm" svg:height="0.106cm" svg:x="22.07cm" svg:y="13.333cm" svg:viewBox="0 0 106 107" svg:d="M54 107c14 0 27-6 37-16s15-23 15-37-5-28-15-38c-10-11-23-16-37-16-15 0-29 5-39 16-10 10-15 24-15 38s5 27 15 37 24 16 39 16z">
          <text:p/>
        </draw:path>
        <draw:path draw:style-name="gr21" draw:text-style-name="P20" draw:layer="layout" svg:width="0.105cm" svg:height="0.106cm" svg:x="22.376cm" svg:y="13.351cm" svg:viewBox="0 0 106 107" svg:d="M52 107c16 0 29-5 39-16 10-10 15-24 15-38s-5-27-15-37-23-16-39-16c-14 0-27 6-37 16s-15 23-15 37 5 28 15 38c10 11 23 16 37 16z">
          <text:p/>
        </draw:path>
        <draw:path draw:style-name="gr21" draw:text-style-name="P20" draw:layer="layout" svg:width="0.105cm" svg:height="0.106cm" svg:x="22.682cm" svg:y="13.492cm" svg:viewBox="0 0 106 107" svg:d="M52 107c14 0 29-6 39-16s15-23 15-38c0-14-5-28-15-38s-25-15-39-15-27 5-37 15-15 24-15 38c0 15 5 28 15 38s23 16 37 16z">
          <text:p/>
        </draw:path>
        <draw:path draw:style-name="gr21" draw:text-style-name="P20" draw:layer="layout" svg:width="0.106cm" svg:height="0.106cm" svg:x="22.987cm" svg:y="13.255cm" svg:viewBox="0 0 107 107" svg:d="M53 107c14 0 29-6 39-16 10-11 15-24 15-38s-5-28-15-38c-10-9-25-15-39-15s-27 6-37 15c-10 10-16 24-16 38s6 27 16 38c10 10 23 16 37 16z">
          <text:p/>
        </draw:path>
        <draw:path draw:style-name="gr21" draw:text-style-name="P20" draw:layer="layout" svg:width="0.106cm" svg:height="0.106cm" svg:x="23.293cm" svg:y="13.435cm" svg:viewBox="0 0 107 107" svg:d="M53 107c14 0 28-6 39-16 10-10 15-23 15-37s-5-28-15-38c-11-10-25-16-39-16s-27 6-37 16-16 24-16 38 6 27 16 37 23 16 37 16z">
          <text:p/>
        </draw:path>
        <draw:path draw:style-name="gr21" draw:text-style-name="P20" draw:layer="layout" svg:width="0.106cm" svg:height="0.106cm" svg:x="23.599cm" svg:y="13.835cm" svg:viewBox="0 0 107 107" svg:d="M53 107c14 0 28-6 38-15 11-10 16-24 16-38s-5-28-16-38c-10-10-24-16-38-16s-27 6-37 16-16 24-16 38 6 28 16 38c10 9 23 15 37 15z">
          <text:p/>
        </draw:path>
        <draw:path draw:style-name="gr21" draw:text-style-name="P20" draw:layer="layout" svg:width="0.106cm" svg:height="0.106cm" svg:x="23.905cm" svg:y="14cm" svg:viewBox="0 0 107 107" svg:d="M53 107c14 0 28-6 38-16 9-10 16-24 16-38s-7-28-16-38c-10-10-24-15-38-15s-27 5-37 15-16 24-16 38 6 28 16 38 23 16 37 16z">
          <text:p/>
        </draw:path>
        <draw:polyline draw:style-name="gr24" draw:text-style-name="P1" draw:layer="layout" svg:width="9.484cm" svg:height="5.038cm" svg:x="14.474cm" svg:y="8.992cm" svg:viewBox="0 0 9485 5039" draw:points="0,0 306,178 612,164 918,255 1224,172 1530,132 1836,102 2142,75 2448,134 2754,85 3060,193 3366,457 3671,524 3977,613 4283,734 4589,1281 4895,2076 5201,1309 5507,1831 5813,1082 6119,940 6425,1400 6731,926 7037,2529 7343,3436 7649,3611 7954,3980 8260,4215 8566,4058 8872,4495 9179,4818 9485,5039">
          <text:p/>
        </draw:polyline>
        <draw:path draw:style-name="gr25" draw:text-style-name="P21" draw:layer="layout" svg:width="0.106cm" svg:height="0.106cm" svg:x="14.421cm" svg:y="8.939cm" svg:viewBox="0 0 107 107" svg:d="M54 107c14 0 28-6 38-17 10-10 15-23 15-37s-5-28-15-38-24-15-38-15-28 5-38 15-16 24-16 38 6 27 16 37c10 11 24 17 38 17z">
          <text:p/>
        </draw:path>
        <draw:path draw:style-name="gr25" draw:text-style-name="P21" draw:layer="layout" svg:width="0.106cm" svg:height="0.105cm" svg:x="14.727cm" svg:y="9.118cm" svg:viewBox="0 0 107 106" svg:d="M54 106c14 0 28-5 38-15s15-24 15-38-5-27-15-38c-10-10-24-15-38-15-15 0-28 5-38 15-10 11-16 24-16 38s6 28 16 38 23 15 38 15z">
          <text:p/>
        </draw:path>
        <draw:path draw:style-name="gr25" draw:text-style-name="P21" draw:layer="layout" svg:width="0.106cm" svg:height="0.106cm" svg:x="15.033cm" svg:y="9.103cm" svg:viewBox="0 0 107 107" svg:d="M54 107c14 0 28-5 38-15s15-24 15-38c0-15-5-28-15-38s-24-16-38-16c-15 0-28 6-38 16s-16 23-16 38c0 14 6 28 16 38s23 15 38 15z">
          <text:p/>
        </draw:path>
        <draw:path draw:style-name="gr25" draw:text-style-name="P21" draw:layer="layout" svg:width="0.106cm" svg:height="0.106cm" svg:x="15.339cm" svg:y="9.194cm" svg:viewBox="0 0 107 107" svg:d="M53 107c15 0 29-6 39-16 9-9 15-23 15-38 0-14-6-27-15-37-10-10-24-16-39-16-14 0-27 6-37 16s-16 23-16 37c0 15 6 29 16 38 10 10 23 16 37 16z">
          <text:p/>
        </draw:path>
        <draw:path draw:style-name="gr25" draw:text-style-name="P21" draw:layer="layout" svg:width="0.106cm" svg:height="0.106cm" svg:x="15.645cm" svg:y="9.111cm" svg:viewBox="0 0 107 107" svg:d="M53 107c14 0 29-6 38-16 10-10 16-23 16-37s-6-29-16-39c-9-10-24-15-38-15s-27 5-37 15-16 25-16 39 6 27 16 37 23 16 37 16z">
          <text:p/>
        </draw:path>
        <draw:path draw:style-name="gr28" draw:text-style-name="P21" draw:layer="layout" svg:width="0.106cm" svg:height="0.106cm" svg:x="15.951cm" svg:y="9.071cm" svg:viewBox="0 0 107 107" svg:d="M53 107c14 0 28-6 38-16s16-24 16-38-6-28-16-38c-10-9-24-15-38-15s-28 6-37 15c-10 10-16 24-16 38s6 28 16 38c9 10 23 16 37 16z">
          <text:p/>
        </draw:path>
        <draw:path draw:style-name="gr29" draw:text-style-name="P1" draw:layer="layout" svg:width="0.106cm" svg:height="0.106cm" svg:x="15.951cm" svg:y="9.071cm" svg:viewBox="0 0 107 107" svg:d="M53 107c14 0 28-6 38-16s16-24 16-38-6-28-16-38c-10-9-24-15-38-15s-28 6-37 15c-10 10-16 24-16 38s6 28 16 38c9 10 23 16 37 16z">
          <text:p/>
        </draw:path>
        <draw:path draw:style-name="gr25" draw:text-style-name="P21" draw:layer="layout" svg:width="0.106cm" svg:height="0.106cm" svg:x="16.257cm" svg:y="9.041cm" svg:viewBox="0 0 107 107" svg:d="M53 107c14 0 27-7 38-17 10-10 16-23 16-37s-6-28-16-38c-11-10-24-15-38-15s-28 5-37 15c-10 10-16 24-16 38s6 27 16 37c9 10 23 17 37 17z">
          <text:p/>
        </draw:path>
        <draw:path draw:style-name="gr28" draw:text-style-name="P21" draw:layer="layout" svg:width="0.106cm" svg:height="0.106cm" svg:x="16.563cm" svg:y="9.014cm" svg:viewBox="0 0 107 107" svg:d="M53 107c14 0 27-6 37-15 11-10 17-24 17-38s-6-27-17-38c-10-10-23-16-37-16s-28 6-38 16c-9 11-15 24-15 38s6 28 15 38c10 9 24 15 38 15z">
          <text:p/>
        </draw:path>
        <draw:path draw:style-name="gr29" draw:text-style-name="P1" draw:layer="layout" svg:width="0.106cm" svg:height="0.106cm" svg:x="16.563cm" svg:y="9.014cm" svg:viewBox="0 0 107 107" svg:d="M53 107c14 0 27-6 37-15 11-10 17-24 17-38s-6-27-17-38c-10-10-23-16-37-16s-28 6-38 16c-9 11-15 24-15 38s6 28 15 38c10 9 24 15 38 15z">
          <text:p/>
        </draw:path>
        <draw:path draw:style-name="gr25" draw:text-style-name="P21" draw:layer="layout" svg:width="0.107cm" svg:height="0.106cm" svg:x="16.869cm" svg:y="9.073cm" svg:viewBox="0 0 108 107" svg:d="M54 107c14 0 27-6 37-15 10-10 17-25 17-39s-7-27-17-37-23-16-37-16-28 6-38 16-16 23-16 37 6 29 16 39c10 9 24 15 38 15z">
          <text:p/>
        </draw:path>
        <draw:path draw:style-name="gr25" draw:text-style-name="P21" draw:layer="layout" svg:width="0.106cm" svg:height="0.106cm" svg:x="17.175cm" svg:y="9.024cm" svg:viewBox="0 0 107 107" svg:d="M54 107c14 0 27-6 37-16s16-23 16-37-6-28-16-38c-10-11-23-16-37-16s-28 5-38 16c-11 10-16 24-16 38s5 27 16 37c10 10 24 16 38 16z">
          <text:p/>
        </draw:path>
        <draw:path draw:style-name="gr25" draw:text-style-name="P21" draw:layer="layout" svg:width="0.106cm" svg:height="0.106cm" svg:x="17.481cm" svg:y="9.132cm" svg:viewBox="0 0 107 107" svg:d="M54 107c14 0 27-6 37-16s16-23 16-37-6-28-16-38c-10-11-23-16-37-16s-28 5-39 16c-10 10-15 24-15 38s5 27 15 37c11 10 25 16 39 16z">
          <text:p/>
        </draw:path>
        <draw:path draw:style-name="gr25" draw:text-style-name="P21" draw:layer="layout" svg:width="0.105cm" svg:height="0.106cm" svg:x="17.787cm" svg:y="9.396cm" svg:viewBox="0 0 106 107" svg:d="M54 107c14 0 27-6 37-16s15-23 15-38c0-14-5-28-15-38s-23-15-37-15-29 5-39 15-15 24-15 38c0 15 5 28 15 38s25 16 39 16z">
          <text:p/>
        </draw:path>
        <draw:path draw:style-name="gr25" draw:text-style-name="P21" draw:layer="layout" svg:width="0.105cm" svg:height="0.106cm" svg:x="18.093cm" svg:y="9.463cm" svg:viewBox="0 0 106 107" svg:d="M53 107c15 0 28-6 38-17 10-10 15-23 15-37s-5-28-15-38-23-15-38-15c-14 0-28 5-38 15s-15 24-15 38 5 27 15 37c10 11 24 17 38 17z">
          <text:p/>
        </draw:path>
        <draw:path draw:style-name="gr25" draw:text-style-name="P21" draw:layer="layout" svg:width="0.105cm" svg:height="0.106cm" svg:x="18.399cm" svg:y="9.552cm" svg:viewBox="0 0 106 107" svg:d="M53 107c14 0 28-6 38-16s15-23 15-37-5-28-15-38c-10-11-24-16-38-16-15 0-28 5-38 16-10 10-15 24-15 38s5 27 15 37 23 16 38 16z">
          <text:p/>
        </draw:path>
        <draw:path draw:style-name="gr25" draw:text-style-name="P21" draw:layer="layout" svg:width="0.106cm" svg:height="0.106cm" svg:x="18.704cm" svg:y="9.672cm" svg:viewBox="0 0 107 107" svg:d="M53 107c15 0 29-7 39-17 10-9 15-23 15-37s-5-27-15-37-24-16-39-16c-14 0-27 6-37 16s-16 23-16 37 6 28 16 37c10 10 23 17 37 17z">
          <text:p/>
        </draw:path>
        <draw:path draw:style-name="gr25" draw:text-style-name="P21" draw:layer="layout" svg:width="0.106cm" svg:height="0.106cm" svg:x="19.01cm" svg:y="10.219cm" svg:viewBox="0 0 107 107" svg:d="M53 107c15 0 29-6 39-16s15-24 15-38-5-28-15-38-24-15-39-15c-14 0-27 5-37 15s-16 24-16 38 6 28 16 38 23 16 37 16z">
          <text:p/>
        </draw:path>
        <draw:path draw:style-name="gr25" draw:text-style-name="P21" draw:layer="layout" svg:width="0.106cm" svg:height="0.105cm" svg:x="19.316cm" svg:y="11.014cm" svg:viewBox="0 0 107 106" svg:d="M53 106c14 0 29-5 39-15s15-23 15-37-5-28-15-39c-10-10-25-15-39-15s-27 5-37 15c-10 11-16 25-16 39s6 27 16 37 23 15 37 15z">
          <text:p/>
        </draw:path>
        <draw:path draw:style-name="gr25" draw:text-style-name="P21" draw:layer="layout" svg:width="0.106cm" svg:height="0.106cm" svg:x="19.622cm" svg:y="10.247cm" svg:viewBox="0 0 107 107" svg:d="M53 107c14 0 28-5 39-15 9-10 15-24 15-38 0-15-6-28-15-38-11-10-25-16-39-16s-27 6-37 16-16 23-16 38c0 14 6 28 16 38s23 15 37 15z">
          <text:p/>
        </draw:path>
        <draw:path draw:style-name="gr25" draw:text-style-name="P21" draw:layer="layout" svg:width="0.106cm" svg:height="0.105cm" svg:x="19.928cm" svg:y="10.77cm" svg:viewBox="0 0 107 106" svg:d="M53 106c14 0 28-5 37-15 11-10 17-24 17-39 0-14-6-27-17-37-9-10-23-15-37-15s-27 5-37 15-16 23-16 37c0 15 6 29 16 39s23 15 37 15z">
          <text:p/>
        </draw:path>
        <draw:path draw:style-name="gr25" draw:text-style-name="P21" draw:layer="layout" svg:width="0.106cm" svg:height="0.106cm" svg:x="20.234cm" svg:y="10.02cm" svg:viewBox="0 0 107 107" svg:d="M53 107c14 0 27-6 37-16 10-9 17-24 17-38s-7-27-17-37-23-16-37-16-27 6-37 16-16 23-16 37 6 29 16 38c10 10 23 16 37 16z">
          <text:p/>
        </draw:path>
        <draw:path draw:style-name="gr25" draw:text-style-name="P21" draw:layer="layout" svg:width="0.106cm" svg:height="0.106cm" svg:x="20.54cm" svg:y="9.878cm" svg:viewBox="0 0 107 107" svg:d="M54 107c14 0 27-7 37-16 10-10 16-24 16-38s-6-27-16-37-23-16-37-16-28 6-37 16c-10 10-17 23-17 37s7 28 17 38c9 9 23 16 37 16z">
          <text:p/>
        </draw:path>
        <draw:path draw:style-name="gr25" draw:text-style-name="P21" draw:layer="layout" svg:width="0.106cm" svg:height="0.106cm" svg:x="20.846cm" svg:y="10.338cm" svg:viewBox="0 0 107 107" svg:d="M54 107c14 0 27-6 37-16s16-23 16-38c0-14-6-27-16-37s-23-16-37-16-28 6-38 16-16 23-16 37c0 15 6 28 16 38s24 16 38 16z">
          <text:p/>
        </draw:path>
        <draw:path draw:style-name="gr25" draw:text-style-name="P21" draw:layer="layout" svg:width="0.106cm" svg:height="0.106cm" svg:x="21.152cm" svg:y="9.864cm" svg:viewBox="0 0 107 107" svg:d="M54 107c14 0 27-6 37-16s16-23 16-37-6-28-16-37c-10-11-23-17-37-17s-28 6-39 17c-10 9-15 23-15 37s5 27 15 37c11 10 25 16 39 16z">
          <text:p/>
        </draw:path>
        <draw:path draw:style-name="gr25" draw:text-style-name="P21" draw:layer="layout" svg:width="0.106cm" svg:height="0.106cm" svg:x="21.458cm" svg:y="11.467cm" svg:viewBox="0 0 107 107" svg:d="M54 107c14 0 27-6 37-17 10-10 16-23 16-37s-6-28-16-38-23-15-37-15-29 5-39 15-15 24-15 38 5 27 15 37c10 11 25 17 39 17z">
          <text:p/>
        </draw:path>
        <draw:path draw:style-name="gr25" draw:text-style-name="P21" draw:layer="layout" svg:width="0.106cm" svg:height="0.106cm" svg:x="21.764cm" svg:y="12.374cm" svg:viewBox="0 0 107 107" svg:d="M54 107c14 0 27-5 37-15s16-24 16-38-6-27-16-38c-10-10-23-16-37-16-15 0-29 6-39 16-10 11-15 24-15 38s5 28 15 38 24 15 39 15z">
          <text:p/>
        </draw:path>
        <draw:path draw:style-name="gr25" draw:text-style-name="P21" draw:layer="layout" svg:width="0.105cm" svg:height="0.106cm" svg:x="22.07cm" svg:y="12.549cm" svg:viewBox="0 0 106 107" svg:d="M54 107c14 0 27-5 37-15s15-24 15-39c0-14-5-27-15-37s-23-16-37-16c-15 0-29 6-39 16s-15 23-15 37c0 15 5 29 15 39s24 15 39 15z">
          <text:p/>
        </draw:path>
        <draw:path draw:style-name="gr25" draw:text-style-name="P21" draw:layer="layout" svg:width="0.105cm" svg:height="0.106cm" svg:x="22.376cm" svg:y="12.918cm" svg:viewBox="0 0 106 107" svg:d="M52 107c16 0 29-5 39-15s15-24 15-38-5-27-15-37-23-17-39-17c-14 0-27 7-37 17s-15 23-15 37 5 28 15 38 23 15 37 15z">
          <text:p/>
        </draw:path>
        <draw:path draw:style-name="gr25" draw:text-style-name="P21" draw:layer="layout" svg:width="0.105cm" svg:height="0.106cm" svg:x="22.682cm" svg:y="13.153cm" svg:viewBox="0 0 106 107" svg:d="M52 107c14 0 29-6 39-16 10-11 15-24 15-38s-5-28-15-38-25-15-39-15-27 5-37 15-15 24-15 38 5 27 15 38c10 10 23 16 37 16z">
          <text:p/>
        </draw:path>
        <draw:path draw:style-name="gr25" draw:text-style-name="P21" draw:layer="layout" svg:width="0.106cm" svg:height="0.106cm" svg:x="22.987cm" svg:y="12.996cm" svg:viewBox="0 0 107 107" svg:d="M53 107c14 0 29-6 39-16 10-9 15-23 15-37s-5-28-15-38-25-16-39-16-27 6-37 16-16 24-16 38 6 28 16 37c10 10 23 16 37 16z">
          <text:p/>
        </draw:path>
        <draw:path draw:style-name="gr25" draw:text-style-name="P21" draw:layer="layout" svg:width="0.106cm" svg:height="0.106cm" svg:x="23.293cm" svg:y="13.433cm" svg:viewBox="0 0 107 107" svg:d="M53 107c14 0 28-6 39-15 10-10 15-24 15-38s-5-27-15-37c-11-11-25-17-39-17s-27 6-37 17c-10 10-16 23-16 37s6 28 16 38c10 9 23 15 37 15z">
          <text:p/>
        </draw:path>
        <draw:path draw:style-name="gr25" draw:text-style-name="P21" draw:layer="layout" svg:width="0.106cm" svg:height="0.106cm" svg:x="23.599cm" svg:y="13.756cm" svg:viewBox="0 0 107 107" svg:d="M53 107c14 0 28-6 38-16 11-10 16-23 16-37s-5-28-16-38c-10-11-24-16-38-16s-27 5-37 16c-10 10-16 24-16 38s6 27 16 37 23 16 37 16z">
          <text:p/>
        </draw:path>
        <draw:path draw:style-name="gr25" draw:text-style-name="P21" draw:layer="layout" svg:width="0.106cm" svg:height="0.106cm" svg:x="23.905cm" svg:y="13.977cm" svg:viewBox="0 0 107 107" svg:d="M53 107c14 0 28-7 38-17 9-9 16-23 16-37s-7-27-16-37c-10-10-24-16-38-16s-27 6-37 16-16 23-16 37 6 28 16 37c10 10 23 17 37 17z">
          <text:p/>
        </draw:path>
        <draw:line draw:style-name="gr26" draw:text-style-name="P1" draw:layer="layout" svg:x1="14cm" svg:y1="14.433cm" svg:x2="14cm" svg:y2="8.302cm">
          <text:p/>
        </draw:line>
        <draw:line draw:style-name="gr26" draw:text-style-name="P1" draw:layer="layout" svg:x1="24.432cm" svg:y1="14.433cm" svg:x2="24.432cm" svg:y2="8.302cm">
          <text:p/>
        </draw:line>
        <draw:line draw:style-name="gr26" draw:text-style-name="P1" draw:layer="layout" svg:x1="14cm" svg:y1="14.433cm" svg:x2="24.432cm" svg:y2="14.433cm">
          <text:p/>
        </draw:line>
        <draw:line draw:style-name="gr26" draw:text-style-name="P1" draw:layer="layout" svg:x1="14cm" svg:y1="8.302cm" svg:x2="24.432cm" svg:y2="8.302cm">
          <text:p/>
        </draw:line>
        <draw:frame draw:style-name="gr17" draw:text-style-name="P18" draw:layer="layout" svg:width="1.17cm" svg:height="0.86cm" svg:x="12.59cm" svg:y="8.335cm">
          <draw:text-box>
            <text:p text:style-name="P13"><text:span text:style-name="T8">100</text:span></text:p>
          </draw:text-box>
        </draw:frame>
        <draw:polygon draw:style-name="gr13" draw:text-style-name="P15" draw:layer="layout" svg:width="0cm" svg:height="0.123cm" svg:x="27.003cm" svg:y="14.433cm" svg:viewBox="0 0 0 124" draw:points="0,0 0,124">
          <text:p/>
        </draw:polygon>
        <draw:line draw:style-name="gr14" draw:text-style-name="P1" draw:layer="layout" svg:x1="27.003cm" svg:y1="14.433cm" svg:x2="27.003cm" svg:y2="14.557cm">
          <text:p/>
        </draw:line>
        <draw:frame draw:style-name="gr27" draw:text-style-name="P22" draw:layer="layout" svg:width="7.266cm" svg:height="1.017cm" svg:x="15.587cm" svg:y="7.273cm">
          <draw:text-box>
            <text:p text:style-name="P13"><text:span text:style-name="T9">Generalization (PS)</text:span></text:p>
          </draw:text-box>
        </draw:frame>
        <draw:polygon draw:style-name="gr13" draw:text-style-name="P15" draw:layer="layout" svg:width="0cm" svg:height="0.123cm" svg:x="27.309cm" svg:y="14.433cm" svg:viewBox="0 0 0 124" draw:points="0,0 0,124">
          <text:p/>
        </draw:polygon>
        <draw:line draw:style-name="gr14" draw:text-style-name="P1" draw:layer="layout" svg:x1="27.309cm" svg:y1="14.433cm" svg:x2="27.309cm" svg:y2="14.557cm">
          <text:p/>
        </draw:line>
        <draw:polygon draw:style-name="gr13" draw:text-style-name="P15" draw:layer="layout" svg:width="0cm" svg:height="0.123cm" svg:x="27.615cm" svg:y="14.433cm" svg:viewBox="0 0 0 124" draw:points="0,0 0,124">
          <text:p/>
        </draw:polygon>
        <draw:line draw:style-name="gr14" draw:text-style-name="P1" draw:layer="layout" svg:x1="27.615cm" svg:y1="14.433cm" svg:x2="27.615cm" svg:y2="14.557cm">
          <text:p/>
        </draw:line>
        <draw:polygon draw:style-name="gr13" draw:text-style-name="P15" draw:layer="layout" svg:width="0cm" svg:height="0.123cm" svg:x="27.921cm" svg:y="14.433cm" svg:viewBox="0 0 0 124" draw:points="0,0 0,124">
          <text:p/>
        </draw:polygon>
        <draw:line draw:style-name="gr14" draw:text-style-name="P1" draw:layer="layout" svg:x1="27.921cm" svg:y1="14.433cm" svg:x2="27.921cm" svg:y2="14.557cm">
          <text:p/>
        </draw:line>
        <draw:frame draw:style-name="gr15" draw:text-style-name="P16" draw:layer="layout" svg:width="0.705cm" svg:height="0.784cm" svg:x="26.827cm" svg:y="14.542cm">
          <draw:text-box>
            <text:p text:style-name="P13"><text:span text:style-name="T6">1</text:span></text:p>
          </draw:text-box>
        </draw:frame>
        <draw:polygon draw:style-name="gr13" draw:text-style-name="P15" draw:layer="layout" svg:width="0cm" svg:height="0.123cm" svg:x="28.227cm" svg:y="14.433cm" svg:viewBox="0 0 0 124" draw:points="0,0 0,124">
          <text:p/>
        </draw:polygon>
        <draw:line draw:style-name="gr14" draw:text-style-name="P1" draw:layer="layout" svg:x1="28.227cm" svg:y1="14.433cm" svg:x2="28.227cm" svg:y2="14.557cm">
          <text:p/>
        </draw:line>
        <draw:polygon draw:style-name="gr13" draw:text-style-name="P15" draw:layer="layout" svg:width="0cm" svg:height="0.123cm" svg:x="28.533cm" svg:y="14.433cm" svg:viewBox="0 0 0 124" draw:points="0,0 0,124">
          <text:p/>
        </draw:polygon>
        <draw:line draw:style-name="gr14" draw:text-style-name="P1" draw:layer="layout" svg:x1="28.533cm" svg:y1="14.433cm" svg:x2="28.533cm" svg:y2="14.557cm">
          <text:p/>
        </draw:line>
        <draw:polygon draw:style-name="gr13" draw:text-style-name="P15" draw:layer="layout" svg:width="0cm" svg:height="0.123cm" svg:x="28.838cm" svg:y="14.433cm" svg:viewBox="0 0 0 124" draw:points="0,0 0,124">
          <text:p/>
        </draw:polygon>
        <draw:line draw:style-name="gr14" draw:text-style-name="P1" draw:layer="layout" svg:x1="28.838cm" svg:y1="14.433cm" svg:x2="28.838cm" svg:y2="14.557cm">
          <text:p/>
        </draw:line>
        <draw:polygon draw:style-name="gr13" draw:text-style-name="P15" draw:layer="layout" svg:width="0cm" svg:height="0.123cm" svg:x="29.144cm" svg:y="14.433cm" svg:viewBox="0 0 0 124" draw:points="0,0 0,124">
          <text:p/>
        </draw:polygon>
        <draw:line draw:style-name="gr14" draw:text-style-name="P1" draw:layer="layout" svg:x1="29.144cm" svg:y1="14.433cm" svg:x2="29.144cm" svg:y2="14.557cm">
          <text:p/>
        </draw:line>
        <draw:polygon draw:style-name="gr13" draw:text-style-name="P15" draw:layer="layout" svg:width="0cm" svg:height="0.123cm" svg:x="29.45cm" svg:y="14.433cm" svg:viewBox="0 0 0 124" draw:points="0,0 0,124">
          <text:p/>
        </draw:polygon>
        <draw:line draw:style-name="gr14" draw:text-style-name="P1" draw:layer="layout" svg:x1="29.45cm" svg:y1="14.433cm" svg:x2="29.45cm" svg:y2="14.557cm">
          <text:p/>
        </draw:line>
        <draw:polygon draw:style-name="gr13" draw:text-style-name="P15" draw:layer="layout" svg:width="0cm" svg:height="0.123cm" svg:x="29.756cm" svg:y="14.433cm" svg:viewBox="0 0 0 124" draw:points="0,0 0,124">
          <text:p/>
        </draw:polygon>
        <draw:line draw:style-name="gr14" draw:text-style-name="P1" draw:layer="layout" svg:x1="29.756cm" svg:y1="14.433cm" svg:x2="29.756cm" svg:y2="14.557cm">
          <text:p/>
        </draw:line>
        <draw:polygon draw:style-name="gr13" draw:text-style-name="P15" draw:layer="layout" svg:width="0cm" svg:height="0.123cm" svg:x="30.062cm" svg:y="14.433cm" svg:viewBox="0 0 0 124" draw:points="0,0 0,124">
          <text:p/>
        </draw:polygon>
        <draw:line draw:style-name="gr14" draw:text-style-name="P1" draw:layer="layout" svg:x1="30.062cm" svg:y1="14.433cm" svg:x2="30.062cm" svg:y2="14.557cm">
          <text:p/>
        </draw:line>
        <draw:polygon draw:style-name="gr13" draw:text-style-name="P15" draw:layer="layout" svg:width="0cm" svg:height="0.123cm" svg:x="30.368cm" svg:y="14.433cm" svg:viewBox="0 0 0 124" draw:points="0,0 0,124">
          <text:p/>
        </draw:polygon>
        <draw:line draw:style-name="gr14" draw:text-style-name="P1" draw:layer="layout" svg:x1="30.368cm" svg:y1="14.433cm" svg:x2="30.368cm" svg:y2="14.557cm">
          <text:p/>
        </draw:line>
        <draw:polygon draw:style-name="gr13" draw:text-style-name="P15" draw:layer="layout" svg:width="0cm" svg:height="0.123cm" svg:x="30.674cm" svg:y="14.433cm" svg:viewBox="0 0 0 124" draw:points="0,0 0,124">
          <text:p/>
        </draw:polygon>
        <draw:line draw:style-name="gr14" draw:text-style-name="P1" draw:layer="layout" svg:x1="30.674cm" svg:y1="14.433cm" svg:x2="30.674cm" svg:y2="14.557cm">
          <text:p/>
        </draw:line>
        <draw:polygon draw:style-name="gr13" draw:text-style-name="P15" draw:layer="layout" svg:width="0cm" svg:height="0.123cm" svg:x="30.98cm" svg:y="14.433cm" svg:viewBox="0 0 0 124" draw:points="0,0 0,124">
          <text:p/>
        </draw:polygon>
        <draw:line draw:style-name="gr14" draw:text-style-name="P1" draw:layer="layout" svg:x1="30.98cm" svg:y1="14.433cm" svg:x2="30.98cm" svg:y2="14.557cm">
          <text:p/>
        </draw:line>
        <draw:polygon draw:style-name="gr13" draw:text-style-name="P15" draw:layer="layout" svg:width="0cm" svg:height="0.123cm" svg:x="31.286cm" svg:y="14.433cm" svg:viewBox="0 0 0 124" draw:points="0,0 0,124">
          <text:p/>
        </draw:polygon>
        <draw:line draw:style-name="gr14" draw:text-style-name="P1" draw:layer="layout" svg:x1="31.286cm" svg:y1="14.433cm" svg:x2="31.286cm" svg:y2="14.557cm">
          <text:p/>
        </draw:line>
        <draw:polygon draw:style-name="gr13" draw:text-style-name="P15" draw:layer="layout" svg:width="0cm" svg:height="0.123cm" svg:x="31.592cm" svg:y="14.433cm" svg:viewBox="0 0 0 124" draw:points="0,0 0,124">
          <text:p/>
        </draw:polygon>
        <draw:line draw:style-name="gr14" draw:text-style-name="P1" draw:layer="layout" svg:x1="31.592cm" svg:y1="14.433cm" svg:x2="31.592cm" svg:y2="14.557cm">
          <text:p/>
        </draw:line>
        <draw:polygon draw:style-name="gr13" draw:text-style-name="P15" draw:layer="layout" svg:width="0cm" svg:height="0.123cm" svg:x="31.898cm" svg:y="14.433cm" svg:viewBox="0 0 0 124" draw:points="0,0 0,124">
          <text:p/>
        </draw:polygon>
        <draw:line draw:style-name="gr14" draw:text-style-name="P1" draw:layer="layout" svg:x1="31.898cm" svg:y1="14.433cm" svg:x2="31.898cm" svg:y2="14.557cm">
          <text:p/>
        </draw:line>
        <draw:polygon draw:style-name="gr13" draw:text-style-name="P15" draw:layer="layout" svg:width="0cm" svg:height="0.123cm" svg:x="32.204cm" svg:y="14.433cm" svg:viewBox="0 0 0 124" draw:points="0,0 0,124">
          <text:p/>
        </draw:polygon>
        <draw:line draw:style-name="gr14" draw:text-style-name="P1" draw:layer="layout" svg:x1="32.204cm" svg:y1="14.433cm" svg:x2="32.204cm" svg:y2="14.557cm">
          <text:p/>
        </draw:line>
        <draw:polygon draw:style-name="gr13" draw:text-style-name="P15" draw:layer="layout" svg:width="0cm" svg:height="0.123cm" svg:x="32.51cm" svg:y="14.433cm" svg:viewBox="0 0 0 124" draw:points="0,0 0,124">
          <text:p/>
        </draw:polygon>
        <draw:line draw:style-name="gr14" draw:text-style-name="P1" draw:layer="layout" svg:x1="32.51cm" svg:y1="14.433cm" svg:x2="32.51cm" svg:y2="14.557cm">
          <text:p/>
        </draw:line>
        <draw:polygon draw:style-name="gr13" draw:text-style-name="P15" draw:layer="layout" svg:width="0cm" svg:height="0.123cm" svg:x="32.816cm" svg:y="14.433cm" svg:viewBox="0 0 0 124" draw:points="0,0 0,124">
          <text:p/>
        </draw:polygon>
        <draw:line draw:style-name="gr14" draw:text-style-name="P1" draw:layer="layout" svg:x1="32.816cm" svg:y1="14.433cm" svg:x2="32.816cm" svg:y2="14.557cm">
          <text:p/>
        </draw:line>
        <draw:polygon draw:style-name="gr13" draw:text-style-name="P15" draw:layer="layout" svg:width="0cm" svg:height="0.123cm" svg:x="33.121cm" svg:y="14.433cm" svg:viewBox="0 0 0 124" draw:points="0,0 0,124">
          <text:p/>
        </draw:polygon>
        <draw:line draw:style-name="gr14" draw:text-style-name="P1" draw:layer="layout" svg:x1="33.121cm" svg:y1="14.433cm" svg:x2="33.121cm" svg:y2="14.557cm">
          <text:p/>
        </draw:line>
        <draw:polygon draw:style-name="gr13" draw:text-style-name="P15" draw:layer="layout" svg:width="0cm" svg:height="0.123cm" svg:x="33.427cm" svg:y="14.433cm" svg:viewBox="0 0 0 124" draw:points="0,0 0,124">
          <text:p/>
        </draw:polygon>
        <draw:line draw:style-name="gr14" draw:text-style-name="P1" draw:layer="layout" svg:x1="33.427cm" svg:y1="14.433cm" svg:x2="33.427cm" svg:y2="14.557cm">
          <text:p/>
        </draw:line>
        <draw:polygon draw:style-name="gr13" draw:text-style-name="P15" draw:layer="layout" svg:width="0cm" svg:height="0.123cm" svg:x="33.733cm" svg:y="14.433cm" svg:viewBox="0 0 0 124" draw:points="0,0 0,124">
          <text:p/>
        </draw:polygon>
        <draw:line draw:style-name="gr14" draw:text-style-name="P1" draw:layer="layout" svg:x1="33.733cm" svg:y1="14.433cm" svg:x2="33.733cm" svg:y2="14.557cm">
          <text:p/>
        </draw:line>
        <draw:polygon draw:style-name="gr13" draw:text-style-name="P15" draw:layer="layout" svg:width="0cm" svg:height="0.123cm" svg:x="34.039cm" svg:y="14.433cm" svg:viewBox="0 0 0 124" draw:points="0,0 0,124">
          <text:p/>
        </draw:polygon>
        <draw:line draw:style-name="gr14" draw:text-style-name="P1" draw:layer="layout" svg:x1="34.039cm" svg:y1="14.433cm" svg:x2="34.039cm" svg:y2="14.557cm">
          <text:p/>
        </draw:line>
        <draw:polygon draw:style-name="gr13" draw:text-style-name="P15" draw:layer="layout" svg:width="0cm" svg:height="0.123cm" svg:x="34.345cm" svg:y="14.433cm" svg:viewBox="0 0 0 124" draw:points="0,0 0,124">
          <text:p/>
        </draw:polygon>
        <draw:line draw:style-name="gr14" draw:text-style-name="P1" draw:layer="layout" svg:x1="34.345cm" svg:y1="14.433cm" svg:x2="34.345cm" svg:y2="14.557cm">
          <text:p/>
        </draw:line>
        <draw:polygon draw:style-name="gr13" draw:text-style-name="P15" draw:layer="layout" svg:width="0cm" svg:height="0.123cm" svg:x="34.651cm" svg:y="14.433cm" svg:viewBox="0 0 0 124" draw:points="0,0 0,124">
          <text:p/>
        </draw:polygon>
        <draw:line draw:style-name="gr14" draw:text-style-name="P1" draw:layer="layout" svg:x1="34.651cm" svg:y1="14.433cm" svg:x2="34.651cm" svg:y2="14.557cm">
          <text:p/>
        </draw:line>
        <draw:polygon draw:style-name="gr13" draw:text-style-name="P15" draw:layer="layout" svg:width="0cm" svg:height="0.123cm" svg:x="34.957cm" svg:y="14.433cm" svg:viewBox="0 0 0 124" draw:points="0,0 0,124">
          <text:p/>
        </draw:polygon>
        <draw:line draw:style-name="gr14" draw:text-style-name="P1" draw:layer="layout" svg:x1="34.957cm" svg:y1="14.433cm" svg:x2="34.957cm" svg:y2="14.557cm">
          <text:p/>
        </draw:line>
        <draw:polygon draw:style-name="gr13" draw:text-style-name="P15" draw:layer="layout" svg:width="0cm" svg:height="0.123cm" svg:x="35.263cm" svg:y="14.433cm" svg:viewBox="0 0 0 124" draw:points="0,0 0,124">
          <text:p/>
        </draw:polygon>
        <draw:line draw:style-name="gr14" draw:text-style-name="P1" draw:layer="layout" svg:x1="35.263cm" svg:y1="14.433cm" svg:x2="35.263cm" svg:y2="14.557cm">
          <text:p/>
        </draw:line>
        <draw:polygon draw:style-name="gr13" draw:text-style-name="P15" draw:layer="layout" svg:width="0cm" svg:height="0.123cm" svg:x="35.569cm" svg:y="14.433cm" svg:viewBox="0 0 0 124" draw:points="0,0 0,124">
          <text:p/>
        </draw:polygon>
        <draw:line draw:style-name="gr14" draw:text-style-name="P1" draw:layer="layout" svg:x1="35.569cm" svg:y1="14.433cm" svg:x2="35.569cm" svg:y2="14.557cm">
          <text:p/>
        </draw:line>
        <draw:polygon draw:style-name="gr13" draw:text-style-name="P15" draw:layer="layout" svg:width="0cm" svg:height="0.123cm" svg:x="35.875cm" svg:y="14.433cm" svg:viewBox="0 0 0 124" draw:points="0,0 0,124">
          <text:p/>
        </draw:polygon>
        <draw:line draw:style-name="gr14" draw:text-style-name="P1" draw:layer="layout" svg:x1="35.875cm" svg:y1="14.433cm" svg:x2="35.875cm" svg:y2="14.557cm">
          <text:p/>
        </draw:line>
        <draw:polygon draw:style-name="gr13" draw:text-style-name="P15" draw:layer="layout" svg:width="0cm" svg:height="0.123cm" svg:x="36.181cm" svg:y="14.433cm" svg:viewBox="0 0 0 124" draw:points="0,0 0,124">
          <text:p/>
        </draw:polygon>
        <draw:line draw:style-name="gr14" draw:text-style-name="P1" draw:layer="layout" svg:x1="36.181cm" svg:y1="14.433cm" svg:x2="36.181cm" svg:y2="14.557cm">
          <text:p/>
        </draw:line>
        <draw:polygon draw:style-name="gr13" draw:text-style-name="P15" draw:layer="layout" svg:width="0cm" svg:height="0.123cm" svg:x="36.487cm" svg:y="14.433cm" svg:viewBox="0 0 0 124" draw:points="0,0 0,124">
          <text:p/>
        </draw:polygon>
        <draw:line draw:style-name="gr14" draw:text-style-name="P1" draw:layer="layout" svg:x1="36.487cm" svg:y1="14.433cm" svg:x2="36.487cm" svg:y2="14.557cm">
          <text:p/>
        </draw:line>
        <draw:frame draw:style-name="gr15" draw:text-style-name="P16" draw:layer="layout" svg:width="8.359cm" svg:height="0.784cm" svg:x="27.745cm" svg:y="14.542cm">
          <draw:text-box>
            <text:p text:style-name="P13"><text:span text:style-name="T6">7</text:span><text:span text:style-name="T6"> </text:span><text:span text:style-name="T6">1</text:span><text:span text:style-name="T6">3</text:span><text:span text:style-name="T6"> </text:span><text:span text:style-name="T6">1</text:span><text:span text:style-name="T6">9</text:span><text:span text:style-name="T6"> </text:span><text:span text:style-name="T6">2</text:span><text:span text:style-name="T6">5</text:span><text:span text:style-name="T6"> </text:span><text:span text:style-name="T6">3</text:span><text:span text:style-name="T6">1</text:span><text:span text:style-name="T6"> </text:span><text:span text:style-name="T6">3</text:span><text:span text:style-name="T6">7</text:span><text:span text:style-name="T6"> </text:span><text:span text:style-name="T6">4</text:span><text:span text:style-name="T6">3</text:span><text:span text:style-name="T6"> </text:span><text:span text:style-name="T6">4</text:span><text:span text:style-name="T6">9</text:span><text:span text:style-name="T6"> </text:span><text:span text:style-name="T6">5</text:span><text:span text:style-name="T6">5</text:span><text:span text:style-name="T6"> </text:span><text:span text:style-name="T6">6</text:span><text:span text:style-name="T6">1</text:span></text:p>
          </draw:text-box>
        </draw:frame>
        <draw:polygon draw:style-name="gr13" draw:text-style-name="P15" draw:layer="layout" svg:width="0.123cm" svg:height="0cm" svg:x="26.405cm" svg:y="14.433cm" svg:viewBox="0 0 124 0" draw:points="124,0 0,0">
          <text:p/>
        </draw:polygon>
        <draw:line draw:style-name="gr14" draw:text-style-name="P1" draw:layer="layout" svg:x1="26.529cm" svg:y1="14.433cm" svg:x2="26.405cm" svg:y2="14.433cm">
          <text:p/>
        </draw:line>
        <draw:frame draw:style-name="gr16" draw:text-style-name="P17" draw:layer="layout" svg:width="3.605cm" svg:height="0.937cm" svg:x="29.947cm" svg:y="15.296cm">
          <draw:text-box>
            <text:p text:style-name="P13"><text:span text:style-name="T7">E</text:span><text:span text:style-name="T7">d</text:span><text:span text:style-name="T7">i</text:span><text:span text:style-name="T7">t</text:span><text:span text:style-name="T7"> </text:span><text:span text:style-name="T7">L</text:span><text:span text:style-name="T7">a</text:span><text:span text:style-name="T7">y</text:span><text:span text:style-name="T7">e</text:span><text:span text:style-name="T7">r</text:span></text:p>
          </draw:text-box>
        </draw:frame>
        <draw:polygon draw:style-name="gr13" draw:text-style-name="P15" draw:layer="layout" svg:width="0.123cm" svg:height="0cm" svg:x="26.405cm" svg:y="13.014cm" svg:viewBox="0 0 124 0" draw:points="124,0 0,0">
          <text:p/>
        </draw:polygon>
        <draw:line draw:style-name="gr14" draw:text-style-name="P1" draw:layer="layout" svg:x1="26.529cm" svg:y1="13.014cm" svg:x2="26.405cm" svg:y2="13.014cm">
          <text:p/>
        </draw:line>
        <draw:frame draw:style-name="gr17" draw:text-style-name="P18" draw:layer="layout" svg:width="0.775cm" svg:height="0.86cm" svg:x="25.894cm" svg:y="14.012cm">
          <draw:text-box>
            <text:p text:style-name="P13"><text:span text:style-name="T8">0</text:span></text:p>
          </draw:text-box>
        </draw:frame>
        <draw:polygon draw:style-name="gr13" draw:text-style-name="P15" draw:layer="layout" svg:width="0.123cm" svg:height="0cm" svg:x="26.405cm" svg:y="11.595cm" svg:viewBox="0 0 124 0" draw:points="124,0 0,0">
          <text:p/>
        </draw:polygon>
        <draw:line draw:style-name="gr14" draw:text-style-name="P1" draw:layer="layout" svg:x1="26.529cm" svg:y1="11.595cm" svg:x2="26.405cm" svg:y2="11.595cm">
          <text:p/>
        </draw:line>
        <draw:frame draw:style-name="gr17" draw:text-style-name="P18" draw:layer="layout" svg:width="0.781cm" svg:height="0.86cm" svg:x="25.506cm" svg:y="12.592cm">
          <draw:text-box>
            <text:p text:style-name="P13"><text:span text:style-name="T8">2</text:span><text:span text:style-name="T8">5</text:span></text:p>
          </draw:text-box>
        </draw:frame>
        <draw:polygon draw:style-name="gr13" draw:text-style-name="P15" draw:layer="layout" svg:width="0.123cm" svg:height="0cm" svg:x="26.405cm" svg:y="10.175cm" svg:viewBox="0 0 124 0" draw:points="124,0 0,0">
          <text:p/>
        </draw:polygon>
        <draw:line draw:style-name="gr14" draw:text-style-name="P1" draw:layer="layout" svg:x1="26.529cm" svg:y1="10.175cm" svg:x2="26.405cm" svg:y2="10.175cm">
          <text:p/>
        </draw:line>
        <draw:frame draw:style-name="gr17" draw:text-style-name="P18" draw:layer="layout" svg:width="0.781cm" svg:height="0.86cm" svg:x="25.506cm" svg:y="11.173cm">
          <draw:text-box>
            <text:p text:style-name="P13"><text:span text:style-name="T8">5</text:span><text:span text:style-name="T8">0</text:span></text:p>
          </draw:text-box>
        </draw:frame>
        <draw:polygon draw:style-name="gr13" draw:text-style-name="P15" draw:layer="layout" svg:width="0.123cm" svg:height="0cm" svg:x="26.405cm" svg:y="8.756cm" svg:viewBox="0 0 124 0" draw:points="124,0 0,0">
          <text:p/>
        </draw:polygon>
        <draw:line draw:style-name="gr14" draw:text-style-name="P1" draw:layer="layout" svg:x1="26.529cm" svg:y1="8.756cm" svg:x2="26.405cm" svg:y2="8.756cm">
          <text:p/>
        </draw:line>
        <draw:frame draw:style-name="gr17" draw:text-style-name="P18" draw:layer="layout" svg:width="0.781cm" svg:height="0.86cm" svg:x="25.506cm" svg:y="9.754cm">
          <draw:text-box>
            <text:p text:style-name="P13"><text:span text:style-name="T8">7</text:span><text:span text:style-name="T8">5</text:span></text:p>
          </draw:text-box>
        </draw:frame>
        <draw:polyline draw:style-name="gr18" draw:text-style-name="P1" draw:layer="layout" svg:width="9.484cm" svg:height="1.468cm" svg:x="27.003cm" svg:y="9.373cm" svg:viewBox="0 0 9485 1469" draw:points="0,23 306,0 612,9 918,3 1224,6 1530,7 1835,15 2141,19 2447,45 2753,70 3059,133 3365,169 3671,268 3977,226 4283,266 4589,166 4895,79 5201,174 5507,485 5813,528 6119,36 6425,606 6731,1113 7037,1198 7343,699 7649,803 7955,1202 8261,1146 8567,1440 8873,1330 9179,1469 9485,1133">
          <text:p/>
        </draw:polyline>
        <draw:path draw:style-name="gr19" draw:text-style-name="P19" draw:layer="layout" svg:width="0.106cm" svg:height="0.106cm" svg:x="26.95cm" svg:y="9.343cm" svg:viewBox="0 0 107 107" svg:d="M53 107c14 0 27-5 37-15s17-24 17-38-7-27-17-37c-10-11-23-17-37-17s-28 6-38 17c-9 10-15 23-15 37s6 28 15 38c10 10 24 15 38 15z">
          <text:p/>
        </draw:path>
        <draw:path draw:style-name="gr19" draw:text-style-name="P19" draw:layer="layout" svg:width="0.106cm" svg:height="0.106cm" svg:x="27.256cm" svg:y="9.32cm" svg:viewBox="0 0 107 107" svg:d="M54 107c14 0 27-6 37-15 10-10 16-24 16-38s-6-28-16-38-23-16-37-16-28 6-38 16c-11 10-16 24-16 38s5 28 16 38c10 9 24 15 38 15z">
          <text:p/>
        </draw:path>
        <draw:path draw:style-name="gr19" draw:text-style-name="P19" draw:layer="layout" svg:width="0.106cm" svg:height="0.106cm" svg:x="27.562cm" svg:y="9.329cm" svg:viewBox="0 0 107 107" svg:d="M54 107c14 0 27-5 37-15s16-24 16-38-6-27-16-38c-10-10-23-16-37-16s-28 6-39 16c-10 11-15 24-15 38s5 28 15 38c11 10 25 15 39 15z">
          <text:p/>
        </draw:path>
        <draw:path draw:style-name="gr19" draw:text-style-name="P19" draw:layer="layout" svg:width="0.106cm" svg:height="0.106cm" svg:x="27.868cm" svg:y="9.323cm" svg:viewBox="0 0 107 107" svg:d="M54 107c14 0 27-6 37-16s16-23 16-37-6-29-16-38c-10-10-23-16-37-16s-29 6-39 16c-10 9-15 24-15 38s5 27 15 37 25 16 39 16z">
          <text:p/>
        </draw:path>
        <draw:path draw:style-name="gr19" draw:text-style-name="P19" draw:layer="layout" svg:width="0.106cm" svg:height="0.106cm" svg:x="28.174cm" svg:y="9.326cm" svg:viewBox="0 0 107 107" svg:d="M54 107c14 0 27-5 37-15s16-24 16-38-6-28-16-38-23-16-37-16-29 6-39 16-15 24-15 38 5 28 15 38 25 15 39 15z">
          <text:p/>
        </draw:path>
        <draw:path draw:style-name="gr19" draw:text-style-name="P19" draw:layer="layout" svg:width="0.105cm" svg:height="0.105cm" svg:x="28.48cm" svg:y="9.328cm" svg:viewBox="0 0 106 106" svg:d="M54 106c14 0 27-5 37-15s15-23 15-38c0-14-5-27-15-38-10-10-23-15-37-15-15 0-29 5-39 15-10 11-15 24-15 38 0 15 5 28 15 38s24 15 39 15z">
          <text:p/>
        </draw:path>
        <draw:path draw:style-name="gr19" draw:text-style-name="P19" draw:layer="layout" svg:width="0.105cm" svg:height="0.105cm" svg:x="28.786cm" svg:y="9.336cm" svg:viewBox="0 0 106 106" svg:d="M52 106c16 0 29-5 39-15s15-24 15-38-5-27-15-38c-10-10-23-15-39-15-14 0-27 5-37 15-10 11-15 24-15 38s5 28 15 38 23 15 37 15z">
          <text:p/>
        </draw:path>
        <draw:path draw:style-name="gr19" draw:text-style-name="P19" draw:layer="layout" svg:width="0.106cm" svg:height="0.106cm" svg:x="29.091cm" svg:y="9.339cm" svg:viewBox="0 0 107 107" svg:d="M53 107c15 0 29-5 39-15s15-24 15-38-5-27-15-37c-10-11-24-17-39-17-14 0-27 6-37 17-10 10-16 23-16 37s6 28 16 38 23 15 37 15z">
          <text:p/>
        </draw:path>
        <draw:path draw:style-name="gr19" draw:text-style-name="P19" draw:layer="layout" svg:width="0.106cm" svg:height="0.106cm" svg:x="29.397cm" svg:y="9.364cm" svg:viewBox="0 0 107 107" svg:d="M53 107c14 0 29-6 39-17 10-10 15-23 15-37s-5-28-15-38-25-15-39-15-27 5-37 15-16 24-16 38 6 27 16 37c10 11 23 17 37 17z">
          <text:p/>
        </draw:path>
        <draw:path draw:style-name="gr19" draw:text-style-name="P19" draw:layer="layout" svg:width="0.106cm" svg:height="0.106cm" svg:x="29.703cm" svg:y="9.389cm" svg:viewBox="0 0 107 107" svg:d="M53 107c14 0 28-6 39-16 10-10 15-24 15-38s-5-28-15-38c-11-10-25-15-39-15s-27 5-37 15-16 24-16 38 6 28 16 38 23 16 37 16z">
          <text:p/>
        </draw:path>
        <draw:path draw:style-name="gr19" draw:text-style-name="P19" draw:layer="layout" svg:width="0.106cm" svg:height="0.106cm" svg:x="30.009cm" svg:y="9.452cm" svg:viewBox="0 0 107 107" svg:d="M53 107c14 0 28-5 39-15 10-10 15-24 15-38s-5-27-15-37c-11-10-25-17-39-17s-27 7-37 17-16 23-16 37 6 28 16 38 23 15 37 15z">
          <text:p/>
        </draw:path>
        <draw:path draw:style-name="gr19" draw:text-style-name="P19" draw:layer="layout" svg:width="0.106cm" svg:height="0.106cm" svg:x="30.315cm" svg:y="9.488cm" svg:viewBox="0 0 107 107" svg:d="M53 107c14 0 28-6 38-15 10-10 16-25 16-39s-6-27-16-37-24-16-38-16-27 6-37 16-16 23-16 37 6 29 16 39c10 9 23 15 37 15z">
          <text:p/>
        </draw:path>
        <draw:path draw:style-name="gr19" draw:text-style-name="P19" draw:layer="layout" svg:width="0.106cm" svg:height="0.106cm" svg:x="30.621cm" svg:y="9.587cm" svg:viewBox="0 0 107 107" svg:d="M54 107c14 0 28-6 37-16 10-11 16-24 16-38s-6-28-16-38c-9-9-23-15-37-15s-27 6-37 15c-10 10-17 24-17 38s7 27 17 38c10 10 23 16 37 16z">
          <text:p/>
        </draw:path>
        <draw:path draw:style-name="gr19" draw:text-style-name="P19" draw:layer="layout" svg:width="0.106cm" svg:height="0.106cm" svg:x="30.927cm" svg:y="9.545cm" svg:viewBox="0 0 107 107" svg:d="M54 107c14 0 27-6 37-16s16-23 16-37-6-28-16-39c-10-9-23-15-37-15s-28 6-37 15c-11 11-17 25-17 39s6 27 17 37c9 10 23 16 37 16z">
          <text:p/>
        </draw:path>
        <draw:path draw:style-name="gr19" draw:text-style-name="P19" draw:layer="layout" svg:width="0.106cm" svg:height="0.106cm" svg:x="31.233cm" svg:y="9.585cm" svg:viewBox="0 0 107 107" svg:d="M54 107c14 0 27-5 37-15 10-11 16-25 16-39s-6-27-16-37-23-16-37-16-28 6-39 16c-9 10-15 23-15 37s6 28 15 39c11 10 25 15 39 15z">
          <text:p/>
        </draw:path>
        <draw:path draw:style-name="gr19" draw:text-style-name="P19" draw:layer="layout" svg:width="0.106cm" svg:height="0.106cm" svg:x="31.539cm" svg:y="9.485cm" svg:viewBox="0 0 107 107" svg:d="M54 107c14 0 27-5 37-15s16-25 16-39-6-27-16-37-23-16-37-16-29 6-39 16-15 23-15 37 5 29 15 39 25 15 39 15z">
          <text:p/>
        </draw:path>
        <draw:path draw:style-name="gr19" draw:text-style-name="P19" draw:layer="layout" svg:width="0.106cm" svg:height="0.106cm" svg:x="31.845cm" svg:y="9.398cm" svg:viewBox="0 0 107 107" svg:d="M54 107c14 0 27-6 37-16s16-23 16-38c0-14-6-28-16-38-10-9-23-15-37-15-15 0-29 6-39 15-10 10-15 24-15 38 0 15 5 28 15 38s24 16 39 16z">
          <text:p/>
        </draw:path>
        <draw:path draw:style-name="gr19" draw:text-style-name="P19" draw:layer="layout" svg:width="0.106cm" svg:height="0.106cm" svg:x="32.151cm" svg:y="9.493cm" svg:viewBox="0 0 107 107" svg:d="M54 107c14 0 27-6 37-16s16-24 16-38-6-28-16-38-23-15-37-15c-15 0-29 5-39 15s-15 24-15 38 5 28 15 38 24 16 39 16z">
          <text:p/>
        </draw:path>
        <draw:path draw:style-name="gr19" draw:text-style-name="P19" draw:layer="layout" svg:width="0.106cm" svg:height="0.106cm" svg:x="32.457cm" svg:y="9.804cm" svg:viewBox="0 0 107 107" svg:d="M53 107c15 0 28-6 38-16s16-24 16-38-6-28-16-38-23-15-38-15c-14 0-28 5-38 15s-15 24-15 38 5 28 15 38 24 16 38 16z">
          <text:p/>
        </draw:path>
        <draw:path draw:style-name="gr19" draw:text-style-name="P19" draw:layer="layout" svg:width="0.105cm" svg:height="0.105cm" svg:x="32.763cm" svg:y="9.848cm" svg:viewBox="0 0 106 106" svg:d="M53 106c15 0 28-5 38-15s15-23 15-38c0-14-5-28-15-38s-23-15-38-15c-14 0-28 5-38 15s-15 24-15 38c0 15 5 28 15 38s24 15 38 15z">
          <text:p/>
        </draw:path>
        <draw:path draw:style-name="gr19" draw:text-style-name="P19" draw:layer="layout" svg:width="0.105cm" svg:height="0.106cm" svg:x="33.069cm" svg:y="9.355cm" svg:viewBox="0 0 106 107" svg:d="M52 107c15 0 29-7 39-17s15-23 15-37-5-28-15-38-24-15-39-15c-14 0-27 5-37 15s-15 24-15 38 5 27 15 37 23 17 37 17z">
          <text:p/>
        </draw:path>
        <draw:path draw:style-name="gr19" draw:text-style-name="P19" draw:layer="layout" svg:width="0.106cm" svg:height="0.106cm" svg:x="33.374cm" svg:y="9.925cm" svg:viewBox="0 0 107 107" svg:d="M53 107c14 0 28-5 39-15 10-10 15-24 15-39 0-14-5-27-15-37-11-10-25-16-39-16s-27 6-37 16-16 23-16 37c0 15 6 29 16 39s23 15 37 15z">
          <text:p/>
        </draw:path>
        <draw:path draw:style-name="gr19" draw:text-style-name="P19" draw:layer="layout" svg:width="0.106cm" svg:height="0.106cm" svg:x="33.68cm" svg:y="10.432cm" svg:viewBox="0 0 107 107" svg:d="M53 107c14 0 28-5 38-15 11-10 16-25 16-39s-5-27-16-37c-10-10-24-16-38-16s-27 6-37 16-16 23-16 37 6 29 16 39 23 15 37 15z">
          <text:p/>
        </draw:path>
        <draw:path draw:style-name="gr19" draw:text-style-name="P19" draw:layer="layout" svg:width="0.106cm" svg:height="0.106cm" svg:x="33.986cm" svg:y="10.517cm" svg:viewBox="0 0 107 107" svg:d="M53 107c14 0 28-6 38-17 10-10 16-23 16-37s-6-28-16-38-24-15-38-15-27 5-37 15-16 24-16 38 6 27 16 37c10 11 23 17 37 17z">
          <text:p/>
        </draw:path>
        <draw:path draw:style-name="gr19" draw:text-style-name="P19" draw:layer="layout" svg:width="0.106cm" svg:height="0.106cm" svg:x="34.292cm" svg:y="10.018cm" svg:viewBox="0 0 107 107" svg:d="M54 107c14 0 28-5 38-15s15-25 15-39-5-27-15-37-24-16-38-16-27 6-37 16c-11 10-17 23-17 37s6 29 17 39c10 10 23 15 37 15z">
          <text:p/>
        </draw:path>
        <draw:path draw:style-name="gr19" draw:text-style-name="P19" draw:layer="layout" svg:width="0.106cm" svg:height="0.106cm" svg:x="34.598cm" svg:y="10.122cm" svg:viewBox="0 0 107 107" svg:d="M54 107c14 0 28-5 38-15 9-10 15-25 15-39s-6-27-15-37c-10-10-24-16-38-16s-27 6-38 16c-10 10-16 23-16 37s6 29 16 39c11 10 24 15 38 15z">
          <text:p/>
        </draw:path>
        <draw:path draw:style-name="gr19" draw:text-style-name="P19" draw:layer="layout" svg:width="0.106cm" svg:height="0.106cm" svg:x="34.904cm" svg:y="10.521cm" svg:viewBox="0 0 107 107" svg:d="M54 107c14 0 28-5 37-16 10-10 16-24 16-38s-6-27-16-37c-9-10-23-16-37-16s-27 6-38 16c-10 10-16 23-16 37s6 28 16 38c11 11 24 16 38 16z">
          <text:p/>
        </draw:path>
        <draw:path draw:style-name="gr19" draw:text-style-name="P19" draw:layer="layout" svg:width="0.106cm" svg:height="0.106cm" svg:x="35.21cm" svg:y="10.465cm" svg:viewBox="0 0 107 107" svg:d="M54 107c14 0 27-5 37-15s16-24 16-38c0-15-6-28-16-38s-23-16-37-16-29 6-38 16c-10 10-16 23-16 38 0 14 6 28 16 38 9 10 24 15 38 15z">
          <text:p/>
        </draw:path>
        <draw:path draw:style-name="gr19" draw:text-style-name="P19" draw:layer="layout" svg:width="0.106cm" svg:height="0.106cm" svg:x="35.516cm" svg:y="10.759cm" svg:viewBox="0 0 107 107" svg:d="M54 107c14 0 27-5 37-15s16-24 16-39c0-14-6-27-16-37s-23-16-37-16c-15 0-29 6-39 16-9 10-15 23-15 37 0 15 6 29 15 39 10 10 24 15 39 15z">
          <text:p/>
        </draw:path>
        <draw:path draw:style-name="gr19" draw:text-style-name="P19" draw:layer="layout" svg:width="0.106cm" svg:height="0.106cm" svg:x="35.822cm" svg:y="10.649cm" svg:viewBox="0 0 107 107" svg:d="M54 107c14 0 27-6 37-15 10-10 16-25 16-39s-6-27-16-37-23-16-37-16c-15 0-29 6-39 16s-15 23-15 37 5 29 15 39c10 9 24 15 39 15z">
          <text:p/>
        </draw:path>
        <draw:path draw:style-name="gr19" draw:text-style-name="P19" draw:layer="layout" svg:width="0.106cm" svg:height="0.106cm" svg:x="36.128cm" svg:y="10.788cm" svg:viewBox="0 0 107 107" svg:d="M53 107c15 0 28-6 38-16s16-23 16-37-6-29-16-39-23-15-38-15c-14 0-28 5-38 15s-15 25-15 39 5 27 15 37 24 16 38 16z">
          <text:p/>
        </draw:path>
        <draw:path draw:style-name="gr19" draw:text-style-name="P19" draw:layer="layout" svg:width="0.106cm" svg:height="0.106cm" svg:x="36.434cm" svg:y="10.452cm" svg:viewBox="0 0 107 107" svg:d="M53 107c14 0 28-6 38-15 10-10 16-24 16-39 0-14-6-27-16-37s-24-16-38-16-28 6-38 16-15 23-15 37c0 15 5 29 15 39 10 9 24 15 38 15z">
          <text:p/>
        </draw:path>
        <draw:polyline draw:style-name="gr20" draw:text-style-name="P1" draw:layer="layout" svg:width="9.484cm" svg:height="0.199cm" svg:x="27.003cm" svg:y="9.343cm" svg:viewBox="0 0 9485 200" draw:points="0,79 306,29 612,28 918,23 1224,28 1530,23 1835,33 2141,35 2447,43 2753,58 3059,78 3365,63 3671,61 3977,107 4283,73 4589,40 4895,24 5201,42 5507,70 5813,100 6119,31 6425,68 6731,200 7037,60 7343,57 7649,86 7955,79 8261,71 8567,133 8873,88 9179,49 9485,0">
          <text:p/>
        </draw:polyline>
        <draw:path draw:style-name="gr21" draw:text-style-name="P20" draw:layer="layout" svg:width="0.106cm" svg:height="0.105cm" svg:x="26.95cm" svg:y="9.37cm" svg:viewBox="0 0 107 106" svg:d="M53 106c14 0 27-5 37-15 10-11 17-24 17-39 0-14-7-27-17-37s-23-15-37-15-28 5-38 15c-9 10-15 23-15 37 0 15 6 28 15 39 10 10 24 15 38 15z">
          <text:p/>
        </draw:path>
        <draw:path draw:style-name="gr21" draw:text-style-name="P20" draw:layer="layout" svg:width="0.106cm" svg:height="0.106cm" svg:x="27.256cm" svg:y="9.319cm" svg:viewBox="0 0 107 107" svg:d="M54 107c14 0 27-6 37-16s16-23 16-37-6-29-16-38c-10-10-23-16-37-16s-28 6-38 16c-11 9-16 24-16 38s5 27 16 37c10 10 24 16 38 16z">
          <text:p/>
        </draw:path>
        <draw:path draw:style-name="gr21" draw:text-style-name="P20" draw:layer="layout" svg:width="0.106cm" svg:height="0.106cm" svg:x="27.562cm" svg:y="9.318cm" svg:viewBox="0 0 107 107" svg:d="M54 107c14 0 27-5 37-15s16-24 16-38-6-28-16-38-23-16-37-16-28 6-39 16c-10 10-15 24-15 38s5 28 15 38c11 10 25 15 39 15z">
          <text:p/>
        </draw:path>
        <draw:path draw:style-name="gr21" draw:text-style-name="P20" draw:layer="layout" svg:width="0.106cm" svg:height="0.106cm" svg:x="27.868cm" svg:y="9.313cm" svg:viewBox="0 0 107 107" svg:d="M54 107c14 0 27-6 37-16s16-23 16-37c0-15-6-29-16-39s-23-15-37-15-29 5-39 15-15 24-15 39c0 14 5 27 15 37s25 16 39 16z">
          <text:p/>
        </draw:path>
        <draw:path draw:style-name="gr21" draw:text-style-name="P20" draw:layer="layout" svg:width="0.106cm" svg:height="0.106cm" svg:x="28.174cm" svg:y="9.318cm" svg:viewBox="0 0 107 107" svg:d="M54 107c14 0 27-6 37-16s16-23 16-37-6-29-16-39-23-15-37-15-29 5-39 15-15 25-15 39 5 27 15 37 25 16 39 16z">
          <text:p/>
        </draw:path>
        <draw:path draw:style-name="gr21" draw:text-style-name="P20" draw:layer="layout" svg:width="0.105cm" svg:height="0.106cm" svg:x="28.48cm" svg:y="9.313cm" svg:viewBox="0 0 106 107" svg:d="M54 107c14 0 27-6 37-16s15-23 15-37c0-15-5-29-15-39s-23-15-37-15c-15 0-29 5-39 15s-15 24-15 39c0 14 5 27 15 37s24 16 39 16z">
          <text:p/>
        </draw:path>
        <draw:path draw:style-name="gr21" draw:text-style-name="P20" draw:layer="layout" svg:width="0.105cm" svg:height="0.106cm" svg:x="28.786cm" svg:y="9.323cm" svg:viewBox="0 0 106 107" svg:d="M52 107c16 0 29-6 39-16s15-23 15-37-5-29-15-38c-10-10-23-16-39-16-14 0-27 6-37 16-10 9-15 24-15 38s5 27 15 37 23 16 37 16z">
          <text:p/>
        </draw:path>
        <draw:path draw:style-name="gr21" draw:text-style-name="P20" draw:layer="layout" svg:width="0.106cm" svg:height="0.106cm" svg:x="29.091cm" svg:y="9.325cm" svg:viewBox="0 0 107 107" svg:d="M53 107c15 0 29-5 39-15s15-24 15-38-5-28-15-38-24-16-39-16c-14 0-27 6-37 16s-16 24-16 38 6 28 16 38 23 15 37 15z">
          <text:p/>
        </draw:path>
        <draw:path draw:style-name="gr21" draw:text-style-name="P20" draw:layer="layout" svg:width="0.106cm" svg:height="0.105cm" svg:x="29.397cm" svg:y="9.333cm" svg:viewBox="0 0 107 106" svg:d="M53 106c14 0 29-5 39-15s15-23 15-37-5-28-15-39c-10-10-25-15-39-15s-27 5-37 15c-10 11-16 25-16 39s6 27 16 37 23 15 37 15z">
          <text:p/>
        </draw:path>
        <draw:path draw:style-name="gr21" draw:text-style-name="P20" draw:layer="layout" svg:width="0.106cm" svg:height="0.106cm" svg:x="29.703cm" svg:y="9.348cm" svg:viewBox="0 0 107 107" svg:d="M53 107c14 0 28-6 39-16 10-10 15-23 15-37s-5-28-15-38c-11-9-25-16-39-16s-27 7-37 16c-10 10-16 24-16 38s6 27 16 37 23 16 37 16z">
          <text:p/>
        </draw:path>
        <draw:path draw:style-name="gr21" draw:text-style-name="P20" draw:layer="layout" svg:width="0.106cm" svg:height="0.106cm" svg:x="30.009cm" svg:y="9.368cm" svg:viewBox="0 0 107 107" svg:d="M53 107c14 0 28-5 39-15 10-11 15-25 15-39s-5-27-15-37c-11-10-25-16-39-16s-27 6-37 16-16 23-16 37 6 28 16 39c10 10 23 15 37 15z">
          <text:p/>
        </draw:path>
        <draw:path draw:style-name="gr21" draw:text-style-name="P20" draw:layer="layout" svg:width="0.106cm" svg:height="0.106cm" svg:x="30.315cm" svg:y="9.353cm" svg:viewBox="0 0 107 107" svg:d="M53 107c14 0 28-7 38-17 10-9 16-23 16-37s-6-27-16-37-24-16-38-16-27 6-37 16-16 23-16 37 6 28 16 37c10 10 23 17 37 17z">
          <text:p/>
        </draw:path>
        <draw:path draw:style-name="gr21" draw:text-style-name="P20" draw:layer="layout" svg:width="0.106cm" svg:height="0.106cm" svg:x="30.621cm" svg:y="9.351cm" svg:viewBox="0 0 107 107" svg:d="M54 107c14 0 28-5 37-15 10-10 16-24 16-38s-6-27-16-37c-9-10-23-17-37-17s-27 7-37 17-17 23-17 37 7 28 17 38 23 15 37 15z">
          <text:p/>
        </draw:path>
        <draw:path draw:style-name="gr21" draw:text-style-name="P20" draw:layer="layout" svg:width="0.106cm" svg:height="0.106cm" svg:x="30.927cm" svg:y="9.397cm" svg:viewBox="0 0 107 107" svg:d="M54 107c14 0 27-6 37-16s16-23 16-38c0-14-6-28-16-38s-23-15-37-15-28 5-37 15c-11 10-17 24-17 38 0 15 6 28 17 38 9 10 23 16 37 16z">
          <text:p/>
        </draw:path>
        <draw:path draw:style-name="gr21" draw:text-style-name="P20" draw:layer="layout" svg:width="0.106cm" svg:height="0.106cm" svg:x="31.233cm" svg:y="9.363cm" svg:viewBox="0 0 107 107" svg:d="M54 107c14 0 27-6 37-17 10-10 16-23 16-37s-6-28-16-38-23-15-37-15-28 5-39 15c-9 10-15 24-15 38s6 27 15 37c11 11 25 17 39 17z">
          <text:p/>
        </draw:path>
        <draw:path draw:style-name="gr21" draw:text-style-name="P20" draw:layer="layout" svg:width="0.106cm" svg:height="0.106cm" svg:x="31.539cm" svg:y="9.33cm" svg:viewBox="0 0 107 107" svg:d="M54 107c14 0 27-6 37-16s16-23 16-37-6-28-16-39c-10-10-23-15-37-15s-29 5-39 15c-10 11-15 25-15 39s5 27 15 37 25 16 39 16z">
          <text:p/>
        </draw:path>
        <draw:path draw:style-name="gr21" draw:text-style-name="P20" draw:layer="layout" svg:width="0.106cm" svg:height="0.106cm" svg:x="31.845cm" svg:y="9.314cm" svg:viewBox="0 0 107 107" svg:d="M54 107c14 0 27-6 37-16s16-23 16-37-6-29-16-39c-10-9-23-15-37-15-15 0-29 6-39 15-10 10-15 25-15 39s5 27 15 37 24 16 39 16z">
          <text:p/>
        </draw:path>
        <draw:path draw:style-name="gr21" draw:text-style-name="P20" draw:layer="layout" svg:width="0.106cm" svg:height="0.106cm" svg:x="32.151cm" svg:y="9.332cm" svg:viewBox="0 0 107 107" svg:d="M54 107c14 0 27-6 37-16 10-9 16-23 16-37s-6-27-16-38c-10-10-23-16-37-16-15 0-29 6-39 16-10 11-15 24-15 38s5 28 15 37c10 10 24 16 39 16z">
          <text:p/>
        </draw:path>
        <draw:path draw:style-name="gr21" draw:text-style-name="P20" draw:layer="layout" svg:width="0.106cm" svg:height="0.106cm" svg:x="32.457cm" svg:y="9.36cm" svg:viewBox="0 0 107 107" svg:d="M53 107c15 0 28-5 38-16 10-10 16-24 16-38s-6-27-16-37-23-16-38-16c-14 0-28 6-38 16s-15 23-15 37 5 28 15 38c10 11 24 16 38 16z">
          <text:p/>
        </draw:path>
        <draw:path draw:style-name="gr21" draw:text-style-name="P20" draw:layer="layout" svg:width="0.105cm" svg:height="0.106cm" svg:x="32.763cm" svg:y="9.39cm" svg:viewBox="0 0 106 107" svg:d="M53 107c15 0 28-6 38-16s15-24 15-38-5-28-15-37c-10-10-23-16-38-16-14 0-28 6-38 16-10 9-15 23-15 37s5 28 15 38 24 16 38 16z">
          <text:p/>
        </draw:path>
        <draw:path draw:style-name="gr21" draw:text-style-name="P20" draw:layer="layout" svg:width="0.105cm" svg:height="0.106cm" svg:x="33.069cm" svg:y="9.321cm" svg:viewBox="0 0 106 107" svg:d="M52 107c15 0 29-6 39-16s15-23 15-37-5-29-15-39-24-15-39-15c-14 0-27 5-37 15s-15 25-15 39 5 27 15 37 23 16 37 16z">
          <text:p/>
        </draw:path>
        <draw:path draw:style-name="gr21" draw:text-style-name="P20" draw:layer="layout" svg:width="0.106cm" svg:height="0.106cm" svg:x="33.374cm" svg:y="9.358cm" svg:viewBox="0 0 107 107" svg:d="M53 107c14 0 28-6 39-16 10-10 15-24 15-38s-5-27-15-37c-11-10-25-16-39-16s-27 6-37 16-16 23-16 37 6 28 16 38 23 16 37 16z">
          <text:p/>
        </draw:path>
        <draw:path draw:style-name="gr21" draw:text-style-name="P20" draw:layer="layout" svg:width="0.106cm" svg:height="0.106cm" svg:x="33.68cm" svg:y="9.489cm" svg:viewBox="0 0 107 107" svg:d="M53 107c14 0 28-5 38-15 11-10 16-25 16-39s-5-27-16-37c-10-10-24-16-38-16s-27 6-37 16-16 23-16 37 6 29 16 39 23 15 37 15z">
          <text:p/>
        </draw:path>
        <draw:path draw:style-name="gr21" draw:text-style-name="P20" draw:layer="layout" svg:width="0.106cm" svg:height="0.106cm" svg:x="33.986cm" svg:y="9.35cm" svg:viewBox="0 0 107 107" svg:d="M53 107c14 0 28-6 38-16s16-23 16-37-6-28-16-38-24-16-38-16-27 6-37 16-16 24-16 38 6 27 16 37 23 16 37 16z">
          <text:p/>
        </draw:path>
        <draw:path draw:style-name="gr21" draw:text-style-name="P20" draw:layer="layout" svg:width="0.106cm" svg:height="0.106cm" svg:x="34.292cm" svg:y="9.347cm" svg:viewBox="0 0 107 107" svg:d="M54 107c14 0 28-6 38-16s15-23 15-37-5-28-15-38c-10-11-24-16-38-16s-27 5-37 16c-11 10-17 24-17 38s6 27 17 37c10 10 23 16 37 16z">
          <text:p/>
        </draw:path>
        <draw:path draw:style-name="gr21" draw:text-style-name="P20" draw:layer="layout" svg:width="0.106cm" svg:height="0.106cm" svg:x="34.598cm" svg:y="9.376cm" svg:viewBox="0 0 107 107" svg:d="M54 107c14 0 28-6 38-16 9-11 15-24 15-38s-6-28-15-38c-10-10-24-15-38-15s-27 5-38 15c-10 10-16 24-16 38s6 27 16 38c11 10 24 16 38 16z">
          <text:p/>
        </draw:path>
        <draw:path draw:style-name="gr22" draw:text-style-name="P20" draw:layer="layout" svg:width="0.106cm" svg:height="0.105cm" svg:x="34.904cm" svg:y="9.37cm" svg:viewBox="0 0 107 106" svg:d="M54 106c14 0 28-5 37-15 10-11 16-24 16-39 0-14-6-27-16-37-9-10-23-15-37-15s-27 5-38 15c-10 10-16 23-16 37 0 15 6 28 16 39 11 10 24 15 38 15z">
          <text:p/>
        </draw:path>
        <draw:path draw:style-name="gr23" draw:text-style-name="P1" draw:layer="layout" svg:width="0.106cm" svg:height="0.105cm" svg:x="34.904cm" svg:y="9.37cm" svg:viewBox="0 0 107 106" svg:d="M54 106c14 0 28-5 37-15 10-11 16-24 16-39 0-14-6-27-16-37-9-10-23-15-37-15s-27 5-38 15c-10 10-16 23-16 37 0 15 6 28 16 39 11 10 24 15 38 15z">
          <text:p/>
        </draw:path>
        <draw:path draw:style-name="gr21" draw:text-style-name="P20" draw:layer="layout" svg:width="0.106cm" svg:height="0.106cm" svg:x="35.21cm" svg:y="9.361cm" svg:viewBox="0 0 107 107" svg:d="M54 107c14 0 27-6 37-17 10-10 16-23 16-37s-6-28-16-37c-10-10-23-16-37-16s-29 6-38 16c-10 9-16 23-16 37s6 27 16 37c9 11 24 17 38 17z">
          <text:p/>
        </draw:path>
        <draw:path draw:style-name="gr21" draw:text-style-name="P20" draw:layer="layout" svg:width="0.106cm" svg:height="0.106cm" svg:x="35.516cm" svg:y="9.423cm" svg:viewBox="0 0 107 107" svg:d="M54 107c14 0 27-6 37-16s16-23 16-37-6-29-16-39c-10-9-23-15-37-15-15 0-29 6-39 15-9 10-15 25-15 39s6 27 15 37c10 10 24 16 39 16z">
          <text:p/>
        </draw:path>
        <draw:path draw:style-name="gr21" draw:text-style-name="P20" draw:layer="layout" svg:width="0.106cm" svg:height="0.106cm" svg:x="35.822cm" svg:y="9.378cm" svg:viewBox="0 0 107 107" svg:d="M54 107c14 0 27-6 37-16s16-24 16-38-6-27-16-37-23-16-37-16c-15 0-29 6-39 16s-15 23-15 37 5 28 15 38 24 16 39 16z">
          <text:p/>
        </draw:path>
        <draw:path draw:style-name="gr21" draw:text-style-name="P20" draw:layer="layout" svg:width="0.106cm" svg:height="0.106cm" svg:x="36.128cm" svg:y="9.339cm" svg:viewBox="0 0 107 107" svg:d="M53 107c15 0 28-5 38-15s16-24 16-38-6-27-16-37c-10-11-23-17-38-17-14 0-28 6-38 17-10 10-15 23-15 37s5 28 15 38 24 15 38 15z">
          <text:p/>
        </draw:path>
        <draw:path draw:style-name="gr21" draw:text-style-name="P20" draw:layer="layout" svg:width="0.106cm" svg:height="0.106cm" svg:x="36.434cm" svg:y="9.29cm" svg:viewBox="0 0 107 107" svg:d="M53 107c14 0 28-6 38-16s16-23 16-38c0-14-6-27-16-37s-24-16-38-16-28 6-38 16-15 23-15 37c0 15 5 28 15 38s24 16 38 16z">
          <text:p/>
        </draw:path>
        <draw:polyline draw:style-name="gr24" draw:text-style-name="P1" draw:layer="layout" svg:width="9.484cm" svg:height="1.245cm" svg:x="27.003cm" svg:y="9.352cm" svg:viewBox="0 0 9485 1246" draw:points="0,73 306,27 612,30 918,22 1224,36 1530,35 1835,50 2141,101 2447,131 2753,184 3059,370 3365,256 3671,403 3977,320 4283,330 4589,287 4895,335 5201,392 5507,308 5813,380 6119,378 6425,494 6731,1246 7037,560 7343,396 7649,352 7955,271 8261,177 8567,220 8873,106 9179,91 9485,0">
          <text:p/>
        </draw:polyline>
        <draw:path draw:style-name="gr25" draw:text-style-name="P21" draw:layer="layout" svg:width="0.106cm" svg:height="0.106cm" svg:x="26.95cm" svg:y="9.372cm" svg:viewBox="0 0 107 107" svg:d="M53 107c14 0 27-6 37-16 10-11 17-24 17-38s-7-28-17-38-23-15-37-15-28 5-38 15c-9 10-15 24-15 38s6 27 15 38c10 10 24 16 38 16z">
          <text:p/>
        </draw:path>
        <draw:path draw:style-name="gr25" draw:text-style-name="P21" draw:layer="layout" svg:width="0.106cm" svg:height="0.106cm" svg:x="27.256cm" svg:y="9.326cm" svg:viewBox="0 0 107 107" svg:d="M54 107c14 0 27-5 37-15s16-24 16-38-6-28-16-38-23-16-37-16-28 6-38 16c-11 10-16 24-16 38s5 28 16 38c10 10 24 15 38 15z">
          <text:p/>
        </draw:path>
        <draw:path draw:style-name="gr25" draw:text-style-name="P21" draw:layer="layout" svg:width="0.106cm" svg:height="0.106cm" svg:x="27.562cm" svg:y="9.329cm" svg:viewBox="0 0 107 107" svg:d="M54 107c14 0 27-6 37-16s16-23 16-37-6-28-16-39c-10-10-23-15-37-15s-28 5-39 15c-10 11-15 25-15 39s5 27 15 37c11 10 25 16 39 16z">
          <text:p/>
        </draw:path>
        <draw:path draw:style-name="gr25" draw:text-style-name="P21" draw:layer="layout" svg:width="0.106cm" svg:height="0.106cm" svg:x="27.868cm" svg:y="9.321cm" svg:viewBox="0 0 107 107" svg:d="M54 107c14 0 27-6 37-16s16-23 16-37-6-29-16-39-23-15-37-15-29 5-39 15-15 25-15 39 5 27 15 37 25 16 39 16z">
          <text:p/>
        </draw:path>
        <draw:path draw:style-name="gr25" draw:text-style-name="P21" draw:layer="layout" svg:width="0.106cm" svg:height="0.105cm" svg:x="28.174cm" svg:y="9.336cm" svg:viewBox="0 0 107 106" svg:d="M54 106c14 0 27-5 37-15s16-24 16-38-6-27-16-38c-10-10-23-15-37-15s-29 5-39 15c-10 11-15 24-15 38s5 28 15 38 25 15 39 15z">
          <text:p/>
        </draw:path>
        <draw:path draw:style-name="gr25" draw:text-style-name="P21" draw:layer="layout" svg:width="0.105cm" svg:height="0.106cm" svg:x="28.48cm" svg:y="9.334cm" svg:viewBox="0 0 106 107" svg:d="M54 107c14 0 27-5 37-15s15-24 15-38-5-27-15-38c-10-10-23-16-37-16-15 0-29 6-39 16-10 11-15 24-15 38s5 28 15 38 24 15 39 15z">
          <text:p/>
        </draw:path>
        <draw:path draw:style-name="gr25" draw:text-style-name="P21" draw:layer="layout" svg:width="0.105cm" svg:height="0.106cm" svg:x="28.786cm" svg:y="9.349cm" svg:viewBox="0 0 106 107" svg:d="M52 107c16 0 29-6 39-16 10-9 15-23 15-37s-5-27-15-37-23-17-39-17c-14 0-27 7-37 17s-15 23-15 37 5 28 15 37c10 10 23 16 37 16z">
          <text:p/>
        </draw:path>
        <draw:path draw:style-name="gr25" draw:text-style-name="P21" draw:layer="layout" svg:width="0.106cm" svg:height="0.105cm" svg:x="29.091cm" svg:y="9.4cm" svg:viewBox="0 0 107 106" svg:d="M53 106c15 0 29-5 39-15s15-23 15-38c0-14-5-28-15-38s-24-15-39-15c-14 0-27 5-37 15s-16 24-16 38c0 15 6 28 16 38s23 15 37 15z">
          <text:p/>
        </draw:path>
        <draw:path draw:style-name="gr25" draw:text-style-name="P21" draw:layer="layout" svg:width="0.106cm" svg:height="0.106cm" svg:x="29.397cm" svg:y="9.43cm" svg:viewBox="0 0 107 107" svg:d="M53 107c14 0 29-6 39-16s15-23 15-37-5-29-15-39-25-15-39-15-27 5-37 15-16 25-16 39 6 27 16 37 23 16 37 16z">
          <text:p/>
        </draw:path>
        <draw:path draw:style-name="gr25" draw:text-style-name="P21" draw:layer="layout" svg:width="0.106cm" svg:height="0.106cm" svg:x="29.703cm" svg:y="9.483cm" svg:viewBox="0 0 107 107" svg:d="M53 107c14 0 28-6 39-16 10-9 15-24 15-38s-5-27-15-37c-11-10-25-16-39-16s-27 6-37 16-16 23-16 37 6 29 16 38c10 10 23 16 37 16z">
          <text:p/>
        </draw:path>
        <draw:path draw:style-name="gr25" draw:text-style-name="P21" draw:layer="layout" svg:width="0.106cm" svg:height="0.106cm" svg:x="30.009cm" svg:y="9.669cm" svg:viewBox="0 0 107 107" svg:d="M53 107c14 0 28-6 39-16 10-10 15-24 15-38s-5-27-15-37c-11-10-25-16-39-16s-27 6-37 16-16 23-16 37 6 28 16 38 23 16 37 16z">
          <text:p/>
        </draw:path>
        <draw:path draw:style-name="gr25" draw:text-style-name="P21" draw:layer="layout" svg:width="0.106cm" svg:height="0.106cm" svg:x="30.315cm" svg:y="9.555cm" svg:viewBox="0 0 107 107" svg:d="M53 107c14 0 28-6 38-15 10-10 16-24 16-38s-6-27-16-37c-10-11-24-17-38-17s-27 6-37 17c-10 10-16 23-16 37s6 28 16 38c10 9 23 15 37 15z">
          <text:p/>
        </draw:path>
        <draw:path draw:style-name="gr25" draw:text-style-name="P21" draw:layer="layout" svg:width="0.106cm" svg:height="0.106cm" svg:x="30.621cm" svg:y="9.702cm" svg:viewBox="0 0 107 107" svg:d="M54 107c14 0 28-5 37-15 10-10 16-25 16-39s-6-27-16-37c-9-10-23-16-37-16s-27 6-37 16-17 23-17 37 7 29 17 39 23 15 37 15z">
          <text:p/>
        </draw:path>
        <draw:path draw:style-name="gr25" draw:text-style-name="P21" draw:layer="layout" svg:width="0.106cm" svg:height="0.106cm" svg:x="30.927cm" svg:y="9.619cm" svg:viewBox="0 0 107 107" svg:d="M54 107c14 0 27-5 37-15s16-24 16-38c0-15-6-28-16-38s-23-16-37-16-28 6-37 16c-11 10-17 23-17 38 0 14 6 28 17 38 9 10 23 15 37 15z">
          <text:p/>
        </draw:path>
        <draw:path draw:style-name="gr25" draw:text-style-name="P21" draw:layer="layout" svg:width="0.106cm" svg:height="0.105cm" svg:x="31.233cm" svg:y="9.63cm" svg:viewBox="0 0 107 106" svg:d="M54 106c14 0 27-5 37-15s16-23 16-38c0-14-6-28-16-38s-23-15-37-15-28 5-39 15c-9 10-15 24-15 38 0 15 6 28 15 38 11 10 25 15 39 15z">
          <text:p/>
        </draw:path>
        <draw:path draw:style-name="gr25" draw:text-style-name="P21" draw:layer="layout" svg:width="0.106cm" svg:height="0.106cm" svg:x="31.539cm" svg:y="9.586cm" svg:viewBox="0 0 107 107" svg:d="M54 107c14 0 27-5 37-15 10-11 16-25 16-39s-6-27-16-37-23-16-37-16-29 6-39 16-15 23-15 37 5 28 15 39c10 10 25 15 39 15z">
          <text:p/>
        </draw:path>
        <draw:path draw:style-name="gr25" draw:text-style-name="P21" draw:layer="layout" svg:width="0.106cm" svg:height="0.106cm" svg:x="31.845cm" svg:y="9.634cm" svg:viewBox="0 0 107 107" svg:d="M54 107c14 0 27-6 37-16 10-9 16-23 16-37s-6-28-16-38-23-16-37-16c-15 0-29 6-39 16s-15 24-15 38 5 28 15 37c10 10 24 16 39 16z">
          <text:p/>
        </draw:path>
        <draw:path draw:style-name="gr25" draw:text-style-name="P21" draw:layer="layout" svg:width="0.106cm" svg:height="0.106cm" svg:x="32.151cm" svg:y="9.691cm" svg:viewBox="0 0 107 107" svg:d="M54 107c14 0 27-5 37-15 10-11 16-25 16-39s-6-27-16-37-23-16-37-16c-15 0-29 6-39 16s-15 23-15 37 5 28 15 39c10 10 24 15 39 15z">
          <text:p/>
        </draw:path>
        <draw:path draw:style-name="gr25" draw:text-style-name="P21" draw:layer="layout" svg:width="0.106cm" svg:height="0.106cm" svg:x="32.457cm" svg:y="9.607cm" svg:viewBox="0 0 107 107" svg:d="M53 107c15 0 28-5 38-15s16-24 16-39c0-14-6-27-16-37s-23-16-38-16c-14 0-28 6-38 16s-15 23-15 37c0 15 5 29 15 39s24 15 38 15z">
          <text:p/>
        </draw:path>
        <draw:path draw:style-name="gr25" draw:text-style-name="P21" draw:layer="layout" svg:width="0.105cm" svg:height="0.106cm" svg:x="32.763cm" svg:y="9.679cm" svg:viewBox="0 0 106 107" svg:d="M53 107c15 0 28-6 38-17 10-10 15-23 15-37s-5-28-15-38c-10-9-23-15-38-15-14 0-28 6-38 15-10 10-15 24-15 38s5 27 15 37c10 11 24 17 38 17z">
          <text:p/>
        </draw:path>
        <draw:path draw:style-name="gr25" draw:text-style-name="P21" draw:layer="layout" svg:width="0.105cm" svg:height="0.106cm" svg:x="33.069cm" svg:y="9.677cm" svg:viewBox="0 0 106 107" svg:d="M52 107c15 0 29-5 39-16 10-10 15-24 15-38s-5-27-15-37-24-16-39-16c-14 0-27 6-37 16s-15 23-15 37 5 28 15 38c10 11 23 16 37 16z">
          <text:p/>
        </draw:path>
        <draw:path draw:style-name="gr25" draw:text-style-name="P21" draw:layer="layout" svg:width="0.106cm" svg:height="0.106cm" svg:x="33.374cm" svg:y="9.793cm" svg:viewBox="0 0 107 107" svg:d="M53 107c14 0 28-6 39-16 10-11 15-24 15-38s-5-28-15-37c-11-10-25-16-39-16s-27 6-37 16c-10 9-16 23-16 37s6 27 16 38c10 10 23 16 37 16z">
          <text:p/>
        </draw:path>
        <draw:path draw:style-name="gr25" draw:text-style-name="P21" draw:layer="layout" svg:width="0.106cm" svg:height="0.105cm" svg:x="33.68cm" svg:y="10.544cm" svg:viewBox="0 0 107 106" svg:d="M53 106c14 0 28-5 38-15 11-10 16-24 16-38 0-15-5-28-16-38-10-10-24-15-38-15s-27 5-37 15-16 23-16 38c0 14 6 28 16 38s23 15 37 15z">
          <text:p/>
        </draw:path>
        <draw:path draw:style-name="gr25" draw:text-style-name="P21" draw:layer="layout" svg:width="0.106cm" svg:height="0.106cm" svg:x="33.986cm" svg:y="9.859cm" svg:viewBox="0 0 107 107" svg:d="M53 107c14 0 28-6 38-16s16-23 16-37-6-28-16-39c-10-9-24-15-38-15s-27 6-37 15c-10 11-16 25-16 39s6 27 16 37 23 16 37 16z">
          <text:p/>
        </draw:path>
        <draw:path draw:style-name="gr25" draw:text-style-name="P21" draw:layer="layout" svg:width="0.106cm" svg:height="0.106cm" svg:x="34.292cm" svg:y="9.695cm" svg:viewBox="0 0 107 107" svg:d="M54 107c14 0 28-6 38-16s15-24 15-38-5-28-15-38-24-15-38-15-27 5-37 15c-11 10-17 24-17 38s6 28 17 38c10 10 23 16 37 16z">
          <text:p/>
        </draw:path>
        <draw:path draw:style-name="gr25" draw:text-style-name="P21" draw:layer="layout" svg:width="0.106cm" svg:height="0.106cm" svg:x="34.598cm" svg:y="9.651cm" svg:viewBox="0 0 107 107" svg:d="M54 107c14 0 28-6 38-16 9-9 15-23 15-37s-6-27-15-38c-10-10-24-16-38-16s-27 6-38 16c-10 11-16 24-16 38s6 28 16 37c11 10 24 16 38 16z">
          <text:p/>
        </draw:path>
        <draw:path draw:style-name="gr25" draw:text-style-name="P21" draw:layer="layout" svg:width="0.106cm" svg:height="0.105cm" svg:x="34.904cm" svg:y="9.571cm" svg:viewBox="0 0 107 106" svg:d="M54 106c14 0 28-5 37-16 10-10 16-24 16-38s-6-27-16-37c-9-10-23-15-37-15s-27 5-38 15c-10 10-16 23-16 37s6 28 16 38c11 11 24 16 38 16z">
          <text:p/>
        </draw:path>
        <draw:path draw:style-name="gr25" draw:text-style-name="P21" draw:layer="layout" svg:width="0.106cm" svg:height="0.106cm" svg:x="35.21cm" svg:y="9.476cm" svg:viewBox="0 0 107 107" svg:d="M54 107c14 0 27-5 37-15 10-11 16-25 16-39s-6-27-16-37-23-16-37-16-29 6-38 16c-10 10-16 23-16 37s6 28 16 39c9 10 24 15 38 15z">
          <text:p/>
        </draw:path>
        <draw:path draw:style-name="gr25" draw:text-style-name="P21" draw:layer="layout" svg:width="0.106cm" svg:height="0.106cm" svg:x="35.516cm" svg:y="9.519cm" svg:viewBox="0 0 107 107" svg:d="M54 107c14 0 27-5 37-15s16-24 16-38c0-15-6-28-16-38s-23-16-37-16c-15 0-29 6-39 16-9 10-15 23-15 38 0 14 6 28 15 38 10 10 24 15 39 15z">
          <text:p/>
        </draw:path>
        <draw:path draw:style-name="gr25" draw:text-style-name="P21" draw:layer="layout" svg:width="0.106cm" svg:height="0.106cm" svg:x="35.822cm" svg:y="9.405cm" svg:viewBox="0 0 107 107" svg:d="M54 107c14 0 27-6 37-16s16-23 16-37c0-15-6-29-16-39s-23-15-37-15c-15 0-29 5-39 15s-15 24-15 39c0 14 5 27 15 37s24 16 39 16z">
          <text:p/>
        </draw:path>
        <draw:path draw:style-name="gr25" draw:text-style-name="P21" draw:layer="layout" svg:width="0.106cm" svg:height="0.106cm" svg:x="36.128cm" svg:y="9.39cm" svg:viewBox="0 0 107 107" svg:d="M53 107c15 0 28-6 38-16s16-24 16-38-6-28-16-37c-10-10-23-16-38-16-14 0-28 6-38 16-10 9-15 23-15 37s5 28 15 38 24 16 38 16z">
          <text:p/>
        </draw:path>
        <draw:path draw:style-name="gr25" draw:text-style-name="P21" draw:layer="layout" svg:width="0.106cm" svg:height="0.105cm" svg:x="36.434cm" svg:y="9.299cm" svg:viewBox="0 0 107 106" svg:d="M53 106c14 0 28-5 38-15s16-23 16-38-6-28-16-38-24-15-38-15-28 5-38 15-15 23-15 38 5 28 15 38 24 15 38 15z">
          <text:p/>
        </draw:path>
        <draw:line draw:style-name="gr26" draw:text-style-name="P1" draw:layer="layout" svg:x1="26.529cm" svg:y1="14.433cm" svg:x2="26.529cm" svg:y2="8.302cm">
          <text:p/>
        </draw:line>
        <draw:line draw:style-name="gr26" draw:text-style-name="P1" draw:layer="layout" svg:x1="36.961cm" svg:y1="14.433cm" svg:x2="36.961cm" svg:y2="8.302cm">
          <text:p/>
        </draw:line>
        <draw:line draw:style-name="gr26" draw:text-style-name="P1" draw:layer="layout" svg:x1="26.529cm" svg:y1="14.433cm" svg:x2="36.961cm" svg:y2="14.433cm">
          <text:p/>
        </draw:line>
        <draw:line draw:style-name="gr26" draw:text-style-name="P1" draw:layer="layout" svg:x1="26.529cm" svg:y1="8.302cm" svg:x2="36.961cm" svg:y2="8.302cm">
          <text:p/>
        </draw:line>
        <draw:frame draw:style-name="gr17" draw:text-style-name="P18" draw:layer="layout" svg:width="1.17cm" svg:height="0.86cm" svg:x="25.118cm" svg:y="8.335cm">
          <draw:text-box>
            <text:p text:style-name="P13"><text:span text:style-name="T8">100</text:span></text:p>
          </draw:text-box>
        </draw:frame>
        <draw:polygon draw:style-name="gr13" draw:text-style-name="P15" draw:layer="layout" svg:width="0cm" svg:height="0.123cm" svg:x="39.531cm" svg:y="14.433cm" svg:viewBox="0 0 0 124" draw:points="0,0 0,124">
          <text:p/>
        </draw:polygon>
        <draw:line draw:style-name="gr14" draw:text-style-name="P1" draw:layer="layout" svg:x1="39.531cm" svg:y1="14.433cm" svg:x2="39.531cm" svg:y2="14.557cm">
          <text:p/>
        </draw:line>
        <draw:frame draw:style-name="gr27" draw:text-style-name="P22" draw:layer="layout" svg:width="5.992cm" svg:height="1.017cm" svg:x="28.752cm" svg:y="7.273cm">
          <draw:text-box>
            <text:p text:style-name="P13"><text:span text:style-name="T9">Specificity (NS)</text:span></text:p>
          </draw:text-box>
        </draw:frame>
        <draw:polygon draw:style-name="gr13" draw:text-style-name="P15" draw:layer="layout" svg:width="0cm" svg:height="0.123cm" svg:x="39.837cm" svg:y="14.433cm" svg:viewBox="0 0 0 124" draw:points="0,0 0,124">
          <text:p/>
        </draw:polygon>
        <draw:line draw:style-name="gr14" draw:text-style-name="P1" draw:layer="layout" svg:x1="39.837cm" svg:y1="14.433cm" svg:x2="39.837cm" svg:y2="14.557cm">
          <text:p/>
        </draw:line>
        <draw:polygon draw:style-name="gr13" draw:text-style-name="P15" draw:layer="layout" svg:width="0cm" svg:height="0.123cm" svg:x="40.143cm" svg:y="14.433cm" svg:viewBox="0 0 0 124" draw:points="0,0 0,124">
          <text:p/>
        </draw:polygon>
        <draw:line draw:style-name="gr14" draw:text-style-name="P1" draw:layer="layout" svg:x1="40.143cm" svg:y1="14.433cm" svg:x2="40.143cm" svg:y2="14.557cm">
          <text:p/>
        </draw:line>
        <draw:polygon draw:style-name="gr13" draw:text-style-name="P15" draw:layer="layout" svg:width="0cm" svg:height="0.123cm" svg:x="40.449cm" svg:y="14.433cm" svg:viewBox="0 0 0 124" draw:points="0,0 0,124">
          <text:p/>
        </draw:polygon>
        <draw:line draw:style-name="gr14" draw:text-style-name="P1" draw:layer="layout" svg:x1="40.449cm" svg:y1="14.433cm" svg:x2="40.449cm" svg:y2="14.557cm">
          <text:p/>
        </draw:line>
        <draw:frame draw:style-name="gr15" draw:text-style-name="P16" draw:layer="layout" svg:width="0.705cm" svg:height="0.784cm" svg:x="39.356cm" svg:y="14.542cm">
          <draw:text-box>
            <text:p text:style-name="P13"><text:span text:style-name="T6">1</text:span></text:p>
          </draw:text-box>
        </draw:frame>
        <draw:polygon draw:style-name="gr13" draw:text-style-name="P15" draw:layer="layout" svg:width="0cm" svg:height="0.123cm" svg:x="40.755cm" svg:y="14.433cm" svg:viewBox="0 0 0 124" draw:points="0,0 0,124">
          <text:p/>
        </draw:polygon>
        <draw:line draw:style-name="gr14" draw:text-style-name="P1" draw:layer="layout" svg:x1="40.755cm" svg:y1="14.433cm" svg:x2="40.755cm" svg:y2="14.557cm">
          <text:p/>
        </draw:line>
        <draw:polygon draw:style-name="gr13" draw:text-style-name="P15" draw:layer="layout" svg:width="0cm" svg:height="0.123cm" svg:x="41.061cm" svg:y="14.433cm" svg:viewBox="0 0 0 124" draw:points="0,0 0,124">
          <text:p/>
        </draw:polygon>
        <draw:line draw:style-name="gr14" draw:text-style-name="P1" draw:layer="layout" svg:x1="41.061cm" svg:y1="14.433cm" svg:x2="41.061cm" svg:y2="14.557cm">
          <text:p/>
        </draw:line>
        <draw:polygon draw:style-name="gr13" draw:text-style-name="P15" draw:layer="layout" svg:width="0cm" svg:height="0.123cm" svg:x="41.367cm" svg:y="14.433cm" svg:viewBox="0 0 0 124" draw:points="0,0 0,124">
          <text:p/>
        </draw:polygon>
        <draw:line draw:style-name="gr14" draw:text-style-name="P1" draw:layer="layout" svg:x1="41.367cm" svg:y1="14.433cm" svg:x2="41.367cm" svg:y2="14.557cm">
          <text:p/>
        </draw:line>
        <draw:polygon draw:style-name="gr13" draw:text-style-name="P15" draw:layer="layout" svg:width="0cm" svg:height="0.123cm" svg:x="41.673cm" svg:y="14.433cm" svg:viewBox="0 0 0 124" draw:points="0,0 0,124">
          <text:p/>
        </draw:polygon>
        <draw:line draw:style-name="gr14" draw:text-style-name="P1" draw:layer="layout" svg:x1="41.673cm" svg:y1="14.433cm" svg:x2="41.673cm" svg:y2="14.557cm">
          <text:p/>
        </draw:line>
        <draw:polygon draw:style-name="gr13" draw:text-style-name="P15" draw:layer="layout" svg:width="0cm" svg:height="0.123cm" svg:x="41.979cm" svg:y="14.433cm" svg:viewBox="0 0 0 124" draw:points="0,0 0,124">
          <text:p/>
        </draw:polygon>
        <draw:line draw:style-name="gr14" draw:text-style-name="P1" draw:layer="layout" svg:x1="41.979cm" svg:y1="14.433cm" svg:x2="41.979cm" svg:y2="14.557cm">
          <text:p/>
        </draw:line>
        <draw:polygon draw:style-name="gr13" draw:text-style-name="P15" draw:layer="layout" svg:width="0cm" svg:height="0.123cm" svg:x="42.285cm" svg:y="14.433cm" svg:viewBox="0 0 0 124" draw:points="0,0 0,124">
          <text:p/>
        </draw:polygon>
        <draw:line draw:style-name="gr14" draw:text-style-name="P1" draw:layer="layout" svg:x1="42.285cm" svg:y1="14.433cm" svg:x2="42.285cm" svg:y2="14.557cm">
          <text:p/>
        </draw:line>
        <draw:polygon draw:style-name="gr13" draw:text-style-name="P15" draw:layer="layout" svg:width="0cm" svg:height="0.123cm" svg:x="42.591cm" svg:y="14.433cm" svg:viewBox="0 0 0 124" draw:points="0,0 0,124">
          <text:p/>
        </draw:polygon>
        <draw:line draw:style-name="gr14" draw:text-style-name="P1" draw:layer="layout" svg:x1="42.591cm" svg:y1="14.433cm" svg:x2="42.591cm" svg:y2="14.557cm">
          <text:p/>
        </draw:line>
        <draw:polygon draw:style-name="gr13" draw:text-style-name="P15" draw:layer="layout" svg:width="0cm" svg:height="0.123cm" svg:x="42.897cm" svg:y="14.433cm" svg:viewBox="0 0 0 124" draw:points="0,0 0,124">
          <text:p/>
        </draw:polygon>
        <draw:line draw:style-name="gr14" draw:text-style-name="P1" draw:layer="layout" svg:x1="42.897cm" svg:y1="14.433cm" svg:x2="42.897cm" svg:y2="14.557cm">
          <text:p/>
        </draw:line>
        <draw:polygon draw:style-name="gr13" draw:text-style-name="P15" draw:layer="layout" svg:width="0cm" svg:height="0.123cm" svg:x="43.203cm" svg:y="14.433cm" svg:viewBox="0 0 0 124" draw:points="0,0 0,124">
          <text:p/>
        </draw:polygon>
        <draw:line draw:style-name="gr14" draw:text-style-name="P1" draw:layer="layout" svg:x1="43.203cm" svg:y1="14.433cm" svg:x2="43.203cm" svg:y2="14.557cm">
          <text:p/>
        </draw:line>
        <draw:polygon draw:style-name="gr13" draw:text-style-name="P15" draw:layer="layout" svg:width="0cm" svg:height="0.123cm" svg:x="43.509cm" svg:y="14.433cm" svg:viewBox="0 0 0 124" draw:points="0,0 0,124">
          <text:p/>
        </draw:polygon>
        <draw:line draw:style-name="gr14" draw:text-style-name="P1" draw:layer="layout" svg:x1="43.509cm" svg:y1="14.433cm" svg:x2="43.509cm" svg:y2="14.557cm">
          <text:p/>
        </draw:line>
        <draw:polygon draw:style-name="gr13" draw:text-style-name="P15" draw:layer="layout" svg:width="0cm" svg:height="0.123cm" svg:x="43.814cm" svg:y="14.433cm" svg:viewBox="0 0 0 124" draw:points="0,0 0,124">
          <text:p/>
        </draw:polygon>
        <draw:line draw:style-name="gr14" draw:text-style-name="P1" draw:layer="layout" svg:x1="43.814cm" svg:y1="14.433cm" svg:x2="43.814cm" svg:y2="14.557cm">
          <text:p/>
        </draw:line>
        <draw:polygon draw:style-name="gr13" draw:text-style-name="P15" draw:layer="layout" svg:width="0cm" svg:height="0.123cm" svg:x="44.12cm" svg:y="14.433cm" svg:viewBox="0 0 0 124" draw:points="0,0 0,124">
          <text:p/>
        </draw:polygon>
        <draw:line draw:style-name="gr14" draw:text-style-name="P1" draw:layer="layout" svg:x1="44.12cm" svg:y1="14.433cm" svg:x2="44.12cm" svg:y2="14.557cm">
          <text:p/>
        </draw:line>
        <draw:polygon draw:style-name="gr13" draw:text-style-name="P15" draw:layer="layout" svg:width="0cm" svg:height="0.123cm" svg:x="44.426cm" svg:y="14.433cm" svg:viewBox="0 0 0 124" draw:points="0,0 0,124">
          <text:p/>
        </draw:polygon>
        <draw:line draw:style-name="gr14" draw:text-style-name="P1" draw:layer="layout" svg:x1="44.426cm" svg:y1="14.433cm" svg:x2="44.426cm" svg:y2="14.557cm">
          <text:p/>
        </draw:line>
        <draw:polygon draw:style-name="gr13" draw:text-style-name="P15" draw:layer="layout" svg:width="0cm" svg:height="0.123cm" svg:x="44.732cm" svg:y="14.433cm" svg:viewBox="0 0 0 124" draw:points="0,0 0,124">
          <text:p/>
        </draw:polygon>
        <draw:line draw:style-name="gr14" draw:text-style-name="P1" draw:layer="layout" svg:x1="44.732cm" svg:y1="14.433cm" svg:x2="44.732cm" svg:y2="14.557cm">
          <text:p/>
        </draw:line>
        <draw:polygon draw:style-name="gr13" draw:text-style-name="P15" draw:layer="layout" svg:width="0cm" svg:height="0.123cm" svg:x="45.038cm" svg:y="14.433cm" svg:viewBox="0 0 0 124" draw:points="0,0 0,124">
          <text:p/>
        </draw:polygon>
        <draw:line draw:style-name="gr14" draw:text-style-name="P1" draw:layer="layout" svg:x1="45.038cm" svg:y1="14.433cm" svg:x2="45.038cm" svg:y2="14.557cm">
          <text:p/>
        </draw:line>
        <draw:polygon draw:style-name="gr13" draw:text-style-name="P15" draw:layer="layout" svg:width="0cm" svg:height="0.123cm" svg:x="45.344cm" svg:y="14.433cm" svg:viewBox="0 0 0 124" draw:points="0,0 0,124">
          <text:p/>
        </draw:polygon>
        <draw:line draw:style-name="gr14" draw:text-style-name="P1" draw:layer="layout" svg:x1="45.344cm" svg:y1="14.433cm" svg:x2="45.344cm" svg:y2="14.557cm">
          <text:p/>
        </draw:line>
        <draw:polygon draw:style-name="gr13" draw:text-style-name="P15" draw:layer="layout" svg:width="0cm" svg:height="0.123cm" svg:x="45.65cm" svg:y="14.433cm" svg:viewBox="0 0 0 124" draw:points="0,0 0,124">
          <text:p/>
        </draw:polygon>
        <draw:line draw:style-name="gr14" draw:text-style-name="P1" draw:layer="layout" svg:x1="45.65cm" svg:y1="14.433cm" svg:x2="45.65cm" svg:y2="14.557cm">
          <text:p/>
        </draw:line>
        <draw:polygon draw:style-name="gr13" draw:text-style-name="P15" draw:layer="layout" svg:width="0cm" svg:height="0.123cm" svg:x="45.956cm" svg:y="14.433cm" svg:viewBox="0 0 0 124" draw:points="0,0 0,124">
          <text:p/>
        </draw:polygon>
        <draw:line draw:style-name="gr14" draw:text-style-name="P1" draw:layer="layout" svg:x1="45.956cm" svg:y1="14.433cm" svg:x2="45.956cm" svg:y2="14.557cm">
          <text:p/>
        </draw:line>
        <draw:polygon draw:style-name="gr13" draw:text-style-name="P15" draw:layer="layout" svg:width="0cm" svg:height="0.123cm" svg:x="46.262cm" svg:y="14.433cm" svg:viewBox="0 0 0 124" draw:points="0,0 0,124">
          <text:p/>
        </draw:polygon>
        <draw:line draw:style-name="gr14" draw:text-style-name="P1" draw:layer="layout" svg:x1="46.262cm" svg:y1="14.433cm" svg:x2="46.262cm" svg:y2="14.557cm">
          <text:p/>
        </draw:line>
        <draw:polygon draw:style-name="gr13" draw:text-style-name="P15" draw:layer="layout" svg:width="0cm" svg:height="0.123cm" svg:x="46.568cm" svg:y="14.433cm" svg:viewBox="0 0 0 124" draw:points="0,0 0,124">
          <text:p/>
        </draw:polygon>
        <draw:line draw:style-name="gr14" draw:text-style-name="P1" draw:layer="layout" svg:x1="46.568cm" svg:y1="14.433cm" svg:x2="46.568cm" svg:y2="14.557cm">
          <text:p/>
        </draw:line>
        <draw:polygon draw:style-name="gr13" draw:text-style-name="P15" draw:layer="layout" svg:width="0cm" svg:height="0.123cm" svg:x="46.874cm" svg:y="14.433cm" svg:viewBox="0 0 0 124" draw:points="0,0 0,124">
          <text:p/>
        </draw:polygon>
        <draw:line draw:style-name="gr14" draw:text-style-name="P1" draw:layer="layout" svg:x1="46.874cm" svg:y1="14.433cm" svg:x2="46.874cm" svg:y2="14.557cm">
          <text:p/>
        </draw:line>
        <draw:polygon draw:style-name="gr13" draw:text-style-name="P15" draw:layer="layout" svg:width="0cm" svg:height="0.123cm" svg:x="47.18cm" svg:y="14.433cm" svg:viewBox="0 0 0 124" draw:points="0,0 0,124">
          <text:p/>
        </draw:polygon>
        <draw:line draw:style-name="gr14" draw:text-style-name="P1" draw:layer="layout" svg:x1="47.18cm" svg:y1="14.433cm" svg:x2="47.18cm" svg:y2="14.557cm">
          <text:p/>
        </draw:line>
        <draw:polygon draw:style-name="gr13" draw:text-style-name="P15" draw:layer="layout" svg:width="0cm" svg:height="0.123cm" svg:x="47.486cm" svg:y="14.433cm" svg:viewBox="0 0 0 124" draw:points="0,0 0,124">
          <text:p/>
        </draw:polygon>
        <draw:line draw:style-name="gr14" draw:text-style-name="P1" draw:layer="layout" svg:x1="47.486cm" svg:y1="14.433cm" svg:x2="47.486cm" svg:y2="14.557cm">
          <text:p/>
        </draw:line>
        <draw:polygon draw:style-name="gr13" draw:text-style-name="P15" draw:layer="layout" svg:width="0cm" svg:height="0.123cm" svg:x="47.792cm" svg:y="14.433cm" svg:viewBox="0 0 0 124" draw:points="0,0 0,124">
          <text:p/>
        </draw:polygon>
        <draw:line draw:style-name="gr14" draw:text-style-name="P1" draw:layer="layout" svg:x1="47.792cm" svg:y1="14.433cm" svg:x2="47.792cm" svg:y2="14.557cm">
          <text:p/>
        </draw:line>
        <draw:polygon draw:style-name="gr13" draw:text-style-name="P15" draw:layer="layout" svg:width="0cm" svg:height="0.123cm" svg:x="48.097cm" svg:y="14.433cm" svg:viewBox="0 0 0 124" draw:points="0,0 0,124">
          <text:p/>
        </draw:polygon>
        <draw:line draw:style-name="gr14" draw:text-style-name="P1" draw:layer="layout" svg:x1="48.097cm" svg:y1="14.433cm" svg:x2="48.097cm" svg:y2="14.557cm">
          <text:p/>
        </draw:line>
        <draw:polygon draw:style-name="gr13" draw:text-style-name="P15" draw:layer="layout" svg:width="0cm" svg:height="0.123cm" svg:x="48.403cm" svg:y="14.433cm" svg:viewBox="0 0 0 124" draw:points="0,0 0,124">
          <text:p/>
        </draw:polygon>
        <draw:line draw:style-name="gr14" draw:text-style-name="P1" draw:layer="layout" svg:x1="48.403cm" svg:y1="14.433cm" svg:x2="48.403cm" svg:y2="14.557cm">
          <text:p/>
        </draw:line>
        <draw:polygon draw:style-name="gr13" draw:text-style-name="P15" draw:layer="layout" svg:width="0cm" svg:height="0.123cm" svg:x="48.709cm" svg:y="14.433cm" svg:viewBox="0 0 0 124" draw:points="0,0 0,124">
          <text:p/>
        </draw:polygon>
        <draw:line draw:style-name="gr14" draw:text-style-name="P1" draw:layer="layout" svg:x1="48.709cm" svg:y1="14.433cm" svg:x2="48.709cm" svg:y2="14.557cm">
          <text:p/>
        </draw:line>
        <draw:polygon draw:style-name="gr13" draw:text-style-name="P15" draw:layer="layout" svg:width="0cm" svg:height="0.123cm" svg:x="49.015cm" svg:y="14.433cm" svg:viewBox="0 0 0 124" draw:points="0,0 0,124">
          <text:p/>
        </draw:polygon>
        <draw:line draw:style-name="gr14" draw:text-style-name="P1" draw:layer="layout" svg:x1="49.015cm" svg:y1="14.433cm" svg:x2="49.015cm" svg:y2="14.557cm">
          <text:p/>
        </draw:line>
        <draw:frame draw:style-name="gr15" draw:text-style-name="P16" draw:layer="layout" svg:width="8.359cm" svg:height="0.784cm" svg:x="40.273cm" svg:y="14.542cm">
          <draw:text-box>
            <text:p text:style-name="P13"><text:span text:style-name="T6">7 13 </text:span><text:span text:style-name="T6">19 25 </text:span><text:span text:style-name="T6">31 37 </text:span><text:span text:style-name="T6">43 49 </text:span><text:span text:style-name="T6">55 61</text:span></text:p>
          </draw:text-box>
        </draw:frame>
        <draw:polygon draw:style-name="gr13" draw:text-style-name="P15" draw:layer="layout" svg:width="0.122cm" svg:height="0cm" svg:x="38.934cm" svg:y="14.433cm" svg:viewBox="0 0 123 0" draw:points="123,0 0,0">
          <text:p/>
        </draw:polygon>
        <draw:line draw:style-name="gr14" draw:text-style-name="P1" draw:layer="layout" svg:x1="39.057cm" svg:y1="14.433cm" svg:x2="38.934cm" svg:y2="14.433cm">
          <text:p/>
        </draw:line>
        <draw:frame draw:style-name="gr16" draw:text-style-name="P17" draw:layer="layout" svg:width="3.605cm" svg:height="0.937cm" svg:x="42.475cm" svg:y="15.296cm">
          <draw:text-box>
            <text:p text:style-name="P13"><text:span text:style-name="T7">E</text:span><text:span text:style-name="T7">d</text:span><text:span text:style-name="T7">i</text:span><text:span text:style-name="T7">t</text:span><text:span text:style-name="T7"> </text:span><text:span text:style-name="T7">L</text:span><text:span text:style-name="T7">a</text:span><text:span text:style-name="T7">y</text:span><text:span text:style-name="T7">e</text:span><text:span text:style-name="T7">r</text:span></text:p>
          </draw:text-box>
        </draw:frame>
        <draw:polygon draw:style-name="gr13" draw:text-style-name="P15" draw:layer="layout" svg:width="0.122cm" svg:height="0cm" svg:x="38.934cm" svg:y="13.014cm" svg:viewBox="0 0 123 0" draw:points="123,0 0,0">
          <text:p/>
        </draw:polygon>
        <draw:line draw:style-name="gr14" draw:text-style-name="P1" draw:layer="layout" svg:x1="39.057cm" svg:y1="13.014cm" svg:x2="38.934cm" svg:y2="13.014cm">
          <text:p/>
        </draw:line>
        <draw:frame draw:style-name="gr17" draw:text-style-name="P18" draw:layer="layout" svg:width="0.775cm" svg:height="0.86cm" svg:x="38.423cm" svg:y="14.012cm">
          <draw:text-box>
            <text:p text:style-name="P13"><text:span text:style-name="T8">0</text:span></text:p>
          </draw:text-box>
        </draw:frame>
        <draw:polygon draw:style-name="gr13" draw:text-style-name="P15" draw:layer="layout" svg:width="0.122cm" svg:height="0cm" svg:x="38.934cm" svg:y="11.595cm" svg:viewBox="0 0 123 0" draw:points="123,0 0,0">
          <text:p/>
        </draw:polygon>
        <draw:line draw:style-name="gr14" draw:text-style-name="P1" draw:layer="layout" svg:x1="39.057cm" svg:y1="11.595cm" svg:x2="38.934cm" svg:y2="11.595cm">
          <text:p/>
        </draw:line>
        <draw:frame draw:style-name="gr17" draw:text-style-name="P18" draw:layer="layout" svg:width="0.781cm" svg:height="0.86cm" svg:x="38.035cm" svg:y="12.592cm">
          <draw:text-box>
            <text:p text:style-name="P13"><text:span text:style-name="T8">2</text:span><text:span text:style-name="T8">5</text:span></text:p>
          </draw:text-box>
        </draw:frame>
        <draw:polygon draw:style-name="gr13" draw:text-style-name="P15" draw:layer="layout" svg:width="0.122cm" svg:height="0cm" svg:x="38.934cm" svg:y="10.175cm" svg:viewBox="0 0 123 0" draw:points="123,0 0,0">
          <text:p/>
        </draw:polygon>
        <draw:line draw:style-name="gr14" draw:text-style-name="P1" draw:layer="layout" svg:x1="39.057cm" svg:y1="10.175cm" svg:x2="38.934cm" svg:y2="10.175cm">
          <text:p/>
        </draw:line>
        <draw:frame draw:style-name="gr17" draw:text-style-name="P18" draw:layer="layout" svg:width="0.781cm" svg:height="0.86cm" svg:x="38.035cm" svg:y="11.173cm">
          <draw:text-box>
            <text:p text:style-name="P13"><text:span text:style-name="T8">5</text:span><text:span text:style-name="T8">0</text:span></text:p>
          </draw:text-box>
        </draw:frame>
        <draw:polygon draw:style-name="gr13" draw:text-style-name="P15" draw:layer="layout" svg:width="0.122cm" svg:height="0cm" svg:x="38.934cm" svg:y="8.756cm" svg:viewBox="0 0 123 0" draw:points="123,0 0,0">
          <text:p/>
        </draw:polygon>
        <draw:line draw:style-name="gr14" draw:text-style-name="P1" draw:layer="layout" svg:x1="39.057cm" svg:y1="8.756cm" svg:x2="38.934cm" svg:y2="8.756cm">
          <text:p/>
        </draw:line>
        <draw:frame draw:style-name="gr17" draw:text-style-name="P18" draw:layer="layout" svg:width="0.781cm" svg:height="0.86cm" svg:x="38.035cm" svg:y="9.754cm">
          <draw:text-box>
            <text:p text:style-name="P13"><text:span text:style-name="T8">7</text:span><text:span text:style-name="T8">5</text:span></text:p>
          </draw:text-box>
        </draw:frame>
        <draw:polyline draw:style-name="gr18" draw:text-style-name="P1" draw:layer="layout" svg:width="9.484cm" svg:height="1.541cm" svg:x="39.531cm" svg:y="9.155cm" svg:viewBox="0 0 9485 1542" draw:points="0,384 306,925 612,760 918,539 1224,326 1530,190 1836,107 2142,186 2448,35 2754,0 3061,7 3367,24 3673,53 3979,64 4284,117 4590,405 4896,1003 5202,480 5508,195 5814,208 6120,1313 6426,242 6732,447 7038,585 7344,819 7650,997 7956,894 8262,1165 8567,1010 8873,1262 9179,1148 9485,1542">
          <text:p/>
        </draw:polyline>
        <draw:path draw:style-name="gr19" draw:text-style-name="P19" draw:layer="layout" svg:width="0.105cm" svg:height="0.106cm" svg:x="39.479cm" svg:y="9.485cm" svg:viewBox="0 0 106 107" svg:d="M52 107c14 0 29-6 39-16s15-24 15-38-5-28-15-38-25-15-39-15-27 5-37 15-15 24-15 38 5 28 15 38 23 16 37 16z">
          <text:p/>
        </draw:path>
        <draw:path draw:style-name="gr19" draw:text-style-name="P19" draw:layer="layout" svg:width="0.106cm" svg:height="0.105cm" svg:x="39.784cm" svg:y="10.026cm" svg:viewBox="0 0 107 106" svg:d="M53 106c14 0 29-5 39-15s15-23 15-38-5-28-15-38-25-15-39-15-27 5-37 15-16 23-16 38 6 28 16 38 23 15 37 15z">
          <text:p/>
        </draw:path>
        <draw:path draw:style-name="gr19" draw:text-style-name="P19" draw:layer="layout" svg:width="0.106cm" svg:height="0.106cm" svg:x="40.09cm" svg:y="9.861cm" svg:viewBox="0 0 107 107" svg:d="M53 107c14 0 28-6 39-15 10-10 15-24 15-38s-5-27-15-38c-11-10-25-16-39-16s-27 6-37 16c-10 11-16 24-16 38s6 28 16 38c10 9 23 15 37 15z">
          <text:p/>
        </draw:path>
        <draw:path draw:style-name="gr19" draw:text-style-name="P19" draw:layer="layout" svg:width="0.106cm" svg:height="0.106cm" svg:x="40.396cm" svg:y="9.64cm" svg:viewBox="0 0 107 107" svg:d="M53 107c14 0 28-6 38-16 11-10 16-23 16-37s-5-29-16-38c-10-10-24-16-38-16s-27 6-37 16c-10 9-16 24-16 38s6 27 16 37 23 16 37 16z">
          <text:p/>
        </draw:path>
        <draw:path draw:style-name="gr19" draw:text-style-name="P19" draw:layer="layout" svg:width="0.106cm" svg:height="0.106cm" svg:x="40.702cm" svg:y="9.428cm" svg:viewBox="0 0 107 107" svg:d="M54 107c14 0 28-5 38-15s15-24 15-38-5-28-15-38-24-16-38-16-27 6-37 16-17 24-17 38 7 28 17 38 23 15 37 15z">
          <text:p/>
        </draw:path>
        <draw:path draw:style-name="gr19" draw:text-style-name="P19" draw:layer="layout" svg:width="0.106cm" svg:height="0.106cm" svg:x="41.008cm" svg:y="9.292cm" svg:viewBox="0 0 107 107" svg:d="M54 107c14 0 28-6 38-16 9-10 15-23 15-38 0-14-6-28-15-38-10-10-24-15-38-15s-27 5-37 15c-11 10-17 24-17 38 0 15 6 28 17 38 10 10 23 16 37 16z">
          <text:p/>
        </draw:path>
        <draw:path draw:style-name="gr19" draw:text-style-name="P19" draw:layer="layout" svg:width="0.106cm" svg:height="0.106cm" svg:x="41.314cm" svg:y="9.209cm" svg:viewBox="0 0 107 107" svg:d="M54 107c14 0 28-6 37-16 10-10 16-23 16-37s-6-29-16-39c-9-10-23-15-37-15s-27 5-38 15c-10 10-16 25-16 39s6 27 16 37c11 10 24 16 38 16z">
          <text:p/>
        </draw:path>
        <draw:path draw:style-name="gr19" draw:text-style-name="P19" draw:layer="layout" svg:width="0.106cm" svg:height="0.106cm" svg:x="41.62cm" svg:y="9.288cm" svg:viewBox="0 0 107 107" svg:d="M54 107c14 0 27-6 37-16s16-23 16-38c0-14-6-28-16-38-10-9-23-15-37-15s-29 6-38 15c-10 10-16 24-16 38 0 15 6 28 16 38 9 10 24 16 38 16z">
          <text:p/>
        </draw:path>
        <draw:path draw:style-name="gr19" draw:text-style-name="P19" draw:layer="layout" svg:width="0.106cm" svg:height="0.105cm" svg:x="41.926cm" svg:y="9.137cm" svg:viewBox="0 0 107 106" svg:d="M54 106c14 0 27-5 37-15s16-23 16-37-6-28-16-38c-10-11-23-16-37-16s-29 5-39 16c-9 10-15 24-15 38s6 27 15 37c10 10 25 15 39 15z">
          <text:p/>
        </draw:path>
        <draw:path draw:style-name="gr19" draw:text-style-name="P19" draw:layer="layout" svg:width="0.106cm" svg:height="0.106cm" svg:x="42.232cm" svg:y="9.102cm" svg:viewBox="0 0 107 107" svg:d="M54 107c14 0 27-6 37-16s16-23 16-37c0-15-6-29-16-39-10-9-23-15-37-15-15 0-29 6-39 15-10 10-15 24-15 39 0 14 5 27 15 37s24 16 39 16z">
          <text:p/>
        </draw:path>
        <draw:path draw:style-name="gr19" draw:text-style-name="P19" draw:layer="layout" svg:width="0.106cm" svg:height="0.106cm" svg:x="42.538cm" svg:y="9.109cm" svg:viewBox="0 0 107 107" svg:d="M53 107c15 0 28-6 38-16s16-23 16-37-6-29-16-39-23-15-38-15c-14 0-28 5-38 15s-15 25-15 39 5 27 15 37 24 16 38 16z">
          <text:p/>
        </draw:path>
        <draw:path draw:style-name="gr19" draw:text-style-name="P19" draw:layer="layout" svg:width="0.106cm" svg:height="0.106cm" svg:x="42.844cm" svg:y="9.126cm" svg:viewBox="0 0 107 107" svg:d="M53 107c15 0 28-6 38-16s16-23 16-37-6-28-16-39c-10-10-23-15-38-15-14 0-28 5-38 15-10 11-15 25-15 39s5 27 15 37 24 16 38 16z">
          <text:p/>
        </draw:path>
        <draw:path draw:style-name="gr19" draw:text-style-name="P19" draw:layer="layout" svg:width="0.106cm" svg:height="0.106cm" svg:x="43.15cm" svg:y="9.155cm" svg:viewBox="0 0 107 107" svg:d="M53 107c14 0 28-5 38-16 10-10 16-24 16-38s-6-27-16-37-24-16-38-16-28 6-38 16-15 23-15 37 5 28 15 38c10 11 24 16 38 16z">
          <text:p/>
        </draw:path>
        <draw:path draw:style-name="gr19" draw:text-style-name="P19" draw:layer="layout" svg:width="0.105cm" svg:height="0.106cm" svg:x="43.456cm" svg:y="9.166cm" svg:viewBox="0 0 106 107" svg:d="M53 107c14 0 27-6 38-16 10-10 15-24 15-38s-5-27-15-37c-11-10-24-16-38-16-15 0-28 6-38 16s-15 23-15 37 5 28 15 38 23 16 38 16z">
          <text:p/>
        </draw:path>
        <draw:path draw:style-name="gr19" draw:text-style-name="P19" draw:layer="layout" svg:width="0.105cm" svg:height="0.106cm" svg:x="43.762cm" svg:y="9.219cm" svg:viewBox="0 0 106 107" svg:d="M52 107c14 0 28-6 38-16 11-10 16-23 16-37s-5-29-16-39c-10-10-24-15-38-15s-27 5-37 15-15 25-15 39 5 27 15 37 23 16 37 16z">
          <text:p/>
        </draw:path>
        <draw:path draw:style-name="gr19" draw:text-style-name="P19" draw:layer="layout" svg:width="0.106cm" svg:height="0.105cm" svg:x="44.067cm" svg:y="9.507cm" svg:viewBox="0 0 107 106" svg:d="M53 106c14 0 28-5 38-15s16-24 16-39c0-14-6-27-16-37s-24-15-38-15-27 5-37 15-16 23-16 37c0 15 6 29 16 39s23 15 37 15z">
          <text:p/>
        </draw:path>
        <draw:path draw:style-name="gr19" draw:text-style-name="P19" draw:layer="layout" svg:width="0.106cm" svg:height="0.106cm" svg:x="44.373cm" svg:y="10.104cm" svg:viewBox="0 0 107 107" svg:d="M54 107c14 0 28-6 38-16s15-24 15-38-5-27-15-37-24-16-38-16-27 6-37 16c-11 10-17 23-17 37s6 28 17 38c10 10 23 16 37 16z">
          <text:p/>
        </draw:path>
        <draw:path draw:style-name="gr19" draw:text-style-name="P19" draw:layer="layout" svg:width="0.106cm" svg:height="0.106cm" svg:x="44.679cm" svg:y="9.581cm" svg:viewBox="0 0 107 107" svg:d="M54 107c14 0 28-5 38-15 10-11 15-25 15-39s-5-27-15-37-24-16-38-16-27 6-37 16c-11 10-17 23-17 37s6 28 17 39c10 10 23 15 37 15z">
          <text:p/>
        </draw:path>
        <draw:path draw:style-name="gr19" draw:text-style-name="P19" draw:layer="layout" svg:width="0.106cm" svg:height="0.106cm" svg:x="44.985cm" svg:y="9.297cm" svg:viewBox="0 0 107 107" svg:d="M54 107c14 0 28-6 38-15 10-10 15-24 15-39 0-14-5-27-15-37s-24-16-38-16-27 6-38 16c-10 10-16 23-16 37 0 15 6 29 16 39 11 9 24 15 38 15z">
          <text:p/>
        </draw:path>
        <draw:path draw:style-name="gr19" draw:text-style-name="P19" draw:layer="layout" svg:width="0.106cm" svg:height="0.106cm" svg:x="45.291cm" svg:y="9.31cm" svg:viewBox="0 0 107 107" svg:d="M54 107c14 0 28-5 38-15 9-10 15-24 15-38 0-15-6-28-15-38-10-10-24-16-38-16s-28 6-38 16-16 23-16 38c0 14 6 28 16 38s24 15 38 15z">
          <text:p/>
        </draw:path>
        <draw:path draw:style-name="gr19" draw:text-style-name="P19" draw:layer="layout" svg:width="0.106cm" svg:height="0.106cm" svg:x="45.597cm" svg:y="10.414cm" svg:viewBox="0 0 107 107" svg:d="M54 107c14 0 28-6 37-17 10-10 16-23 16-37s-6-28-16-38c-9-10-23-15-37-15-15 0-28 5-38 15s-16 24-16 38 6 27 16 37c10 11 23 17 38 17z">
          <text:p/>
        </draw:path>
        <draw:path draw:style-name="gr19" draw:text-style-name="P19" draw:layer="layout" svg:width="0.106cm" svg:height="0.105cm" svg:x="45.903cm" svg:y="9.344cm" svg:viewBox="0 0 107 106" svg:d="M54 106c14 0 27-5 37-15s16-23 16-37-6-28-16-38c-10-11-23-16-37-16-15 0-29 5-38 16-10 10-16 24-16 38s6 27 16 37c9 10 23 15 38 15z">
          <text:p/>
        </draw:path>
        <draw:path draw:style-name="gr19" draw:text-style-name="P19" draw:layer="layout" svg:width="0.106cm" svg:height="0.106cm" svg:x="46.209cm" svg:y="9.548cm" svg:viewBox="0 0 107 107" svg:d="M53 107c15 0 28-5 38-15s16-24 16-38-6-27-16-37c-10-11-23-17-38-17-14 0-28 6-38 17-9 10-15 23-15 37s6 28 15 38c10 10 24 15 38 15z">
          <text:p/>
        </draw:path>
        <draw:path draw:style-name="gr19" draw:text-style-name="P19" draw:layer="layout" svg:width="0.106cm" svg:height="0.106cm" svg:x="46.515cm" svg:y="9.686cm" svg:viewBox="0 0 107 107" svg:d="M53 107c14 0 28-5 38-15 10-11 16-25 16-39s-6-27-16-37-24-16-38-16-28 6-38 16-15 23-15 37 5 28 15 39c10 10 24 15 38 15z">
          <text:p/>
        </draw:path>
        <draw:path draw:style-name="gr19" draw:text-style-name="P19" draw:layer="layout" svg:width="0.106cm" svg:height="0.106cm" svg:x="46.821cm" svg:y="9.92cm" svg:viewBox="0 0 107 107" svg:d="M53 107c14 0 28-5 38-15s16-24 16-39c0-14-6-27-16-37s-24-16-38-16-28 6-38 16-15 23-15 37c0 15 5 29 15 39s24 15 38 15z">
          <text:p/>
        </draw:path>
        <draw:path draw:style-name="gr19" draw:text-style-name="P19" draw:layer="layout" svg:width="0.106cm" svg:height="0.106cm" svg:x="47.127cm" svg:y="10.098cm" svg:viewBox="0 0 107 107" svg:d="M53 107c14 0 27-6 38-17 10-10 16-23 16-37s-6-28-16-38c-11-10-24-15-38-15s-28 5-38 15-15 24-15 38 5 27 15 37c10 11 24 17 38 17z">
          <text:p/>
        </draw:path>
        <draw:path draw:style-name="gr19" draw:text-style-name="P19" draw:layer="layout" svg:width="0.106cm" svg:height="0.106cm" svg:x="47.433cm" svg:y="9.995cm" svg:viewBox="0 0 107 107" svg:d="M53 107c14 0 27-6 37-17 11-10 17-23 17-37s-6-28-17-38c-10-10-23-15-37-15s-28 5-38 15-15 24-15 38 5 27 15 37c10 11 24 17 38 17z">
          <text:p/>
        </draw:path>
        <draw:path draw:style-name="gr19" draw:text-style-name="P19" draw:layer="layout" svg:width="0.105cm" svg:height="0.106cm" svg:x="47.739cm" svg:y="10.266cm" svg:viewBox="0 0 106 107" svg:d="M54 107c14 0 27-6 37-16s15-23 15-37-5-29-15-38c-10-10-23-16-37-16-15 0-28 6-38 16-10 9-16 24-16 38s6 27 16 37 23 16 38 16z">
          <text:p/>
        </draw:path>
        <draw:path draw:style-name="gr19" draw:text-style-name="P19" draw:layer="layout" svg:width="0.105cm" svg:height="0.106cm" svg:x="48.045cm" svg:y="10.111cm" svg:viewBox="0 0 106 107" svg:d="M53 107c14 0 28-6 38-16 10-11 15-24 15-38s-5-28-15-38c-10-9-24-15-38-15s-27 6-37 15c-11 10-16 24-16 38s5 27 16 38c10 10 23 16 37 16z">
          <text:p/>
        </draw:path>
        <draw:path draw:style-name="gr19" draw:text-style-name="P19" draw:layer="layout" svg:width="0.106cm" svg:height="0.106cm" svg:x="48.35cm" svg:y="10.363cm" svg:viewBox="0 0 107 107" svg:d="M54 107c14 0 28-5 38-15s15-24 15-38c0-15-5-28-15-38s-24-16-38-16-27 6-38 16c-10 10-16 23-16 38 0 14 6 28 16 38 11 10 24 15 38 15z">
          <text:p/>
        </draw:path>
        <draw:path draw:style-name="gr19" draw:text-style-name="P19" draw:layer="layout" svg:width="0.106cm" svg:height="0.106cm" svg:x="48.656cm" svg:y="10.249cm" svg:viewBox="0 0 107 107" svg:d="M54 107c14 0 28-6 38-16s15-23 15-37c0-15-5-29-15-38-10-10-24-16-38-16s-28 6-38 16c-10 9-16 23-16 38 0 14 6 27 16 37s24 16 38 16z">
          <text:p/>
        </draw:path>
        <draw:path draw:style-name="gr19" draw:text-style-name="P19" draw:layer="layout" svg:width="0.106cm" svg:height="0.106cm" svg:x="48.962cm" svg:y="10.643cm" svg:viewBox="0 0 107 107" svg:d="M54 107c14 0 28-6 38-16s15-24 15-38-5-28-15-37c-10-10-24-16-38-16s-28 6-38 16c-10 9-16 23-16 37s6 28 16 38 24 16 38 16z">
          <text:p/>
        </draw:path>
        <draw:polyline draw:style-name="gr20" draw:text-style-name="P1" draw:layer="layout" svg:width="9.484cm" svg:height="5.093cm" svg:x="39.531cm" svg:y="9.107cm" svg:viewBox="0 0 9485 5094" draw:points="0,0 306,62 612,53 918,90 1224,58 1530,99 1836,9 2142,24 2448,38 2754,30 3061,47 3367,360 3673,560 3979,365 4284,752 4590,2332 4896,3754 5202,2796 5508,1270 5814,897 6120,3911 6426,1747 6732,729 7038,3274 7344,3455 7650,3463 7956,3467 8262,3683 8567,3330 8873,3676 9179,4638 9485,5094">
          <text:p/>
        </draw:polyline>
        <draw:path draw:style-name="gr21" draw:text-style-name="P20" draw:layer="layout" svg:width="0.105cm" svg:height="0.106cm" svg:x="39.479cm" svg:y="9.054cm" svg:viewBox="0 0 106 107" svg:d="M52 107c14 0 29-6 39-16 10-11 15-24 15-38s-5-28-15-38c-10-9-25-15-39-15s-27 6-37 15c-10 10-15 24-15 38s5 27 15 38c10 10 23 16 37 16z">
          <text:p/>
        </draw:path>
        <draw:path draw:style-name="gr21" draw:text-style-name="P20" draw:layer="layout" svg:width="0.106cm" svg:height="0.106cm" svg:x="39.784cm" svg:y="9.116cm" svg:viewBox="0 0 107 107" svg:d="M53 107c14 0 29-6 39-16s15-23 15-37-5-29-15-39-25-15-39-15-27 5-37 15-16 25-16 39 6 27 16 37 23 16 37 16z">
          <text:p/>
        </draw:path>
        <draw:path draw:style-name="gr21" draw:text-style-name="P20" draw:layer="layout" svg:width="0.106cm" svg:height="0.106cm" svg:x="40.09cm" svg:y="9.107cm" svg:viewBox="0 0 107 107" svg:d="M53 107c14 0 28-6 39-16 10-10 15-23 15-37s-5-29-15-39c-11-10-25-15-39-15s-27 5-37 15-16 25-16 39 6 27 16 37 23 16 37 16z">
          <text:p/>
        </draw:path>
        <draw:path draw:style-name="gr21" draw:text-style-name="P20" draw:layer="layout" svg:width="0.106cm" svg:height="0.106cm" svg:x="40.396cm" svg:y="9.144cm" svg:viewBox="0 0 107 107" svg:d="M53 107c14 0 28-7 38-17 11-10 16-23 16-37s-5-28-16-37c-10-10-24-16-38-16s-27 6-37 16c-10 9-16 23-16 37s6 27 16 37 23 17 37 17z">
          <text:p/>
        </draw:path>
        <draw:path draw:style-name="gr21" draw:text-style-name="P20" draw:layer="layout" svg:width="0.106cm" svg:height="0.106cm" svg:x="40.702cm" svg:y="9.112cm" svg:viewBox="0 0 107 107" svg:d="M54 107c14 0 28-5 38-15s15-24 15-38-5-28-15-38-24-16-38-16-27 6-37 16-17 24-17 38 7 28 17 38 23 15 37 15z">
          <text:p/>
        </draw:path>
        <draw:path draw:style-name="gr21" draw:text-style-name="P20" draw:layer="layout" svg:width="0.106cm" svg:height="0.106cm" svg:x="41.008cm" svg:y="9.153cm" svg:viewBox="0 0 107 107" svg:d="M54 107c14 0 28-5 38-16 9-10 15-24 15-38s-6-27-15-37c-10-10-24-16-38-16s-27 6-37 16c-11 10-17 23-17 37s6 28 17 38c10 11 23 16 37 16z">
          <text:p/>
        </draw:path>
        <draw:path draw:style-name="gr21" draw:text-style-name="P20" draw:layer="layout" svg:width="0.106cm" svg:height="0.106cm" svg:x="41.314cm" svg:y="9.063cm" svg:viewBox="0 0 107 107" svg:d="M54 107c14 0 28-6 37-16 10-10 16-24 16-38s-6-28-16-38c-9-10-23-15-37-15s-27 5-38 15c-10 10-16 24-16 38s6 28 16 38c11 10 24 16 38 16z">
          <text:p/>
        </draw:path>
        <draw:path draw:style-name="gr21" draw:text-style-name="P20" draw:layer="layout" svg:width="0.106cm" svg:height="0.106cm" svg:x="41.62cm" svg:y="9.078cm" svg:viewBox="0 0 107 107" svg:d="M54 107c14 0 27-6 37-15 10-10 16-24 16-39 0-14-6-27-16-37s-23-16-37-16-29 6-38 16c-10 10-16 23-16 37 0 15 6 29 16 39 9 9 24 15 38 15z">
          <text:p/>
        </draw:path>
        <draw:path draw:style-name="gr21" draw:text-style-name="P20" draw:layer="layout" svg:width="0.106cm" svg:height="0.106cm" svg:x="41.926cm" svg:y="9.092cm" svg:viewBox="0 0 107 107" svg:d="M54 107c14 0 27-6 37-16s16-23 16-37c0-15-6-29-16-39-10-9-23-15-37-15s-29 6-39 15c-9 10-15 24-15 39 0 14 6 27 15 37 10 10 25 16 39 16z">
          <text:p/>
        </draw:path>
        <draw:path draw:style-name="gr21" draw:text-style-name="P20" draw:layer="layout" svg:width="0.106cm" svg:height="0.105cm" svg:x="42.232cm" svg:y="9.085cm" svg:viewBox="0 0 107 106" svg:d="M54 106c14 0 27-5 37-15s16-24 16-39c0-14-6-27-16-37s-23-15-37-15c-15 0-29 5-39 15s-15 23-15 37c0 15 5 29 15 39s24 15 39 15z">
          <text:p/>
        </draw:path>
        <draw:path draw:style-name="gr21" draw:text-style-name="P20" draw:layer="layout" svg:width="0.106cm" svg:height="0.106cm" svg:x="42.538cm" svg:y="9.101cm" svg:viewBox="0 0 107 107" svg:d="M53 107c15 0 28-6 38-16 10-9 16-23 16-37 0-15-6-28-16-38s-23-16-38-16c-14 0-28 6-38 16s-15 23-15 38c0 14 5 28 15 37 10 10 24 16 38 16z">
          <text:p/>
        </draw:path>
        <draw:path draw:style-name="gr21" draw:text-style-name="P20" draw:layer="layout" svg:width="0.106cm" svg:height="0.106cm" svg:x="42.844cm" svg:y="9.414cm" svg:viewBox="0 0 107 107" svg:d="M53 107c15 0 28-6 38-16s16-23 16-37c0-15-6-29-16-39s-23-15-38-15c-14 0-28 5-38 15s-15 24-15 39c0 14 5 27 15 37s24 16 38 16z">
          <text:p/>
        </draw:path>
        <draw:path draw:style-name="gr21" draw:text-style-name="P20" draw:layer="layout" svg:width="0.106cm" svg:height="0.106cm" svg:x="43.15cm" svg:y="9.614cm" svg:viewBox="0 0 107 107" svg:d="M53 107c14 0 28-6 38-16s16-23 16-38c0-14-6-28-16-38-10-9-24-15-38-15s-28 6-38 15c-10 10-15 24-15 38 0 15 5 28 15 38s24 16 38 16z">
          <text:p/>
        </draw:path>
        <draw:path draw:style-name="gr21" draw:text-style-name="P20" draw:layer="layout" svg:width="0.105cm" svg:height="0.106cm" svg:x="43.456cm" svg:y="9.419cm" svg:viewBox="0 0 106 107" svg:d="M53 107c14 0 27-6 38-16 10-10 15-23 15-37s-5-29-15-39c-11-10-24-15-38-15-15 0-28 5-38 15s-15 25-15 39 5 27 15 37 23 16 38 16z">
          <text:p/>
        </draw:path>
        <draw:path draw:style-name="gr21" draw:text-style-name="P20" draw:layer="layout" svg:width="0.105cm" svg:height="0.106cm" svg:x="43.762cm" svg:y="9.805cm" svg:viewBox="0 0 106 107" svg:d="M52 107c14 0 28-6 38-16 11-10 16-24 16-38s-5-28-16-37c-10-10-24-16-38-16s-27 6-37 16c-10 9-15 23-15 37s5 28 15 38 23 16 37 16z">
          <text:p/>
        </draw:path>
        <draw:path draw:style-name="gr21" draw:text-style-name="P20" draw:layer="layout" svg:width="0.106cm" svg:height="0.105cm" svg:x="44.067cm" svg:y="11.385cm" svg:viewBox="0 0 107 106" svg:d="M53 106c14 0 28-5 38-15s16-24 16-38-6-28-16-38-24-15-38-15-27 5-37 15-16 24-16 38 6 28 16 38 23 15 37 15z">
          <text:p/>
        </draw:path>
        <draw:path draw:style-name="gr21" draw:text-style-name="P20" draw:layer="layout" svg:width="0.106cm" svg:height="0.106cm" svg:x="44.373cm" svg:y="12.807cm" svg:viewBox="0 0 107 107" svg:d="M54 107c14 0 28-6 38-16s15-23 15-37-5-28-15-38-24-16-38-16-27 6-37 16c-11 10-17 24-17 38s6 27 17 37c10 10 23 16 37 16z">
          <text:p/>
        </draw:path>
        <draw:path draw:style-name="gr21" draw:text-style-name="P20" draw:layer="layout" svg:width="0.106cm" svg:height="0.106cm" svg:x="44.679cm" svg:y="11.849cm" svg:viewBox="0 0 107 107" svg:d="M54 107c14 0 28-6 38-16s15-23 15-37-5-28-15-39c-10-9-24-15-38-15s-27 6-37 15c-11 11-17 25-17 39s6 27 17 37c10 10 23 16 37 16z">
          <text:p/>
        </draw:path>
        <draw:path draw:style-name="gr21" draw:text-style-name="P20" draw:layer="layout" svg:width="0.106cm" svg:height="0.106cm" svg:x="44.985cm" svg:y="10.323cm" svg:viewBox="0 0 107 107" svg:d="M54 107c14 0 28-5 38-15s15-25 15-39-5-27-15-37-24-16-38-16-27 6-38 16c-10 10-16 23-16 37s6 29 16 39c11 10 24 15 38 15z">
          <text:p/>
        </draw:path>
        <draw:path draw:style-name="gr21" draw:text-style-name="P20" draw:layer="layout" svg:width="0.106cm" svg:height="0.106cm" svg:x="45.291cm" svg:y="9.95cm" svg:viewBox="0 0 107 107" svg:d="M54 107c14 0 28-6 38-16 9-10 15-23 15-37s-6-29-15-39c-10-10-24-15-38-15s-28 5-38 15-16 25-16 39 6 27 16 37 24 16 38 16z">
          <text:p/>
        </draw:path>
        <draw:path draw:style-name="gr21" draw:text-style-name="P20" draw:layer="layout" svg:width="0.106cm" svg:height="0.106cm" svg:x="45.597cm" svg:y="12.964cm" svg:viewBox="0 0 107 107" svg:d="M54 107c14 0 28-5 37-15 10-10 16-24 16-39 0-14-6-27-16-37-9-10-23-16-37-16-15 0-28 6-38 16s-16 23-16 37c0 15 6 29 16 39s23 15 38 15z">
          <text:p/>
        </draw:path>
        <draw:path draw:style-name="gr21" draw:text-style-name="P20" draw:layer="layout" svg:width="0.106cm" svg:height="0.106cm" svg:x="45.903cm" svg:y="10.8cm" svg:viewBox="0 0 107 107" svg:d="M54 107c14 0 27-5 37-15s16-24 16-38-6-27-16-38c-10-10-23-16-37-16-15 0-29 6-38 16-10 11-16 24-16 38s6 28 16 38c9 10 23 15 38 15z">
          <text:p/>
        </draw:path>
        <draw:path draw:style-name="gr21" draw:text-style-name="P20" draw:layer="layout" svg:width="0.106cm" svg:height="0.105cm" svg:x="46.209cm" svg:y="9.783cm" svg:viewBox="0 0 107 106" svg:d="M53 106c15 0 28-5 38-16 10-10 16-24 16-38s-6-27-16-37-23-15-38-15c-14 0-28 5-38 15-9 10-15 23-15 37s6 28 15 38c10 11 24 16 38 16z">
          <text:p/>
        </draw:path>
        <draw:path draw:style-name="gr21" draw:text-style-name="P20" draw:layer="layout" svg:width="0.106cm" svg:height="0.106cm" svg:x="46.515cm" svg:y="12.327cm" svg:viewBox="0 0 107 107" svg:d="M53 107c14 0 28-5 38-15s16-25 16-39-6-27-16-37-24-16-38-16-28 6-38 16-15 23-15 37 5 29 15 39 24 15 38 15z">
          <text:p/>
        </draw:path>
        <draw:path draw:style-name="gr21" draw:text-style-name="P20" draw:layer="layout" svg:width="0.106cm" svg:height="0.106cm" svg:x="46.821cm" svg:y="12.508cm" svg:viewBox="0 0 107 107" svg:d="M53 107c14 0 28-6 38-17 10-10 16-23 16-37s-6-28-16-38-24-15-38-15-28 5-38 15-15 24-15 38 5 27 15 37c10 11 24 17 38 17z">
          <text:p/>
        </draw:path>
        <draw:path draw:style-name="gr21" draw:text-style-name="P20" draw:layer="layout" svg:width="0.106cm" svg:height="0.106cm" svg:x="47.127cm" svg:y="12.516cm" svg:viewBox="0 0 107 107" svg:d="M53 107c14 0 27-6 38-17 10-10 16-23 16-37s-6-28-16-38c-11-10-24-15-38-15s-28 5-38 15-15 24-15 38 5 27 15 37c10 11 24 17 38 17z">
          <text:p/>
        </draw:path>
        <draw:path draw:style-name="gr21" draw:text-style-name="P20" draw:layer="layout" svg:width="0.106cm" svg:height="0.106cm" svg:x="47.433cm" svg:y="12.52cm" svg:viewBox="0 0 107 107" svg:d="M53 107c14 0 27-5 37-15 11-11 17-25 17-39s-6-27-17-37c-10-10-23-16-37-16s-28 6-38 16-15 23-15 37 5 28 15 39c10 10 24 15 38 15z">
          <text:p/>
        </draw:path>
        <draw:path draw:style-name="gr21" draw:text-style-name="P20" draw:layer="layout" svg:width="0.105cm" svg:height="0.106cm" svg:x="47.739cm" svg:y="12.736cm" svg:viewBox="0 0 106 107" svg:d="M54 107c14 0 27-6 37-16 10-11 15-24 15-38s-5-28-15-38-23-15-37-15c-15 0-28 5-38 15s-16 24-16 38 6 27 16 38c10 10 23 16 38 16z">
          <text:p/>
        </draw:path>
        <draw:path draw:style-name="gr21" draw:text-style-name="P20" draw:layer="layout" svg:width="0.105cm" svg:height="0.106cm" svg:x="48.045cm" svg:y="12.383cm" svg:viewBox="0 0 106 107" svg:d="M53 107c14 0 28-5 38-15s15-24 15-38-5-27-15-37c-10-11-24-17-38-17s-27 6-37 17c-11 10-16 23-16 37s5 28 16 38c10 10 23 15 37 15z">
          <text:p/>
        </draw:path>
        <draw:path draw:style-name="gr21" draw:text-style-name="P20" draw:layer="layout" svg:width="0.106cm" svg:height="0.106cm" svg:x="48.35cm" svg:y="12.729cm" svg:viewBox="0 0 107 107" svg:d="M54 107c14 0 28-6 38-16s15-24 15-38-5-27-15-37-24-16-38-16-27 6-38 16c-10 10-16 23-16 37s6 28 16 38c11 10 24 16 38 16z">
          <text:p/>
        </draw:path>
        <draw:path draw:style-name="gr21" draw:text-style-name="P20" draw:layer="layout" svg:width="0.106cm" svg:height="0.106cm" svg:x="48.656cm" svg:y="13.691cm" svg:viewBox="0 0 107 107" svg:d="M54 107c14 0 28-6 38-16s15-24 15-38-5-28-15-38-24-15-38-15-28 5-38 15-16 24-16 38 6 28 16 38 24 16 38 16z">
          <text:p/>
        </draw:path>
        <draw:path draw:style-name="gr21" draw:text-style-name="P20" draw:layer="layout" svg:width="0.106cm" svg:height="0.106cm" svg:x="48.962cm" svg:y="14.147cm" svg:viewBox="0 0 107 107" svg:d="M54 107c14 0 28-5 38-15s15-24 15-38-5-28-15-38-24-16-38-16-28 6-38 16-16 24-16 38 6 28 16 38 24 15 38 15z">
          <text:p/>
        </draw:path>
        <draw:polyline draw:style-name="gr24" draw:text-style-name="P1" draw:layer="layout" svg:width="9.484cm" svg:height="5.109cm" svg:x="39.531cm" svg:y="9.073cm" svg:viewBox="0 0 9485 5110" draw:points="0,0 306,49 612,44 918,85 1224,57 1530,30 1836,25 2142,34 2448,65 2754,70 3061,178 3367,224 3673,303 3979,304 4284,352 4590,603 4896,1284 5202,672 5508,867 5814,513 6120,483 6426,701 6732,810 7038,1413 7344,2226 7650,2324 7956,2824 8262,3229 8567,3051 8873,3821 9179,4523 9485,5110">
          <text:p/>
        </draw:polyline>
        <draw:path draw:style-name="gr25" draw:text-style-name="P21" draw:layer="layout" svg:width="0.105cm" svg:height="0.106cm" svg:x="39.479cm" svg:y="9.02cm" svg:viewBox="0 0 106 107" svg:d="M52 107c14 0 29-6 39-16s15-23 15-37-5-28-15-39c-10-10-25-15-39-15s-27 5-37 15c-10 11-15 25-15 39s5 27 15 37 23 16 37 16z">
          <text:p/>
        </draw:path>
        <draw:path draw:style-name="gr25" draw:text-style-name="P21" draw:layer="layout" svg:width="0.106cm" svg:height="0.106cm" svg:x="39.784cm" svg:y="9.069cm" svg:viewBox="0 0 107 107" svg:d="M53 107c14 0 29-6 39-16s15-24 15-38-5-28-15-38-25-15-39-15-27 5-37 15-16 24-16 38 6 28 16 38 23 16 37 16z">
          <text:p/>
        </draw:path>
        <draw:path draw:style-name="gr25" draw:text-style-name="P21" draw:layer="layout" svg:width="0.106cm" svg:height="0.106cm" svg:x="40.09cm" svg:y="9.064cm" svg:viewBox="0 0 107 107" svg:d="M53 107c14 0 28-6 39-16 10-10 15-24 15-38s-5-28-15-37c-11-10-25-16-39-16s-27 6-37 16c-10 9-16 23-16 37s6 28 16 38 23 16 37 16z">
          <text:p/>
        </draw:path>
        <draw:path draw:style-name="gr25" draw:text-style-name="P21" draw:layer="layout" svg:width="0.106cm" svg:height="0.106cm" svg:x="40.396cm" svg:y="9.105cm" svg:viewBox="0 0 107 107" svg:d="M53 107c14 0 28-6 38-16 11-10 16-23 16-37s-5-29-16-39c-10-10-24-15-38-15s-27 5-37 15-16 25-16 39 6 27 16 37 23 16 37 16z">
          <text:p/>
        </draw:path>
        <draw:path draw:style-name="gr25" draw:text-style-name="P21" draw:layer="layout" svg:width="0.106cm" svg:height="0.105cm" svg:x="40.702cm" svg:y="9.077cm" svg:viewBox="0 0 107 106" svg:d="M54 106c14 0 28-5 38-15s15-23 15-38-5-28-15-38-24-15-38-15-27 5-37 15-17 23-17 38 7 28 17 38 23 15 37 15z">
          <text:p/>
        </draw:path>
        <draw:path draw:style-name="gr25" draw:text-style-name="P21" draw:layer="layout" svg:width="0.106cm" svg:height="0.106cm" svg:x="41.008cm" svg:y="9.05cm" svg:viewBox="0 0 107 107" svg:d="M54 107c14 0 28-6 38-16 9-10 15-24 15-38s-6-27-15-37c-10-10-24-16-38-16s-27 6-37 16c-11 10-17 23-17 37s6 28 17 38c10 10 23 16 37 16z">
          <text:p/>
        </draw:path>
        <draw:path draw:style-name="gr25" draw:text-style-name="P21" draw:layer="layout" svg:width="0.106cm" svg:height="0.106cm" svg:x="41.314cm" svg:y="9.045cm" svg:viewBox="0 0 107 107" svg:d="M54 107c14 0 28-6 37-17 10-10 16-23 16-37s-6-28-16-38c-9-10-23-15-37-15s-27 5-38 15c-10 10-16 24-16 38s6 27 16 37c11 11 24 17 38 17z">
          <text:p/>
        </draw:path>
        <draw:path draw:style-name="gr25" draw:text-style-name="P21" draw:layer="layout" svg:width="0.106cm" svg:height="0.106cm" svg:x="41.62cm" svg:y="9.054cm" svg:viewBox="0 0 107 107" svg:d="M54 107c14 0 27-5 37-15 10-11 16-25 16-39s-6-27-16-37-23-16-37-16-29 6-38 16c-10 10-16 23-16 37s6 28 16 39c9 10 24 15 38 15z">
          <text:p/>
        </draw:path>
        <draw:path draw:style-name="gr25" draw:text-style-name="P21" draw:layer="layout" svg:width="0.106cm" svg:height="0.106cm" svg:x="41.926cm" svg:y="9.085cm" svg:viewBox="0 0 107 107" svg:d="M54 107c14 0 27-5 37-15s16-24 16-39c0-14-6-27-16-37s-23-16-37-16-29 6-39 16c-9 10-15 23-15 37 0 15 6 29 15 39 10 10 25 15 39 15z">
          <text:p/>
        </draw:path>
        <draw:path draw:style-name="gr25" draw:text-style-name="P21" draw:layer="layout" svg:width="0.106cm" svg:height="0.105cm" svg:x="42.232cm" svg:y="9.09cm" svg:viewBox="0 0 107 106" svg:d="M54 106c14 0 27-5 37-15s16-23 16-37c0-16-6-29-16-39s-23-15-37-15c-15 0-29 5-39 15s-15 23-15 39c0 14 5 27 15 37s24 15 39 15z">
          <text:p/>
        </draw:path>
        <draw:path draw:style-name="gr25" draw:text-style-name="P21" draw:layer="layout" svg:width="0.106cm" svg:height="0.106cm" svg:x="42.538cm" svg:y="9.198cm" svg:viewBox="0 0 107 107" svg:d="M53 107c15 0 28-5 38-15s16-24 16-38c0-15-6-28-16-38s-23-16-38-16c-14 0-28 6-38 16s-15 23-15 38c0 14 5 28 15 38s24 15 38 15z">
          <text:p/>
        </draw:path>
        <draw:path draw:style-name="gr25" draw:text-style-name="P21" draw:layer="layout" svg:width="0.106cm" svg:height="0.106cm" svg:x="42.844cm" svg:y="9.244cm" svg:viewBox="0 0 107 107" svg:d="M53 107c15 0 28-6 38-15 10-10 16-24 16-38s-6-27-16-37-23-17-38-17c-14 0-28 7-38 17s-15 23-15 37 5 28 15 38c10 9 24 15 38 15z">
          <text:p/>
        </draw:path>
        <draw:path draw:style-name="gr25" draw:text-style-name="P21" draw:layer="layout" svg:width="0.106cm" svg:height="0.106cm" svg:x="43.15cm" svg:y="9.323cm" svg:viewBox="0 0 107 107" svg:d="M53 107c14 0 28-5 38-15s16-24 16-38-6-28-16-38-24-16-38-16-28 6-38 16-15 24-15 38 5 28 15 38 24 15 38 15z">
          <text:p/>
        </draw:path>
        <draw:path draw:style-name="gr25" draw:text-style-name="P21" draw:layer="layout" svg:width="0.105cm" svg:height="0.106cm" svg:x="43.456cm" svg:y="9.324cm" svg:viewBox="0 0 106 107" svg:d="M53 107c14 0 27-6 38-16 10-10 15-23 15-37s-5-29-15-39c-11-10-24-15-38-15-15 0-28 5-38 15s-15 25-15 39 5 27 15 37 23 16 38 16z">
          <text:p/>
        </draw:path>
        <draw:path draw:style-name="gr25" draw:text-style-name="P21" draw:layer="layout" svg:width="0.105cm" svg:height="0.106cm" svg:x="43.762cm" svg:y="9.372cm" svg:viewBox="0 0 106 107" svg:d="M52 107c14 0 28-6 38-15 11-11 16-25 16-39s-5-27-16-37c-10-10-24-16-38-16s-27 6-37 16-15 23-15 37 5 28 15 39c10 9 23 15 37 15z">
          <text:p/>
        </draw:path>
        <draw:path draw:style-name="gr25" draw:text-style-name="P21" draw:layer="layout" svg:width="0.106cm" svg:height="0.105cm" svg:x="44.067cm" svg:y="9.624cm" svg:viewBox="0 0 107 106" svg:d="M53 106c14 0 28-5 38-15s16-24 16-38c0-15-6-28-16-38s-24-15-38-15-27 5-37 15-16 23-16 38c0 14 6 28 16 38s23 15 37 15z">
          <text:p/>
        </draw:path>
        <draw:path draw:style-name="gr25" draw:text-style-name="P21" draw:layer="layout" svg:width="0.106cm" svg:height="0.106cm" svg:x="44.373cm" svg:y="10.303cm" svg:viewBox="0 0 107 107" svg:d="M54 107c14 0 28-6 38-17 10-10 15-23 15-37s-5-28-15-38-24-15-38-15-27 5-37 15c-11 10-17 24-17 38s6 27 17 37c10 11 23 17 37 17z">
          <text:p/>
        </draw:path>
        <draw:path draw:style-name="gr25" draw:text-style-name="P21" draw:layer="layout" svg:width="0.106cm" svg:height="0.106cm" svg:x="44.679cm" svg:y="9.692cm" svg:viewBox="0 0 107 107" svg:d="M54 107c14 0 28-6 38-16 10-11 15-24 15-38s-5-28-15-38-24-15-38-15-27 5-37 15c-11 10-17 24-17 38s6 27 17 38c10 10 23 16 37 16z">
          <text:p/>
        </draw:path>
        <draw:path draw:style-name="gr25" draw:text-style-name="P21" draw:layer="layout" svg:width="0.106cm" svg:height="0.105cm" svg:x="44.985cm" svg:y="9.887cm" svg:viewBox="0 0 107 106" svg:d="M54 106c14 0 28-5 38-16 10-10 15-24 15-38s-5-27-15-37-24-15-38-15-27 5-38 15c-10 10-16 23-16 37s6 28 16 38c11 11 24 16 38 16z">
          <text:p/>
        </draw:path>
        <draw:path draw:style-name="gr25" draw:text-style-name="P21" draw:layer="layout" svg:width="0.106cm" svg:height="0.106cm" svg:x="45.291cm" svg:y="9.533cm" svg:viewBox="0 0 107 107" svg:d="M54 107c14 0 28-6 38-16 9-10 15-23 15-37s-6-29-15-38c-10-10-24-16-38-16s-28 6-38 16c-10 9-16 24-16 38s6 27 16 37 24 16 38 16z">
          <text:p/>
        </draw:path>
        <draw:path draw:style-name="gr28" draw:text-style-name="P21" draw:layer="layout" svg:width="0.106cm" svg:height="0.106cm" svg:x="45.597cm" svg:y="9.503cm" svg:viewBox="0 0 107 107" svg:d="M54 107c14 0 28-5 37-15 10-10 16-24 16-39 0-14-6-27-16-37-9-10-23-16-37-16-15 0-28 6-38 16s-16 23-16 37c0 15 6 29 16 39s23 15 38 15z">
          <text:p/>
        </draw:path>
        <draw:path draw:style-name="gr29" draw:text-style-name="P1" draw:layer="layout" svg:width="0.106cm" svg:height="0.106cm" svg:x="45.597cm" svg:y="9.503cm" svg:viewBox="0 0 107 107" svg:d="M54 107c14 0 28-5 37-15 10-10 16-24 16-39 0-14-6-27-16-37-9-10-23-16-37-16-15 0-28 6-38 16s-16 23-16 37c0 15 6 29 16 39s23 15 38 15z">
          <text:p/>
        </draw:path>
        <draw:path draw:style-name="gr25" draw:text-style-name="P21" draw:layer="layout" svg:width="0.106cm" svg:height="0.106cm" svg:x="45.903cm" svg:y="9.72cm" svg:viewBox="0 0 107 107" svg:d="M54 107c14 0 27-6 37-16 10-9 16-23 16-37 0-15-6-28-16-38s-23-16-37-16c-15 0-29 6-38 16-10 10-16 23-16 38 0 14 6 28 16 37 9 10 23 16 38 16z">
          <text:p/>
        </draw:path>
        <draw:path draw:style-name="gr25" draw:text-style-name="P21" draw:layer="layout" svg:width="0.106cm" svg:height="0.106cm" svg:x="46.209cm" svg:y="9.829cm" svg:viewBox="0 0 107 107" svg:d="M53 107c15 0 28-6 38-15 10-10 16-24 16-38 0-15-6-28-16-38s-23-16-38-16c-14 0-28 6-38 16-9 10-15 23-15 38 0 14 6 28 15 38 10 9 24 15 38 15z">
          <text:p/>
        </draw:path>
        <draw:path draw:style-name="gr25" draw:text-style-name="P21" draw:layer="layout" svg:width="0.106cm" svg:height="0.106cm" svg:x="46.515cm" svg:y="10.432cm" svg:viewBox="0 0 107 107" svg:d="M53 107c14 0 28-5 38-15s16-25 16-39-6-27-16-37-24-16-38-16-28 6-38 16-15 23-15 37 5 29 15 39 24 15 38 15z">
          <text:p/>
        </draw:path>
        <draw:path draw:style-name="gr25" draw:text-style-name="P21" draw:layer="layout" svg:width="0.106cm" svg:height="0.106cm" svg:x="46.821cm" svg:y="11.245cm" svg:viewBox="0 0 107 107" svg:d="M53 107c14 0 28-7 38-17s16-23 16-37-6-28-16-38-24-15-38-15-28 5-38 15-15 24-15 38 5 27 15 37 24 17 38 17z">
          <text:p/>
        </draw:path>
        <draw:path draw:style-name="gr25" draw:text-style-name="P21" draw:layer="layout" svg:width="0.106cm" svg:height="0.106cm" svg:x="47.127cm" svg:y="11.343cm" svg:viewBox="0 0 107 107" svg:d="M53 107c14 0 27-6 38-16 10-10 16-23 16-37s-6-28-16-38c-11-9-24-16-38-16s-28 7-38 16c-10 10-15 24-15 38s5 27 15 37 24 16 38 16z">
          <text:p/>
        </draw:path>
        <draw:path draw:style-name="gr25" draw:text-style-name="P21" draw:layer="layout" svg:width="0.106cm" svg:height="0.106cm" svg:x="47.433cm" svg:y="11.843cm" svg:viewBox="0 0 107 107" svg:d="M53 107c14 0 27-6 37-16 11-10 17-23 17-37s-6-29-17-39c-10-9-23-15-37-15s-28 6-38 15c-10 10-15 25-15 39s5 27 15 37 24 16 38 16z">
          <text:p/>
        </draw:path>
        <draw:path draw:style-name="gr25" draw:text-style-name="P21" draw:layer="layout" svg:width="0.105cm" svg:height="0.106cm" svg:x="47.739cm" svg:y="12.248cm" svg:viewBox="0 0 106 107" svg:d="M54 107c14 0 27-6 37-16 10-9 15-23 15-37 0-15-5-28-15-38s-23-16-37-16c-15 0-28 6-38 16s-16 23-16 38c0 14 6 28 16 37 10 10 23 16 38 16z">
          <text:p/>
        </draw:path>
        <draw:path draw:style-name="gr25" draw:text-style-name="P21" draw:layer="layout" svg:width="0.105cm" svg:height="0.106cm" svg:x="48.045cm" svg:y="12.07cm" svg:viewBox="0 0 106 107" svg:d="M53 107c14 0 28-6 38-16 10-9 15-23 15-37s-5-27-15-37c-10-11-24-17-38-17s-27 6-37 17c-11 10-16 23-16 37s5 28 16 37c10 10 23 16 37 16z">
          <text:p/>
        </draw:path>
        <draw:path draw:style-name="gr25" draw:text-style-name="P21" draw:layer="layout" svg:width="0.106cm" svg:height="0.106cm" svg:x="48.35cm" svg:y="12.84cm" svg:viewBox="0 0 107 107" svg:d="M54 107c14 0 28-6 38-16 10-11 15-24 15-38s-5-28-15-38c-10-9-24-15-38-15s-27 6-38 15c-10 10-16 24-16 38s6 27 16 38c11 10 24 16 38 16z">
          <text:p/>
        </draw:path>
        <draw:path draw:style-name="gr25" draw:text-style-name="P21" draw:layer="layout" svg:width="0.106cm" svg:height="0.106cm" svg:x="48.656cm" svg:y="13.542cm" svg:viewBox="0 0 107 107" svg:d="M54 107c14 0 28-5 38-15s15-24 15-38-5-27-15-37c-10-11-24-17-38-17s-28 6-38 17c-10 10-16 23-16 37s6 28 16 38 24 15 38 15z">
          <text:p/>
        </draw:path>
        <draw:path draw:style-name="gr25" draw:text-style-name="P21" draw:layer="layout" svg:width="0.106cm" svg:height="0.106cm" svg:x="48.962cm" svg:y="14.129cm" svg:viewBox="0 0 107 107" svg:d="M54 107c14 0 28-6 38-16 10-9 15-23 15-38 0-14-5-27-15-37s-24-16-38-16-28 6-38 16-16 23-16 37c0 15 6 29 16 38 10 10 24 16 38 16z">
          <text:p/>
        </draw:path>
        <draw:line draw:style-name="gr26" draw:text-style-name="P1" draw:layer="layout" svg:x1="39.057cm" svg:y1="14.433cm" svg:x2="39.057cm" svg:y2="8.302cm">
          <text:p/>
        </draw:line>
        <draw:line draw:style-name="gr26" draw:text-style-name="P1" draw:layer="layout" svg:x1="49.489cm" svg:y1="14.433cm" svg:x2="49.489cm" svg:y2="8.302cm">
          <text:p/>
        </draw:line>
        <draw:line draw:style-name="gr26" draw:text-style-name="P1" draw:layer="layout" svg:x1="39.057cm" svg:y1="14.433cm" svg:x2="49.489cm" svg:y2="14.433cm">
          <text:p/>
        </draw:line>
        <draw:line draw:style-name="gr26" draw:text-style-name="P1" draw:layer="layout" svg:x1="39.057cm" svg:y1="8.302cm" svg:x2="49.489cm" svg:y2="8.302cm">
          <text:p/>
        </draw:line>
        <draw:frame draw:style-name="gr17" draw:text-style-name="P18" draw:layer="layout" svg:width="1.17cm" svg:height="0.86cm" svg:x="37.647cm" svg:y="8.335cm">
          <draw:text-box>
            <text:p text:style-name="P13"><text:span text:style-name="T8">100</text:span></text:p>
          </draw:text-box>
        </draw:frame>
        <draw:frame draw:style-name="gr27" draw:text-style-name="P22" draw:layer="layout" svg:width="3.444cm" svg:height="1.017cm" svg:x="42.554cm" svg:y="7.273cm">
          <draw:text-box>
            <text:p text:style-name="P13"><text:span text:style-name="T9">Score (S)</text:span></text:p>
          </draw:text-box>
        </draw:frame>
        <draw:polygon draw:style-name="gr13" draw:text-style-name="P15" draw:layer="layout" svg:width="0cm" svg:height="0.123cm" svg:x="1.912cm" svg:y="26.924cm" svg:viewBox="0 0 0 124" draw:points="0,0 0,124">
          <text:p/>
        </draw:polygon>
        <draw:line draw:style-name="gr14" draw:text-style-name="P1" draw:layer="layout" svg:x1="1.912cm" svg:y1="26.924cm" svg:x2="1.912cm" svg:y2="27.048cm">
          <text:p/>
        </draw:line>
        <draw:polygon draw:style-name="gr13" draw:text-style-name="P15" draw:layer="layout" svg:width="0cm" svg:height="0.123cm" svg:x="2.218cm" svg:y="26.924cm" svg:viewBox="0 0 0 124" draw:points="0,0 0,124">
          <text:p/>
        </draw:polygon>
        <draw:line draw:style-name="gr14" draw:text-style-name="P1" draw:layer="layout" svg:x1="2.218cm" svg:y1="26.924cm" svg:x2="2.218cm" svg:y2="27.048cm">
          <text:p/>
        </draw:line>
        <draw:polygon draw:style-name="gr13" draw:text-style-name="P15" draw:layer="layout" svg:width="0cm" svg:height="0.123cm" svg:x="2.524cm" svg:y="26.924cm" svg:viewBox="0 0 0 124" draw:points="0,0 0,124">
          <text:p/>
        </draw:polygon>
        <draw:line draw:style-name="gr14" draw:text-style-name="P1" draw:layer="layout" svg:x1="2.524cm" svg:y1="26.924cm" svg:x2="2.524cm" svg:y2="27.048cm">
          <text:p/>
        </draw:line>
        <draw:polygon draw:style-name="gr13" draw:text-style-name="P15" draw:layer="layout" svg:width="0cm" svg:height="0.123cm" svg:x="2.83cm" svg:y="26.924cm" svg:viewBox="0 0 0 124" draw:points="0,0 0,124">
          <text:p/>
        </draw:polygon>
        <draw:line draw:style-name="gr14" draw:text-style-name="P1" draw:layer="layout" svg:x1="2.83cm" svg:y1="26.924cm" svg:x2="2.83cm" svg:y2="27.048cm">
          <text:p/>
        </draw:line>
        <draw:frame draw:style-name="gr15" draw:text-style-name="P16" draw:layer="layout" svg:width="0.705cm" svg:height="0.784cm" svg:x="1.736cm" svg:y="27.033cm">
          <draw:text-box>
            <text:p text:style-name="P13"><text:span text:style-name="T6">0</text:span></text:p>
          </draw:text-box>
        </draw:frame>
        <draw:polygon draw:style-name="gr13" draw:text-style-name="P15" draw:layer="layout" svg:width="0cm" svg:height="0.123cm" svg:x="3.136cm" svg:y="26.924cm" svg:viewBox="0 0 0 124" draw:points="0,0 0,124">
          <text:p/>
        </draw:polygon>
        <draw:line draw:style-name="gr14" draw:text-style-name="P1" draw:layer="layout" svg:x1="3.136cm" svg:y1="26.924cm" svg:x2="3.136cm" svg:y2="27.048cm">
          <text:p/>
        </draw:line>
        <draw:polygon draw:style-name="gr13" draw:text-style-name="P15" draw:layer="layout" svg:width="0cm" svg:height="0.123cm" svg:x="3.441cm" svg:y="26.924cm" svg:viewBox="0 0 0 124" draw:points="0,0 0,124">
          <text:p/>
        </draw:polygon>
        <draw:line draw:style-name="gr14" draw:text-style-name="P1" draw:layer="layout" svg:x1="3.441cm" svg:y1="26.924cm" svg:x2="3.441cm" svg:y2="27.048cm">
          <text:p/>
        </draw:line>
        <draw:polygon draw:style-name="gr13" draw:text-style-name="P15" draw:layer="layout" svg:width="0cm" svg:height="0.123cm" svg:x="3.747cm" svg:y="26.924cm" svg:viewBox="0 0 0 124" draw:points="0,0 0,124">
          <text:p/>
        </draw:polygon>
        <draw:line draw:style-name="gr14" draw:text-style-name="P1" draw:layer="layout" svg:x1="3.747cm" svg:y1="26.924cm" svg:x2="3.747cm" svg:y2="27.048cm">
          <text:p/>
        </draw:line>
        <draw:frame draw:style-name="gr15" draw:text-style-name="P16" draw:layer="layout" svg:width="0.705cm" svg:height="0.784cm" svg:x="2.654cm" svg:y="27.033cm">
          <draw:text-box>
            <text:p text:style-name="P13"><text:span text:style-name="T6">3</text:span></text:p>
          </draw:text-box>
        </draw:frame>
        <draw:polygon draw:style-name="gr13" draw:text-style-name="P15" draw:layer="layout" svg:width="0cm" svg:height="0.123cm" svg:x="4.053cm" svg:y="26.924cm" svg:viewBox="0 0 0 124" draw:points="0,0 0,124">
          <text:p/>
        </draw:polygon>
        <draw:line draw:style-name="gr14" draw:text-style-name="P1" draw:layer="layout" svg:x1="4.053cm" svg:y1="26.924cm" svg:x2="4.053cm" svg:y2="27.048cm">
          <text:p/>
        </draw:line>
        <draw:polygon draw:style-name="gr13" draw:text-style-name="P15" draw:layer="layout" svg:width="0cm" svg:height="0.123cm" svg:x="4.359cm" svg:y="26.924cm" svg:viewBox="0 0 0 124" draw:points="0,0 0,124">
          <text:p/>
        </draw:polygon>
        <draw:line draw:style-name="gr14" draw:text-style-name="P1" draw:layer="layout" svg:x1="4.359cm" svg:y1="26.924cm" svg:x2="4.359cm" svg:y2="27.048cm">
          <text:p/>
        </draw:line>
        <draw:polygon draw:style-name="gr13" draw:text-style-name="P15" draw:layer="layout" svg:width="0cm" svg:height="0.123cm" svg:x="4.665cm" svg:y="26.924cm" svg:viewBox="0 0 0 124" draw:points="0,0 0,124">
          <text:p/>
        </draw:polygon>
        <draw:line draw:style-name="gr14" draw:text-style-name="P1" draw:layer="layout" svg:x1="4.665cm" svg:y1="26.924cm" svg:x2="4.665cm" svg:y2="27.048cm">
          <text:p/>
        </draw:line>
        <draw:frame draw:style-name="gr15" draw:text-style-name="P16" draw:layer="layout" svg:width="0.705cm" svg:height="0.784cm" svg:x="3.571cm" svg:y="27.033cm">
          <draw:text-box>
            <text:p text:style-name="P13"><text:span text:style-name="T6">6</text:span></text:p>
          </draw:text-box>
        </draw:frame>
        <draw:polygon draw:style-name="gr13" draw:text-style-name="P15" draw:layer="layout" svg:width="0cm" svg:height="0.123cm" svg:x="4.971cm" svg:y="26.924cm" svg:viewBox="0 0 0 124" draw:points="0,0 0,124">
          <text:p/>
        </draw:polygon>
        <draw:line draw:style-name="gr14" draw:text-style-name="P1" draw:layer="layout" svg:x1="4.971cm" svg:y1="26.924cm" svg:x2="4.971cm" svg:y2="27.048cm">
          <text:p/>
        </draw:line>
        <draw:polygon draw:style-name="gr13" draw:text-style-name="P15" draw:layer="layout" svg:width="0cm" svg:height="0.123cm" svg:x="5.277cm" svg:y="26.924cm" svg:viewBox="0 0 0 124" draw:points="0,0 0,124">
          <text:p/>
        </draw:polygon>
        <draw:line draw:style-name="gr14" draw:text-style-name="P1" draw:layer="layout" svg:x1="5.277cm" svg:y1="26.924cm" svg:x2="5.277cm" svg:y2="27.048cm">
          <text:p/>
        </draw:line>
        <draw:polygon draw:style-name="gr13" draw:text-style-name="P15" draw:layer="layout" svg:width="0cm" svg:height="0.123cm" svg:x="5.583cm" svg:y="26.924cm" svg:viewBox="0 0 0 124" draw:points="0,0 0,124">
          <text:p/>
        </draw:polygon>
        <draw:line draw:style-name="gr14" draw:text-style-name="P1" draw:layer="layout" svg:x1="5.583cm" svg:y1="26.924cm" svg:x2="5.583cm" svg:y2="27.048cm">
          <text:p/>
        </draw:line>
        <draw:polygon draw:style-name="gr13" draw:text-style-name="P15" draw:layer="layout" svg:width="0cm" svg:height="0.123cm" svg:x="5.889cm" svg:y="26.924cm" svg:viewBox="0 0 0 124" draw:points="0,0 0,124">
          <text:p/>
        </draw:polygon>
        <draw:line draw:style-name="gr14" draw:text-style-name="P1" draw:layer="layout" svg:x1="5.889cm" svg:y1="26.924cm" svg:x2="5.889cm" svg:y2="27.048cm">
          <text:p/>
        </draw:line>
        <draw:polygon draw:style-name="gr13" draw:text-style-name="P15" draw:layer="layout" svg:width="0cm" svg:height="0.123cm" svg:x="6.195cm" svg:y="26.924cm" svg:viewBox="0 0 0 124" draw:points="0,0 0,124">
          <text:p/>
        </draw:polygon>
        <draw:line draw:style-name="gr14" draw:text-style-name="P1" draw:layer="layout" svg:x1="6.195cm" svg:y1="26.924cm" svg:x2="6.195cm" svg:y2="27.048cm">
          <text:p/>
        </draw:line>
        <draw:polygon draw:style-name="gr13" draw:text-style-name="P15" draw:layer="layout" svg:width="0cm" svg:height="0.123cm" svg:x="6.501cm" svg:y="26.924cm" svg:viewBox="0 0 0 124" draw:points="0,0 0,124">
          <text:p/>
        </draw:polygon>
        <draw:line draw:style-name="gr14" draw:text-style-name="P1" draw:layer="layout" svg:x1="6.501cm" svg:y1="26.924cm" svg:x2="6.501cm" svg:y2="27.048cm">
          <text:p/>
        </draw:line>
        <draw:polygon draw:style-name="gr13" draw:text-style-name="P15" draw:layer="layout" svg:width="0cm" svg:height="0.123cm" svg:x="6.807cm" svg:y="26.924cm" svg:viewBox="0 0 0 124" draw:points="0,0 0,124">
          <text:p/>
        </draw:polygon>
        <draw:line draw:style-name="gr14" draw:text-style-name="P1" draw:layer="layout" svg:x1="6.807cm" svg:y1="26.924cm" svg:x2="6.807cm" svg:y2="27.048cm">
          <text:p/>
        </draw:line>
        <draw:polygon draw:style-name="gr13" draw:text-style-name="P15" draw:layer="layout" svg:width="0cm" svg:height="0.123cm" svg:x="7.113cm" svg:y="26.924cm" svg:viewBox="0 0 0 124" draw:points="0,0 0,124">
          <text:p/>
        </draw:polygon>
        <draw:line draw:style-name="gr14" draw:text-style-name="P1" draw:layer="layout" svg:x1="7.113cm" svg:y1="26.924cm" svg:x2="7.113cm" svg:y2="27.048cm">
          <text:p/>
        </draw:line>
        <draw:polygon draw:style-name="gr13" draw:text-style-name="P15" draw:layer="layout" svg:width="0cm" svg:height="0.123cm" svg:x="7.419cm" svg:y="26.924cm" svg:viewBox="0 0 0 124" draw:points="0,0 0,124">
          <text:p/>
        </draw:polygon>
        <draw:line draw:style-name="gr14" draw:text-style-name="P1" draw:layer="layout" svg:x1="7.419cm" svg:y1="26.924cm" svg:x2="7.419cm" svg:y2="27.048cm">
          <text:p/>
        </draw:line>
        <draw:polygon draw:style-name="gr13" draw:text-style-name="P15" draw:layer="layout" svg:width="0cm" svg:height="0.123cm" svg:x="7.724cm" svg:y="26.924cm" svg:viewBox="0 0 0 124" draw:points="0,0 0,124">
          <text:p/>
        </draw:polygon>
        <draw:line draw:style-name="gr14" draw:text-style-name="P1" draw:layer="layout" svg:x1="7.724cm" svg:y1="26.924cm" svg:x2="7.724cm" svg:y2="27.048cm">
          <text:p/>
        </draw:line>
        <draw:polygon draw:style-name="gr13" draw:text-style-name="P15" draw:layer="layout" svg:width="0cm" svg:height="0.123cm" svg:x="8.03cm" svg:y="26.924cm" svg:viewBox="0 0 0 124" draw:points="0,0 0,124">
          <text:p/>
        </draw:polygon>
        <draw:line draw:style-name="gr14" draw:text-style-name="P1" draw:layer="layout" svg:x1="8.03cm" svg:y1="26.924cm" svg:x2="8.03cm" svg:y2="27.048cm">
          <text:p/>
        </draw:line>
        <draw:polygon draw:style-name="gr13" draw:text-style-name="P15" draw:layer="layout" svg:width="0cm" svg:height="0.123cm" svg:x="8.336cm" svg:y="26.924cm" svg:viewBox="0 0 0 124" draw:points="0,0 0,124">
          <text:p/>
        </draw:polygon>
        <draw:line draw:style-name="gr14" draw:text-style-name="P1" draw:layer="layout" svg:x1="8.336cm" svg:y1="26.924cm" svg:x2="8.336cm" svg:y2="27.048cm">
          <text:p/>
        </draw:line>
        <draw:polygon draw:style-name="gr13" draw:text-style-name="P15" draw:layer="layout" svg:width="0cm" svg:height="0.123cm" svg:x="8.642cm" svg:y="26.924cm" svg:viewBox="0 0 0 124" draw:points="0,0 0,124">
          <text:p/>
        </draw:polygon>
        <draw:line draw:style-name="gr14" draw:text-style-name="P1" draw:layer="layout" svg:x1="8.642cm" svg:y1="26.924cm" svg:x2="8.642cm" svg:y2="27.048cm">
          <text:p/>
        </draw:line>
        <draw:polygon draw:style-name="gr13" draw:text-style-name="P15" draw:layer="layout" svg:width="0cm" svg:height="0.123cm" svg:x="8.948cm" svg:y="26.924cm" svg:viewBox="0 0 0 124" draw:points="0,0 0,124">
          <text:p/>
        </draw:polygon>
        <draw:line draw:style-name="gr14" draw:text-style-name="P1" draw:layer="layout" svg:x1="8.948cm" svg:y1="26.924cm" svg:x2="8.948cm" svg:y2="27.048cm">
          <text:p/>
        </draw:line>
        <draw:polygon draw:style-name="gr13" draw:text-style-name="P15" draw:layer="layout" svg:width="0cm" svg:height="0.123cm" svg:x="9.254cm" svg:y="26.924cm" svg:viewBox="0 0 0 124" draw:points="0,0 0,124">
          <text:p/>
        </draw:polygon>
        <draw:line draw:style-name="gr14" draw:text-style-name="P1" draw:layer="layout" svg:x1="9.254cm" svg:y1="26.924cm" svg:x2="9.254cm" svg:y2="27.048cm">
          <text:p/>
        </draw:line>
        <draw:polygon draw:style-name="gr13" draw:text-style-name="P15" draw:layer="layout" svg:width="0cm" svg:height="0.123cm" svg:x="9.56cm" svg:y="26.924cm" svg:viewBox="0 0 0 124" draw:points="0,0 0,124">
          <text:p/>
        </draw:polygon>
        <draw:line draw:style-name="gr14" draw:text-style-name="P1" draw:layer="layout" svg:x1="9.56cm" svg:y1="26.924cm" svg:x2="9.56cm" svg:y2="27.048cm">
          <text:p/>
        </draw:line>
        <draw:polygon draw:style-name="gr13" draw:text-style-name="P15" draw:layer="layout" svg:width="0cm" svg:height="0.123cm" svg:x="9.866cm" svg:y="26.924cm" svg:viewBox="0 0 0 124" draw:points="0,0 0,124">
          <text:p/>
        </draw:polygon>
        <draw:line draw:style-name="gr14" draw:text-style-name="P1" draw:layer="layout" svg:x1="9.866cm" svg:y1="26.924cm" svg:x2="9.866cm" svg:y2="27.048cm">
          <text:p/>
        </draw:line>
        <draw:polygon draw:style-name="gr13" draw:text-style-name="P15" draw:layer="layout" svg:width="0cm" svg:height="0.123cm" svg:x="10.172cm" svg:y="26.924cm" svg:viewBox="0 0 0 124" draw:points="0,0 0,124">
          <text:p/>
        </draw:polygon>
        <draw:line draw:style-name="gr14" draw:text-style-name="P1" draw:layer="layout" svg:x1="10.172cm" svg:y1="26.924cm" svg:x2="10.172cm" svg:y2="27.048cm">
          <text:p/>
        </draw:line>
        <draw:polygon draw:style-name="gr13" draw:text-style-name="P15" draw:layer="layout" svg:width="0cm" svg:height="0.123cm" svg:x="10.478cm" svg:y="26.924cm" svg:viewBox="0 0 0 124" draw:points="0,0 0,124">
          <text:p/>
        </draw:polygon>
        <draw:line draw:style-name="gr14" draw:text-style-name="P1" draw:layer="layout" svg:x1="10.478cm" svg:y1="26.924cm" svg:x2="10.478cm" svg:y2="27.048cm">
          <text:p/>
        </draw:line>
        <draw:polygon draw:style-name="gr13" draw:text-style-name="P15" draw:layer="layout" svg:width="0cm" svg:height="0.123cm" svg:x="10.784cm" svg:y="26.924cm" svg:viewBox="0 0 0 124" draw:points="0,0 0,124">
          <text:p/>
        </draw:polygon>
        <draw:line draw:style-name="gr14" draw:text-style-name="P1" draw:layer="layout" svg:x1="10.784cm" svg:y1="26.924cm" svg:x2="10.784cm" svg:y2="27.048cm">
          <text:p/>
        </draw:line>
        <draw:polygon draw:style-name="gr13" draw:text-style-name="P15" draw:layer="layout" svg:width="0cm" svg:height="0.123cm" svg:x="11.09cm" svg:y="26.924cm" svg:viewBox="0 0 0 124" draw:points="0,0 0,124">
          <text:p/>
        </draw:polygon>
        <draw:line draw:style-name="gr14" draw:text-style-name="P1" draw:layer="layout" svg:x1="11.09cm" svg:y1="26.924cm" svg:x2="11.09cm" svg:y2="27.048cm">
          <text:p/>
        </draw:line>
        <draw:polygon draw:style-name="gr13" draw:text-style-name="P15" draw:layer="layout" svg:width="0cm" svg:height="0.123cm" svg:x="11.396cm" svg:y="26.924cm" svg:viewBox="0 0 0 124" draw:points="0,0 0,124">
          <text:p/>
        </draw:polygon>
        <draw:line draw:style-name="gr14" draw:text-style-name="P1" draw:layer="layout" svg:x1="11.396cm" svg:y1="26.924cm" svg:x2="11.396cm" svg:y2="27.048cm">
          <text:p/>
        </draw:line>
        <draw:frame draw:style-name="gr15" draw:text-style-name="P16" draw:layer="layout" svg:width="6.581cm" svg:height="0.784cm" svg:x="4.489cm" svg:y="27.033cm">
          <draw:text-box>
            <text:p text:style-name="P13"><text:span text:style-name="T6">9 12 15 18 21 24 27 30</text:span></text:p>
          </draw:text-box>
        </draw:frame>
        <draw:polygon draw:style-name="gr13" draw:text-style-name="P15" draw:layer="layout" svg:width="0.123cm" svg:height="0cm" svg:x="1.314cm" svg:y="26.924cm" svg:viewBox="0 0 124 0" draw:points="124,0 0,0">
          <text:p/>
        </draw:polygon>
        <draw:line draw:style-name="gr14" draw:text-style-name="P1" draw:layer="layout" svg:x1="1.438cm" svg:y1="26.924cm" svg:x2="1.314cm" svg:y2="26.924cm">
          <text:p/>
        </draw:line>
        <draw:frame draw:style-name="gr16" draw:text-style-name="P17" draw:layer="layout" svg:width="3.605cm" svg:height="0.937cm" svg:x="4.856cm" svg:y="27.787cm">
          <draw:text-box>
            <text:p text:style-name="P13"><text:span text:style-name="T7">Edit Layer</text:span></text:p>
          </draw:text-box>
        </draw:frame>
        <draw:polygon draw:style-name="gr13" draw:text-style-name="P15" draw:layer="layout" svg:width="0.123cm" svg:height="0cm" svg:x="1.314cm" svg:y="25.505cm" svg:viewBox="0 0 124 0" draw:points="124,0 0,0">
          <text:p/>
        </draw:polygon>
        <draw:line draw:style-name="gr14" draw:text-style-name="P1" draw:layer="layout" svg:x1="1.438cm" svg:y1="25.505cm" svg:x2="1.314cm" svg:y2="25.505cm">
          <text:p/>
        </draw:line>
        <draw:frame draw:style-name="gr17" draw:text-style-name="P18" draw:layer="layout" svg:width="0.775cm" svg:height="0.86cm" svg:x="0.803cm" svg:y="26.503cm">
          <draw:text-box>
            <text:p text:style-name="P13"><text:span text:style-name="T8">0</text:span></text:p>
          </draw:text-box>
        </draw:frame>
        <draw:polygon draw:style-name="gr13" draw:text-style-name="P15" draw:layer="layout" svg:width="0.123cm" svg:height="0cm" svg:x="1.314cm" svg:y="24.086cm" svg:viewBox="0 0 124 0" draw:points="124,0 0,0">
          <text:p/>
        </draw:polygon>
        <draw:line draw:style-name="gr14" draw:text-style-name="P1" draw:layer="layout" svg:x1="1.438cm" svg:y1="24.086cm" svg:x2="1.314cm" svg:y2="24.086cm">
          <text:p/>
        </draw:line>
        <draw:frame draw:style-name="gr17" draw:text-style-name="P18" draw:layer="layout" svg:width="0.781cm" svg:height="0.86cm" svg:x="0.415cm" svg:y="25.083cm">
          <draw:text-box>
            <text:p text:style-name="P13"><text:span text:style-name="T8">25</text:span></text:p>
          </draw:text-box>
        </draw:frame>
        <draw:polygon draw:style-name="gr13" draw:text-style-name="P15" draw:layer="layout" svg:width="0.123cm" svg:height="0cm" svg:x="1.314cm" svg:y="22.666cm" svg:viewBox="0 0 124 0" draw:points="124,0 0,0">
          <text:p/>
        </draw:polygon>
        <draw:line draw:style-name="gr14" draw:text-style-name="P1" draw:layer="layout" svg:x1="1.438cm" svg:y1="22.666cm" svg:x2="1.314cm" svg:y2="22.666cm">
          <text:p/>
        </draw:line>
        <draw:frame draw:style-name="gr17" draw:text-style-name="P18" draw:layer="layout" svg:width="0.781cm" svg:height="0.86cm" svg:x="0.415cm" svg:y="23.664cm">
          <draw:text-box>
            <text:p text:style-name="P13"><text:span text:style-name="T8">50</text:span></text:p>
          </draw:text-box>
        </draw:frame>
        <draw:polygon draw:style-name="gr13" draw:text-style-name="P15" draw:layer="layout" svg:width="0.123cm" svg:height="0cm" svg:x="1.314cm" svg:y="21.247cm" svg:viewBox="0 0 124 0" draw:points="124,0 0,0">
          <text:p/>
        </draw:polygon>
        <draw:line draw:style-name="gr14" draw:text-style-name="P1" draw:layer="layout" svg:x1="1.438cm" svg:y1="21.247cm" svg:x2="1.314cm" svg:y2="21.247cm">
          <text:p/>
        </draw:line>
        <draw:frame draw:style-name="gr17" draw:text-style-name="P18" draw:layer="layout" svg:width="0.781cm" svg:height="0.86cm" svg:x="0.415cm" svg:y="22.245cm">
          <draw:text-box>
            <text:p text:style-name="P13"><text:span text:style-name="T8">75</text:span></text:p>
          </draw:text-box>
        </draw:frame>
        <draw:polyline draw:style-name="gr30" draw:text-style-name="P1" draw:layer="layout" svg:width="9.484cm" svg:height="5.529cm" svg:x="1.912cm" svg:y="21.247cm" svg:viewBox="0 0 9485 5530" draw:points="0,3 306,0 612,6 918,6 1224,3 1529,6 1835,0 2141,3 2447,0 2754,0 3060,0 3366,0 3672,0 3978,3 4284,0 4590,3 4896,0 5202,0 5508,6 5813,9 6119,11 6425,9 6731,6 7037,23 7343,96 7649,352 7955,715 8261,1175 8567,1999 8873,2808 9179,3402 9485,5530">
          <text:p/>
        </draw:polyline>
        <draw:path draw:style-name="gr31" draw:text-style-name="P23" draw:layer="layout" svg:width="0.106cm" svg:height="0.106cm" svg:x="1.859cm" svg:y="21.197cm" svg:viewBox="0 0 107 107" svg:d="M53 107c15 0 28-6 38-16s16-23 16-37-6-28-16-39c-10-10-23-15-38-15-14 0-28 5-38 15-10 11-15 25-15 39s5 27 15 37 24 16 38 16z">
          <text:p/>
        </draw:path>
        <draw:path draw:style-name="gr31" draw:text-style-name="P23" draw:layer="layout" svg:width="0.106cm" svg:height="0.106cm" svg:x="2.165cm" svg:y="21.194cm" svg:viewBox="0 0 107 107" svg:d="M53 107c14 0 28-6 38-16s16-23 16-37-6-28-16-38-24-16-38-16-28 6-38 16-15 24-15 38 5 27 15 37 24 16 38 16z">
          <text:p/>
        </draw:path>
        <draw:path draw:style-name="gr31" draw:text-style-name="P23" draw:layer="layout" svg:width="0.106cm" svg:height="0.106cm" svg:x="2.471cm" svg:y="21.2cm" svg:viewBox="0 0 107 107" svg:d="M53 107c14 0 27-6 38-16 10-10 16-23 16-37s-6-28-16-38c-11-11-24-16-38-16s-28 5-38 16c-10 10-15 24-15 38s5 27 15 37 24 16 38 16z">
          <text:p/>
        </draw:path>
        <draw:path draw:style-name="gr31" draw:text-style-name="P23" draw:layer="layout" svg:width="0.106cm" svg:height="0.106cm" svg:x="2.777cm" svg:y="21.2cm" svg:viewBox="0 0 107 107" svg:d="M53 107c14 0 27-6 37-16 11-10 17-23 17-37s-6-28-17-38c-10-11-23-16-37-16s-28 5-38 16c-10 10-15 24-15 38s5 27 15 37 24 16 38 16z">
          <text:p/>
        </draw:path>
        <draw:path draw:style-name="gr31" draw:text-style-name="P23" draw:layer="layout" svg:width="0.105cm" svg:height="0.106cm" svg:x="3.083cm" svg:y="21.197cm" svg:viewBox="0 0 106 107" svg:d="M53 107c14 0 27-6 37-16s16-23 16-37-6-28-16-39c-10-10-23-15-37-15-15 0-28 5-38 15-10 11-15 25-15 39s5 27 15 37 23 16 38 16z">
          <text:p/>
        </draw:path>
        <draw:path draw:style-name="gr31" draw:text-style-name="P23" draw:layer="layout" svg:width="0.105cm" svg:height="0.106cm" svg:x="3.389cm" svg:y="21.2cm" svg:viewBox="0 0 106 107" svg:d="M53 107c14 0 28-6 38-16s15-23 15-37-5-28-15-38c-10-11-24-16-38-16s-27 5-37 16c-11 10-16 24-16 38s5 27 16 37c10 10 23 16 37 16z">
          <text:p/>
        </draw:path>
        <draw:path draw:style-name="gr31" draw:text-style-name="P23" draw:layer="layout" svg:width="0.106cm" svg:height="0.106cm" svg:x="3.694cm" svg:y="21.194cm" svg:viewBox="0 0 107 107" svg:d="M54 107c14 0 28-6 38-16s15-23 15-37-5-28-15-38-24-16-38-16-27 6-38 16c-10 10-16 24-16 38s6 27 16 37c11 10 24 16 38 16z">
          <text:p/>
        </draw:path>
        <draw:path draw:style-name="gr31" draw:text-style-name="P23" draw:layer="layout" svg:width="0.106cm" svg:height="0.106cm" svg:x="4cm" svg:y="21.197cm" svg:viewBox="0 0 107 107" svg:d="M54 107c14 0 28-6 38-16s15-23 15-37-5-28-15-39c-10-10-24-15-38-15s-27 5-38 15c-10 11-16 25-16 39s6 27 16 37c11 10 24 16 38 16z">
          <text:p/>
        </draw:path>
        <draw:path draw:style-name="gr31" draw:text-style-name="P23" draw:layer="layout" svg:width="0.106cm" svg:height="0.106cm" svg:x="4.306cm" svg:y="21.194cm" svg:viewBox="0 0 107 107" svg:d="M54 107c14 0 28-6 38-16s15-23 15-37-5-28-15-38-24-16-38-16-28 6-38 16-16 24-16 38 6 27 16 37 24 16 38 16z">
          <text:p/>
        </draw:path>
        <draw:path draw:style-name="gr31" draw:text-style-name="P23" draw:layer="layout" svg:width="0.106cm" svg:height="0.106cm" svg:x="4.612cm" svg:y="21.194cm" svg:viewBox="0 0 107 107" svg:d="M54 107c14 0 28-6 38-16 9-10 15-23 15-37s-6-28-15-38c-10-10-24-16-38-16-15 0-28 6-38 16s-16 24-16 38 6 27 16 37 23 16 38 16z">
          <text:p/>
        </draw:path>
        <draw:path draw:style-name="gr31" draw:text-style-name="P23" draw:layer="layout" svg:width="0.106cm" svg:height="0.106cm" svg:x="4.918cm" svg:y="21.194cm" svg:viewBox="0 0 107 107" svg:d="M54 107c14 0 28-6 38-16 9-10 15-23 15-37s-6-28-15-38c-10-10-24-16-38-16-15 0-28 6-38 16s-16 24-16 38 6 27 16 37 23 16 38 16z">
          <text:p/>
        </draw:path>
        <draw:path draw:style-name="gr31" draw:text-style-name="P23" draw:layer="layout" svg:width="0.106cm" svg:height="0.106cm" svg:x="5.224cm" svg:y="21.194cm" svg:viewBox="0 0 107 107" svg:d="M53 107c15 0 29-6 38-16 10-10 16-23 16-37s-6-28-16-38c-9-10-23-16-38-16-14 0-27 6-37 16s-16 24-16 38 6 27 16 37 23 16 37 16z">
          <text:p/>
        </draw:path>
        <draw:path draw:style-name="gr31" draw:text-style-name="P23" draw:layer="layout" svg:width="0.106cm" svg:height="0.106cm" svg:x="5.53cm" svg:y="21.194cm" svg:viewBox="0 0 107 107" svg:d="M53 107c14 0 28-6 38-16s16-23 16-37-6-28-16-38-24-16-38-16-28 6-37 16c-10 10-16 24-16 38s6 27 16 37c9 10 23 16 37 16z">
          <text:p/>
        </draw:path>
        <draw:path draw:style-name="gr31" draw:text-style-name="P23" draw:layer="layout" svg:width="0.106cm" svg:height="0.106cm" svg:x="5.836cm" svg:y="21.197cm" svg:viewBox="0 0 107 107" svg:d="M53 107c14 0 28-6 38-16s16-23 16-37-6-28-16-39c-10-10-24-15-38-15s-28 5-38 15c-9 11-15 25-15 39s6 27 15 37c10 10 24 16 38 16z">
          <text:p/>
        </draw:path>
        <draw:path draw:style-name="gr31" draw:text-style-name="P23" draw:layer="layout" svg:width="0.106cm" svg:height="0.106cm" svg:x="6.142cm" svg:y="21.194cm" svg:viewBox="0 0 107 107" svg:d="M53 107c14 0 27-6 38-16 10-10 16-23 16-37s-6-28-16-38c-11-10-24-16-38-16s-28 6-38 16-15 24-15 38 5 27 15 37 24 16 38 16z">
          <text:p/>
        </draw:path>
        <draw:path draw:style-name="gr31" draw:text-style-name="P23" draw:layer="layout" svg:width="0.106cm" svg:height="0.106cm" svg:x="6.448cm" svg:y="21.197cm" svg:viewBox="0 0 107 107" svg:d="M53 107c14 0 27-6 37-16 11-10 17-23 17-37s-6-28-17-39c-10-10-23-15-37-15s-28 5-38 15c-10 11-15 25-15 39s5 27 15 37 24 16 38 16z">
          <text:p/>
        </draw:path>
        <draw:path draw:style-name="gr31" draw:text-style-name="P23" draw:layer="layout" svg:width="0.106cm" svg:height="0.106cm" svg:x="6.754cm" svg:y="21.194cm" svg:viewBox="0 0 107 107" svg:d="M54 107c14 0 27-6 37-16s16-23 16-37-6-28-16-38-23-16-37-16-28 6-38 16-16 24-16 38 6 27 16 37 24 16 38 16z">
          <text:p/>
        </draw:path>
        <draw:path draw:style-name="gr31" draw:text-style-name="P23" draw:layer="layout" svg:width="0.106cm" svg:height="0.106cm" svg:x="7.06cm" svg:y="21.194cm" svg:viewBox="0 0 107 107" svg:d="M54 107c14 0 27-6 37-16s16-23 16-37-6-28-16-38-23-16-37-16-28 6-38 16c-11 10-16 24-16 38s5 27 16 37c10 10 24 16 38 16z">
          <text:p/>
        </draw:path>
        <draw:path draw:style-name="gr31" draw:text-style-name="P23" draw:layer="layout" svg:width="0.105cm" svg:height="0.106cm" svg:x="7.366cm" svg:y="21.2cm" svg:viewBox="0 0 106 107" svg:d="M54 107c14 0 27-6 37-16s15-23 15-37-5-28-15-38c-10-11-23-16-37-16-15 0-28 5-39 16-10 10-15 24-15 38s5 27 15 37c11 10 24 16 39 16z">
          <text:p/>
        </draw:path>
        <draw:path draw:style-name="gr31" draw:text-style-name="P23" draw:layer="layout" svg:width="0.105cm" svg:height="0.105cm" svg:x="7.672cm" svg:y="21.203cm" svg:viewBox="0 0 106 106" svg:d="M53 106c14 0 28-5 38-15s15-23 15-37c0-15-5-28-15-38-10-11-24-16-38-16s-28 5-38 16c-10 10-15 23-15 38 0 14 5 27 15 37s24 15 38 15z">
          <text:p/>
        </draw:path>
        <draw:path draw:style-name="gr31" draw:text-style-name="P23" draw:layer="layout" svg:width="0.106cm" svg:height="0.106cm" svg:x="7.977cm" svg:y="21.205cm" svg:viewBox="0 0 107 107" svg:d="M54 107c14 0 28-5 38-15s15-24 15-38-5-27-15-37c-10-11-24-17-38-17s-28 6-38 17c-10 10-16 23-16 37s6 28 16 38 24 15 38 15z">
          <text:p/>
        </draw:path>
        <draw:path draw:style-name="gr31" draw:text-style-name="P23" draw:layer="layout" svg:width="0.106cm" svg:height="0.105cm" svg:x="8.283cm" svg:y="21.203cm" svg:viewBox="0 0 107 106" svg:d="M54 106c14 0 28-5 38-15s15-23 15-37c0-15-5-28-15-38-10-11-24-16-38-16-15 0-28 5-38 16-10 10-16 23-16 38 0 14 6 27 16 37s23 15 38 15z">
          <text:p/>
        </draw:path>
        <draw:path draw:style-name="gr31" draw:text-style-name="P23" draw:layer="layout" svg:width="0.106cm" svg:height="0.106cm" svg:x="8.589cm" svg:y="21.2cm" svg:viewBox="0 0 107 107" svg:d="M53 107c15 0 29-6 39-16s15-23 15-37-5-28-15-38c-10-11-24-16-39-16-14 0-27 5-37 16-10 10-16 24-16 38s6 27 16 37 23 16 37 16z">
          <text:p/>
        </draw:path>
        <draw:path draw:style-name="gr31" draw:text-style-name="P23" draw:layer="layout" svg:width="0.106cm" svg:height="0.106cm" svg:x="8.895cm" svg:y="21.217cm" svg:viewBox="0 0 107 107" svg:d="M53 107c15 0 29-7 39-17s15-23 15-37-5-28-15-38-24-15-39-15c-14 0-27 5-37 15s-16 24-16 38 6 27 16 37 23 17 37 17z">
          <text:p/>
        </draw:path>
        <draw:path draw:style-name="gr31" draw:text-style-name="P23" draw:layer="layout" svg:width="0.106cm" svg:height="0.105cm" svg:x="9.201cm" svg:y="21.291cm" svg:viewBox="0 0 107 106" svg:d="M53 106c14 0 29-5 39-15 9-10 15-23 15-38 0-14-6-28-15-38-10-10-25-15-39-15s-27 5-37 15-16 24-16 38c0 15 6 28 16 38s23 15 37 15z">
          <text:p/>
        </draw:path>
        <draw:path draw:style-name="gr31" draw:text-style-name="P23" draw:layer="layout" svg:width="0.106cm" svg:height="0.106cm" svg:x="9.507cm" svg:y="21.546cm" svg:viewBox="0 0 107 107" svg:d="M53 107c14 0 28-6 38-16 10-11 16-24 16-38s-6-28-16-37c-10-10-24-16-38-16s-27 6-37 16c-10 9-16 23-16 37s6 27 16 38c10 10 23 16 37 16z">
          <text:p/>
        </draw:path>
        <draw:path draw:style-name="gr31" draw:text-style-name="P23" draw:layer="layout" svg:width="0.106cm" svg:height="0.106cm" svg:x="9.813cm" svg:y="21.909cm" svg:viewBox="0 0 107 107" svg:d="M53 107c14 0 27-5 37-15 11-10 17-24 17-38 0-15-6-28-17-38-10-10-23-16-37-16s-28 6-37 16c-10 10-16 23-16 38 0 14 6 28 16 38 9 10 23 15 37 15z">
          <text:p/>
        </draw:path>
        <draw:path draw:style-name="gr31" draw:text-style-name="P23" draw:layer="layout" svg:width="0.106cm" svg:height="0.106cm" svg:x="10.119cm" svg:y="22.369cm" svg:viewBox="0 0 107 107" svg:d="M53 107c14 0 27-7 37-16 10-10 17-24 17-38s-7-27-17-37-23-16-37-16-28 6-38 16c-9 10-15 23-15 37s6 28 15 38c10 9 24 16 38 16z">
          <text:p/>
        </draw:path>
        <draw:path draw:style-name="gr31" draw:text-style-name="P23" draw:layer="layout" svg:width="0.106cm" svg:height="0.106cm" svg:x="10.425cm" svg:y="23.192cm" svg:viewBox="0 0 107 107" svg:d="M54 107c14 0 27-5 37-15s16-24 16-38-6-27-16-38c-10-10-23-16-37-16s-28 6-38 16c-11 11-16 24-16 38s5 28 16 38c10 10 24 15 38 15z">
          <text:p/>
        </draw:path>
        <draw:path draw:style-name="gr31" draw:text-style-name="P23" draw:layer="layout" svg:width="0.106cm" svg:height="0.106cm" svg:x="10.731cm" svg:y="24.001cm" svg:viewBox="0 0 107 107" svg:d="M54 107c14 0 27-5 37-15s16-24 16-38c0-15-6-28-16-38s-23-16-37-16-28 6-38 16c-11 10-16 23-16 38 0 14 5 28 16 38 10 10 24 15 38 15z">
          <text:p/>
        </draw:path>
        <draw:path draw:style-name="gr31" draw:text-style-name="P23" draw:layer="layout" svg:width="0.106cm" svg:height="0.105cm" svg:x="11.037cm" svg:y="24.595cm" svg:viewBox="0 0 107 106" svg:d="M54 106c14 0 27-5 37-15 10-11 16-24 16-38s-6-28-16-38-23-15-37-15-28 5-39 15c-10 10-15 24-15 38s5 27 15 38c11 10 25 15 39 15z">
          <text:p/>
        </draw:path>
        <draw:path draw:style-name="gr31" draw:text-style-name="P23" draw:layer="layout" svg:width="0.106cm" svg:height="0.105cm" svg:x="11.343cm" svg:y="26.724cm" svg:viewBox="0 0 107 106" svg:d="M54 106c14 0 27-5 37-15s16-23 16-39c0-14-6-27-16-37s-23-15-37-15-29 5-39 15-15 23-15 37c0 16 5 29 15 39s25 15 39 15z">
          <text:p/>
        </draw:path>
        <draw:line draw:style-name="gr26" draw:text-style-name="P1" draw:layer="layout" svg:x1="1.438cm" svg:y1="26.924cm" svg:x2="1.438cm" svg:y2="20.793cm">
          <text:p/>
        </draw:line>
        <draw:line draw:style-name="gr26" draw:text-style-name="P1" draw:layer="layout" svg:x1="11.87cm" svg:y1="26.924cm" svg:x2="11.87cm" svg:y2="20.793cm">
          <text:p/>
        </draw:line>
        <draw:line draw:style-name="gr26" draw:text-style-name="P1" draw:layer="layout" svg:x1="1.438cm" svg:y1="26.924cm" svg:x2="11.87cm" svg:y2="26.924cm">
          <text:p/>
        </draw:line>
        <draw:line draw:style-name="gr26" draw:text-style-name="P1" draw:layer="layout" svg:x1="1.438cm" svg:y1="20.793cm" svg:x2="11.87cm" svg:y2="20.793cm">
          <text:p/>
        </draw:line>
        <draw:frame draw:style-name="gr17" draw:text-style-name="P18" draw:layer="layout" svg:width="1.17cm" svg:height="0.86cm" svg:x="0.027cm" svg:y="20.826cm">
          <draw:text-box>
            <text:p text:style-name="P13"><text:span text:style-name="T8">100</text:span></text:p>
          </draw:text-box>
        </draw:frame>
        <draw:polygon draw:style-name="gr13" draw:text-style-name="P15" draw:layer="layout" svg:width="0cm" svg:height="0.123cm" svg:x="14.44cm" svg:y="26.924cm" svg:viewBox="0 0 0 124" draw:points="0,0 0,124">
          <text:p/>
        </draw:polygon>
        <draw:line draw:style-name="gr14" draw:text-style-name="P1" draw:layer="layout" svg:x1="14.44cm" svg:y1="26.924cm" svg:x2="14.44cm" svg:y2="27.048cm">
          <text:p/>
        </draw:line>
        <draw:frame draw:style-name="gr27" draw:text-style-name="P22" draw:layer="layout" svg:width="5.023cm" svg:height="1.017cm" svg:x="4.154cm" svg:y="19.764cm">
          <draw:text-box>
            <text:p text:style-name="P13"><text:span text:style-name="T9">Efficacy (ES)</text:span></text:p>
          </draw:text-box>
        </draw:frame>
        <draw:polygon draw:style-name="gr13" draw:text-style-name="P15" draw:layer="layout" svg:width="0cm" svg:height="0.123cm" svg:x="14.746cm" svg:y="26.924cm" svg:viewBox="0 0 0 124" draw:points="0,0 0,124">
          <text:p/>
        </draw:polygon>
        <draw:line draw:style-name="gr14" draw:text-style-name="P1" draw:layer="layout" svg:x1="14.746cm" svg:y1="26.924cm" svg:x2="14.746cm" svg:y2="27.048cm">
          <text:p/>
        </draw:line>
        <draw:polygon draw:style-name="gr13" draw:text-style-name="P15" draw:layer="layout" svg:width="0cm" svg:height="0.123cm" svg:x="15.052cm" svg:y="26.924cm" svg:viewBox="0 0 0 124" draw:points="0,0 0,124">
          <text:p/>
        </draw:polygon>
        <draw:line draw:style-name="gr14" draw:text-style-name="P1" draw:layer="layout" svg:x1="15.052cm" svg:y1="26.924cm" svg:x2="15.052cm" svg:y2="27.048cm">
          <text:p/>
        </draw:line>
        <draw:polygon draw:style-name="gr13" draw:text-style-name="P15" draw:layer="layout" svg:width="0cm" svg:height="0.123cm" svg:x="15.358cm" svg:y="26.924cm" svg:viewBox="0 0 0 124" draw:points="0,0 0,124">
          <text:p/>
        </draw:polygon>
        <draw:line draw:style-name="gr14" draw:text-style-name="P1" draw:layer="layout" svg:x1="15.358cm" svg:y1="26.924cm" svg:x2="15.358cm" svg:y2="27.048cm">
          <text:p/>
        </draw:line>
        <draw:frame draw:style-name="gr15" draw:text-style-name="P16" draw:layer="layout" svg:width="0.705cm" svg:height="0.784cm" svg:x="14.264cm" svg:y="27.033cm">
          <draw:text-box>
            <text:p text:style-name="P13"><text:span text:style-name="T6">0</text:span></text:p>
          </draw:text-box>
        </draw:frame>
        <draw:polygon draw:style-name="gr13" draw:text-style-name="P15" draw:layer="layout" svg:width="0cm" svg:height="0.123cm" svg:x="15.664cm" svg:y="26.924cm" svg:viewBox="0 0 0 124" draw:points="0,0 0,124">
          <text:p/>
        </draw:polygon>
        <draw:line draw:style-name="gr14" draw:text-style-name="P1" draw:layer="layout" svg:x1="15.664cm" svg:y1="26.924cm" svg:x2="15.664cm" svg:y2="27.048cm">
          <text:p/>
        </draw:line>
        <draw:polygon draw:style-name="gr13" draw:text-style-name="P15" draw:layer="layout" svg:width="0cm" svg:height="0.123cm" svg:x="15.97cm" svg:y="26.924cm" svg:viewBox="0 0 0 124" draw:points="0,0 0,124">
          <text:p/>
        </draw:polygon>
        <draw:line draw:style-name="gr14" draw:text-style-name="P1" draw:layer="layout" svg:x1="15.97cm" svg:y1="26.924cm" svg:x2="15.97cm" svg:y2="27.048cm">
          <text:p/>
        </draw:line>
        <draw:polygon draw:style-name="gr13" draw:text-style-name="P15" draw:layer="layout" svg:width="0cm" svg:height="0.123cm" svg:x="16.276cm" svg:y="26.924cm" svg:viewBox="0 0 0 124" draw:points="0,0 0,124">
          <text:p/>
        </draw:polygon>
        <draw:line draw:style-name="gr14" draw:text-style-name="P1" draw:layer="layout" svg:x1="16.276cm" svg:y1="26.924cm" svg:x2="16.276cm" svg:y2="27.048cm">
          <text:p/>
        </draw:line>
        <draw:frame draw:style-name="gr15" draw:text-style-name="P16" draw:layer="layout" svg:width="0.705cm" svg:height="0.784cm" svg:x="15.182cm" svg:y="27.033cm">
          <draw:text-box>
            <text:p text:style-name="P13"><text:span text:style-name="T6">3</text:span></text:p>
          </draw:text-box>
        </draw:frame>
        <draw:polygon draw:style-name="gr13" draw:text-style-name="P15" draw:layer="layout" svg:width="0cm" svg:height="0.123cm" svg:x="16.582cm" svg:y="26.924cm" svg:viewBox="0 0 0 124" draw:points="0,0 0,124">
          <text:p/>
        </draw:polygon>
        <draw:line draw:style-name="gr14" draw:text-style-name="P1" draw:layer="layout" svg:x1="16.582cm" svg:y1="26.924cm" svg:x2="16.582cm" svg:y2="27.048cm">
          <text:p/>
        </draw:line>
        <draw:polygon draw:style-name="gr13" draw:text-style-name="P15" draw:layer="layout" svg:width="0cm" svg:height="0.123cm" svg:x="16.888cm" svg:y="26.924cm" svg:viewBox="0 0 0 124" draw:points="0,0 0,124">
          <text:p/>
        </draw:polygon>
        <draw:line draw:style-name="gr14" draw:text-style-name="P1" draw:layer="layout" svg:x1="16.888cm" svg:y1="26.924cm" svg:x2="16.888cm" svg:y2="27.048cm">
          <text:p/>
        </draw:line>
        <draw:polygon draw:style-name="gr13" draw:text-style-name="P15" draw:layer="layout" svg:width="0cm" svg:height="0.123cm" svg:x="17.194cm" svg:y="26.924cm" svg:viewBox="0 0 0 124" draw:points="0,0 0,124">
          <text:p/>
        </draw:polygon>
        <draw:line draw:style-name="gr14" draw:text-style-name="P1" draw:layer="layout" svg:x1="17.194cm" svg:y1="26.924cm" svg:x2="17.194cm" svg:y2="27.048cm">
          <text:p/>
        </draw:line>
        <draw:frame draw:style-name="gr15" draw:text-style-name="P16" draw:layer="layout" svg:width="0.705cm" svg:height="0.784cm" svg:x="16.1cm" svg:y="27.033cm">
          <draw:text-box>
            <text:p text:style-name="P13"><text:span text:style-name="T6">6</text:span></text:p>
          </draw:text-box>
        </draw:frame>
        <draw:polygon draw:style-name="gr13" draw:text-style-name="P15" draw:layer="layout" svg:width="0cm" svg:height="0.123cm" svg:x="17.5cm" svg:y="26.924cm" svg:viewBox="0 0 0 124" draw:points="0,0 0,124">
          <text:p/>
        </draw:polygon>
        <draw:line draw:style-name="gr14" draw:text-style-name="P1" draw:layer="layout" svg:x1="17.5cm" svg:y1="26.924cm" svg:x2="17.5cm" svg:y2="27.048cm">
          <text:p/>
        </draw:line>
        <draw:polygon draw:style-name="gr13" draw:text-style-name="P15" draw:layer="layout" svg:width="0cm" svg:height="0.123cm" svg:x="17.806cm" svg:y="26.924cm" svg:viewBox="0 0 0 124" draw:points="0,0 0,124">
          <text:p/>
        </draw:polygon>
        <draw:line draw:style-name="gr14" draw:text-style-name="P1" draw:layer="layout" svg:x1="17.806cm" svg:y1="26.924cm" svg:x2="17.806cm" svg:y2="27.048cm">
          <text:p/>
        </draw:line>
        <draw:polygon draw:style-name="gr13" draw:text-style-name="P15" draw:layer="layout" svg:width="0cm" svg:height="0.123cm" svg:x="18.111cm" svg:y="26.924cm" svg:viewBox="0 0 0 124" draw:points="0,0 0,124">
          <text:p/>
        </draw:polygon>
        <draw:line draw:style-name="gr14" draw:text-style-name="P1" draw:layer="layout" svg:x1="18.111cm" svg:y1="26.924cm" svg:x2="18.111cm" svg:y2="27.048cm">
          <text:p/>
        </draw:line>
        <draw:polygon draw:style-name="gr13" draw:text-style-name="P15" draw:layer="layout" svg:width="0cm" svg:height="0.123cm" svg:x="18.417cm" svg:y="26.924cm" svg:viewBox="0 0 0 124" draw:points="0,0 0,124">
          <text:p/>
        </draw:polygon>
        <draw:line draw:style-name="gr14" draw:text-style-name="P1" draw:layer="layout" svg:x1="18.417cm" svg:y1="26.924cm" svg:x2="18.417cm" svg:y2="27.048cm">
          <text:p/>
        </draw:line>
        <draw:polygon draw:style-name="gr13" draw:text-style-name="P15" draw:layer="layout" svg:width="0cm" svg:height="0.123cm" svg:x="18.723cm" svg:y="26.924cm" svg:viewBox="0 0 0 124" draw:points="0,0 0,124">
          <text:p/>
        </draw:polygon>
        <draw:line draw:style-name="gr14" draw:text-style-name="P1" draw:layer="layout" svg:x1="18.723cm" svg:y1="26.924cm" svg:x2="18.723cm" svg:y2="27.048cm">
          <text:p/>
        </draw:line>
        <draw:polygon draw:style-name="gr13" draw:text-style-name="P15" draw:layer="layout" svg:width="0cm" svg:height="0.123cm" svg:x="19.029cm" svg:y="26.924cm" svg:viewBox="0 0 0 124" draw:points="0,0 0,124">
          <text:p/>
        </draw:polygon>
        <draw:line draw:style-name="gr14" draw:text-style-name="P1" draw:layer="layout" svg:x1="19.029cm" svg:y1="26.924cm" svg:x2="19.029cm" svg:y2="27.048cm">
          <text:p/>
        </draw:line>
        <draw:polygon draw:style-name="gr13" draw:text-style-name="P15" draw:layer="layout" svg:width="0cm" svg:height="0.123cm" svg:x="19.335cm" svg:y="26.924cm" svg:viewBox="0 0 0 124" draw:points="0,0 0,124">
          <text:p/>
        </draw:polygon>
        <draw:line draw:style-name="gr14" draw:text-style-name="P1" draw:layer="layout" svg:x1="19.335cm" svg:y1="26.924cm" svg:x2="19.335cm" svg:y2="27.048cm">
          <text:p/>
        </draw:line>
        <draw:polygon draw:style-name="gr13" draw:text-style-name="P15" draw:layer="layout" svg:width="0cm" svg:height="0.123cm" svg:x="19.641cm" svg:y="26.924cm" svg:viewBox="0 0 0 124" draw:points="0,0 0,124">
          <text:p/>
        </draw:polygon>
        <draw:line draw:style-name="gr14" draw:text-style-name="P1" draw:layer="layout" svg:x1="19.641cm" svg:y1="26.924cm" svg:x2="19.641cm" svg:y2="27.048cm">
          <text:p/>
        </draw:line>
        <draw:polygon draw:style-name="gr13" draw:text-style-name="P15" draw:layer="layout" svg:width="0cm" svg:height="0.123cm" svg:x="19.947cm" svg:y="26.924cm" svg:viewBox="0 0 0 124" draw:points="0,0 0,124">
          <text:p/>
        </draw:polygon>
        <draw:line draw:style-name="gr14" draw:text-style-name="P1" draw:layer="layout" svg:x1="19.947cm" svg:y1="26.924cm" svg:x2="19.947cm" svg:y2="27.048cm">
          <text:p/>
        </draw:line>
        <draw:polygon draw:style-name="gr13" draw:text-style-name="P15" draw:layer="layout" svg:width="0cm" svg:height="0.123cm" svg:x="20.253cm" svg:y="26.924cm" svg:viewBox="0 0 0 124" draw:points="0,0 0,124">
          <text:p/>
        </draw:polygon>
        <draw:line draw:style-name="gr14" draw:text-style-name="P1" draw:layer="layout" svg:x1="20.253cm" svg:y1="26.924cm" svg:x2="20.253cm" svg:y2="27.048cm">
          <text:p/>
        </draw:line>
        <draw:polygon draw:style-name="gr13" draw:text-style-name="P15" draw:layer="layout" svg:width="0cm" svg:height="0.123cm" svg:x="20.559cm" svg:y="26.924cm" svg:viewBox="0 0 0 124" draw:points="0,0 0,124">
          <text:p/>
        </draw:polygon>
        <draw:line draw:style-name="gr14" draw:text-style-name="P1" draw:layer="layout" svg:x1="20.559cm" svg:y1="26.924cm" svg:x2="20.559cm" svg:y2="27.048cm">
          <text:p/>
        </draw:line>
        <draw:polygon draw:style-name="gr13" draw:text-style-name="P15" draw:layer="layout" svg:width="0cm" svg:height="0.123cm" svg:x="20.865cm" svg:y="26.924cm" svg:viewBox="0 0 0 124" draw:points="0,0 0,124">
          <text:p/>
        </draw:polygon>
        <draw:line draw:style-name="gr14" draw:text-style-name="P1" draw:layer="layout" svg:x1="20.865cm" svg:y1="26.924cm" svg:x2="20.865cm" svg:y2="27.048cm">
          <text:p/>
        </draw:line>
        <draw:polygon draw:style-name="gr13" draw:text-style-name="P15" draw:layer="layout" svg:width="0cm" svg:height="0.123cm" svg:x="21.171cm" svg:y="26.924cm" svg:viewBox="0 0 0 124" draw:points="0,0 0,124">
          <text:p/>
        </draw:polygon>
        <draw:line draw:style-name="gr14" draw:text-style-name="P1" draw:layer="layout" svg:x1="21.171cm" svg:y1="26.924cm" svg:x2="21.171cm" svg:y2="27.048cm">
          <text:p/>
        </draw:line>
        <draw:polygon draw:style-name="gr13" draw:text-style-name="P15" draw:layer="layout" svg:width="0cm" svg:height="0.123cm" svg:x="21.477cm" svg:y="26.924cm" svg:viewBox="0 0 0 124" draw:points="0,0 0,124">
          <text:p/>
        </draw:polygon>
        <draw:line draw:style-name="gr14" draw:text-style-name="P1" draw:layer="layout" svg:x1="21.477cm" svg:y1="26.924cm" svg:x2="21.477cm" svg:y2="27.048cm">
          <text:p/>
        </draw:line>
        <draw:polygon draw:style-name="gr13" draw:text-style-name="P15" draw:layer="layout" svg:width="0cm" svg:height="0.123cm" svg:x="21.783cm" svg:y="26.924cm" svg:viewBox="0 0 0 124" draw:points="0,0 0,124">
          <text:p/>
        </draw:polygon>
        <draw:line draw:style-name="gr14" draw:text-style-name="P1" draw:layer="layout" svg:x1="21.783cm" svg:y1="26.924cm" svg:x2="21.783cm" svg:y2="27.048cm">
          <text:p/>
        </draw:line>
        <draw:polygon draw:style-name="gr13" draw:text-style-name="P15" draw:layer="layout" svg:width="0cm" svg:height="0.123cm" svg:x="22.089cm" svg:y="26.924cm" svg:viewBox="0 0 0 124" draw:points="0,0 0,124">
          <text:p/>
        </draw:polygon>
        <draw:line draw:style-name="gr14" draw:text-style-name="P1" draw:layer="layout" svg:x1="22.089cm" svg:y1="26.924cm" svg:x2="22.089cm" svg:y2="27.048cm">
          <text:p/>
        </draw:line>
        <draw:polygon draw:style-name="gr13" draw:text-style-name="P15" draw:layer="layout" svg:width="0cm" svg:height="0.123cm" svg:x="22.394cm" svg:y="26.924cm" svg:viewBox="0 0 0 124" draw:points="0,0 0,124">
          <text:p/>
        </draw:polygon>
        <draw:line draw:style-name="gr14" draw:text-style-name="P1" draw:layer="layout" svg:x1="22.394cm" svg:y1="26.924cm" svg:x2="22.394cm" svg:y2="27.048cm">
          <text:p/>
        </draw:line>
        <draw:polygon draw:style-name="gr13" draw:text-style-name="P15" draw:layer="layout" svg:width="0cm" svg:height="0.123cm" svg:x="22.7cm" svg:y="26.924cm" svg:viewBox="0 0 0 124" draw:points="0,0 0,124">
          <text:p/>
        </draw:polygon>
        <draw:line draw:style-name="gr14" draw:text-style-name="P1" draw:layer="layout" svg:x1="22.7cm" svg:y1="26.924cm" svg:x2="22.7cm" svg:y2="27.048cm">
          <text:p/>
        </draw:line>
        <draw:polygon draw:style-name="gr13" draw:text-style-name="P15" draw:layer="layout" svg:width="0cm" svg:height="0.123cm" svg:x="23.006cm" svg:y="26.924cm" svg:viewBox="0 0 0 124" draw:points="0,0 0,124">
          <text:p/>
        </draw:polygon>
        <draw:line draw:style-name="gr14" draw:text-style-name="P1" draw:layer="layout" svg:x1="23.006cm" svg:y1="26.924cm" svg:x2="23.006cm" svg:y2="27.048cm">
          <text:p/>
        </draw:line>
        <draw:polygon draw:style-name="gr13" draw:text-style-name="P15" draw:layer="layout" svg:width="0cm" svg:height="0.123cm" svg:x="23.312cm" svg:y="26.924cm" svg:viewBox="0 0 0 124" draw:points="0,0 0,124">
          <text:p/>
        </draw:polygon>
        <draw:line draw:style-name="gr14" draw:text-style-name="P1" draw:layer="layout" svg:x1="23.312cm" svg:y1="26.924cm" svg:x2="23.312cm" svg:y2="27.048cm">
          <text:p/>
        </draw:line>
        <draw:polygon draw:style-name="gr13" draw:text-style-name="P15" draw:layer="layout" svg:width="0cm" svg:height="0.123cm" svg:x="23.618cm" svg:y="26.924cm" svg:viewBox="0 0 0 124" draw:points="0,0 0,124">
          <text:p/>
        </draw:polygon>
        <draw:line draw:style-name="gr14" draw:text-style-name="P1" draw:layer="layout" svg:x1="23.618cm" svg:y1="26.924cm" svg:x2="23.618cm" svg:y2="27.048cm">
          <text:p/>
        </draw:line>
        <draw:polygon draw:style-name="gr13" draw:text-style-name="P15" draw:layer="layout" svg:width="0cm" svg:height="0.123cm" svg:x="23.924cm" svg:y="26.924cm" svg:viewBox="0 0 0 124" draw:points="0,0 0,124">
          <text:p/>
        </draw:polygon>
        <draw:line draw:style-name="gr14" draw:text-style-name="P1" draw:layer="layout" svg:x1="23.924cm" svg:y1="26.924cm" svg:x2="23.924cm" svg:y2="27.048cm">
          <text:p/>
        </draw:line>
        <draw:frame draw:style-name="gr15" draw:text-style-name="P16" draw:layer="layout" svg:width="6.581cm" svg:height="0.784cm" svg:x="17.018cm" svg:y="27.033cm">
          <draw:text-box>
            <text:p text:style-name="P13"><text:span text:style-name="T6">9</text:span><text:span text:style-name="T6"> </text:span><text:span text:style-name="T6">1</text:span><text:span text:style-name="T6">2</text:span><text:span text:style-name="T6"> </text:span><text:span text:style-name="T6">1</text:span><text:span text:style-name="T6">5</text:span><text:span text:style-name="T6"> </text:span><text:span text:style-name="T6">1</text:span><text:span text:style-name="T6">8</text:span><text:span text:style-name="T6"> </text:span><text:span text:style-name="T6">2</text:span><text:span text:style-name="T6">1</text:span><text:span text:style-name="T6"> </text:span><text:span text:style-name="T6">2</text:span><text:span text:style-name="T6">4</text:span><text:span text:style-name="T6"> </text:span><text:span text:style-name="T6">2</text:span><text:span text:style-name="T6">7</text:span><text:span text:style-name="T6"> </text:span><text:span text:style-name="T6">3</text:span><text:span text:style-name="T6">0</text:span></text:p>
          </draw:text-box>
        </draw:frame>
        <draw:polygon draw:style-name="gr13" draw:text-style-name="P15" draw:layer="layout" svg:width="0.122cm" svg:height="0cm" svg:x="13.843cm" svg:y="26.924cm" svg:viewBox="0 0 123 0" draw:points="123,0 0,0">
          <text:p/>
        </draw:polygon>
        <draw:line draw:style-name="gr14" draw:text-style-name="P1" draw:layer="layout" svg:x1="13.966cm" svg:y1="26.924cm" svg:x2="13.843cm" svg:y2="26.924cm">
          <text:p/>
        </draw:line>
        <draw:frame draw:style-name="gr16" draw:text-style-name="P17" draw:layer="layout" svg:width="3.605cm" svg:height="0.937cm" svg:x="17.384cm" svg:y="27.787cm">
          <draw:text-box>
            <text:p text:style-name="P13"><text:span text:style-name="T7">E</text:span><text:span text:style-name="T7">d</text:span><text:span text:style-name="T7">i</text:span><text:span text:style-name="T7">t</text:span><text:span text:style-name="T7"> </text:span><text:span text:style-name="T7">L</text:span><text:span text:style-name="T7">a</text:span><text:span text:style-name="T7">y</text:span><text:span text:style-name="T7">e</text:span><text:span text:style-name="T7">r</text:span></text:p>
          </draw:text-box>
        </draw:frame>
        <draw:polygon draw:style-name="gr13" draw:text-style-name="P15" draw:layer="layout" svg:width="0.122cm" svg:height="0cm" svg:x="13.843cm" svg:y="25.505cm" svg:viewBox="0 0 123 0" draw:points="123,0 0,0">
          <text:p/>
        </draw:polygon>
        <draw:line draw:style-name="gr14" draw:text-style-name="P1" draw:layer="layout" svg:x1="13.966cm" svg:y1="25.505cm" svg:x2="13.843cm" svg:y2="25.505cm">
          <text:p/>
        </draw:line>
        <draw:frame draw:style-name="gr17" draw:text-style-name="P18" draw:layer="layout" svg:width="0.775cm" svg:height="0.86cm" svg:x="13.332cm" svg:y="26.503cm">
          <draw:text-box>
            <text:p text:style-name="P13"><text:span text:style-name="T8">0</text:span></text:p>
          </draw:text-box>
        </draw:frame>
        <draw:polygon draw:style-name="gr13" draw:text-style-name="P15" draw:layer="layout" svg:width="0.122cm" svg:height="0cm" svg:x="13.843cm" svg:y="24.086cm" svg:viewBox="0 0 123 0" draw:points="123,0 0,0">
          <text:p/>
        </draw:polygon>
        <draw:line draw:style-name="gr14" draw:text-style-name="P1" draw:layer="layout" svg:x1="13.966cm" svg:y1="24.086cm" svg:x2="13.843cm" svg:y2="24.086cm">
          <text:p/>
        </draw:line>
        <draw:frame draw:style-name="gr17" draw:text-style-name="P18" draw:layer="layout" svg:width="0.781cm" svg:height="0.86cm" svg:x="12.944cm" svg:y="25.083cm">
          <draw:text-box>
            <text:p text:style-name="P13"><text:span text:style-name="T8">25</text:span></text:p>
          </draw:text-box>
        </draw:frame>
        <draw:polygon draw:style-name="gr13" draw:text-style-name="P15" draw:layer="layout" svg:width="0.122cm" svg:height="0cm" svg:x="13.843cm" svg:y="22.666cm" svg:viewBox="0 0 123 0" draw:points="123,0 0,0">
          <text:p/>
        </draw:polygon>
        <draw:line draw:style-name="gr14" draw:text-style-name="P1" draw:layer="layout" svg:x1="13.966cm" svg:y1="22.666cm" svg:x2="13.843cm" svg:y2="22.666cm">
          <text:p/>
        </draw:line>
        <draw:frame draw:style-name="gr17" draw:text-style-name="P18" draw:layer="layout" svg:width="0.781cm" svg:height="0.86cm" svg:x="12.944cm" svg:y="23.664cm">
          <draw:text-box>
            <text:p text:style-name="P13"><text:span text:style-name="T8">50</text:span></text:p>
          </draw:text-box>
        </draw:frame>
        <draw:polygon draw:style-name="gr13" draw:text-style-name="P15" draw:layer="layout" svg:width="0.122cm" svg:height="0cm" svg:x="13.843cm" svg:y="21.247cm" svg:viewBox="0 0 123 0" draw:points="123,0 0,0">
          <text:p/>
        </draw:polygon>
        <draw:line draw:style-name="gr14" draw:text-style-name="P1" draw:layer="layout" svg:x1="13.966cm" svg:y1="21.247cm" svg:x2="13.843cm" svg:y2="21.247cm">
          <text:p/>
        </draw:line>
        <draw:frame draw:style-name="gr17" draw:text-style-name="P18" draw:layer="layout" svg:width="0.781cm" svg:height="0.86cm" svg:x="12.944cm" svg:y="22.245cm">
          <draw:text-box>
            <text:p text:style-name="P13"><text:span text:style-name="T8">75</text:span></text:p>
          </draw:text-box>
        </draw:frame>
        <draw:polyline draw:style-name="gr30" draw:text-style-name="P1" draw:layer="layout" svg:width="9.484cm" svg:height="5.107cm" svg:x="14.44cm" svg:y="21.417cm" svg:viewBox="0 0 9485 5108" draw:points="0,11 306,159 612,63 918,56 1224,22 1530,0 1836,14 2142,64 2448,56 2754,107 3060,206 3366,145 3671,251 3977,196 4283,239 4589,535 4895,636 5201,1605 5507,666 5813,813 6119,722 6425,745 6731,877 7037,1643 7343,1891 7649,2468 7954,2794 8260,3134 8566,3477 8872,3929 9179,4101 9485,5108">
          <text:p/>
        </draw:polyline>
        <draw:path draw:style-name="gr31" draw:text-style-name="P23" draw:layer="layout" svg:width="0.106cm" svg:height="0.105cm" svg:x="14.387cm" svg:y="21.375cm" svg:viewBox="0 0 107 106" svg:d="M54 106c14 0 28-5 38-15s15-23 15-37c0-16-5-29-15-39s-24-15-38-15-28 5-38 15-16 23-16 39c0 14 6 27 16 37s24 15 38 15z">
          <text:p/>
        </draw:path>
        <draw:path draw:style-name="gr31" draw:text-style-name="P23" draw:layer="layout" svg:width="0.106cm" svg:height="0.106cm" svg:x="14.693cm" svg:y="21.523cm" svg:viewBox="0 0 107 107" svg:d="M54 107c14 0 28-5 38-15s15-24 15-38-5-27-15-37-24-17-38-17c-15 0-28 7-38 17s-16 23-16 37 6 28 16 38 23 15 38 15z">
          <text:p/>
        </draw:path>
        <draw:path draw:style-name="gr31" draw:text-style-name="P23" draw:layer="layout" svg:width="0.106cm" svg:height="0.106cm" svg:x="14.999cm" svg:y="21.427cm" svg:viewBox="0 0 107 107" svg:d="M54 107c14 0 28-7 38-17s15-23 15-37-5-28-15-38-24-15-38-15c-15 0-28 5-38 15s-16 24-16 38 6 27 16 37 23 17 38 17z">
          <text:p/>
        </draw:path>
        <draw:path draw:style-name="gr31" draw:text-style-name="P23" draw:layer="layout" svg:width="0.106cm" svg:height="0.106cm" svg:x="15.305cm" svg:y="21.42cm" svg:viewBox="0 0 107 107" svg:d="M53 107c15 0 29-6 39-16 9-10 15-23 15-37s-6-28-15-37c-10-10-24-17-39-17-14 0-27 7-37 17-10 9-16 23-16 37s6 27 16 37 23 16 37 16z">
          <text:p/>
        </draw:path>
        <draw:path draw:style-name="gr31" draw:text-style-name="P23" draw:layer="layout" svg:width="0.106cm" svg:height="0.106cm" svg:x="15.611cm" svg:y="21.386cm" svg:viewBox="0 0 107 107" svg:d="M53 107c14 0 29-6 38-16 10-10 16-23 16-37s-6-29-16-39c-9-9-24-15-38-15s-27 6-37 15c-10 10-16 25-16 39s6 27 16 37 23 16 37 16z">
          <text:p/>
        </draw:path>
        <draw:path draw:style-name="gr31" draw:text-style-name="P23" draw:layer="layout" svg:width="0.106cm" svg:height="0.106cm" svg:x="15.917cm" svg:y="21.364cm" svg:viewBox="0 0 107 107" svg:d="M53 107c14 0 28-5 38-15s16-24 16-39c0-14-6-27-16-37s-24-16-38-16-28 6-37 16c-10 10-16 23-16 37 0 15 6 29 16 39 9 10 23 15 37 15z">
          <text:p/>
        </draw:path>
        <draw:path draw:style-name="gr31" draw:text-style-name="P23" draw:layer="layout" svg:width="0.106cm" svg:height="0.105cm" svg:x="16.223cm" svg:y="21.379cm" svg:viewBox="0 0 107 106" svg:d="M53 106c14 0 27-5 38-15 10-10 16-23 16-38s-6-28-16-38c-11-10-24-15-38-15s-28 5-37 15c-10 10-16 23-16 38s6 28 16 38c9 10 23 15 37 15z">
          <text:p/>
        </draw:path>
        <draw:path draw:style-name="gr32" draw:text-style-name="P23" draw:layer="layout" svg:width="0.106cm" svg:height="0.106cm" svg:x="16.529cm" svg:y="21.428cm" svg:viewBox="0 0 107 107" svg:d="M53 107c14 0 27-7 37-17 11-10 17-23 17-37s-6-28-17-38c-10-9-23-15-37-15s-28 6-38 15c-9 10-15 24-15 38s6 27 15 37c10 10 24 17 38 17z">
          <text:p/>
        </draw:path>
        <draw:path draw:style-name="gr33" draw:text-style-name="P1" draw:layer="layout" svg:width="0.106cm" svg:height="0.106cm" svg:x="16.529cm" svg:y="21.428cm" svg:viewBox="0 0 107 107" svg:d="M53 107c14 0 27-7 37-17 11-10 17-23 17-37s-6-28-17-38c-10-9-23-15-37-15s-28 6-38 15c-9 10-15 24-15 38s6 27 15 37c10 10 24 17 38 17z">
          <text:p/>
        </draw:path>
        <draw:path draw:style-name="gr31" draw:text-style-name="P23" draw:layer="layout" svg:width="0.107cm" svg:height="0.106cm" svg:x="16.835cm" svg:y="21.42cm" svg:viewBox="0 0 108 107" svg:d="M54 107c14 0 27-6 37-16s17-23 17-37-7-28-17-37c-10-10-23-17-37-17s-28 7-38 17c-10 9-16 23-16 37s6 27 16 37 24 16 38 16z">
          <text:p/>
        </draw:path>
        <draw:path draw:style-name="gr31" draw:text-style-name="P23" draw:layer="layout" svg:width="0.106cm" svg:height="0.106cm" svg:x="17.141cm" svg:y="21.471cm" svg:viewBox="0 0 107 107" svg:d="M54 107c14 0 27-6 37-16 10-9 16-23 16-38 0-14-6-27-16-37s-23-16-37-16-28 6-38 16c-11 10-16 23-16 37 0 15 5 29 16 38 10 10 24 16 38 16z">
          <text:p/>
        </draw:path>
        <draw:path draw:style-name="gr31" draw:text-style-name="P23" draw:layer="layout" svg:width="0.106cm" svg:height="0.106cm" svg:x="17.447cm" svg:y="21.57cm" svg:viewBox="0 0 107 107" svg:d="M54 107c14 0 27-6 37-16s16-23 16-38c0-14-6-28-16-38s-23-15-37-15-28 5-39 15c-10 10-15 24-15 38 0 15 5 28 15 38 11 10 25 16 39 16z">
          <text:p/>
        </draw:path>
        <draw:path draw:style-name="gr31" draw:text-style-name="P23" draw:layer="layout" svg:width="0.105cm" svg:height="0.106cm" svg:x="17.753cm" svg:y="21.509cm" svg:viewBox="0 0 106 107" svg:d="M54 107c14 0 27-6 37-16 10-9 15-23 15-37s-5-27-15-38c-10-10-23-16-37-16s-29 6-39 16c-10 11-15 24-15 38s5 28 15 37c10 10 25 16 39 16z">
          <text:p/>
        </draw:path>
        <draw:path draw:style-name="gr31" draw:text-style-name="P23" draw:layer="layout" svg:width="0.105cm" svg:height="0.106cm" svg:x="18.059cm" svg:y="21.615cm" svg:viewBox="0 0 106 107" svg:d="M53 107c15 0 28-5 38-15s15-24 15-38-5-27-15-38c-10-10-23-16-38-16-14 0-28 6-38 16-10 11-15 24-15 38s5 28 15 38 24 15 38 15z">
          <text:p/>
        </draw:path>
        <draw:path draw:style-name="gr31" draw:text-style-name="P23" draw:layer="layout" svg:width="0.105cm" svg:height="0.106cm" svg:x="18.365cm" svg:y="21.56cm" svg:viewBox="0 0 106 107" svg:d="M53 107c14 0 28-5 38-15s15-25 15-39-5-27-15-37-24-16-38-16c-15 0-28 6-38 16s-15 23-15 37 5 29 15 39 23 15 38 15z">
          <text:p/>
        </draw:path>
        <draw:path draw:style-name="gr31" draw:text-style-name="P23" draw:layer="layout" svg:width="0.106cm" svg:height="0.106cm" svg:x="18.67cm" svg:y="21.603cm" svg:viewBox="0 0 107 107" svg:d="M53 107c15 0 29-6 39-16s15-23 15-37-5-29-15-39-24-15-39-15c-14 0-27 5-37 15s-16 25-16 39 6 27 16 37 23 16 37 16z">
          <text:p/>
        </draw:path>
        <draw:path draw:style-name="gr31" draw:text-style-name="P23" draw:layer="layout" svg:width="0.106cm" svg:height="0.106cm" svg:x="18.976cm" svg:y="21.899cm" svg:viewBox="0 0 107 107" svg:d="M53 107c15 0 29-6 39-15 10-10 15-24 15-38 0-15-5-28-15-38s-24-16-39-16c-14 0-27 6-37 16s-16 23-16 38c0 14 6 28 16 38 10 9 23 15 37 15z">
          <text:p/>
        </draw:path>
        <draw:path draw:style-name="gr31" draw:text-style-name="P23" draw:layer="layout" svg:width="0.106cm" svg:height="0.106cm" svg:x="19.282cm" svg:y="22cm" svg:viewBox="0 0 107 107" svg:d="M53 107c14 0 29-6 39-15 10-10 15-24 15-39 0-14-5-27-15-37s-25-16-39-16-27 6-37 16-16 23-16 37c0 15 6 29 16 39 10 9 23 15 37 15z">
          <text:p/>
        </draw:path>
        <draw:path draw:style-name="gr31" draw:text-style-name="P23" draw:layer="layout" svg:width="0.106cm" svg:height="0.106cm" svg:x="19.588cm" svg:y="22.968cm" svg:viewBox="0 0 107 107" svg:d="M53 107c14 0 28-6 39-15 9-10 15-24 15-38s-6-28-15-38c-11-10-25-16-39-16s-27 6-37 16-16 24-16 38 6 28 16 38c10 9 23 15 37 15z">
          <text:p/>
        </draw:path>
        <draw:path draw:style-name="gr31" draw:text-style-name="P23" draw:layer="layout" svg:width="0.106cm" svg:height="0.106cm" svg:x="19.894cm" svg:y="22.03cm" svg:viewBox="0 0 107 107" svg:d="M53 107c14 0 28-6 37-16 11-10 17-23 17-37s-6-28-17-39c-9-10-23-15-37-15s-27 5-37 15c-10 11-16 25-16 39s6 27 16 37 23 16 37 16z">
          <text:p/>
        </draw:path>
        <draw:path draw:style-name="gr31" draw:text-style-name="P23" draw:layer="layout" svg:width="0.106cm" svg:height="0.106cm" svg:x="20.2cm" svg:y="22.177cm" svg:viewBox="0 0 107 107" svg:d="M53 107c14 0 27-5 37-15 10-11 17-25 17-39s-7-27-17-37-23-16-37-16-27 6-37 16-16 23-16 37 6 28 16 39c10 10 23 15 37 15z">
          <text:p/>
        </draw:path>
        <draw:path draw:style-name="gr31" draw:text-style-name="P23" draw:layer="layout" svg:width="0.106cm" svg:height="0.105cm" svg:x="20.506cm" svg:y="22.087cm" svg:viewBox="0 0 107 106" svg:d="M54 106c14 0 27-5 37-15s16-25 16-39-6-27-16-37-23-15-37-15-28 5-37 15c-10 10-17 23-17 37s7 29 17 39c9 10 23 15 37 15z">
          <text:p/>
        </draw:path>
        <draw:path draw:style-name="gr31" draw:text-style-name="P23" draw:layer="layout" svg:width="0.106cm" svg:height="0.106cm" svg:x="20.812cm" svg:y="22.109cm" svg:viewBox="0 0 107 107" svg:d="M54 107c14 0 27-6 37-15 10-10 16-24 16-38 0-15-6-28-16-38s-23-16-37-16-28 6-38 16-16 23-16 38c0 14 6 28 16 38 10 9 24 15 38 15z">
          <text:p/>
        </draw:path>
        <draw:path draw:style-name="gr31" draw:text-style-name="P23" draw:layer="layout" svg:width="0.106cm" svg:height="0.106cm" svg:x="21.118cm" svg:y="22.24cm" svg:viewBox="0 0 107 107" svg:d="M54 107c14 0 27-6 37-16s16-23 16-37-6-28-16-39c-10-10-23-15-37-15s-28 5-39 15c-10 11-15 25-15 39s5 27 15 37c11 10 25 16 39 16z">
          <text:p/>
        </draw:path>
        <draw:path draw:style-name="gr31" draw:text-style-name="P23" draw:layer="layout" svg:width="0.106cm" svg:height="0.106cm" svg:x="21.424cm" svg:y="23.006cm" svg:viewBox="0 0 107 107" svg:d="M54 107c14 0 27-6 37-16s16-24 16-38-6-27-16-37-23-16-37-16-29 6-39 16-15 23-15 37 5 28 15 38 25 16 39 16z">
          <text:p/>
        </draw:path>
        <draw:path draw:style-name="gr31" draw:text-style-name="P23" draw:layer="layout" svg:width="0.106cm" svg:height="0.106cm" svg:x="21.73cm" svg:y="23.254cm" svg:viewBox="0 0 107 107" svg:d="M54 107c14 0 27-6 37-16s16-23 16-38c0-14-6-28-16-38s-23-15-37-15c-15 0-29 5-39 15s-15 24-15 38c0 15 5 28 15 38s24 16 39 16z">
          <text:p/>
        </draw:path>
        <draw:path draw:style-name="gr31" draw:text-style-name="P23" draw:layer="layout" svg:width="0.105cm" svg:height="0.106cm" svg:x="22.036cm" svg:y="23.831cm" svg:viewBox="0 0 106 107" svg:d="M54 107c14 0 27-6 37-16 10-9 15-23 15-37s-5-27-15-37c-10-11-23-17-37-17-15 0-29 6-39 17-10 10-15 23-15 37s5 28 15 37c10 10 24 16 39 16z">
          <text:p/>
        </draw:path>
        <draw:path draw:style-name="gr31" draw:text-style-name="P23" draw:layer="layout" svg:width="0.105cm" svg:height="0.105cm" svg:x="22.342cm" svg:y="24.158cm" svg:viewBox="0 0 106 106" svg:d="M52 106c16 0 29-6 39-16s15-24 15-38-5-27-15-37-23-15-39-15c-14 0-27 5-37 15s-15 23-15 37 5 28 15 38 23 16 37 16z">
          <text:p/>
        </draw:path>
        <draw:path draw:style-name="gr31" draw:text-style-name="P23" draw:layer="layout" svg:width="0.105cm" svg:height="0.106cm" svg:x="22.648cm" svg:y="24.497cm" svg:viewBox="0 0 106 107" svg:d="M52 107c14 0 29-6 39-16s15-24 15-38-5-28-15-37c-10-10-25-16-39-16s-27 6-37 16c-10 9-15 23-15 37s5 28 15 38 23 16 37 16z">
          <text:p/>
        </draw:path>
        <draw:path draw:style-name="gr31" draw:text-style-name="P23" draw:layer="layout" svg:width="0.106cm" svg:height="0.106cm" svg:x="22.953cm" svg:y="24.84cm" svg:viewBox="0 0 107 107" svg:d="M53 107c14 0 29-6 39-16s15-23 15-37c0-15-5-29-15-39s-25-15-39-15-27 5-37 15-16 24-16 39c0 14 6 27 16 37s23 16 37 16z">
          <text:p/>
        </draw:path>
        <draw:path draw:style-name="gr31" draw:text-style-name="P23" draw:layer="layout" svg:width="0.106cm" svg:height="0.106cm" svg:x="23.259cm" svg:y="25.292cm" svg:viewBox="0 0 107 107" svg:d="M53 107c14 0 28-6 39-16 10-10 15-23 15-37s-5-28-15-39c-11-10-25-15-39-15s-27 5-37 15c-10 11-16 25-16 39s6 27 16 37 23 16 37 16z">
          <text:p/>
        </draw:path>
        <draw:path draw:style-name="gr31" draw:text-style-name="P23" draw:layer="layout" svg:width="0.106cm" svg:height="0.106cm" svg:x="23.565cm" svg:y="25.464cm" svg:viewBox="0 0 107 107" svg:d="M53 107c14 0 28-5 38-15 11-10 16-24 16-39 0-14-5-27-16-37-10-10-24-16-38-16s-27 6-37 16-16 23-16 37c0 15 6 29 16 39s23 15 37 15z">
          <text:p/>
        </draw:path>
        <draw:path draw:style-name="gr31" draw:text-style-name="P23" draw:layer="layout" svg:width="0.106cm" svg:height="0.106cm" svg:x="23.871cm" svg:y="26.471cm" svg:viewBox="0 0 107 107" svg:d="M53 107c14 0 28-6 38-17 9-10 16-23 16-37s-7-28-16-38c-10-9-24-15-38-15s-27 6-37 15c-10 10-16 24-16 38s6 27 16 37c10 11 23 17 37 17z">
          <text:p/>
        </draw:path>
        <draw:line draw:style-name="gr26" draw:text-style-name="P1" draw:layer="layout" svg:x1="13.966cm" svg:y1="26.924cm" svg:x2="13.966cm" svg:y2="20.793cm">
          <text:p/>
        </draw:line>
        <draw:line draw:style-name="gr26" draw:text-style-name="P1" draw:layer="layout" svg:x1="24.398cm" svg:y1="26.924cm" svg:x2="24.398cm" svg:y2="20.793cm">
          <text:p/>
        </draw:line>
        <draw:line draw:style-name="gr26" draw:text-style-name="P1" draw:layer="layout" svg:x1="13.966cm" svg:y1="26.924cm" svg:x2="24.398cm" svg:y2="26.924cm">
          <text:p/>
        </draw:line>
        <draw:line draw:style-name="gr26" draw:text-style-name="P1" draw:layer="layout" svg:x1="13.966cm" svg:y1="20.793cm" svg:x2="24.398cm" svg:y2="20.793cm">
          <text:p/>
        </draw:line>
        <draw:frame draw:style-name="gr17" draw:text-style-name="P18" draw:layer="layout" svg:width="1.17cm" svg:height="0.86cm" svg:x="12.556cm" svg:y="20.826cm">
          <draw:text-box>
            <text:p text:style-name="P13"><text:span text:style-name="T8">100</text:span></text:p>
          </draw:text-box>
        </draw:frame>
        <draw:polygon draw:style-name="gr13" draw:text-style-name="P15" draw:layer="layout" svg:width="0cm" svg:height="0.123cm" svg:x="26.969cm" svg:y="26.924cm" svg:viewBox="0 0 0 124" draw:points="0,0 0,124">
          <text:p/>
        </draw:polygon>
        <draw:line draw:style-name="gr14" draw:text-style-name="P1" draw:layer="layout" svg:x1="26.969cm" svg:y1="26.924cm" svg:x2="26.969cm" svg:y2="27.048cm">
          <text:p/>
        </draw:line>
        <draw:frame draw:style-name="gr27" draw:text-style-name="P22" draw:layer="layout" svg:width="7.266cm" svg:height="1.017cm" svg:x="15.553cm" svg:y="19.764cm">
          <draw:text-box>
            <text:p text:style-name="P13"><text:span text:style-name="T9">G</text:span><text:span text:style-name="T9">e</text:span><text:span text:style-name="T9">n</text:span><text:span text:style-name="T9">e</text:span><text:span text:style-name="T9">r</text:span><text:span text:style-name="T9">a</text:span><text:span text:style-name="T9">l</text:span><text:span text:style-name="T9">i</text:span><text:span text:style-name="T9">z</text:span><text:span text:style-name="T9">a</text:span><text:span text:style-name="T9">t</text:span><text:span text:style-name="T9">i</text:span><text:span text:style-name="T9">o</text:span><text:span text:style-name="T9">n</text:span><text:span text:style-name="T9"> </text:span><text:span text:style-name="T9">(</text:span><text:span text:style-name="T9">P</text:span><text:span text:style-name="T9">S</text:span><text:span text:style-name="T9">)</text:span></text:p>
          </draw:text-box>
        </draw:frame>
        <draw:polygon draw:style-name="gr13" draw:text-style-name="P15" draw:layer="layout" svg:width="0cm" svg:height="0.123cm" svg:x="27.275cm" svg:y="26.924cm" svg:viewBox="0 0 0 124" draw:points="0,0 0,124">
          <text:p/>
        </draw:polygon>
        <draw:line draw:style-name="gr14" draw:text-style-name="P1" draw:layer="layout" svg:x1="27.275cm" svg:y1="26.924cm" svg:x2="27.275cm" svg:y2="27.048cm">
          <text:p/>
        </draw:line>
        <draw:polygon draw:style-name="gr13" draw:text-style-name="P15" draw:layer="layout" svg:width="0cm" svg:height="0.123cm" svg:x="27.581cm" svg:y="26.924cm" svg:viewBox="0 0 0 124" draw:points="0,0 0,124">
          <text:p/>
        </draw:polygon>
        <draw:line draw:style-name="gr14" draw:text-style-name="P1" draw:layer="layout" svg:x1="27.581cm" svg:y1="26.924cm" svg:x2="27.581cm" svg:y2="27.048cm">
          <text:p/>
        </draw:line>
        <draw:polygon draw:style-name="gr13" draw:text-style-name="P15" draw:layer="layout" svg:width="0cm" svg:height="0.123cm" svg:x="27.887cm" svg:y="26.924cm" svg:viewBox="0 0 0 124" draw:points="0,0 0,124">
          <text:p/>
        </draw:polygon>
        <draw:line draw:style-name="gr14" draw:text-style-name="P1" draw:layer="layout" svg:x1="27.887cm" svg:y1="26.924cm" svg:x2="27.887cm" svg:y2="27.048cm">
          <text:p/>
        </draw:line>
        <draw:frame draw:style-name="gr15" draw:text-style-name="P16" draw:layer="layout" svg:width="0.705cm" svg:height="0.784cm" svg:x="26.793cm" svg:y="27.033cm">
          <draw:text-box>
            <text:p text:style-name="P13"><text:span text:style-name="T6">0</text:span></text:p>
          </draw:text-box>
        </draw:frame>
        <draw:polygon draw:style-name="gr13" draw:text-style-name="P15" draw:layer="layout" svg:width="0cm" svg:height="0.123cm" svg:x="28.193cm" svg:y="26.924cm" svg:viewBox="0 0 0 124" draw:points="0,0 0,124">
          <text:p/>
        </draw:polygon>
        <draw:line draw:style-name="gr14" draw:text-style-name="P1" draw:layer="layout" svg:x1="28.193cm" svg:y1="26.924cm" svg:x2="28.193cm" svg:y2="27.048cm">
          <text:p/>
        </draw:line>
        <draw:polygon draw:style-name="gr13" draw:text-style-name="P15" draw:layer="layout" svg:width="0cm" svg:height="0.123cm" svg:x="28.499cm" svg:y="26.924cm" svg:viewBox="0 0 0 124" draw:points="0,0 0,124">
          <text:p/>
        </draw:polygon>
        <draw:line draw:style-name="gr14" draw:text-style-name="P1" draw:layer="layout" svg:x1="28.499cm" svg:y1="26.924cm" svg:x2="28.499cm" svg:y2="27.048cm">
          <text:p/>
        </draw:line>
        <draw:polygon draw:style-name="gr13" draw:text-style-name="P15" draw:layer="layout" svg:width="0cm" svg:height="0.123cm" svg:x="28.804cm" svg:y="26.924cm" svg:viewBox="0 0 0 124" draw:points="0,0 0,124">
          <text:p/>
        </draw:polygon>
        <draw:line draw:style-name="gr14" draw:text-style-name="P1" draw:layer="layout" svg:x1="28.804cm" svg:y1="26.924cm" svg:x2="28.804cm" svg:y2="27.048cm">
          <text:p/>
        </draw:line>
        <draw:frame draw:style-name="gr15" draw:text-style-name="P16" draw:layer="layout" svg:width="0.705cm" svg:height="0.784cm" svg:x="27.711cm" svg:y="27.033cm">
          <draw:text-box>
            <text:p text:style-name="P13"><text:span text:style-name="T6">3</text:span></text:p>
          </draw:text-box>
        </draw:frame>
        <draw:polygon draw:style-name="gr13" draw:text-style-name="P15" draw:layer="layout" svg:width="0cm" svg:height="0.123cm" svg:x="29.11cm" svg:y="26.924cm" svg:viewBox="0 0 0 124" draw:points="0,0 0,124">
          <text:p/>
        </draw:polygon>
        <draw:line draw:style-name="gr14" draw:text-style-name="P1" draw:layer="layout" svg:x1="29.11cm" svg:y1="26.924cm" svg:x2="29.11cm" svg:y2="27.048cm">
          <text:p/>
        </draw:line>
        <draw:polygon draw:style-name="gr13" draw:text-style-name="P15" draw:layer="layout" svg:width="0cm" svg:height="0.123cm" svg:x="29.416cm" svg:y="26.924cm" svg:viewBox="0 0 0 124" draw:points="0,0 0,124">
          <text:p/>
        </draw:polygon>
        <draw:line draw:style-name="gr14" draw:text-style-name="P1" draw:layer="layout" svg:x1="29.416cm" svg:y1="26.924cm" svg:x2="29.416cm" svg:y2="27.048cm">
          <text:p/>
        </draw:line>
        <draw:polygon draw:style-name="gr13" draw:text-style-name="P15" draw:layer="layout" svg:width="0cm" svg:height="0.123cm" svg:x="29.722cm" svg:y="26.924cm" svg:viewBox="0 0 0 124" draw:points="0,0 0,124">
          <text:p/>
        </draw:polygon>
        <draw:line draw:style-name="gr14" draw:text-style-name="P1" draw:layer="layout" svg:x1="29.722cm" svg:y1="26.924cm" svg:x2="29.722cm" svg:y2="27.048cm">
          <text:p/>
        </draw:line>
        <draw:frame draw:style-name="gr15" draw:text-style-name="P16" draw:layer="layout" svg:width="0.705cm" svg:height="0.784cm" svg:x="28.629cm" svg:y="27.033cm">
          <draw:text-box>
            <text:p text:style-name="P13"><text:span text:style-name="T6">6</text:span></text:p>
          </draw:text-box>
        </draw:frame>
        <draw:polygon draw:style-name="gr13" draw:text-style-name="P15" draw:layer="layout" svg:width="0cm" svg:height="0.123cm" svg:x="30.028cm" svg:y="26.924cm" svg:viewBox="0 0 0 124" draw:points="0,0 0,124">
          <text:p/>
        </draw:polygon>
        <draw:line draw:style-name="gr14" draw:text-style-name="P1" draw:layer="layout" svg:x1="30.028cm" svg:y1="26.924cm" svg:x2="30.028cm" svg:y2="27.048cm">
          <text:p/>
        </draw:line>
        <draw:polygon draw:style-name="gr13" draw:text-style-name="P15" draw:layer="layout" svg:width="0cm" svg:height="0.123cm" svg:x="30.334cm" svg:y="26.924cm" svg:viewBox="0 0 0 124" draw:points="0,0 0,124">
          <text:p/>
        </draw:polygon>
        <draw:line draw:style-name="gr14" draw:text-style-name="P1" draw:layer="layout" svg:x1="30.334cm" svg:y1="26.924cm" svg:x2="30.334cm" svg:y2="27.048cm">
          <text:p/>
        </draw:line>
        <draw:polygon draw:style-name="gr13" draw:text-style-name="P15" draw:layer="layout" svg:width="0cm" svg:height="0.123cm" svg:x="30.64cm" svg:y="26.924cm" svg:viewBox="0 0 0 124" draw:points="0,0 0,124">
          <text:p/>
        </draw:polygon>
        <draw:line draw:style-name="gr14" draw:text-style-name="P1" draw:layer="layout" svg:x1="30.64cm" svg:y1="26.924cm" svg:x2="30.64cm" svg:y2="27.048cm">
          <text:p/>
        </draw:line>
        <draw:polygon draw:style-name="gr13" draw:text-style-name="P15" draw:layer="layout" svg:width="0cm" svg:height="0.123cm" svg:x="30.946cm" svg:y="26.924cm" svg:viewBox="0 0 0 124" draw:points="0,0 0,124">
          <text:p/>
        </draw:polygon>
        <draw:line draw:style-name="gr14" draw:text-style-name="P1" draw:layer="layout" svg:x1="30.946cm" svg:y1="26.924cm" svg:x2="30.946cm" svg:y2="27.048cm">
          <text:p/>
        </draw:line>
        <draw:polygon draw:style-name="gr13" draw:text-style-name="P15" draw:layer="layout" svg:width="0cm" svg:height="0.123cm" svg:x="31.252cm" svg:y="26.924cm" svg:viewBox="0 0 0 124" draw:points="0,0 0,124">
          <text:p/>
        </draw:polygon>
        <draw:line draw:style-name="gr14" draw:text-style-name="P1" draw:layer="layout" svg:x1="31.252cm" svg:y1="26.924cm" svg:x2="31.252cm" svg:y2="27.048cm">
          <text:p/>
        </draw:line>
        <draw:polygon draw:style-name="gr13" draw:text-style-name="P15" draw:layer="layout" svg:width="0cm" svg:height="0.123cm" svg:x="31.558cm" svg:y="26.924cm" svg:viewBox="0 0 0 124" draw:points="0,0 0,124">
          <text:p/>
        </draw:polygon>
        <draw:line draw:style-name="gr14" draw:text-style-name="P1" draw:layer="layout" svg:x1="31.558cm" svg:y1="26.924cm" svg:x2="31.558cm" svg:y2="27.048cm">
          <text:p/>
        </draw:line>
        <draw:polygon draw:style-name="gr13" draw:text-style-name="P15" draw:layer="layout" svg:width="0cm" svg:height="0.123cm" svg:x="31.864cm" svg:y="26.924cm" svg:viewBox="0 0 0 124" draw:points="0,0 0,124">
          <text:p/>
        </draw:polygon>
        <draw:line draw:style-name="gr14" draw:text-style-name="P1" draw:layer="layout" svg:x1="31.864cm" svg:y1="26.924cm" svg:x2="31.864cm" svg:y2="27.048cm">
          <text:p/>
        </draw:line>
        <draw:polygon draw:style-name="gr13" draw:text-style-name="P15" draw:layer="layout" svg:width="0cm" svg:height="0.123cm" svg:x="32.17cm" svg:y="26.924cm" svg:viewBox="0 0 0 124" draw:points="0,0 0,124">
          <text:p/>
        </draw:polygon>
        <draw:line draw:style-name="gr14" draw:text-style-name="P1" draw:layer="layout" svg:x1="32.17cm" svg:y1="26.924cm" svg:x2="32.17cm" svg:y2="27.048cm">
          <text:p/>
        </draw:line>
        <draw:polygon draw:style-name="gr13" draw:text-style-name="P15" draw:layer="layout" svg:width="0cm" svg:height="0.123cm" svg:x="32.476cm" svg:y="26.924cm" svg:viewBox="0 0 0 124" draw:points="0,0 0,124">
          <text:p/>
        </draw:polygon>
        <draw:line draw:style-name="gr14" draw:text-style-name="P1" draw:layer="layout" svg:x1="32.476cm" svg:y1="26.924cm" svg:x2="32.476cm" svg:y2="27.048cm">
          <text:p/>
        </draw:line>
        <draw:polygon draw:style-name="gr13" draw:text-style-name="P15" draw:layer="layout" svg:width="0cm" svg:height="0.123cm" svg:x="32.782cm" svg:y="26.924cm" svg:viewBox="0 0 0 124" draw:points="0,0 0,124">
          <text:p/>
        </draw:polygon>
        <draw:line draw:style-name="gr14" draw:text-style-name="P1" draw:layer="layout" svg:x1="32.782cm" svg:y1="26.924cm" svg:x2="32.782cm" svg:y2="27.048cm">
          <text:p/>
        </draw:line>
        <draw:polygon draw:style-name="gr13" draw:text-style-name="P15" draw:layer="layout" svg:width="0cm" svg:height="0.123cm" svg:x="33.087cm" svg:y="26.924cm" svg:viewBox="0 0 0 124" draw:points="0,0 0,124">
          <text:p/>
        </draw:polygon>
        <draw:line draw:style-name="gr14" draw:text-style-name="P1" draw:layer="layout" svg:x1="33.087cm" svg:y1="26.924cm" svg:x2="33.087cm" svg:y2="27.048cm">
          <text:p/>
        </draw:line>
        <draw:polygon draw:style-name="gr13" draw:text-style-name="P15" draw:layer="layout" svg:width="0cm" svg:height="0.123cm" svg:x="33.393cm" svg:y="26.924cm" svg:viewBox="0 0 0 124" draw:points="0,0 0,124">
          <text:p/>
        </draw:polygon>
        <draw:line draw:style-name="gr14" draw:text-style-name="P1" draw:layer="layout" svg:x1="33.393cm" svg:y1="26.924cm" svg:x2="33.393cm" svg:y2="27.048cm">
          <text:p/>
        </draw:line>
        <draw:polygon draw:style-name="gr13" draw:text-style-name="P15" draw:layer="layout" svg:width="0cm" svg:height="0.123cm" svg:x="33.699cm" svg:y="26.924cm" svg:viewBox="0 0 0 124" draw:points="0,0 0,124">
          <text:p/>
        </draw:polygon>
        <draw:line draw:style-name="gr14" draw:text-style-name="P1" draw:layer="layout" svg:x1="33.699cm" svg:y1="26.924cm" svg:x2="33.699cm" svg:y2="27.048cm">
          <text:p/>
        </draw:line>
        <draw:polygon draw:style-name="gr13" draw:text-style-name="P15" draw:layer="layout" svg:width="0cm" svg:height="0.123cm" svg:x="34.005cm" svg:y="26.924cm" svg:viewBox="0 0 0 124" draw:points="0,0 0,124">
          <text:p/>
        </draw:polygon>
        <draw:line draw:style-name="gr14" draw:text-style-name="P1" draw:layer="layout" svg:x1="34.005cm" svg:y1="26.924cm" svg:x2="34.005cm" svg:y2="27.048cm">
          <text:p/>
        </draw:line>
        <draw:polygon draw:style-name="gr13" draw:text-style-name="P15" draw:layer="layout" svg:width="0cm" svg:height="0.123cm" svg:x="34.311cm" svg:y="26.924cm" svg:viewBox="0 0 0 124" draw:points="0,0 0,124">
          <text:p/>
        </draw:polygon>
        <draw:line draw:style-name="gr14" draw:text-style-name="P1" draw:layer="layout" svg:x1="34.311cm" svg:y1="26.924cm" svg:x2="34.311cm" svg:y2="27.048cm">
          <text:p/>
        </draw:line>
        <draw:polygon draw:style-name="gr13" draw:text-style-name="P15" draw:layer="layout" svg:width="0cm" svg:height="0.123cm" svg:x="34.617cm" svg:y="26.924cm" svg:viewBox="0 0 0 124" draw:points="0,0 0,124">
          <text:p/>
        </draw:polygon>
        <draw:line draw:style-name="gr14" draw:text-style-name="P1" draw:layer="layout" svg:x1="34.617cm" svg:y1="26.924cm" svg:x2="34.617cm" svg:y2="27.048cm">
          <text:p/>
        </draw:line>
        <draw:polygon draw:style-name="gr13" draw:text-style-name="P15" draw:layer="layout" svg:width="0cm" svg:height="0.123cm" svg:x="34.923cm" svg:y="26.924cm" svg:viewBox="0 0 0 124" draw:points="0,0 0,124">
          <text:p/>
        </draw:polygon>
        <draw:line draw:style-name="gr14" draw:text-style-name="P1" draw:layer="layout" svg:x1="34.923cm" svg:y1="26.924cm" svg:x2="34.923cm" svg:y2="27.048cm">
          <text:p/>
        </draw:line>
        <draw:polygon draw:style-name="gr13" draw:text-style-name="P15" draw:layer="layout" svg:width="0cm" svg:height="0.123cm" svg:x="35.229cm" svg:y="26.924cm" svg:viewBox="0 0 0 124" draw:points="0,0 0,124">
          <text:p/>
        </draw:polygon>
        <draw:line draw:style-name="gr14" draw:text-style-name="P1" draw:layer="layout" svg:x1="35.229cm" svg:y1="26.924cm" svg:x2="35.229cm" svg:y2="27.048cm">
          <text:p/>
        </draw:line>
        <draw:polygon draw:style-name="gr13" draw:text-style-name="P15" draw:layer="layout" svg:width="0cm" svg:height="0.123cm" svg:x="35.535cm" svg:y="26.924cm" svg:viewBox="0 0 0 124" draw:points="0,0 0,124">
          <text:p/>
        </draw:polygon>
        <draw:line draw:style-name="gr14" draw:text-style-name="P1" draw:layer="layout" svg:x1="35.535cm" svg:y1="26.924cm" svg:x2="35.535cm" svg:y2="27.048cm">
          <text:p/>
        </draw:line>
        <draw:polygon draw:style-name="gr13" draw:text-style-name="P15" draw:layer="layout" svg:width="0cm" svg:height="0.123cm" svg:x="35.841cm" svg:y="26.924cm" svg:viewBox="0 0 0 124" draw:points="0,0 0,124">
          <text:p/>
        </draw:polygon>
        <draw:line draw:style-name="gr14" draw:text-style-name="P1" draw:layer="layout" svg:x1="35.841cm" svg:y1="26.924cm" svg:x2="35.841cm" svg:y2="27.048cm">
          <text:p/>
        </draw:line>
        <draw:polygon draw:style-name="gr13" draw:text-style-name="P15" draw:layer="layout" svg:width="0cm" svg:height="0.123cm" svg:x="36.147cm" svg:y="26.924cm" svg:viewBox="0 0 0 124" draw:points="0,0 0,124">
          <text:p/>
        </draw:polygon>
        <draw:line draw:style-name="gr14" draw:text-style-name="P1" draw:layer="layout" svg:x1="36.147cm" svg:y1="26.924cm" svg:x2="36.147cm" svg:y2="27.048cm">
          <text:p/>
        </draw:line>
        <draw:polygon draw:style-name="gr13" draw:text-style-name="P15" draw:layer="layout" svg:width="0cm" svg:height="0.123cm" svg:x="36.453cm" svg:y="26.924cm" svg:viewBox="0 0 0 124" draw:points="0,0 0,124">
          <text:p/>
        </draw:polygon>
        <draw:line draw:style-name="gr14" draw:text-style-name="P1" draw:layer="layout" svg:x1="36.453cm" svg:y1="26.924cm" svg:x2="36.453cm" svg:y2="27.048cm">
          <text:p/>
        </draw:line>
        <draw:frame draw:style-name="gr15" draw:text-style-name="P16" draw:layer="layout" svg:width="6.581cm" svg:height="0.784cm" svg:x="29.546cm" svg:y="27.033cm">
          <draw:text-box>
            <text:p text:style-name="P13"><text:span text:style-name="T6">9</text:span><text:span text:style-name="T6"> </text:span><text:span text:style-name="T6">1</text:span><text:span text:style-name="T6">2</text:span><text:span text:style-name="T6"> </text:span><text:span text:style-name="T6">1</text:span><text:span text:style-name="T6">5</text:span><text:span text:style-name="T6"> </text:span><text:span text:style-name="T6">1</text:span><text:span text:style-name="T6">8</text:span><text:span text:style-name="T6"> </text:span><text:span text:style-name="T6">2</text:span><text:span text:style-name="T6">1</text:span><text:span text:style-name="T6"> </text:span><text:span text:style-name="T6">2</text:span><text:span text:style-name="T6">4</text:span><text:span text:style-name="T6"> </text:span><text:span text:style-name="T6">2</text:span><text:span text:style-name="T6">7</text:span><text:span text:style-name="T6"> </text:span><text:span text:style-name="T6">3</text:span><text:span text:style-name="T6">0</text:span></text:p>
          </draw:text-box>
        </draw:frame>
        <draw:polygon draw:style-name="gr13" draw:text-style-name="P15" draw:layer="layout" svg:width="0.123cm" svg:height="0cm" svg:x="26.371cm" svg:y="26.924cm" svg:viewBox="0 0 124 0" draw:points="124,0 0,0">
          <text:p/>
        </draw:polygon>
        <draw:line draw:style-name="gr14" draw:text-style-name="P1" draw:layer="layout" svg:x1="26.495cm" svg:y1="26.924cm" svg:x2="26.371cm" svg:y2="26.924cm">
          <text:p/>
        </draw:line>
        <draw:frame draw:style-name="gr16" draw:text-style-name="P17" draw:layer="layout" svg:width="3.605cm" svg:height="0.937cm" svg:x="29.913cm" svg:y="27.787cm">
          <draw:text-box>
            <text:p text:style-name="P13"><text:span text:style-name="T7">E</text:span><text:span text:style-name="T7">d</text:span><text:span text:style-name="T7">i</text:span><text:span text:style-name="T7">t</text:span><text:span text:style-name="T7"> </text:span><text:span text:style-name="T7">L</text:span><text:span text:style-name="T7">a</text:span><text:span text:style-name="T7">y</text:span><text:span text:style-name="T7">e</text:span><text:span text:style-name="T7">r</text:span></text:p>
          </draw:text-box>
        </draw:frame>
        <draw:polygon draw:style-name="gr13" draw:text-style-name="P15" draw:layer="layout" svg:width="0.123cm" svg:height="0cm" svg:x="26.371cm" svg:y="25.505cm" svg:viewBox="0 0 124 0" draw:points="124,0 0,0">
          <text:p/>
        </draw:polygon>
        <draw:line draw:style-name="gr14" draw:text-style-name="P1" draw:layer="layout" svg:x1="26.495cm" svg:y1="25.505cm" svg:x2="26.371cm" svg:y2="25.505cm">
          <text:p/>
        </draw:line>
        <draw:frame draw:style-name="gr17" draw:text-style-name="P18" draw:layer="layout" svg:width="0.775cm" svg:height="0.86cm" svg:x="25.86cm" svg:y="26.503cm">
          <draw:text-box>
            <text:p text:style-name="P13"><text:span text:style-name="T8">0</text:span></text:p>
          </draw:text-box>
        </draw:frame>
        <draw:polygon draw:style-name="gr13" draw:text-style-name="P15" draw:layer="layout" svg:width="0.123cm" svg:height="0cm" svg:x="26.371cm" svg:y="24.086cm" svg:viewBox="0 0 124 0" draw:points="124,0 0,0">
          <text:p/>
        </draw:polygon>
        <draw:line draw:style-name="gr14" draw:text-style-name="P1" draw:layer="layout" svg:x1="26.495cm" svg:y1="24.086cm" svg:x2="26.371cm" svg:y2="24.086cm">
          <text:p/>
        </draw:line>
        <draw:frame draw:style-name="gr17" draw:text-style-name="P18" draw:layer="layout" svg:width="0.781cm" svg:height="0.86cm" svg:x="25.472cm" svg:y="25.083cm">
          <draw:text-box>
            <text:p text:style-name="P13"><text:span text:style-name="T8">2</text:span><text:span text:style-name="T8">5</text:span></text:p>
          </draw:text-box>
        </draw:frame>
        <draw:polygon draw:style-name="gr13" draw:text-style-name="P15" draw:layer="layout" svg:width="0.123cm" svg:height="0cm" svg:x="26.371cm" svg:y="22.666cm" svg:viewBox="0 0 124 0" draw:points="124,0 0,0">
          <text:p/>
        </draw:polygon>
        <draw:line draw:style-name="gr14" draw:text-style-name="P1" draw:layer="layout" svg:x1="26.495cm" svg:y1="22.666cm" svg:x2="26.371cm" svg:y2="22.666cm">
          <text:p/>
        </draw:line>
        <draw:frame draw:style-name="gr17" draw:text-style-name="P18" draw:layer="layout" svg:width="0.781cm" svg:height="0.86cm" svg:x="25.472cm" svg:y="23.664cm">
          <draw:text-box>
            <text:p text:style-name="P13"><text:span text:style-name="T8">5</text:span><text:span text:style-name="T8">0</text:span></text:p>
          </draw:text-box>
        </draw:frame>
        <draw:polygon draw:style-name="gr13" draw:text-style-name="P15" draw:layer="layout" svg:width="0.123cm" svg:height="0cm" svg:x="26.371cm" svg:y="21.247cm" svg:viewBox="0 0 124 0" draw:points="124,0 0,0">
          <text:p/>
        </draw:polygon>
        <draw:line draw:style-name="gr14" draw:text-style-name="P1" draw:layer="layout" svg:x1="26.495cm" svg:y1="21.247cm" svg:x2="26.371cm" svg:y2="21.247cm">
          <text:p/>
        </draw:line>
        <draw:frame draw:style-name="gr17" draw:text-style-name="P18" draw:layer="layout" svg:width="0.781cm" svg:height="0.86cm" svg:x="25.472cm" svg:y="22.245cm">
          <draw:text-box>
            <text:p text:style-name="P13"><text:span text:style-name="T8">7</text:span><text:span text:style-name="T8">5</text:span></text:p>
          </draw:text-box>
        </draw:frame>
        <draw:polyline draw:style-name="gr30" draw:text-style-name="P1" draw:layer="layout" svg:width="9.484cm" svg:height="0.99cm" svg:x="26.969cm" svg:y="21.889cm" svg:viewBox="0 0 9485 991" draw:points="0,132 306,87 612,109 918,132 1224,156 1530,222 1835,345 2141,367 2447,468 2753,586 3059,573 3365,588 3671,610 3977,561 4283,605 4589,557 4895,419 5201,991 5507,610 5813,590 6119,745 6425,867 6731,954 7037,642 7343,555 7649,481 7955,413 8261,359 8567,260 8873,193 9179,232 9485,0">
          <text:p/>
        </draw:polyline>
        <draw:path draw:style-name="gr31" draw:text-style-name="P23" draw:layer="layout" svg:width="0.106cm" svg:height="0.106cm" svg:x="26.916cm" svg:y="21.968cm" svg:viewBox="0 0 107 107" svg:d="M53 107c14 0 27-5 37-15 10-11 17-25 17-39s-7-27-17-37-23-16-37-16-28 6-38 16c-9 10-15 23-15 37s6 28 15 39c10 10 24 15 38 15z">
          <text:p/>
        </draw:path>
        <draw:path draw:style-name="gr31" draw:text-style-name="P23" draw:layer="layout" svg:width="0.106cm" svg:height="0.105cm" svg:x="27.222cm" svg:y="21.924cm" svg:viewBox="0 0 107 106" svg:d="M54 106c14 0 27-5 37-15s16-23 16-38c0-14-6-27-16-38-10-10-23-15-37-15s-28 5-38 15c-11 11-16 24-16 38 0 15 5 28 16 38 10 10 24 15 38 15z">
          <text:p/>
        </draw:path>
        <draw:path draw:style-name="gr31" draw:text-style-name="P23" draw:layer="layout" svg:width="0.106cm" svg:height="0.105cm" svg:x="27.528cm" svg:y="21.945cm" svg:viewBox="0 0 107 106" svg:d="M54 106c14 0 27-5 37-15s16-23 16-37c0-15-6-28-16-38s-23-16-37-16-28 6-39 16c-10 10-15 23-15 38 0 14 5 27 15 37 11 10 25 15 39 15z">
          <text:p/>
        </draw:path>
        <draw:path draw:style-name="gr31" draw:text-style-name="P23" draw:layer="layout" svg:width="0.106cm" svg:height="0.106cm" svg:x="27.834cm" svg:y="21.968cm" svg:viewBox="0 0 107 107" svg:d="M54 107c14 0 27-5 37-15 10-11 16-25 16-39s-6-27-16-37-23-16-37-16-29 6-39 16-15 23-15 37 5 28 15 39c10 10 25 15 39 15z">
          <text:p/>
        </draw:path>
        <draw:path draw:style-name="gr31" draw:text-style-name="P23" draw:layer="layout" svg:width="0.106cm" svg:height="0.106cm" svg:x="28.14cm" svg:y="21.992cm" svg:viewBox="0 0 107 107" svg:d="M54 107c14 0 27-5 37-15s16-24 16-39c0-14-6-27-16-37s-23-16-37-16-29 6-39 16-15 23-15 37c0 15 5 29 15 39s25 15 39 15z">
          <text:p/>
        </draw:path>
        <draw:path draw:style-name="gr31" draw:text-style-name="P23" draw:layer="layout" svg:width="0.105cm" svg:height="0.106cm" svg:x="28.446cm" svg:y="22.058cm" svg:viewBox="0 0 106 107" svg:d="M54 107c14 0 27-7 37-17 10-9 15-23 15-37s-5-27-15-37-23-16-37-16c-15 0-29 6-39 16s-15 23-15 37 5 28 15 37c10 10 24 17 39 17z">
          <text:p/>
        </draw:path>
        <draw:path draw:style-name="gr31" draw:text-style-name="P23" draw:layer="layout" svg:width="0.105cm" svg:height="0.106cm" svg:x="28.752cm" svg:y="22.18cm" svg:viewBox="0 0 106 107" svg:d="M52 107c16 0 29-6 39-15 10-11 15-25 15-39s-5-27-15-37-23-16-39-16c-14 0-27 6-37 16s-15 23-15 37 5 28 15 39c10 9 23 15 37 15z">
          <text:p/>
        </draw:path>
        <draw:path draw:style-name="gr31" draw:text-style-name="P23" draw:layer="layout" svg:width="0.106cm" svg:height="0.106cm" svg:x="29.057cm" svg:y="22.202cm" svg:viewBox="0 0 107 107" svg:d="M53 107c15 0 29-6 39-16s15-23 15-38c0-14-5-28-15-38s-24-15-39-15c-14 0-27 5-37 15s-16 24-16 38c0 15 6 28 16 38s23 16 37 16z">
          <text:p/>
        </draw:path>
        <draw:path draw:style-name="gr31" draw:text-style-name="P23" draw:layer="layout" svg:width="0.106cm" svg:height="0.106cm" svg:x="29.363cm" svg:y="22.303cm" svg:viewBox="0 0 107 107" svg:d="M53 107c14 0 29-6 39-16s15-23 15-38c0-14-5-28-15-38s-25-15-39-15-27 5-37 15-16 24-16 38c0 15 6 28 16 38s23 16 37 16z">
          <text:p/>
        </draw:path>
        <draw:path draw:style-name="gr31" draw:text-style-name="P23" draw:layer="layout" svg:width="0.106cm" svg:height="0.106cm" svg:x="29.669cm" svg:y="22.421cm" svg:viewBox="0 0 107 107" svg:d="M53 107c14 0 28-6 39-16 10-10 15-23 15-37 0-15-5-29-15-39-11-10-25-15-39-15s-27 5-37 15-16 24-16 39c0 14 6 27 16 37s23 16 37 16z">
          <text:p/>
        </draw:path>
        <draw:path draw:style-name="gr31" draw:text-style-name="P23" draw:layer="layout" svg:width="0.106cm" svg:height="0.106cm" svg:x="29.975cm" svg:y="22.408cm" svg:viewBox="0 0 107 107" svg:d="M53 107c14 0 28-6 39-16 10-10 15-23 15-38 0-14-5-28-15-38-11-10-25-15-39-15s-27 5-37 15-16 24-16 38c0 15 6 28 16 38s23 16 37 16z">
          <text:p/>
        </draw:path>
        <draw:path draw:style-name="gr31" draw:text-style-name="P23" draw:layer="layout" svg:width="0.106cm" svg:height="0.106cm" svg:x="30.281cm" svg:y="22.423cm" svg:viewBox="0 0 107 107" svg:d="M53 107c14 0 28-6 38-15 10-10 16-24 16-38 0-15-6-28-16-38s-24-16-38-16-27 6-37 16-16 23-16 38c0 14 6 28 16 38 10 9 23 15 37 15z">
          <text:p/>
        </draw:path>
        <draw:path draw:style-name="gr31" draw:text-style-name="P23" draw:layer="layout" svg:width="0.106cm" svg:height="0.106cm" svg:x="30.587cm" svg:y="22.445cm" svg:viewBox="0 0 107 107" svg:d="M54 107c14 0 28-5 37-15 10-10 16-24 16-38s-6-28-16-38c-9-10-23-16-37-16s-27 6-37 16-17 24-17 38 7 28 17 38 23 15 37 15z">
          <text:p/>
        </draw:path>
        <draw:path draw:style-name="gr31" draw:text-style-name="P23" draw:layer="layout" svg:width="0.106cm" svg:height="0.106cm" svg:x="30.893cm" svg:y="22.396cm" svg:viewBox="0 0 107 107" svg:d="M54 107c14 0 27-6 37-16s16-24 16-38-6-28-16-38-23-15-37-15-28 5-37 15c-11 10-17 24-17 38s6 28 17 38c9 10 23 16 37 16z">
          <text:p/>
        </draw:path>
        <draw:path draw:style-name="gr31" draw:text-style-name="P23" draw:layer="layout" svg:width="0.106cm" svg:height="0.105cm" svg:x="31.199cm" svg:y="22.44cm" svg:viewBox="0 0 107 106" svg:d="M54 106c14 0 27-5 37-15s16-23 16-37-6-29-16-39-23-15-37-15-28 5-39 15c-9 10-15 25-15 39s6 27 15 37c11 10 25 15 39 15z">
          <text:p/>
        </draw:path>
        <draw:path draw:style-name="gr31" draw:text-style-name="P23" draw:layer="layout" svg:width="0.106cm" svg:height="0.106cm" svg:x="31.505cm" svg:y="22.392cm" svg:viewBox="0 0 107 107" svg:d="M54 107c14 0 27-6 37-16 10-11 16-24 16-38s-6-28-16-38c-10-9-23-15-37-15s-29 6-39 15c-10 10-15 24-15 38s5 27 15 38c10 10 25 16 39 16z">
          <text:p/>
        </draw:path>
        <draw:path draw:style-name="gr31" draw:text-style-name="P23" draw:layer="layout" svg:width="0.106cm" svg:height="0.105cm" svg:x="31.811cm" svg:y="22.255cm" svg:viewBox="0 0 107 106" svg:d="M54 106c14 0 27-5 37-15s16-23 16-38c0-14-6-27-16-37-10-11-23-16-37-16-15 0-29 5-39 16-10 10-15 23-15 37 0 15 5 28 15 38s24 15 39 15z">
          <text:p/>
        </draw:path>
        <draw:path draw:style-name="gr31" draw:text-style-name="P23" draw:layer="layout" svg:width="0.106cm" svg:height="0.106cm" svg:x="32.117cm" svg:y="22.826cm" svg:viewBox="0 0 107 107" svg:d="M54 107c14 0 27-6 37-15 10-10 16-25 16-39s-6-27-16-37-23-16-37-16c-15 0-29 6-39 16s-15 23-15 37 5 29 15 39c10 9 24 15 39 15z">
          <text:p/>
        </draw:path>
        <draw:path draw:style-name="gr31" draw:text-style-name="P23" draw:layer="layout" svg:width="0.106cm" svg:height="0.106cm" svg:x="32.423cm" svg:y="22.445cm" svg:viewBox="0 0 107 107" svg:d="M53 107c15 0 28-5 38-15s16-24 16-38-6-28-16-38-23-16-38-16c-14 0-28 6-38 16s-15 24-15 38 5 28 15 38 24 15 38 15z">
          <text:p/>
        </draw:path>
        <draw:path draw:style-name="gr31" draw:text-style-name="P23" draw:layer="layout" svg:width="0.105cm" svg:height="0.106cm" svg:x="32.729cm" svg:y="22.425cm" svg:viewBox="0 0 106 107" svg:d="M53 107c15 0 28-6 38-16s15-23 15-37c0-15-5-29-15-39s-23-15-38-15c-14 0-28 5-38 15s-15 24-15 39c0 14 5 27 15 37s24 16 38 16z">
          <text:p/>
        </draw:path>
        <draw:path draw:style-name="gr31" draw:text-style-name="P23" draw:layer="layout" svg:width="0.105cm" svg:height="0.106cm" svg:x="33.035cm" svg:y="22.58cm" svg:viewBox="0 0 106 107" svg:d="M52 107c15 0 29-6 39-16s15-24 15-38-5-27-15-37-24-16-39-16c-14 0-27 6-37 16s-15 23-15 37 5 28 15 38 23 16 37 16z">
          <text:p/>
        </draw:path>
        <draw:path draw:style-name="gr31" draw:text-style-name="P23" draw:layer="layout" svg:width="0.106cm" svg:height="0.106cm" svg:x="33.34cm" svg:y="22.702cm" svg:viewBox="0 0 107 107" svg:d="M53 107c14 0 28-5 39-15 10-11 15-25 15-39s-5-27-15-37c-11-10-25-16-39-16s-27 6-37 16-16 23-16 37 6 28 16 39c10 10 23 15 37 15z">
          <text:p/>
        </draw:path>
        <draw:path draw:style-name="gr31" draw:text-style-name="P23" draw:layer="layout" svg:width="0.106cm" svg:height="0.106cm" svg:x="33.646cm" svg:y="22.789cm" svg:viewBox="0 0 107 107" svg:d="M53 107c14 0 28-6 38-16 11-10 16-24 16-38s-5-27-16-37c-10-10-24-16-38-16s-27 6-37 16-16 23-16 37 6 28 16 38 23 16 37 16z">
          <text:p/>
        </draw:path>
        <draw:path draw:style-name="gr31" draw:text-style-name="P23" draw:layer="layout" svg:width="0.106cm" svg:height="0.106cm" svg:x="33.952cm" svg:y="22.477cm" svg:viewBox="0 0 107 107" svg:d="M53 107c14 0 28-7 38-17 10-9 16-23 16-37s-6-27-16-37-24-16-38-16-27 6-37 16-16 23-16 37 6 28 16 37c10 10 23 17 37 17z">
          <text:p/>
        </draw:path>
        <draw:path draw:style-name="gr31" draw:text-style-name="P23" draw:layer="layout" svg:width="0.106cm" svg:height="0.106cm" svg:x="34.258cm" svg:y="22.39cm" svg:viewBox="0 0 107 107" svg:d="M54 107c14 0 28-6 38-15 10-11 15-25 15-39s-5-27-15-37-24-16-38-16-27 6-37 16c-11 10-17 23-17 37s6 28 17 39c10 9 23 15 37 15z">
          <text:p/>
        </draw:path>
        <draw:path draw:style-name="gr31" draw:text-style-name="P23" draw:layer="layout" svg:width="0.106cm" svg:height="0.106cm" svg:x="34.564cm" svg:y="22.316cm" svg:viewBox="0 0 107 107" svg:d="M54 107c14 0 28-5 38-15 9-10 15-24 15-38 0-15-6-28-15-38-10-10-24-16-38-16s-27 6-38 16c-10 10-16 23-16 38 0 14 6 28 16 38 11 10 24 15 38 15z">
          <text:p/>
        </draw:path>
        <draw:path draw:style-name="gr31" draw:text-style-name="P23" draw:layer="layout" svg:width="0.106cm" svg:height="0.106cm" svg:x="34.87cm" svg:y="22.248cm" svg:viewBox="0 0 107 107" svg:d="M54 107c14 0 28-6 37-16 10-10 16-23 16-37s-6-28-16-39c-9-10-23-15-37-15s-27 5-38 15c-10 11-16 25-16 39s6 27 16 37c11 10 24 16 38 16z">
          <text:p/>
        </draw:path>
        <draw:path draw:style-name="gr31" draw:text-style-name="P23" draw:layer="layout" svg:width="0.106cm" svg:height="0.106cm" svg:x="35.176cm" svg:y="22.194cm" svg:viewBox="0 0 107 107" svg:d="M54 107c14 0 27-5 37-15s16-25 16-39-6-27-16-37-23-16-37-16-29 6-38 16c-10 10-16 23-16 37s6 29 16 39c9 10 24 15 38 15z">
          <text:p/>
        </draw:path>
        <draw:path draw:style-name="gr31" draw:text-style-name="P23" draw:layer="layout" svg:width="0.106cm" svg:height="0.105cm" svg:x="35.482cm" svg:y="22.096cm" svg:viewBox="0 0 107 106" svg:d="M54 106c14 0 27-5 37-15s16-23 16-38-6-28-16-38-23-15-37-15c-15 0-29 5-39 15-9 10-15 23-15 38s6 28 15 38c10 10 24 15 39 15z">
          <text:p/>
        </draw:path>
        <draw:path draw:style-name="gr31" draw:text-style-name="P23" draw:layer="layout" svg:width="0.106cm" svg:height="0.105cm" svg:x="35.788cm" svg:y="22.029cm" svg:viewBox="0 0 107 106" svg:d="M54 106c14 0 27-5 37-15s16-23 16-37c0-15-6-28-16-39-10-10-23-15-37-15-15 0-29 5-39 15-10 11-15 24-15 39 0 14 5 27 15 37s24 15 39 15z">
          <text:p/>
        </draw:path>
        <draw:path draw:style-name="gr31" draw:text-style-name="P23" draw:layer="layout" svg:width="0.106cm" svg:height="0.106cm" svg:x="36.094cm" svg:y="22.068cm" svg:viewBox="0 0 107 107" svg:d="M53 107c15 0 28-5 38-15 10-11 16-25 16-39s-6-27-16-37-23-16-38-16c-14 0-28 6-38 16s-15 23-15 37 5 28 15 39c10 10 24 15 38 15z">
          <text:p/>
        </draw:path>
        <draw:path draw:style-name="gr31" draw:text-style-name="P23" draw:layer="layout" svg:width="0.106cm" svg:height="0.105cm" svg:x="36.4cm" svg:y="21.836cm" svg:viewBox="0 0 107 106" svg:d="M53 106c14 0 28-5 38-15s16-23 16-37c0-15-6-28-16-38-10-11-24-16-38-16s-28 5-38 16c-10 10-15 23-15 38 0 14 5 27 15 37s24 15 38 15z">
          <text:p/>
        </draw:path>
        <draw:line draw:style-name="gr26" draw:text-style-name="P1" draw:layer="layout" svg:x1="26.495cm" svg:y1="26.924cm" svg:x2="26.495cm" svg:y2="20.793cm">
          <text:p/>
        </draw:line>
        <draw:line draw:style-name="gr26" draw:text-style-name="P1" draw:layer="layout" svg:x1="36.927cm" svg:y1="26.924cm" svg:x2="36.927cm" svg:y2="20.793cm">
          <text:p/>
        </draw:line>
        <draw:line draw:style-name="gr26" draw:text-style-name="P1" draw:layer="layout" svg:x1="26.495cm" svg:y1="26.924cm" svg:x2="36.927cm" svg:y2="26.924cm">
          <text:p/>
        </draw:line>
        <draw:line draw:style-name="gr26" draw:text-style-name="P1" draw:layer="layout" svg:x1="26.495cm" svg:y1="20.793cm" svg:x2="36.927cm" svg:y2="20.793cm">
          <text:p/>
        </draw:line>
        <draw:frame draw:style-name="gr17" draw:text-style-name="P18" draw:layer="layout" svg:width="1.17cm" svg:height="0.86cm" svg:x="25.084cm" svg:y="20.826cm">
          <draw:text-box>
            <text:p text:style-name="P13"><text:span text:style-name="T8">100</text:span></text:p>
          </draw:text-box>
        </draw:frame>
        <draw:polygon draw:style-name="gr13" draw:text-style-name="P15" draw:layer="layout" svg:width="0cm" svg:height="0.123cm" svg:x="39.497cm" svg:y="26.924cm" svg:viewBox="0 0 0 124" draw:points="0,0 0,124">
          <text:p/>
        </draw:polygon>
        <draw:line draw:style-name="gr14" draw:text-style-name="P1" draw:layer="layout" svg:x1="39.497cm" svg:y1="26.924cm" svg:x2="39.497cm" svg:y2="27.048cm">
          <text:p/>
        </draw:line>
        <draw:frame draw:style-name="gr27" draw:text-style-name="P22" draw:layer="layout" svg:width="5.992cm" svg:height="1.017cm" svg:x="28.718cm" svg:y="19.764cm">
          <draw:text-box>
            <text:p text:style-name="P13"><text:span text:style-name="T9">Specificity (NS)</text:span></text:p>
          </draw:text-box>
        </draw:frame>
        <draw:polygon draw:style-name="gr13" draw:text-style-name="P15" draw:layer="layout" svg:width="0cm" svg:height="0.123cm" svg:x="39.803cm" svg:y="26.924cm" svg:viewBox="0 0 0 124" draw:points="0,0 0,124">
          <text:p/>
        </draw:polygon>
        <draw:line draw:style-name="gr14" draw:text-style-name="P1" draw:layer="layout" svg:x1="39.803cm" svg:y1="26.924cm" svg:x2="39.803cm" svg:y2="27.048cm">
          <text:p/>
        </draw:line>
        <draw:polygon draw:style-name="gr13" draw:text-style-name="P15" draw:layer="layout" svg:width="0cm" svg:height="0.123cm" svg:x="40.109cm" svg:y="26.924cm" svg:viewBox="0 0 0 124" draw:points="0,0 0,124">
          <text:p/>
        </draw:polygon>
        <draw:line draw:style-name="gr14" draw:text-style-name="P1" draw:layer="layout" svg:x1="40.109cm" svg:y1="26.924cm" svg:x2="40.109cm" svg:y2="27.048cm">
          <text:p/>
        </draw:line>
        <draw:polygon draw:style-name="gr13" draw:text-style-name="P15" draw:layer="layout" svg:width="0cm" svg:height="0.123cm" svg:x="40.415cm" svg:y="26.924cm" svg:viewBox="0 0 0 124" draw:points="0,0 0,124">
          <text:p/>
        </draw:polygon>
        <draw:line draw:style-name="gr14" draw:text-style-name="P1" draw:layer="layout" svg:x1="40.415cm" svg:y1="26.924cm" svg:x2="40.415cm" svg:y2="27.048cm">
          <text:p/>
        </draw:line>
        <draw:frame draw:style-name="gr15" draw:text-style-name="P16" draw:layer="layout" svg:width="0.705cm" svg:height="0.784cm" svg:x="39.322cm" svg:y="27.033cm">
          <draw:text-box>
            <text:p text:style-name="P13"><text:span text:style-name="T6">0</text:span></text:p>
          </draw:text-box>
        </draw:frame>
        <draw:polygon draw:style-name="gr13" draw:text-style-name="P15" draw:layer="layout" svg:width="0cm" svg:height="0.123cm" svg:x="40.721cm" svg:y="26.924cm" svg:viewBox="0 0 0 124" draw:points="0,0 0,124">
          <text:p/>
        </draw:polygon>
        <draw:line draw:style-name="gr14" draw:text-style-name="P1" draw:layer="layout" svg:x1="40.721cm" svg:y1="26.924cm" svg:x2="40.721cm" svg:y2="27.048cm">
          <text:p/>
        </draw:line>
        <draw:polygon draw:style-name="gr13" draw:text-style-name="P15" draw:layer="layout" svg:width="0cm" svg:height="0.123cm" svg:x="41.027cm" svg:y="26.924cm" svg:viewBox="0 0 0 124" draw:points="0,0 0,124">
          <text:p/>
        </draw:polygon>
        <draw:line draw:style-name="gr14" draw:text-style-name="P1" draw:layer="layout" svg:x1="41.027cm" svg:y1="26.924cm" svg:x2="41.027cm" svg:y2="27.048cm">
          <text:p/>
        </draw:line>
        <draw:polygon draw:style-name="gr13" draw:text-style-name="P15" draw:layer="layout" svg:width="0cm" svg:height="0.123cm" svg:x="41.333cm" svg:y="26.924cm" svg:viewBox="0 0 0 124" draw:points="0,0 0,124">
          <text:p/>
        </draw:polygon>
        <draw:line draw:style-name="gr14" draw:text-style-name="P1" draw:layer="layout" svg:x1="41.333cm" svg:y1="26.924cm" svg:x2="41.333cm" svg:y2="27.048cm">
          <text:p/>
        </draw:line>
        <draw:frame draw:style-name="gr15" draw:text-style-name="P16" draw:layer="layout" svg:width="0.705cm" svg:height="0.784cm" svg:x="40.239cm" svg:y="27.033cm">
          <draw:text-box>
            <text:p text:style-name="P13"><text:span text:style-name="T6">3</text:span></text:p>
          </draw:text-box>
        </draw:frame>
        <draw:polygon draw:style-name="gr13" draw:text-style-name="P15" draw:layer="layout" svg:width="0cm" svg:height="0.123cm" svg:x="41.639cm" svg:y="26.924cm" svg:viewBox="0 0 0 124" draw:points="0,0 0,124">
          <text:p/>
        </draw:polygon>
        <draw:line draw:style-name="gr14" draw:text-style-name="P1" draw:layer="layout" svg:x1="41.639cm" svg:y1="26.924cm" svg:x2="41.639cm" svg:y2="27.048cm">
          <text:p/>
        </draw:line>
        <draw:polygon draw:style-name="gr13" draw:text-style-name="P15" draw:layer="layout" svg:width="0cm" svg:height="0.123cm" svg:x="41.945cm" svg:y="26.924cm" svg:viewBox="0 0 0 124" draw:points="0,0 0,124">
          <text:p/>
        </draw:polygon>
        <draw:line draw:style-name="gr14" draw:text-style-name="P1" draw:layer="layout" svg:x1="41.945cm" svg:y1="26.924cm" svg:x2="41.945cm" svg:y2="27.048cm">
          <text:p/>
        </draw:line>
        <draw:polygon draw:style-name="gr13" draw:text-style-name="P15" draw:layer="layout" svg:width="0cm" svg:height="0.123cm" svg:x="42.251cm" svg:y="26.924cm" svg:viewBox="0 0 0 124" draw:points="0,0 0,124">
          <text:p/>
        </draw:polygon>
        <draw:line draw:style-name="gr14" draw:text-style-name="P1" draw:layer="layout" svg:x1="42.251cm" svg:y1="26.924cm" svg:x2="42.251cm" svg:y2="27.048cm">
          <text:p/>
        </draw:line>
        <draw:frame draw:style-name="gr15" draw:text-style-name="P16" draw:layer="layout" svg:width="0.705cm" svg:height="0.784cm" svg:x="41.157cm" svg:y="27.033cm">
          <draw:text-box>
            <text:p text:style-name="P13"><text:span text:style-name="T6">6</text:span></text:p>
          </draw:text-box>
        </draw:frame>
        <draw:polygon draw:style-name="gr13" draw:text-style-name="P15" draw:layer="layout" svg:width="0cm" svg:height="0.123cm" svg:x="42.557cm" svg:y="26.924cm" svg:viewBox="0 0 0 124" draw:points="0,0 0,124">
          <text:p/>
        </draw:polygon>
        <draw:line draw:style-name="gr14" draw:text-style-name="P1" draw:layer="layout" svg:x1="42.557cm" svg:y1="26.924cm" svg:x2="42.557cm" svg:y2="27.048cm">
          <text:p/>
        </draw:line>
        <draw:polygon draw:style-name="gr13" draw:text-style-name="P15" draw:layer="layout" svg:width="0cm" svg:height="0.123cm" svg:x="42.863cm" svg:y="26.924cm" svg:viewBox="0 0 0 124" draw:points="0,0 0,124">
          <text:p/>
        </draw:polygon>
        <draw:line draw:style-name="gr14" draw:text-style-name="P1" draw:layer="layout" svg:x1="42.863cm" svg:y1="26.924cm" svg:x2="42.863cm" svg:y2="27.048cm">
          <text:p/>
        </draw:line>
        <draw:polygon draw:style-name="gr13" draw:text-style-name="P15" draw:layer="layout" svg:width="0cm" svg:height="0.123cm" svg:x="43.169cm" svg:y="26.924cm" svg:viewBox="0 0 0 124" draw:points="0,0 0,124">
          <text:p/>
        </draw:polygon>
        <draw:line draw:style-name="gr14" draw:text-style-name="P1" draw:layer="layout" svg:x1="43.169cm" svg:y1="26.924cm" svg:x2="43.169cm" svg:y2="27.048cm">
          <text:p/>
        </draw:line>
        <draw:polygon draw:style-name="gr13" draw:text-style-name="P15" draw:layer="layout" svg:width="0cm" svg:height="0.123cm" svg:x="43.475cm" svg:y="26.924cm" svg:viewBox="0 0 0 124" draw:points="0,0 0,124">
          <text:p/>
        </draw:polygon>
        <draw:line draw:style-name="gr14" draw:text-style-name="P1" draw:layer="layout" svg:x1="43.475cm" svg:y1="26.924cm" svg:x2="43.475cm" svg:y2="27.048cm">
          <text:p/>
        </draw:line>
        <draw:polygon draw:style-name="gr13" draw:text-style-name="P15" draw:layer="layout" svg:width="0cm" svg:height="0.123cm" svg:x="43.78cm" svg:y="26.924cm" svg:viewBox="0 0 0 124" draw:points="0,0 0,124">
          <text:p/>
        </draw:polygon>
        <draw:line draw:style-name="gr14" draw:text-style-name="P1" draw:layer="layout" svg:x1="43.78cm" svg:y1="26.924cm" svg:x2="43.78cm" svg:y2="27.048cm">
          <text:p/>
        </draw:line>
        <draw:polygon draw:style-name="gr13" draw:text-style-name="P15" draw:layer="layout" svg:width="0cm" svg:height="0.123cm" svg:x="44.086cm" svg:y="26.924cm" svg:viewBox="0 0 0 124" draw:points="0,0 0,124">
          <text:p/>
        </draw:polygon>
        <draw:line draw:style-name="gr14" draw:text-style-name="P1" draw:layer="layout" svg:x1="44.086cm" svg:y1="26.924cm" svg:x2="44.086cm" svg:y2="27.048cm">
          <text:p/>
        </draw:line>
        <draw:polygon draw:style-name="gr13" draw:text-style-name="P15" draw:layer="layout" svg:width="0cm" svg:height="0.123cm" svg:x="44.392cm" svg:y="26.924cm" svg:viewBox="0 0 0 124" draw:points="0,0 0,124">
          <text:p/>
        </draw:polygon>
        <draw:line draw:style-name="gr14" draw:text-style-name="P1" draw:layer="layout" svg:x1="44.392cm" svg:y1="26.924cm" svg:x2="44.392cm" svg:y2="27.048cm">
          <text:p/>
        </draw:line>
        <draw:polygon draw:style-name="gr13" draw:text-style-name="P15" draw:layer="layout" svg:width="0cm" svg:height="0.123cm" svg:x="44.698cm" svg:y="26.924cm" svg:viewBox="0 0 0 124" draw:points="0,0 0,124">
          <text:p/>
        </draw:polygon>
        <draw:line draw:style-name="gr14" draw:text-style-name="P1" draw:layer="layout" svg:x1="44.698cm" svg:y1="26.924cm" svg:x2="44.698cm" svg:y2="27.048cm">
          <text:p/>
        </draw:line>
        <draw:polygon draw:style-name="gr13" draw:text-style-name="P15" draw:layer="layout" svg:width="0cm" svg:height="0.123cm" svg:x="45.004cm" svg:y="26.924cm" svg:viewBox="0 0 0 124" draw:points="0,0 0,124">
          <text:p/>
        </draw:polygon>
        <draw:line draw:style-name="gr14" draw:text-style-name="P1" draw:layer="layout" svg:x1="45.004cm" svg:y1="26.924cm" svg:x2="45.004cm" svg:y2="27.048cm">
          <text:p/>
        </draw:line>
        <draw:polygon draw:style-name="gr13" draw:text-style-name="P15" draw:layer="layout" svg:width="0cm" svg:height="0.123cm" svg:x="45.31cm" svg:y="26.924cm" svg:viewBox="0 0 0 124" draw:points="0,0 0,124">
          <text:p/>
        </draw:polygon>
        <draw:line draw:style-name="gr14" draw:text-style-name="P1" draw:layer="layout" svg:x1="45.31cm" svg:y1="26.924cm" svg:x2="45.31cm" svg:y2="27.048cm">
          <text:p/>
        </draw:line>
        <draw:polygon draw:style-name="gr13" draw:text-style-name="P15" draw:layer="layout" svg:width="0cm" svg:height="0.123cm" svg:x="45.616cm" svg:y="26.924cm" svg:viewBox="0 0 0 124" draw:points="0,0 0,124">
          <text:p/>
        </draw:polygon>
        <draw:line draw:style-name="gr14" draw:text-style-name="P1" draw:layer="layout" svg:x1="45.616cm" svg:y1="26.924cm" svg:x2="45.616cm" svg:y2="27.048cm">
          <text:p/>
        </draw:line>
        <draw:polygon draw:style-name="gr13" draw:text-style-name="P15" draw:layer="layout" svg:width="0cm" svg:height="0.123cm" svg:x="45.922cm" svg:y="26.924cm" svg:viewBox="0 0 0 124" draw:points="0,0 0,124">
          <text:p/>
        </draw:polygon>
        <draw:line draw:style-name="gr14" draw:text-style-name="P1" draw:layer="layout" svg:x1="45.922cm" svg:y1="26.924cm" svg:x2="45.922cm" svg:y2="27.048cm">
          <text:p/>
        </draw:line>
        <draw:polygon draw:style-name="gr13" draw:text-style-name="P15" draw:layer="layout" svg:width="0cm" svg:height="0.123cm" svg:x="46.228cm" svg:y="26.924cm" svg:viewBox="0 0 0 124" draw:points="0,0 0,124">
          <text:p/>
        </draw:polygon>
        <draw:line draw:style-name="gr14" draw:text-style-name="P1" draw:layer="layout" svg:x1="46.228cm" svg:y1="26.924cm" svg:x2="46.228cm" svg:y2="27.048cm">
          <text:p/>
        </draw:line>
        <draw:polygon draw:style-name="gr13" draw:text-style-name="P15" draw:layer="layout" svg:width="0cm" svg:height="0.123cm" svg:x="46.534cm" svg:y="26.924cm" svg:viewBox="0 0 0 124" draw:points="0,0 0,124">
          <text:p/>
        </draw:polygon>
        <draw:line draw:style-name="gr14" draw:text-style-name="P1" draw:layer="layout" svg:x1="46.534cm" svg:y1="26.924cm" svg:x2="46.534cm" svg:y2="27.048cm">
          <text:p/>
        </draw:line>
        <draw:polygon draw:style-name="gr13" draw:text-style-name="P15" draw:layer="layout" svg:width="0cm" svg:height="0.123cm" svg:x="46.84cm" svg:y="26.924cm" svg:viewBox="0 0 0 124" draw:points="0,0 0,124">
          <text:p/>
        </draw:polygon>
        <draw:line draw:style-name="gr14" draw:text-style-name="P1" draw:layer="layout" svg:x1="46.84cm" svg:y1="26.924cm" svg:x2="46.84cm" svg:y2="27.048cm">
          <text:p/>
        </draw:line>
        <draw:polygon draw:style-name="gr13" draw:text-style-name="P15" draw:layer="layout" svg:width="0cm" svg:height="0.123cm" svg:x="47.146cm" svg:y="26.924cm" svg:viewBox="0 0 0 124" draw:points="0,0 0,124">
          <text:p/>
        </draw:polygon>
        <draw:line draw:style-name="gr14" draw:text-style-name="P1" draw:layer="layout" svg:x1="47.146cm" svg:y1="26.924cm" svg:x2="47.146cm" svg:y2="27.048cm">
          <text:p/>
        </draw:line>
        <draw:polygon draw:style-name="gr13" draw:text-style-name="P15" draw:layer="layout" svg:width="0cm" svg:height="0.123cm" svg:x="47.452cm" svg:y="26.924cm" svg:viewBox="0 0 0 124" draw:points="0,0 0,124">
          <text:p/>
        </draw:polygon>
        <draw:line draw:style-name="gr14" draw:text-style-name="P1" draw:layer="layout" svg:x1="47.452cm" svg:y1="26.924cm" svg:x2="47.452cm" svg:y2="27.048cm">
          <text:p/>
        </draw:line>
        <draw:polygon draw:style-name="gr13" draw:text-style-name="P15" draw:layer="layout" svg:width="0cm" svg:height="0.123cm" svg:x="47.758cm" svg:y="26.924cm" svg:viewBox="0 0 0 124" draw:points="0,0 0,124">
          <text:p/>
        </draw:polygon>
        <draw:line draw:style-name="gr14" draw:text-style-name="P1" draw:layer="layout" svg:x1="47.758cm" svg:y1="26.924cm" svg:x2="47.758cm" svg:y2="27.048cm">
          <text:p/>
        </draw:line>
        <draw:polygon draw:style-name="gr13" draw:text-style-name="P15" draw:layer="layout" svg:width="0cm" svg:height="0.123cm" svg:x="48.063cm" svg:y="26.924cm" svg:viewBox="0 0 0 124" draw:points="0,0 0,124">
          <text:p/>
        </draw:polygon>
        <draw:line draw:style-name="gr14" draw:text-style-name="P1" draw:layer="layout" svg:x1="48.063cm" svg:y1="26.924cm" svg:x2="48.063cm" svg:y2="27.048cm">
          <text:p/>
        </draw:line>
        <draw:polygon draw:style-name="gr13" draw:text-style-name="P15" draw:layer="layout" svg:width="0cm" svg:height="0.123cm" svg:x="48.369cm" svg:y="26.924cm" svg:viewBox="0 0 0 124" draw:points="0,0 0,124">
          <text:p/>
        </draw:polygon>
        <draw:line draw:style-name="gr14" draw:text-style-name="P1" draw:layer="layout" svg:x1="48.369cm" svg:y1="26.924cm" svg:x2="48.369cm" svg:y2="27.048cm">
          <text:p/>
        </draw:line>
        <draw:polygon draw:style-name="gr13" draw:text-style-name="P15" draw:layer="layout" svg:width="0cm" svg:height="0.123cm" svg:x="48.675cm" svg:y="26.924cm" svg:viewBox="0 0 0 124" draw:points="0,0 0,124">
          <text:p/>
        </draw:polygon>
        <draw:line draw:style-name="gr14" draw:text-style-name="P1" draw:layer="layout" svg:x1="48.675cm" svg:y1="26.924cm" svg:x2="48.675cm" svg:y2="27.048cm">
          <text:p/>
        </draw:line>
        <draw:polygon draw:style-name="gr13" draw:text-style-name="P15" draw:layer="layout" svg:width="0cm" svg:height="0.123cm" svg:x="48.981cm" svg:y="26.924cm" svg:viewBox="0 0 0 124" draw:points="0,0 0,124">
          <text:p/>
        </draw:polygon>
        <draw:line draw:style-name="gr14" draw:text-style-name="P1" draw:layer="layout" svg:x1="48.981cm" svg:y1="26.924cm" svg:x2="48.981cm" svg:y2="27.048cm">
          <text:p/>
        </draw:line>
        <draw:frame draw:style-name="gr15" draw:text-style-name="P16" draw:layer="layout" svg:width="6.581cm" svg:height="0.784cm" svg:x="42.075cm" svg:y="27.033cm">
          <draw:text-box>
            <text:p text:style-name="P13"><text:span text:style-name="T6">9 12 15 18 21 24 27 30</text:span></text:p>
          </draw:text-box>
        </draw:frame>
        <draw:polygon draw:style-name="gr13" draw:text-style-name="P15" draw:layer="layout" svg:width="0.122cm" svg:height="0cm" svg:x="38.9cm" svg:y="26.924cm" svg:viewBox="0 0 123 0" draw:points="123,0 0,0">
          <text:p/>
        </draw:polygon>
        <draw:line draw:style-name="gr14" draw:text-style-name="P1" draw:layer="layout" svg:x1="39.023cm" svg:y1="26.924cm" svg:x2="38.9cm" svg:y2="26.924cm">
          <text:p/>
        </draw:line>
        <draw:frame draw:style-name="gr16" draw:text-style-name="P17" draw:layer="layout" svg:width="3.605cm" svg:height="0.937cm" svg:x="42.441cm" svg:y="27.787cm">
          <draw:text-box>
            <text:p text:style-name="P13"><text:span text:style-name="T7">Edit Layer</text:span></text:p>
          </draw:text-box>
        </draw:frame>
        <draw:polygon draw:style-name="gr13" draw:text-style-name="P15" draw:layer="layout" svg:width="0.122cm" svg:height="0cm" svg:x="38.9cm" svg:y="25.505cm" svg:viewBox="0 0 123 0" draw:points="123,0 0,0">
          <text:p/>
        </draw:polygon>
        <draw:line draw:style-name="gr14" draw:text-style-name="P1" draw:layer="layout" svg:x1="39.023cm" svg:y1="25.505cm" svg:x2="38.9cm" svg:y2="25.505cm">
          <text:p/>
        </draw:line>
        <draw:frame draw:style-name="gr17" draw:text-style-name="P18" draw:layer="layout" svg:width="0.775cm" svg:height="0.86cm" svg:x="38.389cm" svg:y="26.503cm">
          <draw:text-box>
            <text:p text:style-name="P13"><text:span text:style-name="T8">0</text:span></text:p>
          </draw:text-box>
        </draw:frame>
        <draw:polygon draw:style-name="gr13" draw:text-style-name="P15" draw:layer="layout" svg:width="0.122cm" svg:height="0cm" svg:x="38.9cm" svg:y="24.086cm" svg:viewBox="0 0 123 0" draw:points="123,0 0,0">
          <text:p/>
        </draw:polygon>
        <draw:line draw:style-name="gr14" draw:text-style-name="P1" draw:layer="layout" svg:x1="39.023cm" svg:y1="24.086cm" svg:x2="38.9cm" svg:y2="24.086cm">
          <text:p/>
        </draw:line>
        <draw:frame draw:style-name="gr17" draw:text-style-name="P18" draw:layer="layout" svg:width="0.781cm" svg:height="0.86cm" svg:x="38.001cm" svg:y="25.083cm">
          <draw:text-box>
            <text:p text:style-name="P13"><text:span text:style-name="T8">25</text:span></text:p>
          </draw:text-box>
        </draw:frame>
        <draw:polygon draw:style-name="gr13" draw:text-style-name="P15" draw:layer="layout" svg:width="0.122cm" svg:height="0cm" svg:x="38.9cm" svg:y="22.666cm" svg:viewBox="0 0 123 0" draw:points="123,0 0,0">
          <text:p/>
        </draw:polygon>
        <draw:line draw:style-name="gr14" draw:text-style-name="P1" draw:layer="layout" svg:x1="39.023cm" svg:y1="22.666cm" svg:x2="38.9cm" svg:y2="22.666cm">
          <text:p/>
        </draw:line>
        <draw:frame draw:style-name="gr17" draw:text-style-name="P18" draw:layer="layout" svg:width="0.781cm" svg:height="0.86cm" svg:x="38.001cm" svg:y="23.664cm">
          <draw:text-box>
            <text:p text:style-name="P13"><text:span text:style-name="T8">50</text:span></text:p>
          </draw:text-box>
        </draw:frame>
        <draw:polygon draw:style-name="gr13" draw:text-style-name="P15" draw:layer="layout" svg:width="0.122cm" svg:height="0cm" svg:x="38.9cm" svg:y="21.247cm" svg:viewBox="0 0 123 0" draw:points="123,0 0,0">
          <text:p/>
        </draw:polygon>
        <draw:line draw:style-name="gr14" draw:text-style-name="P1" draw:layer="layout" svg:x1="39.023cm" svg:y1="21.247cm" svg:x2="38.9cm" svg:y2="21.247cm">
          <text:p/>
        </draw:line>
        <draw:frame draw:style-name="gr17" draw:text-style-name="P18" draw:layer="layout" svg:width="0.781cm" svg:height="0.86cm" svg:x="38.001cm" svg:y="22.245cm">
          <draw:text-box>
            <text:p text:style-name="P13"><text:span text:style-name="T8">7</text:span><text:span text:style-name="T8">5</text:span></text:p>
          </draw:text-box>
        </draw:frame>
        <draw:polyline draw:style-name="gr30" draw:text-style-name="P1" draw:layer="layout" svg:width="9.484cm" svg:height="5.02cm" svg:x="39.497cm" svg:y="21.587cm" svg:viewBox="0 0 9485 5021" draw:points="0,0 306,30 612,8 918,15 1224,13 1530,34 1836,87 2142,112 2448,151 2754,218 3061,242 3367,230 3673,273 3979,235 4284,266 4590,342 4896,321 5202,924 5508,410 5814,454 6120,487 6426,547 6732,630 7038,814 7344,919 7650,1264 7956,1523 8262,1838 8567,2257 8873,2813 9179,3129 9485,5021">
          <text:p/>
        </draw:polyline>
        <draw:path draw:style-name="gr31" draw:text-style-name="P23" draw:layer="layout" svg:width="0.105cm" svg:height="0.106cm" svg:x="39.445cm" svg:y="21.534cm" svg:viewBox="0 0 106 107" svg:d="M52 107c14 0 29-5 39-16 10-10 15-24 15-38s-5-27-15-37-25-16-39-16-27 6-37 16-15 23-15 37 5 28 15 38c10 11 23 16 37 16z">
          <text:p/>
        </draw:path>
        <draw:path draw:style-name="gr31" draw:text-style-name="P23" draw:layer="layout" svg:width="0.106cm" svg:height="0.106cm" svg:x="39.75cm" svg:y="21.564cm" svg:viewBox="0 0 107 107" svg:d="M53 107c14 0 29-6 39-16s15-24 15-38-5-28-15-38-25-15-39-15-27 5-37 15-16 24-16 38 6 28 16 38 23 16 37 16z">
          <text:p/>
        </draw:path>
        <draw:path draw:style-name="gr31" draw:text-style-name="P23" draw:layer="layout" svg:width="0.106cm" svg:height="0.106cm" svg:x="40.056cm" svg:y="21.542cm" svg:viewBox="0 0 107 107" svg:d="M53 107c14 0 28-5 39-16 10-10 15-24 15-38s-5-27-15-37c-11-10-25-16-39-16s-27 6-37 16-16 23-16 37 6 28 16 38c10 11 23 16 37 16z">
          <text:p/>
        </draw:path>
        <draw:path draw:style-name="gr31" draw:text-style-name="P23" draw:layer="layout" svg:width="0.106cm" svg:height="0.105cm" svg:x="40.362cm" svg:y="21.55cm" svg:viewBox="0 0 107 106" svg:d="M53 106c14 0 28-5 38-15 11-11 16-25 16-39s-5-27-16-37c-10-10-24-15-38-15s-27 5-37 15-16 23-16 37 6 28 16 39c10 10 23 15 37 15z">
          <text:p/>
        </draw:path>
        <draw:path draw:style-name="gr31" draw:text-style-name="P23" draw:layer="layout" svg:width="0.106cm" svg:height="0.106cm" svg:x="40.668cm" svg:y="21.547cm" svg:viewBox="0 0 107 107" svg:d="M54 107c14 0 28-5 38-15 10-11 15-25 15-39s-5-27-15-37-24-16-38-16-27 6-37 16-17 23-17 37 7 28 17 39c10 10 23 15 37 15z">
          <text:p/>
        </draw:path>
        <draw:path draw:style-name="gr31" draw:text-style-name="P23" draw:layer="layout" svg:width="0.106cm" svg:height="0.106cm" svg:x="40.974cm" svg:y="21.568cm" svg:viewBox="0 0 107 107" svg:d="M54 107c14 0 28-6 38-16 9-10 15-23 15-38 0-14-6-28-15-38-10-10-24-15-38-15s-27 5-37 15c-11 10-17 24-17 38 0 15 6 28 17 38 10 10 23 16 37 16z">
          <text:p/>
        </draw:path>
        <draw:path draw:style-name="gr31" draw:text-style-name="P23" draw:layer="layout" svg:width="0.106cm" svg:height="0.106cm" svg:x="41.28cm" svg:y="21.621cm" svg:viewBox="0 0 107 107" svg:d="M54 107c14 0 28-6 37-16 10-10 16-23 16-37s-6-28-16-38c-9-11-23-16-37-16s-27 5-38 16c-10 10-16 24-16 38s6 27 16 37c11 10 24 16 38 16z">
          <text:p/>
        </draw:path>
        <draw:path draw:style-name="gr31" draw:text-style-name="P23" draw:layer="layout" svg:width="0.106cm" svg:height="0.106cm" svg:x="41.586cm" svg:y="21.646cm" svg:viewBox="0 0 107 107" svg:d="M54 107c14 0 27-6 37-17 10-10 16-23 16-37s-6-28-16-38-23-15-37-15-29 5-38 15c-10 10-16 24-16 38s6 27 16 37c9 11 24 17 38 17z">
          <text:p/>
        </draw:path>
        <draw:path draw:style-name="gr31" draw:text-style-name="P23" draw:layer="layout" svg:width="0.106cm" svg:height="0.106cm" svg:x="41.892cm" svg:y="21.685cm" svg:viewBox="0 0 107 107" svg:d="M54 107c14 0 27-5 37-15s16-24 16-39c0-14-6-27-16-37s-23-16-37-16-29 6-39 16c-9 10-15 23-15 37 0 15 6 29 15 39 10 10 25 15 39 15z">
          <text:p/>
        </draw:path>
        <draw:path draw:style-name="gr31" draw:text-style-name="P23" draw:layer="layout" svg:width="0.106cm" svg:height="0.106cm" svg:x="42.198cm" svg:y="21.752cm" svg:viewBox="0 0 107 107" svg:d="M54 107c14 0 27-6 37-17 10-10 16-23 16-37s-6-28-16-37c-10-10-23-16-37-16-15 0-29 6-39 16-10 9-15 23-15 37s5 27 15 37c10 11 24 17 39 17z">
          <text:p/>
        </draw:path>
        <draw:path draw:style-name="gr31" draw:text-style-name="P23" draw:layer="layout" svg:width="0.106cm" svg:height="0.106cm" svg:x="42.504cm" svg:y="21.776cm" svg:viewBox="0 0 107 107" svg:d="M53 107c15 0 28-5 38-15s16-25 16-39-6-27-16-37-23-16-38-16c-14 0-28 6-38 16s-15 23-15 37 5 29 15 39 24 15 38 15z">
          <text:p/>
        </draw:path>
        <draw:path draw:style-name="gr31" draw:text-style-name="P23" draw:layer="layout" svg:width="0.106cm" svg:height="0.106cm" svg:x="42.81cm" svg:y="21.764cm" svg:viewBox="0 0 107 107" svg:d="M53 107c15 0 28-5 38-15s16-25 16-39-6-27-16-37-23-16-38-16c-14 0-28 6-38 16s-15 23-15 37 5 29 15 39 24 15 38 15z">
          <text:p/>
        </draw:path>
        <draw:path draw:style-name="gr31" draw:text-style-name="P23" draw:layer="layout" svg:width="0.106cm" svg:height="0.105cm" svg:x="43.116cm" svg:y="21.807cm" svg:viewBox="0 0 107 106" svg:d="M53 106c14 0 28-5 38-15s16-23 16-37-6-29-16-39-24-15-38-15-28 5-38 15-15 25-15 39 5 27 15 37 24 15 38 15z">
          <text:p/>
        </draw:path>
        <draw:path draw:style-name="gr31" draw:text-style-name="P23" draw:layer="layout" svg:width="0.105cm" svg:height="0.106cm" svg:x="43.422cm" svg:y="21.769cm" svg:viewBox="0 0 106 107" svg:d="M53 107c14 0 27-6 38-16 10-10 15-24 15-38s-5-28-15-38c-11-9-24-15-38-15-15 0-28 6-38 15-10 10-15 24-15 38s5 28 15 38 23 16 38 16z">
          <text:p/>
        </draw:path>
        <draw:path draw:style-name="gr31" draw:text-style-name="P23" draw:layer="layout" svg:width="0.105cm" svg:height="0.106cm" svg:x="43.728cm" svg:y="21.8cm" svg:viewBox="0 0 106 107" svg:d="M52 107c14 0 28-5 38-15 11-10 16-24 16-38 0-15-5-28-16-38-10-10-24-16-38-16s-27 6-37 16-15 23-15 38c0 14 5 28 15 38s23 15 37 15z">
          <text:p/>
        </draw:path>
        <draw:path draw:style-name="gr31" draw:text-style-name="P23" draw:layer="layout" svg:width="0.106cm" svg:height="0.106cm" svg:x="44.033cm" svg:y="21.876cm" svg:viewBox="0 0 107 107" svg:d="M53 107c14 0 28-5 38-15s16-25 16-39-6-27-16-37-24-16-38-16-27 6-37 16-16 23-16 37 6 29 16 39 23 15 37 15z">
          <text:p/>
        </draw:path>
        <draw:path draw:style-name="gr31" draw:text-style-name="P23" draw:layer="layout" svg:width="0.106cm" svg:height="0.106cm" svg:x="44.339cm" svg:y="21.855cm" svg:viewBox="0 0 107 107" svg:d="M54 107c14 0 28-6 38-17 10-10 15-23 15-37s-5-28-15-38-24-15-38-15-27 5-37 15c-11 10-17 24-17 38s6 27 17 37c10 11 23 17 37 17z">
          <text:p/>
        </draw:path>
        <draw:path draw:style-name="gr31" draw:text-style-name="P23" draw:layer="layout" svg:width="0.106cm" svg:height="0.106cm" svg:x="44.645cm" svg:y="22.457cm" svg:viewBox="0 0 107 107" svg:d="M54 107c14 0 28-6 38-16s15-23 15-37-5-28-15-39c-10-10-24-15-38-15s-27 5-37 15c-11 11-17 25-17 39s6 27 17 37c10 10 23 16 37 16z">
          <text:p/>
        </draw:path>
        <draw:path draw:style-name="gr31" draw:text-style-name="P23" draw:layer="layout" svg:width="0.106cm" svg:height="0.105cm" svg:x="44.951cm" svg:y="21.944cm" svg:viewBox="0 0 107 106" svg:d="M54 106c14 0 28-5 38-15s15-23 15-37c0-15-5-28-15-38s-24-16-38-16-27 6-38 16c-10 10-16 23-16 38 0 14 6 27 16 37 11 10 24 15 38 15z">
          <text:p/>
        </draw:path>
        <draw:path draw:style-name="gr31" draw:text-style-name="P23" draw:layer="layout" svg:width="0.106cm" svg:height="0.106cm" svg:x="45.257cm" svg:y="21.988cm" svg:viewBox="0 0 107 107" svg:d="M54 107c14 0 28-6 38-16 9-10 15-23 15-38 0-14-6-28-15-37-10-10-24-16-38-16s-28 6-38 16c-10 9-16 23-16 37 0 15 6 28 16 38s24 16 38 16z">
          <text:p/>
        </draw:path>
        <draw:path draw:style-name="gr31" draw:text-style-name="P23" draw:layer="layout" svg:width="0.106cm" svg:height="0.106cm" svg:x="45.563cm" svg:y="22.021cm" svg:viewBox="0 0 107 107" svg:d="M54 107c14 0 28-6 37-15 10-10 16-24 16-38s-6-28-16-38c-9-10-23-16-37-16-15 0-28 6-38 16s-16 24-16 38 6 28 16 38c10 9 23 15 38 15z">
          <text:p/>
        </draw:path>
        <draw:path draw:style-name="gr31" draw:text-style-name="P23" draw:layer="layout" svg:width="0.106cm" svg:height="0.106cm" svg:x="45.869cm" svg:y="22.081cm" svg:viewBox="0 0 107 107" svg:d="M54 107c14 0 27-6 37-16s16-24 16-38-6-28-16-37c-10-10-23-16-37-16-15 0-29 6-38 16-10 9-16 23-16 37s6 28 16 38c9 10 23 16 38 16z">
          <text:p/>
        </draw:path>
        <draw:path draw:style-name="gr31" draw:text-style-name="P23" draw:layer="layout" svg:width="0.106cm" svg:height="0.106cm" svg:x="46.175cm" svg:y="22.163cm" svg:viewBox="0 0 107 107" svg:d="M53 107c15 0 28-5 38-16 10-10 16-24 16-38s-6-27-16-37-23-16-38-16c-14 0-28 6-38 16-9 10-15 23-15 37s6 28 15 38c10 11 24 16 38 16z">
          <text:p/>
        </draw:path>
        <draw:path draw:style-name="gr31" draw:text-style-name="P23" draw:layer="layout" svg:width="0.106cm" svg:height="0.106cm" svg:x="46.481cm" svg:y="22.347cm" svg:viewBox="0 0 107 107" svg:d="M53 107c14 0 28-5 38-15s16-24 16-38-6-27-16-38c-10-10-24-16-38-16s-28 6-38 16c-10 11-15 24-15 38s5 28 15 38 24 15 38 15z">
          <text:p/>
        </draw:path>
        <draw:path draw:style-name="gr31" draw:text-style-name="P23" draw:layer="layout" svg:width="0.106cm" svg:height="0.105cm" svg:x="46.787cm" svg:y="22.452cm" svg:viewBox="0 0 107 106" svg:d="M53 106c14 0 28-5 38-15s16-23 16-37c0-15-6-28-16-39-10-10-24-15-38-15s-28 5-38 15c-10 11-15 24-15 39 0 14 5 27 15 37s24 15 38 15z">
          <text:p/>
        </draw:path>
        <draw:path draw:style-name="gr31" draw:text-style-name="P23" draw:layer="layout" svg:width="0.106cm" svg:height="0.105cm" svg:x="47.093cm" svg:y="22.797cm" svg:viewBox="0 0 107 106" svg:d="M53 106c14 0 27-5 38-16 10-10 16-23 16-37s-6-28-16-38c-11-10-24-15-38-15s-28 5-38 15-15 24-15 38 5 27 15 37c10 11 24 16 38 16z">
          <text:p/>
        </draw:path>
        <draw:path draw:style-name="gr31" draw:text-style-name="P23" draw:layer="layout" svg:width="0.106cm" svg:height="0.106cm" svg:x="47.399cm" svg:y="23.056cm" svg:viewBox="0 0 107 107" svg:d="M53 107c14 0 27-6 37-16 11-10 17-23 17-37 0-15-6-29-17-38-10-10-23-16-37-16s-28 6-38 16c-10 9-15 23-15 38 0 14 5 27 15 37s24 16 38 16z">
          <text:p/>
        </draw:path>
        <draw:path draw:style-name="gr31" draw:text-style-name="P23" draw:layer="layout" svg:width="0.105cm" svg:height="0.106cm" svg:x="47.705cm" svg:y="23.371cm" svg:viewBox="0 0 106 107" svg:d="M54 107c14 0 27-6 37-15 10-10 15-24 15-38 0-15-5-28-15-38s-23-16-37-16c-15 0-28 6-38 16s-16 23-16 38c0 14 6 28 16 38 10 9 23 15 38 15z">
          <text:p/>
        </draw:path>
        <draw:path draw:style-name="gr31" draw:text-style-name="P23" draw:layer="layout" svg:width="0.105cm" svg:height="0.105cm" svg:x="48.011cm" svg:y="23.79cm" svg:viewBox="0 0 106 106" svg:d="M53 106c14 0 28-5 38-15s15-23 15-37c0-15-5-29-15-39s-24-15-38-15-27 5-37 15c-11 10-16 24-16 39 0 14 5 27 16 37 10 10 23 15 37 15z">
          <text:p/>
        </draw:path>
        <draw:path draw:style-name="gr31" draw:text-style-name="P23" draw:layer="layout" svg:width="0.106cm" svg:height="0.106cm" svg:x="48.316cm" svg:y="24.346cm" svg:viewBox="0 0 107 107" svg:d="M54 107c14 0 28-6 38-15 10-10 15-24 15-38s-5-27-15-38c-10-10-24-16-38-16s-27 6-38 16c-10 11-16 24-16 38s6 28 16 38c11 9 24 15 38 15z">
          <text:p/>
        </draw:path>
        <draw:path draw:style-name="gr31" draw:text-style-name="P23" draw:layer="layout" svg:width="0.106cm" svg:height="0.105cm" svg:x="48.622cm" svg:y="24.663cm" svg:viewBox="0 0 107 106" svg:d="M54 106c14 0 28-5 38-15s15-23 15-38c0-14-5-27-15-38-10-10-24-15-38-15s-28 5-38 15c-10 11-16 24-16 38 0 15 6 28 16 38s24 15 38 15z">
          <text:p/>
        </draw:path>
        <draw:path draw:style-name="gr31" draw:text-style-name="P23" draw:layer="layout" svg:width="0.106cm" svg:height="0.106cm" svg:x="48.928cm" svg:y="26.554cm" svg:viewBox="0 0 107 107" svg:d="M54 107c14 0 28-5 38-15s15-24 15-38-5-27-15-37c-10-11-24-17-38-17s-28 6-38 17c-10 10-16 23-16 37s6 28 16 38 24 15 38 15z">
          <text:p/>
        </draw:path>
        <draw:line draw:style-name="gr26" draw:text-style-name="P1" draw:layer="layout" svg:x1="39.023cm" svg:y1="26.924cm" svg:x2="39.023cm" svg:y2="20.793cm">
          <text:p/>
        </draw:line>
        <draw:line draw:style-name="gr26" draw:text-style-name="P1" draw:layer="layout" svg:x1="49.455cm" svg:y1="26.924cm" svg:x2="49.455cm" svg:y2="20.793cm">
          <text:p/>
        </draw:line>
        <draw:line draw:style-name="gr26" draw:text-style-name="P1" draw:layer="layout" svg:x1="39.023cm" svg:y1="26.924cm" svg:x2="49.455cm" svg:y2="26.924cm">
          <text:p/>
        </draw:line>
        <draw:line draw:style-name="gr26" draw:text-style-name="P1" draw:layer="layout" svg:x1="39.023cm" svg:y1="20.793cm" svg:x2="49.455cm" svg:y2="20.793cm">
          <text:p/>
        </draw:line>
        <draw:frame draw:style-name="gr17" draw:text-style-name="P18" draw:layer="layout" svg:width="1.17cm" svg:height="0.86cm" svg:x="37.613cm" svg:y="20.826cm">
          <draw:text-box>
            <text:p text:style-name="P13"><text:span text:style-name="T8">1</text:span><text:span text:style-name="T8">0</text:span><text:span text:style-name="T8">0</text:span></text:p>
          </draw:text-box>
        </draw:frame>
        <draw:frame draw:style-name="gr27" draw:text-style-name="P22" draw:layer="layout" svg:width="3.444cm" svg:height="1.017cm" svg:x="42.52cm" svg:y="19.764cm">
          <draw:text-box>
            <text:p text:style-name="P13"><text:span text:style-name="T9">S</text:span><text:span text:style-name="T9">c</text:span><text:span text:style-name="T9">o</text:span><text:span text:style-name="T9">r</text:span><text:span text:style-name="T9">e</text:span><text:span text:style-name="T9"> </text:span><text:span text:style-name="T9">(</text:span><text:span text:style-name="T9">S</text:span><text:span text:style-name="T9">)</text:span></text:p>
          </draw:text-box>
        </draw:frame>
        <draw:polyline draw:style-name="gr30" draw:text-style-name="P1" draw:layer="layout" svg:width="1.834cm" svg:height="0cm" svg:x="32.481cm" svg:y="18.298cm" svg:viewBox="0 0 1835 0" draw:points="0,0 917,0 1835,0">
          <text:p/>
        </draw:polyline>
        <draw:path draw:style-name="gr31" draw:text-style-name="P23" draw:layer="layout" svg:width="0.106cm" svg:height="0.106cm" svg:x="33.345cm" svg:y="18.245cm" svg:viewBox="0 0 107 107" svg:d="M54 107c14 0 28-6 38-16s15-23 15-38c0-14-5-28-15-38s-24-15-38-15-27 5-38 15c-10 10-16 24-16 38 0 15 6 28 16 38 11 10 24 16 38 16z">
          <text:p/>
        </draw:path>
        <draw:frame draw:style-name="gr8" draw:text-style-name="P6" draw:layer="layout" svg:width="1.2cm" svg:height="1.406cm" svg:x="34.675cm" svg:y="4.883cm">
          <draw:text-box>
            <text:p text:style-name="P5"><text:span text:style-name="T1">W</text:span></text:p>
          </draw:text-box>
        </draw:frame>
        <draw:frame draw:style-name="gr9" draw:text-style-name="P8" draw:layer="layout" svg:width="0.634cm" svg:height="0.848cm" svg:x="35.582cm" svg:y="5.74cm">
          <draw:text-box>
            <text:p text:style-name="P7"><text:span text:style-name="T2">g</text:span></text:p>
          </draw:text-box>
        </draw:frame>
        <draw:frame draw:style-name="gr10" draw:text-style-name="P10" draw:layer="layout" svg:width="0.563cm" svg:height="0.644cm" svg:x="35.85cm" svg:y="4.661cm">
          <draw:text-box>
            <text:p text:style-name="P9"><text:span text:style-name="T3">(</text:span></text:p>
          </draw:text-box>
        </draw:frame>
        <draw:frame draw:style-name="gr11" draw:text-style-name="P12" draw:layer="layout" svg:width="0.563cm" svg:height="0.776cm" svg:x="36.088cm" svg:y="4.625cm">
          <draw:text-box>
            <text:p text:style-name="P11"><text:span text:style-name="T4">l</text:span></text:p>
          </draw:text-box>
        </draw:frame>
        <draw:frame draw:style-name="gr10" draw:text-style-name="P10" draw:layer="layout" svg:width="0.563cm" svg:height="0.644cm" svg:x="36.349cm" svg:y="4.761cm">
          <draw:text-box>
            <text:p text:style-name="P9"><text:span text:style-name="T3">)</text:span></text:p>
          </draw:text-box>
        </draw:frame>
        <draw:frame draw:style-name="gr8" draw:text-style-name="P6" draw:layer="layout" svg:width="1.2cm" svg:height="1.406cm" svg:x="40.075cm" svg:y="4.883cm">
          <draw:text-box>
            <text:p text:style-name="P5"><text:span text:style-name="T1">W</text:span></text:p>
          </draw:text-box>
        </draw:frame>
        <draw:frame draw:style-name="gr9" draw:text-style-name="P8" draw:layer="layout" svg:width="0.634cm" svg:height="0.848cm" svg:x="40.982cm" svg:y="5.74cm">
          <draw:text-box>
            <text:p text:style-name="P7"><text:span text:style-name="T2">o</text:span></text:p>
          </draw:text-box>
        </draw:frame>
        <draw:frame draw:style-name="gr10" draw:text-style-name="P10" draw:layer="layout" svg:width="0.563cm" svg:height="0.644cm" svg:x="41.25cm" svg:y="4.661cm">
          <draw:text-box>
            <text:p text:style-name="P9"><text:span text:style-name="T3">(</text:span></text:p>
          </draw:text-box>
        </draw:frame>
        <draw:frame draw:style-name="gr11" draw:text-style-name="P12" draw:layer="layout" svg:width="0.563cm" svg:height="0.776cm" svg:x="41.488cm" svg:y="4.625cm">
          <draw:text-box>
            <text:p text:style-name="P11"><text:span text:style-name="T4">l</text:span></text:p>
          </draw:text-box>
        </draw:frame>
        <draw:frame draw:style-name="gr10" draw:text-style-name="P10" draw:layer="layout" svg:width="0.563cm" svg:height="0.644cm" svg:x="41.749cm" svg:y="4.761cm">
          <draw:text-box>
            <text:p text:style-name="P9"><text:span text:style-name="T3">)</text:span></text:p>
          </draw:text-box>
        </draw:frame>
        <draw:frame draw:style-name="gr8" draw:text-style-name="P6" draw:layer="layout" svg:width="1.2cm" svg:height="1.406cm" svg:x="34.675cm" svg:y="17.483cm">
          <draw:text-box>
            <text:p text:style-name="P5"><text:span text:style-name="T1">W</text:span></text:p>
          </draw:text-box>
        </draw:frame>
        <draw:frame draw:style-name="gr9" draw:text-style-name="P8" draw:layer="layout" svg:width="1.835cm" svg:height="0.848cm" svg:x="35.582cm" svg:y="18.34cm">
          <draw:text-box>
            <text:p text:style-name="P7"><text:span text:style-name="T2">d</text:span><text:span text:style-name="T2">o</text:span><text:span text:style-name="T2">w</text:span><text:span text:style-name="T2">n</text:span></text:p>
          </draw:text-box>
        </draw:frame>
        <draw:frame draw:style-name="gr10" draw:text-style-name="P10" draw:layer="layout" svg:width="0.563cm" svg:height="0.644cm" svg:x="35.85cm" svg:y="17.261cm">
          <draw:text-box>
            <text:p text:style-name="P9"><text:span text:style-name="T3">(</text:span></text:p>
          </draw:text-box>
        </draw:frame>
        <draw:frame draw:style-name="gr11" draw:text-style-name="P12" draw:layer="layout" svg:width="0.563cm" svg:height="0.776cm" svg:x="36.088cm" svg:y="17.225cm">
          <draw:text-box>
            <text:p text:style-name="P11"><text:span text:style-name="T4">l</text:span></text:p>
          </draw:text-box>
        </draw:frame>
        <draw:frame draw:style-name="gr10" draw:text-style-name="P10" draw:layer="layout" svg:width="0.563cm" svg:height="0.644cm" svg:x="36.349cm" svg:y="17.361cm">
          <draw:text-box>
            <text:p text:style-name="P9"><text:span text:style-name="T3">)</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imbusRoman1" svg:font-family="NimbusRoman"/>
    <style:font-face style:name="NimbusRomanRegular1" svg:font-family="NimbusRomanRegular"/>
    <style:font-face style:name="OpenSymbol1" svg:font-family="OpenSymbol"/>
    <style:font-face style:name="Times New Roman1" svg:font-family="'Times New Roman'"/>
    <style:font-face style:name="TimesNewRoman1" svg:font-family="TimesNewRoman"/>
    <style:font-face style:name="DejaVu Sans1" svg:font-family="'DejaVu Sans'" style:font-pitch="variable"/>
    <style:font-face style:name="Liberation Serif1" svg:font-family="'Liberation Serif'" style:font-pitch="variable"/>
    <style:font-face style:name="NimbusRoman" svg:font-family="NimbusRoman" style:font-pitch="variable"/>
    <style:font-face style:name="NimbusRomanRegular" svg:font-family="NimbusRomanRegular" style:font-pitch="variable"/>
    <style:font-face style:name="OpenSymbol" svg:font-family="OpenSymbol" style:font-pitch="variable"/>
    <style:font-face style:name="Times New Roman" svg:font-family="'Times New Roman'"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49.555cm" fo:page-height="36.04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4-03-29T12:18:59.225265169</dc:date>
    <meta:editing-duration>PT2H1M33S</meta:editing-duration>
    <meta:editing-cycles>4</meta:editing-cycles>
    <meta:generator>LibreOffice/6.4.7.2$Linux_X86_64 LibreOffice_project/40$Build-2</meta:generator>
    <meta:document-statistic meta:object-count="1271"/>
  </office:meta>
</office:document-meta>
</file>